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DejaVu Sans Mono" svg:font-family="'DejaVu Sans Mono'"/>
    <style:font-face style:name="Liberation Mono" svg:font-family="'Liberation Mono'"/>
    <style:font-face style:name="Liberation Sans1" svg:font-family="'Liberation Sans'"/>
    <style:font-face style:name="Liberation Serif" svg:font-family="'Liberation Serif'"/>
    <style:font-face style:name="Courier New" svg:font-family="'Courier New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2.63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5.93mm"/>
    </style:style>
    <style:style style:name="co4" style:family="table-column">
      <style:table-column-properties fo:break-before="auto" style:column-width="49.48mm"/>
    </style:style>
    <style:style style:name="co5" style:family="table-column">
      <style:table-column-properties fo:break-before="auto" style:column-width="46.83mm"/>
    </style:style>
    <style:style style:name="co6" style:family="table-column">
      <style:table-column-properties fo:break-before="auto" style:column-width="5.82mm"/>
    </style:style>
    <style:style style:name="co7" style:family="table-column">
      <style:table-column-properties fo:break-before="auto" style:column-width="19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fo:font-size="12pt" style:font-size-asian="12pt" style:font-size-complex="12pt"/>
    </style:style>
    <style:style style:name="ce2" style:family="table-cell" style:parent-style-name="Default" style:data-style-name="N0">
      <style:text-properties style:font-name="Arial" fo:font-size="12pt" style:font-name-asian="Arial1" style:font-size-asian="12pt" style:font-name-complex="Arial1" style:font-size-complex="12pt"/>
    </style:style>
    <style:style style:name="ce3" style:family="table-cell" style:parent-style-name="Default" style:data-style-name="N0"/>
    <style:style style:name="ce4" style:family="table-cell" style:parent-style-name="Default" style:data-style-name="N100"/>
    <style:style style:name="ce5" style:family="table-cell" style:parent-style-name="Default" style:data-style-name="N0">
      <style:table-cell-properties style:vertical-align="middle"/>
      <style:text-properties fo:color="#0000ff" style:font-name="Courier New" fo:font-size="9pt" style:font-name-asian="Courier New1" style:font-size-asian="9pt" style:font-name-complex="Courier New1" style:font-size-complex="9pt"/>
    </style:style>
    <style:style style:name="ce6" style:family="table-cell" style:parent-style-name="Default" style:data-style-name="N0">
      <style:text-properties style:font-name="DejaVu Sans Mono" fo:font-size="7pt" style:font-name-asian="DejaVu Sans Mono" style:font-size-asian="7pt" style:font-name-complex="DejaVu Sans Mono" style:font-size-complex="7pt"/>
    </style:style>
    <style:style style:name="T1" style:family="text">
      <style:text-properties style:font-name-asian="Arial" style:font-style-complex="normal" style:font-style-asian="normal" style:font-weight-complex="normal" style:font-weight-asian="normal" style:font-size-complex="12pt" style:font-size-asian="12pt" style:font-name-complex="Arial" fo:color="#000000" fo:text-shadow="none" style:text-outline="false" fo:font-style="normal" style:text-line-through-type="none" style:text-underline-style="none" style:text-underline-color="font-color" fo:font-weight="normal" fo:font-size="12pt" style:font-name="Arial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2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2" table:number-columns-repeated="7" table:default-cell-style-name="ce3"/>
        <table:table-column table:style-name="co7" table:number-columns-repeated="1003" table:default-cell-style-name="ce3"/>
        <table:table-row table:style-name="ro1">
          <table:table-cell table:style-name="ce1"/>
          <table:table-cell table:number-columns-repeated="10"/>
          <table:table-cell office:value-type="string" calcext:value-type="string">
            <text:p>Parameters</text:p>
          </table:table-cell>
          <table:table-cell table:number-columns-repeated="2"/>
          <table:table-cell office:value-type="string" calcext:value-type="string">
            <text:p>JSON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rig</text:p>
          </table:table-cell>
          <table:table-cell table:number-columns-repeated="4"/>
          <table:table-cell office:value-type="string" calcext:value-type="string">
            <text:p>nr</text:p>
          </table:table-cell>
          <table:table-cell office:value-type="string" calcext:value-type="string">
            <text:p>book-n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ordinates</text:p>
          </table:table-cell>
          <table:table-cell/>
          <table:table-cell office:value-type="string" calcext:value-type="string">
            <text:p>precise</text:p>
          </table:table-cell>
          <table:table-cell office:value-type="string" calcext:value-type="string">
            <text:p>shortname</text:p>
          </table:table-cell>
          <table:table-cell/>
          <table:table-cell office:value-type="string" calcext:value-type="string">
            <text:p>geojson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full dat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01 Montréal (Gers) </text:span>43.940762, 0.180205</text:p>
          </table:table-cell>
          <table:table-cell table:formula="of:=IFERROR(FIND(4;[.A3];3);LEN([.A3])+1)" office:value-type="float" office:value="20" calcext:value-type="float">
            <text:p>20</text:p>
          </table:table-cell>
          <table:table-cell table:formula="of:=IFERROR(FIND(&quot;,&quot;;[.A3];[.B3]);[.B3])" office:value-type="float" office:value="29" calcext:value-type="float">
            <text:p>29</text:p>
          </table:table-cell>
          <table:table-cell table:formula="of:=LEFT([.A3];2)" office:value-type="string" office:string-value="01" calcext:value-type="string">
            <text:p>01</text:p>
          </table:table-cell>
          <table:table-cell table:formula="of:=IF([.D3]=[.D2];[.E2]+1;1)" office:value-type="float" office:value="1" calcext:value-type="float">
            <text:p>1</text:p>
          </table:table-cell>
          <table:table-cell table:style-name="ce4" office:value-type="string" calcext:value-type="string">
            <text:p>01</text:p>
          </table:table-cell>
          <table:table-cell table:formula="of:=[.D3]" office:value-type="string" office:string-value="01" calcext:value-type="string">
            <text:p>01</text:p>
          </table:table-cell>
          <table:table-cell table:formula="of:=CONCATENATE([.D3];&quot;-&quot;;IF(LEN([.E3])=1;CONCATENATE(&quot;0&quot;;[.E3]);[.E3]))" office:value-type="string" office:string-value="01-01" calcext:value-type="string">
            <text:p>01-01</text:p>
          </table:table-cell>
          <table:table-cell table:formula="of:=TRIM(MID([.A3];4;[.B3]-4))" office:value-type="string" office:string-value="Montréal (Gers)" calcext:value-type="string">
            <text:p>Montréal (Gers)</text:p>
          </table:table-cell>
          <table:table-cell table:formula="of:=MID([.A3];[.B3];[.C3]-[.B3])" office:value-type="string" office:string-value="43.940762" calcext:value-type="string">
            <text:p>43.940762</text:p>
          </table:table-cell>
          <table:table-cell table:formula="of:=IFERROR(MID([.A3];[.C3]+2;LEN([.A3])-[.C3]);&quot;&quot;)" office:value-type="string" office:string-value="0.180205" calcext:value-type="string">
            <text:p>0.180205</text:p>
          </table:table-cell>
          <table:table-cell table:formula="of:=IF([.B3]&lt;&gt;[.C3];&quot;true&quot;;&quot;false&quot;)" office:value-type="string" office:string-value="true" calcext:value-type="string">
            <text:p>true</text:p>
          </table:table-cell>
          <table:table-cell table:formula="of:=MID([.I3];1;FIND(&quot;(&quot;;[.I3])-2)" office:value-type="string" office:string-value="Montréal" calcext:value-type="string">
            <text:p>Montréal</text:p>
          </table:table-cell>
          <table:table-cell/>
          <table:table-cell table:style-name="ce6" table:formula="of:=IF([.J3]&lt;&gt;&quot;&quot;;CONCATENATE(&quot;{ &quot;&quot;type&quot;&quot;: &quot;&quot;Point&quot;&quot;, &quot;&quot;coordinates&quot;&quot;: [&quot;;[.K3];&quot;, &quot;;[.J3];&quot;] }&quot;);&quot;&quot;)" office:value-type="string" office:string-value="{ &quot;type&quot;: &quot;Point&quot;, &quot;coordinates&quot;: [0.180205, 43.940762] }" calcext:value-type="string">
            <text:p>{ "type": "Point", "coordinates": [0.180205, 43.940762] }</text:p>
          </table:table-cell>
          <table:table-cell table:style-name="ce6" table:formula="of:=CONCATENATE(&quot;{ &quot;&quot;nr&quot;&quot;: &quot;&quot;&quot;;[.F3];&quot;&quot;&quot;, &quot;&quot;booknr&quot;&quot;: &quot;&quot;&quot;;[.G3];&quot;&quot;&quot;, &quot;&quot;confirmed&quot;&quot;: &quot;&quot;&quot;;[.L3];&quot;&quot;&quot;, &quot;&quot;name&quot;&quot;: &quot;&quot;&quot;;[.I3];&quot;&quot;&quot;, &quot;&quot;shortname&quot;&quot;: &quot;&quot;&quot;;[.M3];&quot;&quot;&quot; }&quot;)" office:value-type="string" office:string-value="{ &quot;nr&quot;: &quot;01&quot;, &quot;booknr&quot;: &quot;01&quot;, &quot;confirmed&quot;: &quot;true&quot;, &quot;name&quot;: &quot;Montréal (Gers)&quot;, &quot;shortname&quot;: &quot;Montréal&quot; }" calcext:value-type="string">
            <text:p>{ "nr": "01", "booknr": "01", "confirmed": "true", "name": "Montréal (Gers)", "shortname": "Montréal" }</text:p>
          </table:table-cell>
          <table:table-cell table:style-name="ce6" table:formula="of:=CONCATENATE(&quot;{ &quot;&quot;id&quot;&quot;: &quot;&quot;&quot;;[.H3];&quot;&quot;&quot;, &quot;&quot;type&quot;&quot;: &quot;&quot;Feature&quot;&quot;, &quot;&quot;geometry&quot;&quot;: &quot;;IF([.O3]=&quot;&quot;;&quot;null&quot;;[.O3]);&quot;, &quot;&quot;properties&quot;&quot;: &quot;;[.P3];&quot; },&quot;)" office:value-type="string" office:string-value="{ &quot;id&quot;: &quot;01-01&quot;, &quot;type&quot;: &quot;Feature&quot;, &quot;geometry&quot;: { &quot;type&quot;: &quot;Point&quot;, &quot;coordinates&quot;: [0.180205, 43.940762] }, &quot;properties&quot;: { &quot;nr&quot;: &quot;01&quot;, &quot;booknr&quot;: &quot;01&quot;, &quot;confirmed&quot;: &quot;true&quot;, &quot;name&quot;: &quot;Montréal (Gers)&quot;, &quot;shortname&quot;: &quot;Montréal&quot; } }," calcext:value-type="string">
            <text:p>{ "id": "01-01", "type": "Feature", "geometry": { "type": "Point", "coordinates": [0.180205, 43.940762] }, "properties": { "nr": "01", "booknr": "01", "confirmed": "true", "name": "Montréal (Gers)", "shortname": "Montréal" } },</text:p>
          </table:table-cell>
          <table:table-cell table:number-columns-repeated="2"/>
          <table:table-cell table:style-name="ce6" table:number-columns-repeated="2"/>
          <table:table-cell table:number-columns-repeated="1003"/>
        </table:table-row>
        <table:table-row table:style-name="ro1">
          <table:table-cell table:style-name="ce2" office:value-type="string" calcext:value-type="string">
            <text:p>02 Kaiseraugst (AG-Suisse)</text:p>
          </table:table-cell>
          <table:table-cell table:formula="of:=IFERROR(FIND(4;[.A4];3);LEN([.A4])+1)" office:value-type="float" office:value="27" calcext:value-type="float">
            <text:p>27</text:p>
          </table:table-cell>
          <table:table-cell table:formula="of:=IFERROR(FIND(&quot;,&quot;;[.A4];[.B4]);[.B4])" office:value-type="float" office:value="27" calcext:value-type="float">
            <text:p>27</text:p>
          </table:table-cell>
          <table:table-cell table:formula="of:=LEFT([.A4];2)" office:value-type="string" office:string-value="02" calcext:value-type="string">
            <text:p>02</text:p>
          </table:table-cell>
          <table:table-cell table:formula="of:=IF([.D4]=[.D3];[.E3]+1;1)" office:value-type="float" office:value="1" calcext:value-type="float">
            <text:p>1</text:p>
          </table:table-cell>
          <table:table-cell table:style-name="ce4" office:value-type="string" calcext:value-type="string">
            <text:p>02</text:p>
          </table:table-cell>
          <table:table-cell table:formula="of:=[.D4]" office:value-type="string" office:string-value="02" calcext:value-type="string">
            <text:p>02</text:p>
          </table:table-cell>
          <table:table-cell table:formula="of:=CONCATENATE([.D4];&quot;-&quot;;IF(LEN([.E4])=1;CONCATENATE(&quot;0&quot;;[.E4]);[.E4]))" office:value-type="string" office:string-value="02-01" calcext:value-type="string">
            <text:p>02-01</text:p>
          </table:table-cell>
          <table:table-cell table:formula="of:=TRIM(MID([.A4];4;[.B4]-4))" office:value-type="string" office:string-value="Kaiseraugst (AG-Suisse)" calcext:value-type="string">
            <text:p>Kaiseraugst (AG-Suisse)</text:p>
          </table:table-cell>
          <table:table-cell office:value-type="string" calcext:value-type="string">
            <text:p>47.541464</text:p>
          </table:table-cell>
          <table:table-cell office:value-type="string" calcext:value-type="string">
            <text:p>7.724083</text:p>
          </table:table-cell>
          <table:table-cell office:value-type="string" calcext:value-type="string">
            <text:p>true</text:p>
          </table:table-cell>
          <table:table-cell table:formula="of:=MID([.I4];1;FIND(&quot;(&quot;;[.I4])-2)" office:value-type="string" office:string-value="Kaiseraugst" calcext:value-type="string">
            <text:p>Kaiseraugst</text:p>
          </table:table-cell>
          <table:table-cell/>
          <table:table-cell table:style-name="ce6" table:formula="of:=IF([.J4]&lt;&gt;&quot;&quot;;CONCATENATE(&quot;{ &quot;&quot;type&quot;&quot;: &quot;&quot;Point&quot;&quot;, &quot;&quot;coordinates&quot;&quot;: [&quot;;[.K4];&quot;, &quot;;[.J4];&quot;] }&quot;);&quot;&quot;)" office:value-type="string" office:string-value="{ &quot;type&quot;: &quot;Point&quot;, &quot;coordinates&quot;: [7.724083, 47.541464] }" calcext:value-type="string">
            <text:p>{ "type": "Point", "coordinates": [7.724083, 47.541464] }</text:p>
          </table:table-cell>
          <table:table-cell table:style-name="ce6" table:formula="of:=CONCATENATE(&quot;{ &quot;&quot;nr&quot;&quot;: &quot;&quot;&quot;;[.F4];&quot;&quot;&quot;, &quot;&quot;booknr&quot;&quot;: &quot;&quot;&quot;;[.G4];&quot;&quot;&quot;, &quot;&quot;confirmed&quot;&quot;: &quot;&quot;&quot;;[.L4];&quot;&quot;&quot;, &quot;&quot;name&quot;&quot;: &quot;&quot;&quot;;[.I4];&quot;&quot;&quot;, &quot;&quot;shortname&quot;&quot;: &quot;&quot;&quot;;[.M4];&quot;&quot;&quot; }&quot;)" office:value-type="string" office:string-value="{ &quot;nr&quot;: &quot;02&quot;, &quot;booknr&quot;: &quot;02&quot;, &quot;confirmed&quot;: &quot;true&quot;, &quot;name&quot;: &quot;Kaiseraugst (AG-Suisse)&quot;, &quot;shortname&quot;: &quot;Kaiseraugst&quot; }" calcext:value-type="string">
            <text:p>{ "nr": "02", "booknr": "02", "confirmed": "true", "name": "Kaiseraugst (AG-Suisse)", "shortname": "Kaiseraugst" }</text:p>
          </table:table-cell>
          <table:table-cell table:style-name="ce6" table:formula="of:=CONCATENATE(&quot;{ &quot;&quot;id&quot;&quot;: &quot;&quot;&quot;;[.H4];&quot;&quot;&quot;, &quot;&quot;type&quot;&quot;: &quot;&quot;Feature&quot;&quot;, &quot;&quot;geometry&quot;&quot;: &quot;;IF([.O4]=&quot;&quot;;&quot;null&quot;;[.O4]);&quot;, &quot;&quot;properties&quot;&quot;: &quot;;[.P4];&quot; },&quot;)" office:value-type="string" office:string-value="{ &quot;id&quot;: &quot;02-01&quot;, &quot;type&quot;: &quot;Feature&quot;, &quot;geometry&quot;: { &quot;type&quot;: &quot;Point&quot;, &quot;coordinates&quot;: [7.724083, 47.541464] }, &quot;properties&quot;: { &quot;nr&quot;: &quot;02&quot;, &quot;booknr&quot;: &quot;02&quot;, &quot;confirmed&quot;: &quot;true&quot;, &quot;name&quot;: &quot;Kaiseraugst (AG-Suisse)&quot;, &quot;shortname&quot;: &quot;Kaiseraugst&quot; } }," calcext:value-type="string">
            <text:p>{ "id": "02-01", "type": "Feature", "geometry": { "type": "Point", "coordinates": [7.724083, 47.541464] }, "properties": { "nr": "02", "booknr": "02", "confirmed": "true", "name": "Kaiseraugst (AG-Suisse)", "shortname": "Kaiseraugst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03 Le Douhet (Charente-Maritime) </text:span>45.821582, -0.564160</text:p>
          </table:table-cell>
          <table:table-cell table:formula="of:=IFERROR(FIND(4;[.A5];3);LEN([.A5])+1)" office:value-type="float" office:value="34" calcext:value-type="float">
            <text:p>34</text:p>
          </table:table-cell>
          <table:table-cell table:formula="of:=IFERROR(FIND(&quot;,&quot;;[.A5];[.B5]);[.B5])" office:value-type="float" office:value="43" calcext:value-type="float">
            <text:p>43</text:p>
          </table:table-cell>
          <table:table-cell table:formula="of:=LEFT([.A5];2)" office:value-type="string" office:string-value="03" calcext:value-type="string">
            <text:p>03</text:p>
          </table:table-cell>
          <table:table-cell table:formula="of:=IF([.D5]=[.D4];[.E4]+1;1)" office:value-type="float" office:value="1" calcext:value-type="float">
            <text:p>1</text:p>
          </table:table-cell>
          <table:table-cell table:style-name="ce4" office:value-type="string" calcext:value-type="string">
            <text:p>03</text:p>
          </table:table-cell>
          <table:table-cell table:formula="of:=[.D5]" office:value-type="string" office:string-value="03" calcext:value-type="string">
            <text:p>03</text:p>
          </table:table-cell>
          <table:table-cell table:formula="of:=CONCATENATE([.D5];&quot;-&quot;;IF(LEN([.E5])=1;CONCATENATE(&quot;0&quot;;[.E5]);[.E5]))" office:value-type="string" office:string-value="03-01" calcext:value-type="string">
            <text:p>03-01</text:p>
          </table:table-cell>
          <table:table-cell table:formula="of:=TRIM(MID([.A5];4;[.B5]-4))" office:value-type="string" office:string-value="Le Douhet (Charente-Maritime)" calcext:value-type="string">
            <text:p>Le Douhet (Charente-Maritime)</text:p>
          </table:table-cell>
          <table:table-cell table:formula="of:=MID([.A5];[.B5];[.C5]-[.B5])" office:value-type="string" office:string-value="45.821582" calcext:value-type="string">
            <text:p>45.821582</text:p>
          </table:table-cell>
          <table:table-cell table:formula="of:=IFERROR(MID([.A5];[.C5]+2;LEN([.A5])-[.C5]);&quot;&quot;)" office:value-type="string" office:string-value="-0.564160" calcext:value-type="string">
            <text:p>-0.564160</text:p>
          </table:table-cell>
          <table:table-cell table:formula="of:=IF([.B5]&lt;&gt;[.C5];&quot;true&quot;;&quot;false&quot;)" office:value-type="string" office:string-value="true" calcext:value-type="string">
            <text:p>true</text:p>
          </table:table-cell>
          <table:table-cell table:formula="of:=MID([.I5];1;FIND(&quot;(&quot;;[.I5])-2)" office:value-type="string" office:string-value="Le Douhet" calcext:value-type="string">
            <text:p>Le Douhet</text:p>
          </table:table-cell>
          <table:table-cell/>
          <table:table-cell table:style-name="ce6" table:formula="of:=IF([.J5]&lt;&gt;&quot;&quot;;CONCATENATE(&quot;{ &quot;&quot;type&quot;&quot;: &quot;&quot;Point&quot;&quot;, &quot;&quot;coordinates&quot;&quot;: [&quot;;[.K5];&quot;, &quot;;[.J5];&quot;] }&quot;);&quot;&quot;)" office:value-type="string" office:string-value="{ &quot;type&quot;: &quot;Point&quot;, &quot;coordinates&quot;: [-0.564160, 45.821582] }" calcext:value-type="string">
            <text:p>{ "type": "Point", "coordinates": [-0.564160, 45.821582] }</text:p>
          </table:table-cell>
          <table:table-cell table:style-name="ce6" table:formula="of:=CONCATENATE(&quot;{ &quot;&quot;nr&quot;&quot;: &quot;&quot;&quot;;[.F5];&quot;&quot;&quot;, &quot;&quot;booknr&quot;&quot;: &quot;&quot;&quot;;[.G5];&quot;&quot;&quot;, &quot;&quot;confirmed&quot;&quot;: &quot;&quot;&quot;;[.L5];&quot;&quot;&quot;, &quot;&quot;name&quot;&quot;: &quot;&quot;&quot;;[.I5];&quot;&quot;&quot;, &quot;&quot;shortname&quot;&quot;: &quot;&quot;&quot;;[.M5];&quot;&quot;&quot; }&quot;)" office:value-type="string" office:string-value="{ &quot;nr&quot;: &quot;03&quot;, &quot;booknr&quot;: &quot;03&quot;, &quot;confirmed&quot;: &quot;true&quot;, &quot;name&quot;: &quot;Le Douhet (Charente-Maritime)&quot;, &quot;shortname&quot;: &quot;Le Douhet&quot; }" calcext:value-type="string">
            <text:p>{ "nr": "03", "booknr": "03", "confirmed": "true", "name": "Le Douhet (Charente-Maritime)", "shortname": "Le Douhet" }</text:p>
          </table:table-cell>
          <table:table-cell table:style-name="ce6" table:formula="of:=CONCATENATE(&quot;{ &quot;&quot;id&quot;&quot;: &quot;&quot;&quot;;[.H5];&quot;&quot;&quot;, &quot;&quot;type&quot;&quot;: &quot;&quot;Feature&quot;&quot;, &quot;&quot;geometry&quot;&quot;: &quot;;IF([.O5]=&quot;&quot;;&quot;null&quot;;[.O5]);&quot;, &quot;&quot;properties&quot;&quot;: &quot;;[.P5];&quot; },&quot;)" office:value-type="string" office:string-value="{ &quot;id&quot;: &quot;03-01&quot;, &quot;type&quot;: &quot;Feature&quot;, &quot;geometry&quot;: { &quot;type&quot;: &quot;Point&quot;, &quot;coordinates&quot;: [-0.564160, 45.821582] }, &quot;properties&quot;: { &quot;nr&quot;: &quot;03&quot;, &quot;booknr&quot;: &quot;03&quot;, &quot;confirmed&quot;: &quot;true&quot;, &quot;name&quot;: &quot;Le Douhet (Charente-Maritime)&quot;, &quot;shortname&quot;: &quot;Le Douhet&quot; } }," calcext:value-type="string">
            <text:p>{ "id": "03-01", "type": "Feature", "geometry": { "type": "Point", "coordinates": [-0.564160, 45.821582] }, "properties": { "nr": "03", "booknr": "03", "confirmed": "true", "name": "Le Douhet (Charente-Maritime)", "shortname": "Le Douhet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04 La Garde-Adhémar (Drôme) </text:span>44.393554, 4.768677</text:p>
          </table:table-cell>
          <table:table-cell table:formula="of:=IFERROR(FIND(4;[.A6];3);LEN([.A6])+1)" office:value-type="float" office:value="29" calcext:value-type="float">
            <text:p>29</text:p>
          </table:table-cell>
          <table:table-cell table:formula="of:=IFERROR(FIND(&quot;,&quot;;[.A6];[.B6]);[.B6])" office:value-type="float" office:value="38" calcext:value-type="float">
            <text:p>38</text:p>
          </table:table-cell>
          <table:table-cell table:formula="of:=LEFT([.A6];2)" office:value-type="string" office:string-value="04" calcext:value-type="string">
            <text:p>04</text:p>
          </table:table-cell>
          <table:table-cell table:formula="of:=IF([.D6]=[.D5];[.E5]+1;1)" office:value-type="float" office:value="1" calcext:value-type="float">
            <text:p>1</text:p>
          </table:table-cell>
          <table:table-cell table:style-name="ce4" office:value-type="string" calcext:value-type="string">
            <text:p>04</text:p>
          </table:table-cell>
          <table:table-cell table:formula="of:=[.D6]" office:value-type="string" office:string-value="04" calcext:value-type="string">
            <text:p>04</text:p>
          </table:table-cell>
          <table:table-cell table:formula="of:=CONCATENATE([.D6];&quot;-&quot;;IF(LEN([.E6])=1;CONCATENATE(&quot;0&quot;;[.E6]);[.E6]))" office:value-type="string" office:string-value="04-01" calcext:value-type="string">
            <text:p>04-01</text:p>
          </table:table-cell>
          <table:table-cell table:formula="of:=TRIM(MID([.A6];4;[.B6]-4))" office:value-type="string" office:string-value="La Garde-Adhémar (Drôme)" calcext:value-type="string">
            <text:p>La Garde-Adhémar (Drôme)</text:p>
          </table:table-cell>
          <table:table-cell table:formula="of:=MID([.A6];[.B6];[.C6]-[.B6])" office:value-type="string" office:string-value="44.393554" calcext:value-type="string">
            <text:p>44.393554</text:p>
          </table:table-cell>
          <table:table-cell table:formula="of:=IFERROR(MID([.A6];[.C6]+2;LEN([.A6])-[.C6]);&quot;&quot;)" office:value-type="string" office:string-value="4.768677" calcext:value-type="string">
            <text:p>4.768677</text:p>
          </table:table-cell>
          <table:table-cell table:formula="of:=IF([.B6]&lt;&gt;[.C6];&quot;true&quot;;&quot;false&quot;)" office:value-type="string" office:string-value="true" calcext:value-type="string">
            <text:p>true</text:p>
          </table:table-cell>
          <table:table-cell table:formula="of:=MID([.I6];1;FIND(&quot;(&quot;;[.I6])-2)" office:value-type="string" office:string-value="La Garde-Adhémar" calcext:value-type="string">
            <text:p>La Garde-Adhémar</text:p>
          </table:table-cell>
          <table:table-cell/>
          <table:table-cell table:style-name="ce6" table:formula="of:=IF([.J6]&lt;&gt;&quot;&quot;;CONCATENATE(&quot;{ &quot;&quot;type&quot;&quot;: &quot;&quot;Point&quot;&quot;, &quot;&quot;coordinates&quot;&quot;: [&quot;;[.K6];&quot;, &quot;;[.J6];&quot;] }&quot;);&quot;&quot;)" office:value-type="string" office:string-value="{ &quot;type&quot;: &quot;Point&quot;, &quot;coordinates&quot;: [4.768677, 44.393554] }" calcext:value-type="string">
            <text:p>{ "type": "Point", "coordinates": [4.768677, 44.393554] }</text:p>
          </table:table-cell>
          <table:table-cell table:style-name="ce6" table:formula="of:=CONCATENATE(&quot;{ &quot;&quot;nr&quot;&quot;: &quot;&quot;&quot;;[.F6];&quot;&quot;&quot;, &quot;&quot;booknr&quot;&quot;: &quot;&quot;&quot;;[.G6];&quot;&quot;&quot;, &quot;&quot;confirmed&quot;&quot;: &quot;&quot;&quot;;[.L6];&quot;&quot;&quot;, &quot;&quot;name&quot;&quot;: &quot;&quot;&quot;;[.I6];&quot;&quot;&quot;, &quot;&quot;shortname&quot;&quot;: &quot;&quot;&quot;;[.M6];&quot;&quot;&quot; }&quot;)" office:value-type="string" office:string-value="{ &quot;nr&quot;: &quot;04&quot;, &quot;booknr&quot;: &quot;04&quot;, &quot;confirmed&quot;: &quot;true&quot;, &quot;name&quot;: &quot;La Garde-Adhémar (Drôme)&quot;, &quot;shortname&quot;: &quot;La Garde-Adhémar&quot; }" calcext:value-type="string">
            <text:p>{ "nr": "04", "booknr": "04", "confirmed": "true", "name": "La Garde-Adhémar (Drôme)", "shortname": "La Garde-Adhémar" }</text:p>
          </table:table-cell>
          <table:table-cell table:style-name="ce6" table:formula="of:=CONCATENATE(&quot;{ &quot;&quot;id&quot;&quot;: &quot;&quot;&quot;;[.H6];&quot;&quot;&quot;, &quot;&quot;type&quot;&quot;: &quot;&quot;Feature&quot;&quot;, &quot;&quot;geometry&quot;&quot;: &quot;;IF([.O6]=&quot;&quot;;&quot;null&quot;;[.O6]);&quot;, &quot;&quot;properties&quot;&quot;: &quot;;[.P6];&quot; },&quot;)" office:value-type="string" office:string-value="{ &quot;id&quot;: &quot;04-01&quot;, &quot;type&quot;: &quot;Feature&quot;, &quot;geometry&quot;: { &quot;type&quot;: &quot;Point&quot;, &quot;coordinates&quot;: [4.768677, 44.393554] }, &quot;properties&quot;: { &quot;nr&quot;: &quot;04&quot;, &quot;booknr&quot;: &quot;04&quot;, &quot;confirmed&quot;: &quot;true&quot;, &quot;name&quot;: &quot;La Garde-Adhémar (Drôme)&quot;, &quot;shortname&quot;: &quot;La Garde-Adhémar&quot; } }," calcext:value-type="string">
            <text:p>{ "id": "04-01", "type": "Feature", "geometry": { "type": "Point", "coordinates": [4.768677, 44.393554] }, "properties": { "nr": "04", "booknr": "04", "confirmed": "true", "name": "La Garde-Adhémar (Drôme)", "shortname": "La Garde-Adhémar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05 Uzès (Gard) </text:span>44.012909, 4.420251</text:p>
          </table:table-cell>
          <table:table-cell table:formula="of:=IFERROR(FIND(4;[.A7];3);LEN([.A7])+1)" office:value-type="float" office:value="16" calcext:value-type="float">
            <text:p>16</text:p>
          </table:table-cell>
          <table:table-cell table:formula="of:=IFERROR(FIND(&quot;,&quot;;[.A7];[.B7]);[.B7])" office:value-type="float" office:value="25" calcext:value-type="float">
            <text:p>25</text:p>
          </table:table-cell>
          <table:table-cell table:formula="of:=LEFT([.A7];2)" office:value-type="string" office:string-value="05" calcext:value-type="string">
            <text:p>05</text:p>
          </table:table-cell>
          <table:table-cell table:formula="of:=IF([.D7]=[.D6];[.E6]+1;1)" office:value-type="float" office:value="1" calcext:value-type="float">
            <text:p>1</text:p>
          </table:table-cell>
          <table:table-cell table:style-name="ce4" office:value-type="string" calcext:value-type="string">
            <text:p>05</text:p>
          </table:table-cell>
          <table:table-cell table:formula="of:=[.D7]" office:value-type="string" office:string-value="05" calcext:value-type="string">
            <text:p>05</text:p>
          </table:table-cell>
          <table:table-cell table:formula="of:=CONCATENATE([.D7];&quot;-&quot;;IF(LEN([.E7])=1;CONCATENATE(&quot;0&quot;;[.E7]);[.E7]))" office:value-type="string" office:string-value="05-01" calcext:value-type="string">
            <text:p>05-01</text:p>
          </table:table-cell>
          <table:table-cell table:formula="of:=TRIM(MID([.A7];4;[.B7]-4))" office:value-type="string" office:string-value="Uzès (Gard)" calcext:value-type="string">
            <text:p>Uzès (Gard)</text:p>
          </table:table-cell>
          <table:table-cell table:formula="of:=MID([.A7];[.B7];[.C7]-[.B7])" office:value-type="string" office:string-value="44.012909" calcext:value-type="string">
            <text:p>44.012909</text:p>
          </table:table-cell>
          <table:table-cell table:formula="of:=IFERROR(MID([.A7];[.C7]+2;LEN([.A7])-[.C7]);&quot;&quot;)" office:value-type="string" office:string-value="4.420251" calcext:value-type="string">
            <text:p>4.420251</text:p>
          </table:table-cell>
          <table:table-cell table:formula="of:=IF([.B7]&lt;&gt;[.C7];&quot;true&quot;;&quot;false&quot;)" office:value-type="string" office:string-value="true" calcext:value-type="string">
            <text:p>true</text:p>
          </table:table-cell>
          <table:table-cell table:formula="of:=MID([.I7];1;FIND(&quot;(&quot;;[.I7])-2)" office:value-type="string" office:string-value="Uzès" calcext:value-type="string">
            <text:p>Uzès</text:p>
          </table:table-cell>
          <table:table-cell/>
          <table:table-cell table:style-name="ce6" table:formula="of:=IF([.J7]&lt;&gt;&quot;&quot;;CONCATENATE(&quot;{ &quot;&quot;type&quot;&quot;: &quot;&quot;Point&quot;&quot;, &quot;&quot;coordinates&quot;&quot;: [&quot;;[.K7];&quot;, &quot;;[.J7];&quot;] }&quot;);&quot;&quot;)" office:value-type="string" office:string-value="{ &quot;type&quot;: &quot;Point&quot;, &quot;coordinates&quot;: [4.420251, 44.012909] }" calcext:value-type="string">
            <text:p>{ "type": "Point", "coordinates": [4.420251, 44.012909] }</text:p>
          </table:table-cell>
          <table:table-cell table:style-name="ce6" table:formula="of:=CONCATENATE(&quot;{ &quot;&quot;nr&quot;&quot;: &quot;&quot;&quot;;[.F7];&quot;&quot;&quot;, &quot;&quot;booknr&quot;&quot;: &quot;&quot;&quot;;[.G7];&quot;&quot;&quot;, &quot;&quot;confirmed&quot;&quot;: &quot;&quot;&quot;;[.L7];&quot;&quot;&quot;, &quot;&quot;name&quot;&quot;: &quot;&quot;&quot;;[.I7];&quot;&quot;&quot;, &quot;&quot;shortname&quot;&quot;: &quot;&quot;&quot;;[.M7];&quot;&quot;&quot; }&quot;)" office:value-type="string" office:string-value="{ &quot;nr&quot;: &quot;05&quot;, &quot;booknr&quot;: &quot;05&quot;, &quot;confirmed&quot;: &quot;true&quot;, &quot;name&quot;: &quot;Uzès (Gard)&quot;, &quot;shortname&quot;: &quot;Uzès&quot; }" calcext:value-type="string">
            <text:p>{ "nr": "05", "booknr": "05", "confirmed": "true", "name": "Uzès (Gard)", "shortname": "Uzès" }</text:p>
          </table:table-cell>
          <table:table-cell table:style-name="ce6" table:formula="of:=CONCATENATE(&quot;{ &quot;&quot;id&quot;&quot;: &quot;&quot;&quot;;[.H7];&quot;&quot;&quot;, &quot;&quot;type&quot;&quot;: &quot;&quot;Feature&quot;&quot;, &quot;&quot;geometry&quot;&quot;: &quot;;IF([.O7]=&quot;&quot;;&quot;null&quot;;[.O7]);&quot;, &quot;&quot;properties&quot;&quot;: &quot;;[.P7];&quot; },&quot;)" office:value-type="string" office:string-value="{ &quot;id&quot;: &quot;05-01&quot;, &quot;type&quot;: &quot;Feature&quot;, &quot;geometry&quot;: { &quot;type&quot;: &quot;Point&quot;, &quot;coordinates&quot;: [4.420251, 44.012909] }, &quot;properties&quot;: { &quot;nr&quot;: &quot;05&quot;, &quot;booknr&quot;: &quot;05&quot;, &quot;confirmed&quot;: &quot;true&quot;, &quot;name&quot;: &quot;Uzès (Gard)&quot;, &quot;shortname&quot;: &quot;Uzès&quot; } }," calcext:value-type="string">
            <text:p>{ "id": "05-01", "type": "Feature", "geometry": { "type": "Point", "coordinates": [4.420251, 44.012909] }, "properties": { "nr": "05", "booknr": "05", "confirmed": "true", "name": "Uzès (Gard)", "shortname": "Uzès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06 Poitiers (Vienne) </text:span>46.579688, 0.348555</text:p>
          </table:table-cell>
          <table:table-cell table:formula="of:=IFERROR(FIND(4;[.A8];3);LEN([.A8])+1)" office:value-type="float" office:value="22" calcext:value-type="float">
            <text:p>22</text:p>
          </table:table-cell>
          <table:table-cell table:formula="of:=IFERROR(FIND(&quot;,&quot;;[.A8];[.B8]);[.B8])" office:value-type="float" office:value="31" calcext:value-type="float">
            <text:p>31</text:p>
          </table:table-cell>
          <table:table-cell table:formula="of:=LEFT([.A8];2)" office:value-type="string" office:string-value="06" calcext:value-type="string">
            <text:p>06</text:p>
          </table:table-cell>
          <table:table-cell table:formula="of:=IF([.D8]=[.D6];[.E6]+1;1)" office:value-type="float" office:value="1" calcext:value-type="float">
            <text:p>1</text:p>
          </table:table-cell>
          <table:table-cell table:style-name="ce4" office:value-type="string" calcext:value-type="string">
            <text:p>06</text:p>
          </table:table-cell>
          <table:table-cell table:formula="of:=[.D8]" office:value-type="string" office:string-value="06" calcext:value-type="string">
            <text:p>06</text:p>
          </table:table-cell>
          <table:table-cell table:formula="of:=CONCATENATE([.D8];&quot;-&quot;;IF(LEN([.E8])=1;CONCATENATE(&quot;0&quot;;[.E8]);[.E8]))" office:value-type="string" office:string-value="06-01" calcext:value-type="string">
            <text:p>06-01</text:p>
          </table:table-cell>
          <table:table-cell table:formula="of:=TRIM(MID([.A8];4;[.B8]-4))" office:value-type="string" office:string-value="Poitiers (Vienne)" calcext:value-type="string">
            <text:p>Poitiers (Vienne)</text:p>
          </table:table-cell>
          <table:table-cell table:formula="of:=MID([.A8];[.B8];[.C8]-[.B8])" office:value-type="string" office:string-value="46.579688" calcext:value-type="string">
            <text:p>46.579688</text:p>
          </table:table-cell>
          <table:table-cell table:formula="of:=IFERROR(MID([.A8];[.C8]+2;LEN([.A8])-[.C8]);&quot;&quot;)" office:value-type="string" office:string-value="0.348555" calcext:value-type="string">
            <text:p>0.348555</text:p>
          </table:table-cell>
          <table:table-cell table:formula="of:=IF([.B8]&lt;&gt;[.C8];&quot;true&quot;;&quot;false&quot;)" office:value-type="string" office:string-value="true" calcext:value-type="string">
            <text:p>true</text:p>
          </table:table-cell>
          <table:table-cell table:formula="of:=MID([.I8];1;FIND(&quot;(&quot;;[.I8])-2)" office:value-type="string" office:string-value="Poitiers" calcext:value-type="string">
            <text:p>Poitiers</text:p>
          </table:table-cell>
          <table:table-cell/>
          <table:table-cell table:style-name="ce6" table:formula="of:=IF([.J8]&lt;&gt;&quot;&quot;;CONCATENATE(&quot;{ &quot;&quot;type&quot;&quot;: &quot;&quot;Point&quot;&quot;, &quot;&quot;coordinates&quot;&quot;: [&quot;;[.K8];&quot;, &quot;;[.J8];&quot;] }&quot;);&quot;&quot;)" office:value-type="string" office:string-value="{ &quot;type&quot;: &quot;Point&quot;, &quot;coordinates&quot;: [0.348555, 46.579688] }" calcext:value-type="string">
            <text:p>{ "type": "Point", "coordinates": [0.348555, 46.579688] }</text:p>
          </table:table-cell>
          <table:table-cell table:style-name="ce6" table:formula="of:=CONCATENATE(&quot;{ &quot;&quot;nr&quot;&quot;: &quot;&quot;&quot;;[.F8];&quot;&quot;&quot;, &quot;&quot;booknr&quot;&quot;: &quot;&quot;&quot;;[.G8];&quot;&quot;&quot;, &quot;&quot;confirmed&quot;&quot;: &quot;&quot;&quot;;[.L8];&quot;&quot;&quot;, &quot;&quot;name&quot;&quot;: &quot;&quot;&quot;;[.I8];&quot;&quot;&quot;, &quot;&quot;shortname&quot;&quot;: &quot;&quot;&quot;;[.M8];&quot;&quot;&quot; }&quot;)" office:value-type="string" office:string-value="{ &quot;nr&quot;: &quot;06&quot;, &quot;booknr&quot;: &quot;06&quot;, &quot;confirmed&quot;: &quot;true&quot;, &quot;name&quot;: &quot;Poitiers (Vienne)&quot;, &quot;shortname&quot;: &quot;Poitiers&quot; }" calcext:value-type="string">
            <text:p>{ "nr": "06", "booknr": "06", "confirmed": "true", "name": "Poitiers (Vienne)", "shortname": "Poitiers" }</text:p>
          </table:table-cell>
          <table:table-cell table:style-name="ce6" table:formula="of:=CONCATENATE(&quot;{ &quot;&quot;id&quot;&quot;: &quot;&quot;&quot;;[.H8];&quot;&quot;&quot;, &quot;&quot;type&quot;&quot;: &quot;&quot;Feature&quot;&quot;, &quot;&quot;geometry&quot;&quot;: &quot;;IF([.O8]=&quot;&quot;;&quot;null&quot;;[.O8]);&quot;, &quot;&quot;properties&quot;&quot;: &quot;;[.P8];&quot; },&quot;)" office:value-type="string" office:string-value="{ &quot;id&quot;: &quot;06-01&quot;, &quot;type&quot;: &quot;Feature&quot;, &quot;geometry&quot;: { &quot;type&quot;: &quot;Point&quot;, &quot;coordinates&quot;: [0.348555, 46.579688] }, &quot;properties&quot;: { &quot;nr&quot;: &quot;06&quot;, &quot;booknr&quot;: &quot;06&quot;, &quot;confirmed&quot;: &quot;true&quot;, &quot;name&quot;: &quot;Poitiers (Vienne)&quot;, &quot;shortname&quot;: &quot;Poitiers&quot; } }," calcext:value-type="string">
            <text:p>{ "id": "06-01", "type": "Feature", "geometry": { "type": "Point", "coordinates": [0.348555, 46.579688] }, "properties": { "nr": "06", "booknr": "06", "confirmed": "true", "name": "Poitiers (Vienne)", "shortname": "Poitiers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07 Portbail (Manche) </text:span>49.335898, -1.699209</text:p>
          </table:table-cell>
          <table:table-cell table:formula="of:=IFERROR(FIND(4;[.A9];3);LEN([.A9])+1)" office:value-type="float" office:value="22" calcext:value-type="float">
            <text:p>22</text:p>
          </table:table-cell>
          <table:table-cell table:formula="of:=IFERROR(FIND(&quot;,&quot;;[.A9];[.B9]);[.B9])" office:value-type="float" office:value="31" calcext:value-type="float">
            <text:p>31</text:p>
          </table:table-cell>
          <table:table-cell table:formula="of:=LEFT([.A9];2)" office:value-type="string" office:string-value="07" calcext:value-type="string">
            <text:p>07</text:p>
          </table:table-cell>
          <table:table-cell table:formula="of:=IF([.D9]=[.D8];[.E8]+1;1)" office:value-type="float" office:value="1" calcext:value-type="float">
            <text:p>1</text:p>
          </table:table-cell>
          <table:table-cell table:style-name="ce4" office:value-type="string" calcext:value-type="string">
            <text:p>07</text:p>
          </table:table-cell>
          <table:table-cell table:formula="of:=[.D9]" office:value-type="string" office:string-value="07" calcext:value-type="string">
            <text:p>07</text:p>
          </table:table-cell>
          <table:table-cell table:formula="of:=CONCATENATE([.D9];&quot;-&quot;;IF(LEN([.E9])=1;CONCATENATE(&quot;0&quot;;[.E9]);[.E9]))" office:value-type="string" office:string-value="07-01" calcext:value-type="string">
            <text:p>07-01</text:p>
          </table:table-cell>
          <table:table-cell table:formula="of:=TRIM(MID([.A9];4;[.B9]-4))" office:value-type="string" office:string-value="Portbail (Manche)" calcext:value-type="string">
            <text:p>Portbail (Manche)</text:p>
          </table:table-cell>
          <table:table-cell table:formula="of:=MID([.A9];[.B9];[.C9]-[.B9])" office:value-type="string" office:string-value="49.335898" calcext:value-type="string">
            <text:p>49.335898</text:p>
          </table:table-cell>
          <table:table-cell table:formula="of:=IFERROR(MID([.A9];[.C9]+2;LEN([.A9])-[.C9]);&quot;&quot;)" office:value-type="string" office:string-value="-1.699209" calcext:value-type="string">
            <text:p>-1.699209</text:p>
          </table:table-cell>
          <table:table-cell table:formula="of:=IF([.B9]&lt;&gt;[.C9];&quot;true&quot;;&quot;false&quot;)" office:value-type="string" office:string-value="true" calcext:value-type="string">
            <text:p>true</text:p>
          </table:table-cell>
          <table:table-cell table:formula="of:=MID([.I9];1;FIND(&quot;(&quot;;[.I9])-2)" office:value-type="string" office:string-value="Portbail" calcext:value-type="string">
            <text:p>Portbail</text:p>
          </table:table-cell>
          <table:table-cell/>
          <table:table-cell table:style-name="ce6" table:formula="of:=IF([.J9]&lt;&gt;&quot;&quot;;CONCATENATE(&quot;{ &quot;&quot;type&quot;&quot;: &quot;&quot;Point&quot;&quot;, &quot;&quot;coordinates&quot;&quot;: [&quot;;[.K9];&quot;, &quot;;[.J9];&quot;] }&quot;);&quot;&quot;)" office:value-type="string" office:string-value="{ &quot;type&quot;: &quot;Point&quot;, &quot;coordinates&quot;: [-1.699209, 49.335898] }" calcext:value-type="string">
            <text:p>{ "type": "Point", "coordinates": [-1.699209, 49.335898] }</text:p>
          </table:table-cell>
          <table:table-cell table:style-name="ce6" table:formula="of:=CONCATENATE(&quot;{ &quot;&quot;nr&quot;&quot;: &quot;&quot;&quot;;[.F9];&quot;&quot;&quot;, &quot;&quot;booknr&quot;&quot;: &quot;&quot;&quot;;[.G9];&quot;&quot;&quot;, &quot;&quot;confirmed&quot;&quot;: &quot;&quot;&quot;;[.L9];&quot;&quot;&quot;, &quot;&quot;name&quot;&quot;: &quot;&quot;&quot;;[.I9];&quot;&quot;&quot;, &quot;&quot;shortname&quot;&quot;: &quot;&quot;&quot;;[.M9];&quot;&quot;&quot; }&quot;)" office:value-type="string" office:string-value="{ &quot;nr&quot;: &quot;07&quot;, &quot;booknr&quot;: &quot;07&quot;, &quot;confirmed&quot;: &quot;true&quot;, &quot;name&quot;: &quot;Portbail (Manche)&quot;, &quot;shortname&quot;: &quot;Portbail&quot; }" calcext:value-type="string">
            <text:p>{ "nr": "07", "booknr": "07", "confirmed": "true", "name": "Portbail (Manche)", "shortname": "Portbail" }</text:p>
          </table:table-cell>
          <table:table-cell table:style-name="ce6" table:formula="of:=CONCATENATE(&quot;{ &quot;&quot;id&quot;&quot;: &quot;&quot;&quot;;[.H9];&quot;&quot;&quot;, &quot;&quot;type&quot;&quot;: &quot;&quot;Feature&quot;&quot;, &quot;&quot;geometry&quot;&quot;: &quot;;IF([.O9]=&quot;&quot;;&quot;null&quot;;[.O9]);&quot;, &quot;&quot;properties&quot;&quot;: &quot;;[.P9];&quot; },&quot;)" office:value-type="string" office:string-value="{ &quot;id&quot;: &quot;07-01&quot;, &quot;type&quot;: &quot;Feature&quot;, &quot;geometry&quot;: { &quot;type&quot;: &quot;Point&quot;, &quot;coordinates&quot;: [-1.699209, 49.335898] }, &quot;properties&quot;: { &quot;nr&quot;: &quot;07&quot;, &quot;booknr&quot;: &quot;07&quot;, &quot;confirmed&quot;: &quot;true&quot;, &quot;name&quot;: &quot;Portbail (Manche)&quot;, &quot;shortname&quot;: &quot;Portbail&quot; } }," calcext:value-type="string">
            <text:p>{ "id": "07-01", "type": "Feature", "geometry": { "type": "Point", "coordinates": [-1.699209, 49.335898] }, "properties": { "nr": "07", "booknr": "07", "confirmed": "true", "name": "Portbail (Manche)", "shortname": "Portbail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08 Aix-en-Provene (Bouches-du-Rhône </text:span>43.531408, 5.446797</text:p>
          </table:table-cell>
          <table:table-cell table:formula="of:=IFERROR(FIND(4;[.A10];3);LEN([.A10])+1)" office:value-type="float" office:value="37" calcext:value-type="float">
            <text:p>37</text:p>
          </table:table-cell>
          <table:table-cell table:formula="of:=IFERROR(FIND(&quot;,&quot;;[.A10];[.B10]);[.B10])" office:value-type="float" office:value="46" calcext:value-type="float">
            <text:p>46</text:p>
          </table:table-cell>
          <table:table-cell table:formula="of:=LEFT([.A10];2)" office:value-type="string" office:string-value="08" calcext:value-type="string">
            <text:p>08</text:p>
          </table:table-cell>
          <table:table-cell table:formula="of:=IF([.D10]=[.D9];[.E9]+1;1)" office:value-type="float" office:value="1" calcext:value-type="float">
            <text:p>1</text:p>
          </table:table-cell>
          <table:table-cell table:style-name="ce4" office:value-type="string" calcext:value-type="string">
            <text:p>08</text:p>
          </table:table-cell>
          <table:table-cell table:formula="of:=[.D10]" office:value-type="string" office:string-value="08" calcext:value-type="string">
            <text:p>08</text:p>
          </table:table-cell>
          <table:table-cell table:formula="of:=CONCATENATE([.D10];&quot;-&quot;;IF(LEN([.E10])=1;CONCATENATE(&quot;0&quot;;[.E10]);[.E10]))" office:value-type="string" office:string-value="08-01" calcext:value-type="string">
            <text:p>08-01</text:p>
          </table:table-cell>
          <table:table-cell table:formula="of:=TRIM(MID([.A10];4;[.B10]-4))" office:value-type="string" office:string-value="Aix-en-Provene (Bouches-du-Rhône" calcext:value-type="string">
            <text:p>Aix-en-Provene (Bouches-du-Rhône</text:p>
          </table:table-cell>
          <table:table-cell table:formula="of:=MID([.A10];[.B10];[.C10]-[.B10])" office:value-type="string" office:string-value="43.531408" calcext:value-type="string">
            <text:p>43.531408</text:p>
          </table:table-cell>
          <table:table-cell table:formula="of:=IFERROR(MID([.A10];[.C10]+2;LEN([.A10])-[.C10]);&quot;&quot;)" office:value-type="string" office:string-value="5.446797" calcext:value-type="string">
            <text:p>5.446797</text:p>
          </table:table-cell>
          <table:table-cell table:formula="of:=IF([.B10]&lt;&gt;[.C10];&quot;true&quot;;&quot;false&quot;)" office:value-type="string" office:string-value="true" calcext:value-type="string">
            <text:p>true</text:p>
          </table:table-cell>
          <table:table-cell table:formula="of:=MID([.I10];1;FIND(&quot;(&quot;;[.I10])-2)" office:value-type="string" office:string-value="Aix-en-Provene" calcext:value-type="string">
            <text:p>Aix-en-Provene</text:p>
          </table:table-cell>
          <table:table-cell/>
          <table:table-cell table:style-name="ce6" table:formula="of:=IF([.J10]&lt;&gt;&quot;&quot;;CONCATENATE(&quot;{ &quot;&quot;type&quot;&quot;: &quot;&quot;Point&quot;&quot;, &quot;&quot;coordinates&quot;&quot;: [&quot;;[.K10];&quot;, &quot;;[.J10];&quot;] }&quot;);&quot;&quot;)" office:value-type="string" office:string-value="{ &quot;type&quot;: &quot;Point&quot;, &quot;coordinates&quot;: [5.446797, 43.531408] }" calcext:value-type="string">
            <text:p>{ "type": "Point", "coordinates": [5.446797, 43.531408] }</text:p>
          </table:table-cell>
          <table:table-cell table:style-name="ce6" table:formula="of:=CONCATENATE(&quot;{ &quot;&quot;nr&quot;&quot;: &quot;&quot;&quot;;[.F10];&quot;&quot;&quot;, &quot;&quot;booknr&quot;&quot;: &quot;&quot;&quot;;[.G10];&quot;&quot;&quot;, &quot;&quot;confirmed&quot;&quot;: &quot;&quot;&quot;;[.L10];&quot;&quot;&quot;, &quot;&quot;name&quot;&quot;: &quot;&quot;&quot;;[.I10];&quot;&quot;&quot;, &quot;&quot;shortname&quot;&quot;: &quot;&quot;&quot;;[.M10];&quot;&quot;&quot; }&quot;)" office:value-type="string" office:string-value="{ &quot;nr&quot;: &quot;08&quot;, &quot;booknr&quot;: &quot;08&quot;, &quot;confirmed&quot;: &quot;true&quot;, &quot;name&quot;: &quot;Aix-en-Provene (Bouches-du-Rhône&quot;, &quot;shortname&quot;: &quot;Aix-en-Provene&quot; }" calcext:value-type="string">
            <text:p>{ "nr": "08", "booknr": "08", "confirmed": "true", "name": "Aix-en-Provene (Bouches-du-Rhône", "shortname": "Aix-en-Provene" }</text:p>
          </table:table-cell>
          <table:table-cell table:style-name="ce6" table:formula="of:=CONCATENATE(&quot;{ &quot;&quot;id&quot;&quot;: &quot;&quot;&quot;;[.H10];&quot;&quot;&quot;, &quot;&quot;type&quot;&quot;: &quot;&quot;Feature&quot;&quot;, &quot;&quot;geometry&quot;&quot;: &quot;;IF([.O10]=&quot;&quot;;&quot;null&quot;;[.O10]);&quot;, &quot;&quot;properties&quot;&quot;: &quot;;[.P10];&quot; },&quot;)" office:value-type="string" office:string-value="{ &quot;id&quot;: &quot;08-01&quot;, &quot;type&quot;: &quot;Feature&quot;, &quot;geometry&quot;: { &quot;type&quot;: &quot;Point&quot;, &quot;coordinates&quot;: [5.446797, 43.531408] }, &quot;properties&quot;: { &quot;nr&quot;: &quot;08&quot;, &quot;booknr&quot;: &quot;08&quot;, &quot;confirmed&quot;: &quot;true&quot;, &quot;name&quot;: &quot;Aix-en-Provene (Bouches-du-Rhône&quot;, &quot;shortname&quot;: &quot;Aix-en-Provene&quot; } }," calcext:value-type="string">
            <text:p>{ "id": "08-01", "type": "Feature", "geometry": { "type": "Point", "coordinates": [5.446797, 43.531408] }, "properties": { "nr": "08", "booknr": "08", "confirmed": "true", "name": "Aix-en-Provene (Bouches-du-Rhône", "shortname": "Aix-en-Provene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09 Fréjus (Var) </text:span>43.433153, 6.736453</text:p>
          </table:table-cell>
          <table:table-cell table:formula="of:=IFERROR(FIND(4;[.A11];3);LEN([.A11])+1)" office:value-type="float" office:value="17" calcext:value-type="float">
            <text:p>17</text:p>
          </table:table-cell>
          <table:table-cell table:formula="of:=IFERROR(FIND(&quot;,&quot;;[.A11];[.B11]);[.B11])" office:value-type="float" office:value="26" calcext:value-type="float">
            <text:p>26</text:p>
          </table:table-cell>
          <table:table-cell table:formula="of:=LEFT([.A11];2)" office:value-type="string" office:string-value="09" calcext:value-type="string">
            <text:p>09</text:p>
          </table:table-cell>
          <table:table-cell table:formula="of:=IF([.D11]=[.D10];[.E10]+1;1)" office:value-type="float" office:value="1" calcext:value-type="float">
            <text:p>1</text:p>
          </table:table-cell>
          <table:table-cell table:style-name="ce4" office:value-type="string" calcext:value-type="string">
            <text:p>09</text:p>
          </table:table-cell>
          <table:table-cell table:formula="of:=[.D11]" office:value-type="string" office:string-value="09" calcext:value-type="string">
            <text:p>09</text:p>
          </table:table-cell>
          <table:table-cell table:formula="of:=CONCATENATE([.D11];&quot;-&quot;;IF(LEN([.E11])=1;CONCATENATE(&quot;0&quot;;[.E11]);[.E11]))" office:value-type="string" office:string-value="09-01" calcext:value-type="string">
            <text:p>09-01</text:p>
          </table:table-cell>
          <table:table-cell table:formula="of:=TRIM(MID([.A11];4;[.B11]-4))" office:value-type="string" office:string-value="Fréjus (Var)" calcext:value-type="string">
            <text:p>Fréjus (Var)</text:p>
          </table:table-cell>
          <table:table-cell table:formula="of:=MID([.A11];[.B11];[.C11]-[.B11])" office:value-type="string" office:string-value="43.433153" calcext:value-type="string">
            <text:p>43.433153</text:p>
          </table:table-cell>
          <table:table-cell table:formula="of:=IFERROR(MID([.A11];[.C11]+2;LEN([.A11])-[.C11]);&quot;&quot;)" office:value-type="string" office:string-value="6.736453" calcext:value-type="string">
            <text:p>6.736453</text:p>
          </table:table-cell>
          <table:table-cell table:formula="of:=IF([.B11]&lt;&gt;[.C11];&quot;true&quot;;&quot;false&quot;)" office:value-type="string" office:string-value="true" calcext:value-type="string">
            <text:p>true</text:p>
          </table:table-cell>
          <table:table-cell table:formula="of:=MID([.I11];1;FIND(&quot;(&quot;;[.I11])-2)" office:value-type="string" office:string-value="Fréjus" calcext:value-type="string">
            <text:p>Fréjus</text:p>
          </table:table-cell>
          <table:table-cell/>
          <table:table-cell table:style-name="ce6" table:formula="of:=IF([.J11]&lt;&gt;&quot;&quot;;CONCATENATE(&quot;{ &quot;&quot;type&quot;&quot;: &quot;&quot;Point&quot;&quot;, &quot;&quot;coordinates&quot;&quot;: [&quot;;[.K11];&quot;, &quot;;[.J11];&quot;] }&quot;);&quot;&quot;)" office:value-type="string" office:string-value="{ &quot;type&quot;: &quot;Point&quot;, &quot;coordinates&quot;: [6.736453, 43.433153] }" calcext:value-type="string">
            <text:p>{ "type": "Point", "coordinates": [6.736453, 43.433153] }</text:p>
          </table:table-cell>
          <table:table-cell table:style-name="ce6" table:formula="of:=CONCATENATE(&quot;{ &quot;&quot;nr&quot;&quot;: &quot;&quot;&quot;;[.F11];&quot;&quot;&quot;, &quot;&quot;booknr&quot;&quot;: &quot;&quot;&quot;;[.G11];&quot;&quot;&quot;, &quot;&quot;confirmed&quot;&quot;: &quot;&quot;&quot;;[.L11];&quot;&quot;&quot;, &quot;&quot;name&quot;&quot;: &quot;&quot;&quot;;[.I11];&quot;&quot;&quot;, &quot;&quot;shortname&quot;&quot;: &quot;&quot;&quot;;[.M11];&quot;&quot;&quot; }&quot;)" office:value-type="string" office:string-value="{ &quot;nr&quot;: &quot;09&quot;, &quot;booknr&quot;: &quot;09&quot;, &quot;confirmed&quot;: &quot;true&quot;, &quot;name&quot;: &quot;Fréjus (Var)&quot;, &quot;shortname&quot;: &quot;Fréjus&quot; }" calcext:value-type="string">
            <text:p>{ "nr": "09", "booknr": "09", "confirmed": "true", "name": "Fréjus (Var)", "shortname": "Fréjus" }</text:p>
          </table:table-cell>
          <table:table-cell table:style-name="ce6" table:formula="of:=CONCATENATE(&quot;{ &quot;&quot;id&quot;&quot;: &quot;&quot;&quot;;[.H11];&quot;&quot;&quot;, &quot;&quot;type&quot;&quot;: &quot;&quot;Feature&quot;&quot;, &quot;&quot;geometry&quot;&quot;: &quot;;IF([.O11]=&quot;&quot;;&quot;null&quot;;[.O11]);&quot;, &quot;&quot;properties&quot;&quot;: &quot;;[.P11];&quot; },&quot;)" office:value-type="string" office:string-value="{ &quot;id&quot;: &quot;09-01&quot;, &quot;type&quot;: &quot;Feature&quot;, &quot;geometry&quot;: { &quot;type&quot;: &quot;Point&quot;, &quot;coordinates&quot;: [6.736453, 43.433153] }, &quot;properties&quot;: { &quot;nr&quot;: &quot;09&quot;, &quot;booknr&quot;: &quot;09&quot;, &quot;confirmed&quot;: &quot;true&quot;, &quot;name&quot;: &quot;Fréjus (Var)&quot;, &quot;shortname&quot;: &quot;Fréjus&quot; } }," calcext:value-type="string">
            <text:p>{ "id": "09-01", "type": "Feature", "geometry": { "type": "Point", "coordinates": [6.736453, 43.433153] }, "properties": { "nr": "09", "booknr": "09", "confirmed": "true", "name": "Fréjus (Var)", "shortname": "Fréjus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2">10 Riez (Alpes-de-Haute-Provence)</text:span>43.816196, 6.092591</text:p>
          </table:table-cell>
          <table:table-cell table:formula="of:=IFERROR(FIND(4;[.A12];3);LEN([.A12])+1)" office:value-type="float" office:value="34" calcext:value-type="float">
            <text:p>34</text:p>
          </table:table-cell>
          <table:table-cell table:formula="of:=IFERROR(FIND(&quot;,&quot;;[.A12];[.B12]);[.B12])" office:value-type="float" office:value="43" calcext:value-type="float">
            <text:p>43</text:p>
          </table:table-cell>
          <table:table-cell table:formula="of:=LEFT([.A12];2)" office:value-type="string" office:string-value="10" calcext:value-type="string">
            <text:p>10</text:p>
          </table:table-cell>
          <table:table-cell table:formula="of:=IF([.D12]=[.D11];[.E11]+1;1)" office:value-type="float" office:value="1" calcext:value-type="float">
            <text:p>1</text:p>
          </table:table-cell>
          <table:table-cell table:style-name="ce4" office:value-type="string" calcext:value-type="string">
            <text:p>10</text:p>
          </table:table-cell>
          <table:table-cell table:formula="of:=[.D12]" office:value-type="string" office:string-value="10" calcext:value-type="string">
            <text:p>10</text:p>
          </table:table-cell>
          <table:table-cell table:formula="of:=CONCATENATE([.D12];&quot;-&quot;;IF(LEN([.E12])=1;CONCATENATE(&quot;0&quot;;[.E12]);[.E12]))" office:value-type="string" office:string-value="10-01" calcext:value-type="string">
            <text:p>10-01</text:p>
          </table:table-cell>
          <table:table-cell table:formula="of:=TRIM(MID([.A12];4;[.B12]-4))" office:value-type="string" office:string-value="Riez (Alpes-de-Haute-Provence)" calcext:value-type="string">
            <text:p>Riez (Alpes-de-Haute-Provence)</text:p>
          </table:table-cell>
          <table:table-cell table:formula="of:=MID([.A12];[.B12];[.C12]-[.B12])" office:value-type="string" office:string-value="43.816196" calcext:value-type="string">
            <text:p>43.816196</text:p>
          </table:table-cell>
          <table:table-cell table:formula="of:=IFERROR(MID([.A12];[.C12]+2;LEN([.A12])-[.C12]);&quot;&quot;)" office:value-type="string" office:string-value="6.092591" calcext:value-type="string">
            <text:p>6.092591</text:p>
          </table:table-cell>
          <table:table-cell table:formula="of:=IF([.B12]&lt;&gt;[.C12];&quot;true&quot;;&quot;false&quot;)" office:value-type="string" office:string-value="true" calcext:value-type="string">
            <text:p>true</text:p>
          </table:table-cell>
          <table:table-cell table:formula="of:=MID([.I12];1;FIND(&quot;(&quot;;[.I12])-2)" office:value-type="string" office:string-value="Riez" calcext:value-type="string">
            <text:p>Riez</text:p>
          </table:table-cell>
          <table:table-cell/>
          <table:table-cell table:style-name="ce6" table:formula="of:=IF([.J12]&lt;&gt;&quot;&quot;;CONCATENATE(&quot;{ &quot;&quot;type&quot;&quot;: &quot;&quot;Point&quot;&quot;, &quot;&quot;coordinates&quot;&quot;: [&quot;;[.K12];&quot;, &quot;;[.J12];&quot;] }&quot;);&quot;&quot;)" office:value-type="string" office:string-value="{ &quot;type&quot;: &quot;Point&quot;, &quot;coordinates&quot;: [6.092591, 43.816196] }" calcext:value-type="string">
            <text:p>{ "type": "Point", "coordinates": [6.092591, 43.816196] }</text:p>
          </table:table-cell>
          <table:table-cell table:style-name="ce6" table:formula="of:=CONCATENATE(&quot;{ &quot;&quot;nr&quot;&quot;: &quot;&quot;&quot;;[.F12];&quot;&quot;&quot;, &quot;&quot;booknr&quot;&quot;: &quot;&quot;&quot;;[.G12];&quot;&quot;&quot;, &quot;&quot;confirmed&quot;&quot;: &quot;&quot;&quot;;[.L12];&quot;&quot;&quot;, &quot;&quot;name&quot;&quot;: &quot;&quot;&quot;;[.I12];&quot;&quot;&quot;, &quot;&quot;shortname&quot;&quot;: &quot;&quot;&quot;;[.M12];&quot;&quot;&quot; }&quot;)" office:value-type="string" office:string-value="{ &quot;nr&quot;: &quot;10&quot;, &quot;booknr&quot;: &quot;10&quot;, &quot;confirmed&quot;: &quot;true&quot;, &quot;name&quot;: &quot;Riez (Alpes-de-Haute-Provence)&quot;, &quot;shortname&quot;: &quot;Riez&quot; }" calcext:value-type="string">
            <text:p>{ "nr": "10", "booknr": "10", "confirmed": "true", "name": "Riez (Alpes-de-Haute-Provence)", "shortname": "Riez" }</text:p>
          </table:table-cell>
          <table:table-cell table:style-name="ce6" table:formula="of:=CONCATENATE(&quot;{ &quot;&quot;id&quot;&quot;: &quot;&quot;&quot;;[.H12];&quot;&quot;&quot;, &quot;&quot;type&quot;&quot;: &quot;&quot;Feature&quot;&quot;, &quot;&quot;geometry&quot;&quot;: &quot;;IF([.O12]=&quot;&quot;;&quot;null&quot;;[.O12]);&quot;, &quot;&quot;properties&quot;&quot;: &quot;;[.P12];&quot; },&quot;)" office:value-type="string" office:string-value="{ &quot;id&quot;: &quot;10-01&quot;, &quot;type&quot;: &quot;Feature&quot;, &quot;geometry&quot;: { &quot;type&quot;: &quot;Point&quot;, &quot;coordinates&quot;: [6.092591, 43.816196] }, &quot;properties&quot;: { &quot;nr&quot;: &quot;10&quot;, &quot;booknr&quot;: &quot;10&quot;, &quot;confirmed&quot;: &quot;true&quot;, &quot;name&quot;: &quot;Riez (Alpes-de-Haute-Provence)&quot;, &quot;shortname&quot;: &quot;Riez&quot; } }," calcext:value-type="string">
            <text:p>{ "id": "10-01", "type": "Feature", "geometry": { "type": "Point", "coordinates": [6.092591, 43.816196] }, "properties": { "nr": "10", "booknr": "10", "confirmed": "true", "name": "Riez (Alpes-de-Haute-Provence)", "shortname": "Riez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11 Venasque (Vaucluse) </text:span>43.997037, 5.145890</text:p>
          </table:table-cell>
          <table:table-cell table:formula="of:=IFERROR(FIND(4;[.A13];3);LEN([.A13])+1)" office:value-type="float" office:value="24" calcext:value-type="float">
            <text:p>24</text:p>
          </table:table-cell>
          <table:table-cell table:formula="of:=IFERROR(FIND(&quot;,&quot;;[.A13];[.B13]);[.B13])" office:value-type="float" office:value="33" calcext:value-type="float">
            <text:p>33</text:p>
          </table:table-cell>
          <table:table-cell table:formula="of:=LEFT([.A13];2)" office:value-type="string" office:string-value="11" calcext:value-type="string">
            <text:p>11</text:p>
          </table:table-cell>
          <table:table-cell table:formula="of:=IF([.D13]=[.D12];[.E12]+1;1)" office:value-type="float" office:value="1" calcext:value-type="float">
            <text:p>1</text:p>
          </table:table-cell>
          <table:table-cell table:style-name="ce4" office:value-type="string" calcext:value-type="string">
            <text:p>11</text:p>
          </table:table-cell>
          <table:table-cell table:formula="of:=[.D13]" office:value-type="string" office:string-value="11" calcext:value-type="string">
            <text:p>11</text:p>
          </table:table-cell>
          <table:table-cell table:formula="of:=CONCATENATE([.D13];&quot;-&quot;;IF(LEN([.E13])=1;CONCATENATE(&quot;0&quot;;[.E13]);[.E13]))" office:value-type="string" office:string-value="11-01" calcext:value-type="string">
            <text:p>11-01</text:p>
          </table:table-cell>
          <table:table-cell table:formula="of:=TRIM(MID([.A13];4;[.B13]-4))" office:value-type="string" office:string-value="Venasque (Vaucluse)" calcext:value-type="string">
            <text:p>Venasque (Vaucluse)</text:p>
          </table:table-cell>
          <table:table-cell table:formula="of:=MID([.A13];[.B13];[.C13]-[.B13])" office:value-type="string" office:string-value="43.997037" calcext:value-type="string">
            <text:p>43.997037</text:p>
          </table:table-cell>
          <table:table-cell table:formula="of:=IFERROR(MID([.A13];[.C13]+2;LEN([.A13])-[.C13]);&quot;&quot;)" office:value-type="string" office:string-value="5.145890" calcext:value-type="string">
            <text:p>5.145890</text:p>
          </table:table-cell>
          <table:table-cell table:formula="of:=IF([.B13]&lt;&gt;[.C13];&quot;true&quot;;&quot;false&quot;)" office:value-type="string" office:string-value="true" calcext:value-type="string">
            <text:p>true</text:p>
          </table:table-cell>
          <table:table-cell table:formula="of:=MID([.I13];1;FIND(&quot;(&quot;;[.I13])-2)" office:value-type="string" office:string-value="Venasque" calcext:value-type="string">
            <text:p>Venasque</text:p>
          </table:table-cell>
          <table:table-cell/>
          <table:table-cell table:style-name="ce6" table:formula="of:=IF([.J13]&lt;&gt;&quot;&quot;;CONCATENATE(&quot;{ &quot;&quot;type&quot;&quot;: &quot;&quot;Point&quot;&quot;, &quot;&quot;coordinates&quot;&quot;: [&quot;;[.K13];&quot;, &quot;;[.J13];&quot;] }&quot;);&quot;&quot;)" office:value-type="string" office:string-value="{ &quot;type&quot;: &quot;Point&quot;, &quot;coordinates&quot;: [5.145890, 43.997037] }" calcext:value-type="string">
            <text:p>{ "type": "Point", "coordinates": [5.145890, 43.997037] }</text:p>
          </table:table-cell>
          <table:table-cell table:style-name="ce6" table:formula="of:=CONCATENATE(&quot;{ &quot;&quot;nr&quot;&quot;: &quot;&quot;&quot;;[.F13];&quot;&quot;&quot;, &quot;&quot;booknr&quot;&quot;: &quot;&quot;&quot;;[.G13];&quot;&quot;&quot;, &quot;&quot;confirmed&quot;&quot;: &quot;&quot;&quot;;[.L13];&quot;&quot;&quot;, &quot;&quot;name&quot;&quot;: &quot;&quot;&quot;;[.I13];&quot;&quot;&quot;, &quot;&quot;shortname&quot;&quot;: &quot;&quot;&quot;;[.M13];&quot;&quot;&quot; }&quot;)" office:value-type="string" office:string-value="{ &quot;nr&quot;: &quot;11&quot;, &quot;booknr&quot;: &quot;11&quot;, &quot;confirmed&quot;: &quot;true&quot;, &quot;name&quot;: &quot;Venasque (Vaucluse)&quot;, &quot;shortname&quot;: &quot;Venasque&quot; }" calcext:value-type="string">
            <text:p>{ "nr": "11", "booknr": "11", "confirmed": "true", "name": "Venasque (Vaucluse)", "shortname": "Venasque" }</text:p>
          </table:table-cell>
          <table:table-cell table:style-name="ce6" table:formula="of:=CONCATENATE(&quot;{ &quot;&quot;id&quot;&quot;: &quot;&quot;&quot;;[.H13];&quot;&quot;&quot;, &quot;&quot;type&quot;&quot;: &quot;&quot;Feature&quot;&quot;, &quot;&quot;geometry&quot;&quot;: &quot;;IF([.O13]=&quot;&quot;;&quot;null&quot;;[.O13]);&quot;, &quot;&quot;properties&quot;&quot;: &quot;;[.P13];&quot; },&quot;)" office:value-type="string" office:string-value="{ &quot;id&quot;: &quot;11-01&quot;, &quot;type&quot;: &quot;Feature&quot;, &quot;geometry&quot;: { &quot;type&quot;: &quot;Point&quot;, &quot;coordinates&quot;: [5.145890, 43.997037] }, &quot;properties&quot;: { &quot;nr&quot;: &quot;11&quot;, &quot;booknr&quot;: &quot;11&quot;, &quot;confirmed&quot;: &quot;true&quot;, &quot;name&quot;: &quot;Venasque (Vaucluse)&quot;, &quot;shortname&quot;: &quot;Venasque&quot; } }," calcext:value-type="string">
            <text:p>{ "id": "11-01", "type": "Feature", "geometry": { "type": "Point", "coordinates": [5.145890, 43.997037] }, "properties": { "nr": "11", "booknr": "11", "confirmed": "true", "name": "Venasque (Vaucluse)", "shortname": "Venasque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12 Meysse (Ardèche) </text:span>44.607528, 4.722391</text:p>
          </table:table-cell>
          <table:table-cell table:formula="of:=IFERROR(FIND(4;[.A14];3);LEN([.A14])+1)" office:value-type="float" office:value="21" calcext:value-type="float">
            <text:p>21</text:p>
          </table:table-cell>
          <table:table-cell table:formula="of:=IFERROR(FIND(&quot;,&quot;;[.A14];[.B14]);[.B14])" office:value-type="float" office:value="30" calcext:value-type="float">
            <text:p>30</text:p>
          </table:table-cell>
          <table:table-cell table:formula="of:=LEFT([.A14];2)" office:value-type="string" office:string-value="12" calcext:value-type="string">
            <text:p>12</text:p>
          </table:table-cell>
          <table:table-cell table:formula="of:=IF([.D14]=[.D13];[.E13]+1;1)" office:value-type="float" office:value="1" calcext:value-type="float">
            <text:p>1</text:p>
          </table:table-cell>
          <table:table-cell table:style-name="ce4" office:value-type="string" calcext:value-type="string">
            <text:p>12</text:p>
          </table:table-cell>
          <table:table-cell table:formula="of:=[.D14]" office:value-type="string" office:string-value="12" calcext:value-type="string">
            <text:p>12</text:p>
          </table:table-cell>
          <table:table-cell table:formula="of:=CONCATENATE([.D14];&quot;-&quot;;IF(LEN([.E14])=1;CONCATENATE(&quot;0&quot;;[.E14]);[.E14]))" office:value-type="string" office:string-value="12-01" calcext:value-type="string">
            <text:p>12-01</text:p>
          </table:table-cell>
          <table:table-cell table:formula="of:=TRIM(MID([.A14];4;[.B14]-4))" office:value-type="string" office:string-value="Meysse (Ardèche)" calcext:value-type="string">
            <text:p>Meysse (Ardèche)</text:p>
          </table:table-cell>
          <table:table-cell table:formula="of:=MID([.A14];[.B14];[.C14]-[.B14])" office:value-type="string" office:string-value="44.607528" calcext:value-type="string">
            <text:p>44.607528</text:p>
          </table:table-cell>
          <table:table-cell table:formula="of:=IFERROR(MID([.A14];[.C14]+2;LEN([.A14])-[.C14]);&quot;&quot;)" office:value-type="string" office:string-value="4.722391" calcext:value-type="string">
            <text:p>4.722391</text:p>
          </table:table-cell>
          <table:table-cell table:formula="of:=IF([.B14]&lt;&gt;[.C14];&quot;true&quot;;&quot;false&quot;)" office:value-type="string" office:string-value="true" calcext:value-type="string">
            <text:p>true</text:p>
          </table:table-cell>
          <table:table-cell table:formula="of:=MID([.I14];1;FIND(&quot;(&quot;;[.I14])-2)" office:value-type="string" office:string-value="Meysse" calcext:value-type="string">
            <text:p>Meysse</text:p>
          </table:table-cell>
          <table:table-cell/>
          <table:table-cell table:style-name="ce6" table:formula="of:=IF([.J14]&lt;&gt;&quot;&quot;;CONCATENATE(&quot;{ &quot;&quot;type&quot;&quot;: &quot;&quot;Point&quot;&quot;, &quot;&quot;coordinates&quot;&quot;: [&quot;;[.K14];&quot;, &quot;;[.J14];&quot;] }&quot;);&quot;&quot;)" office:value-type="string" office:string-value="{ &quot;type&quot;: &quot;Point&quot;, &quot;coordinates&quot;: [4.722391, 44.607528] }" calcext:value-type="string">
            <text:p>{ "type": "Point", "coordinates": [4.722391, 44.607528] }</text:p>
          </table:table-cell>
          <table:table-cell table:style-name="ce6" table:formula="of:=CONCATENATE(&quot;{ &quot;&quot;nr&quot;&quot;: &quot;&quot;&quot;;[.F14];&quot;&quot;&quot;, &quot;&quot;booknr&quot;&quot;: &quot;&quot;&quot;;[.G14];&quot;&quot;&quot;, &quot;&quot;confirmed&quot;&quot;: &quot;&quot;&quot;;[.L14];&quot;&quot;&quot;, &quot;&quot;name&quot;&quot;: &quot;&quot;&quot;;[.I14];&quot;&quot;&quot;, &quot;&quot;shortname&quot;&quot;: &quot;&quot;&quot;;[.M14];&quot;&quot;&quot; }&quot;)" office:value-type="string" office:string-value="{ &quot;nr&quot;: &quot;12&quot;, &quot;booknr&quot;: &quot;12&quot;, &quot;confirmed&quot;: &quot;true&quot;, &quot;name&quot;: &quot;Meysse (Ardèche)&quot;, &quot;shortname&quot;: &quot;Meysse&quot; }" calcext:value-type="string">
            <text:p>{ "nr": "12", "booknr": "12", "confirmed": "true", "name": "Meysse (Ardèche)", "shortname": "Meysse" }</text:p>
          </table:table-cell>
          <table:table-cell table:style-name="ce6" table:formula="of:=CONCATENATE(&quot;{ &quot;&quot;id&quot;&quot;: &quot;&quot;&quot;;[.H14];&quot;&quot;&quot;, &quot;&quot;type&quot;&quot;: &quot;&quot;Feature&quot;&quot;, &quot;&quot;geometry&quot;&quot;: &quot;;IF([.O14]=&quot;&quot;;&quot;null&quot;;[.O14]);&quot;, &quot;&quot;properties&quot;&quot;: &quot;;[.P14];&quot; },&quot;)" office:value-type="string" office:string-value="{ &quot;id&quot;: &quot;12-01&quot;, &quot;type&quot;: &quot;Feature&quot;, &quot;geometry&quot;: { &quot;type&quot;: &quot;Point&quot;, &quot;coordinates&quot;: [4.722391, 44.607528] }, &quot;properties&quot;: { &quot;nr&quot;: &quot;12&quot;, &quot;booknr&quot;: &quot;12&quot;, &quot;confirmed&quot;: &quot;true&quot;, &quot;name&quot;: &quot;Meysse (Ardèche)&quot;, &quot;shortname&quot;: &quot;Meysse&quot; } }," calcext:value-type="string">
            <text:p>{ "id": "12-01", "type": "Feature", "geometry": { "type": "Point", "coordinates": [4.722391, 44.607528] }, "properties": { "nr": "12", "booknr": "12", "confirmed": "true", "name": "Meysse (Ardèche)", "shortname": "Meysse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13 Nice (Alpes-Maritimes) </text:span>43.720024, 7.274565</text:p>
          </table:table-cell>
          <table:table-cell table:formula="of:=IFERROR(FIND(4;[.A15];3);LEN([.A15])+1)" office:value-type="float" office:value="27" calcext:value-type="float">
            <text:p>27</text:p>
          </table:table-cell>
          <table:table-cell table:formula="of:=IFERROR(FIND(&quot;,&quot;;[.A15];[.B15]);[.B15])" office:value-type="float" office:value="36" calcext:value-type="float">
            <text:p>36</text:p>
          </table:table-cell>
          <table:table-cell table:formula="of:=LEFT([.A15];2)" office:value-type="string" office:string-value="13" calcext:value-type="string">
            <text:p>13</text:p>
          </table:table-cell>
          <table:table-cell table:formula="of:=IF([.D15]=[.D14];[.E14]+1;1)" office:value-type="float" office:value="1" calcext:value-type="float">
            <text:p>1</text:p>
          </table:table-cell>
          <table:table-cell table:style-name="ce4" office:value-type="string" calcext:value-type="string">
            <text:p>13</text:p>
          </table:table-cell>
          <table:table-cell table:formula="of:=[.D15]" office:value-type="string" office:string-value="13" calcext:value-type="string">
            <text:p>13</text:p>
          </table:table-cell>
          <table:table-cell table:formula="of:=CONCATENATE([.D15];&quot;-&quot;;IF(LEN([.E15])=1;CONCATENATE(&quot;0&quot;;[.E15]);[.E15]))" office:value-type="string" office:string-value="13-01" calcext:value-type="string">
            <text:p>13-01</text:p>
          </table:table-cell>
          <table:table-cell table:formula="of:=TRIM(MID([.A15];4;[.B15]-4))" office:value-type="string" office:string-value="Nice (Alpes-Maritimes)" calcext:value-type="string">
            <text:p>Nice (Alpes-Maritimes)</text:p>
          </table:table-cell>
          <table:table-cell table:formula="of:=MID([.A15];[.B15];[.C15]-[.B15])" office:value-type="string" office:string-value="43.720024" calcext:value-type="string">
            <text:p>43.720024</text:p>
          </table:table-cell>
          <table:table-cell table:formula="of:=IFERROR(MID([.A15];[.C15]+2;LEN([.A15])-[.C15]);&quot;&quot;)" office:value-type="string" office:string-value="7.274565" calcext:value-type="string">
            <text:p>7.274565</text:p>
          </table:table-cell>
          <table:table-cell table:formula="of:=IF([.B15]&lt;&gt;[.C15];&quot;true&quot;;&quot;false&quot;)" office:value-type="string" office:string-value="true" calcext:value-type="string">
            <text:p>true</text:p>
          </table:table-cell>
          <table:table-cell table:formula="of:=MID([.I15];1;FIND(&quot;(&quot;;[.I15])-2)" office:value-type="string" office:string-value="Nice" calcext:value-type="string">
            <text:p>Nice</text:p>
          </table:table-cell>
          <table:table-cell/>
          <table:table-cell table:style-name="ce6" table:formula="of:=IF([.J15]&lt;&gt;&quot;&quot;;CONCATENATE(&quot;{ &quot;&quot;type&quot;&quot;: &quot;&quot;Point&quot;&quot;, &quot;&quot;coordinates&quot;&quot;: [&quot;;[.K15];&quot;, &quot;;[.J15];&quot;] }&quot;);&quot;&quot;)" office:value-type="string" office:string-value="{ &quot;type&quot;: &quot;Point&quot;, &quot;coordinates&quot;: [7.274565, 43.720024] }" calcext:value-type="string">
            <text:p>{ "type": "Point", "coordinates": [7.274565, 43.720024] }</text:p>
          </table:table-cell>
          <table:table-cell table:style-name="ce6" table:formula="of:=CONCATENATE(&quot;{ &quot;&quot;nr&quot;&quot;: &quot;&quot;&quot;;[.F15];&quot;&quot;&quot;, &quot;&quot;booknr&quot;&quot;: &quot;&quot;&quot;;[.G15];&quot;&quot;&quot;, &quot;&quot;confirmed&quot;&quot;: &quot;&quot;&quot;;[.L15];&quot;&quot;&quot;, &quot;&quot;name&quot;&quot;: &quot;&quot;&quot;;[.I15];&quot;&quot;&quot;, &quot;&quot;shortname&quot;&quot;: &quot;&quot;&quot;;[.M15];&quot;&quot;&quot; }&quot;)" office:value-type="string" office:string-value="{ &quot;nr&quot;: &quot;13&quot;, &quot;booknr&quot;: &quot;13&quot;, &quot;confirmed&quot;: &quot;true&quot;, &quot;name&quot;: &quot;Nice (Alpes-Maritimes)&quot;, &quot;shortname&quot;: &quot;Nice&quot; }" calcext:value-type="string">
            <text:p>{ "nr": "13", "booknr": "13", "confirmed": "true", "name": "Nice (Alpes-Maritimes)", "shortname": "Nice" }</text:p>
          </table:table-cell>
          <table:table-cell table:style-name="ce6" table:formula="of:=CONCATENATE(&quot;{ &quot;&quot;id&quot;&quot;: &quot;&quot;&quot;;[.H15];&quot;&quot;&quot;, &quot;&quot;type&quot;&quot;: &quot;&quot;Feature&quot;&quot;, &quot;&quot;geometry&quot;&quot;: &quot;;IF([.O15]=&quot;&quot;;&quot;null&quot;;[.O15]);&quot;, &quot;&quot;properties&quot;&quot;: &quot;;[.P15];&quot; },&quot;)" office:value-type="string" office:string-value="{ &quot;id&quot;: &quot;13-01&quot;, &quot;type&quot;: &quot;Feature&quot;, &quot;geometry&quot;: { &quot;type&quot;: &quot;Point&quot;, &quot;coordinates&quot;: [7.274565, 43.720024] }, &quot;properties&quot;: { &quot;nr&quot;: &quot;13&quot;, &quot;booknr&quot;: &quot;13&quot;, &quot;confirmed&quot;: &quot;true&quot;, &quot;name&quot;: &quot;Nice (Alpes-Maritimes)&quot;, &quot;shortname&quot;: &quot;Nice&quot; } }," calcext:value-type="string">
            <text:p>{ "id": "13-01", "type": "Feature", "geometry": { "type": "Point", "coordinates": [7.274565, 43.720024] }, "properties": { "nr": "13", "booknr": "13", "confirmed": "true", "name": "Nice (Alpes-Maritimes)", "shortname": "Nice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14 Ventimille (Ligure-Italie) </text:span>43.792574, 7.599054</text:p>
          </table:table-cell>
          <table:table-cell table:formula="of:=IFERROR(FIND(4;[.A16];3);LEN([.A16])+1)" office:value-type="float" office:value="31" calcext:value-type="float">
            <text:p>31</text:p>
          </table:table-cell>
          <table:table-cell table:formula="of:=IFERROR(FIND(&quot;,&quot;;[.A16];[.B16]);[.B16])" office:value-type="float" office:value="40" calcext:value-type="float">
            <text:p>40</text:p>
          </table:table-cell>
          <table:table-cell table:formula="of:=LEFT([.A16];2)" office:value-type="string" office:string-value="14" calcext:value-type="string">
            <text:p>14</text:p>
          </table:table-cell>
          <table:table-cell table:formula="of:=IF([.D16]=[.D15];[.E15]+1;1)" office:value-type="float" office:value="1" calcext:value-type="float">
            <text:p>1</text:p>
          </table:table-cell>
          <table:table-cell table:style-name="ce4" office:value-type="string" calcext:value-type="string">
            <text:p>14</text:p>
          </table:table-cell>
          <table:table-cell table:formula="of:=[.D16]" office:value-type="string" office:string-value="14" calcext:value-type="string">
            <text:p>14</text:p>
          </table:table-cell>
          <table:table-cell table:formula="of:=CONCATENATE([.D16];&quot;-&quot;;IF(LEN([.E16])=1;CONCATENATE(&quot;0&quot;;[.E16]);[.E16]))" office:value-type="string" office:string-value="14-01" calcext:value-type="string">
            <text:p>14-01</text:p>
          </table:table-cell>
          <table:table-cell table:formula="of:=TRIM(MID([.A16];4;[.B16]-4))" office:value-type="string" office:string-value="Ventimille (Ligure-Italie)" calcext:value-type="string">
            <text:p>Ventimille (Ligure-Italie)</text:p>
          </table:table-cell>
          <table:table-cell table:formula="of:=MID([.A16];[.B16];[.C16]-[.B16])" office:value-type="string" office:string-value="43.792574" calcext:value-type="string">
            <text:p>43.792574</text:p>
          </table:table-cell>
          <table:table-cell table:formula="of:=IFERROR(MID([.A16];[.C16]+2;LEN([.A16])-[.C16]);&quot;&quot;)" office:value-type="string" office:string-value="7.599054" calcext:value-type="string">
            <text:p>7.599054</text:p>
          </table:table-cell>
          <table:table-cell table:formula="of:=IF([.B16]&lt;&gt;[.C16];&quot;true&quot;;&quot;false&quot;)" office:value-type="string" office:string-value="true" calcext:value-type="string">
            <text:p>true</text:p>
          </table:table-cell>
          <table:table-cell table:formula="of:=MID([.I16];1;FIND(&quot;(&quot;;[.I16])-2)" office:value-type="string" office:string-value="Ventimille" calcext:value-type="string">
            <text:p>Ventimille</text:p>
          </table:table-cell>
          <table:table-cell/>
          <table:table-cell table:style-name="ce6" table:formula="of:=IF([.J16]&lt;&gt;&quot;&quot;;CONCATENATE(&quot;{ &quot;&quot;type&quot;&quot;: &quot;&quot;Point&quot;&quot;, &quot;&quot;coordinates&quot;&quot;: [&quot;;[.K16];&quot;, &quot;;[.J16];&quot;] }&quot;);&quot;&quot;)" office:value-type="string" office:string-value="{ &quot;type&quot;: &quot;Point&quot;, &quot;coordinates&quot;: [7.599054, 43.792574] }" calcext:value-type="string">
            <text:p>{ "type": "Point", "coordinates": [7.599054, 43.792574] }</text:p>
          </table:table-cell>
          <table:table-cell table:style-name="ce6" table:formula="of:=CONCATENATE(&quot;{ &quot;&quot;nr&quot;&quot;: &quot;&quot;&quot;;[.F16];&quot;&quot;&quot;, &quot;&quot;booknr&quot;&quot;: &quot;&quot;&quot;;[.G16];&quot;&quot;&quot;, &quot;&quot;confirmed&quot;&quot;: &quot;&quot;&quot;;[.L16];&quot;&quot;&quot;, &quot;&quot;name&quot;&quot;: &quot;&quot;&quot;;[.I16];&quot;&quot;&quot;, &quot;&quot;shortname&quot;&quot;: &quot;&quot;&quot;;[.M16];&quot;&quot;&quot; }&quot;)" office:value-type="string" office:string-value="{ &quot;nr&quot;: &quot;14&quot;, &quot;booknr&quot;: &quot;14&quot;, &quot;confirmed&quot;: &quot;true&quot;, &quot;name&quot;: &quot;Ventimille (Ligure-Italie)&quot;, &quot;shortname&quot;: &quot;Ventimille&quot; }" calcext:value-type="string">
            <text:p>{ "nr": "14", "booknr": "14", "confirmed": "true", "name": "Ventimille (Ligure-Italie)", "shortname": "Ventimille" }</text:p>
          </table:table-cell>
          <table:table-cell table:style-name="ce6" table:formula="of:=CONCATENATE(&quot;{ &quot;&quot;id&quot;&quot;: &quot;&quot;&quot;;[.H16];&quot;&quot;&quot;, &quot;&quot;type&quot;&quot;: &quot;&quot;Feature&quot;&quot;, &quot;&quot;geometry&quot;&quot;: &quot;;IF([.O16]=&quot;&quot;;&quot;null&quot;;[.O16]);&quot;, &quot;&quot;properties&quot;&quot;: &quot;;[.P16];&quot; },&quot;)" office:value-type="string" office:string-value="{ &quot;id&quot;: &quot;14-01&quot;, &quot;type&quot;: &quot;Feature&quot;, &quot;geometry&quot;: { &quot;type&quot;: &quot;Point&quot;, &quot;coordinates&quot;: [7.599054, 43.792574] }, &quot;properties&quot;: { &quot;nr&quot;: &quot;14&quot;, &quot;booknr&quot;: &quot;14&quot;, &quot;confirmed&quot;: &quot;true&quot;, &quot;name&quot;: &quot;Ventimille (Ligure-Italie)&quot;, &quot;shortname&quot;: &quot;Ventimille&quot; } }," calcext:value-type="string">
            <text:p>{ "id": "14-01", "type": "Feature", "geometry": { "type": "Point", "coordinates": [7.599054, 43.792574] }, "properties": { "nr": "14", "booknr": "14", "confirmed": "true", "name": "Ventimille (Ligure-Italie)", "shortname": "Ventimille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15 Aubeterre-sur-Dronne (Charente) </text:span>45.270953, 0.169678</text:p>
          </table:table-cell>
          <table:table-cell table:formula="of:=IFERROR(FIND(4;[.A17];3);LEN([.A17])+1)" office:value-type="float" office:value="36" calcext:value-type="float">
            <text:p>36</text:p>
          </table:table-cell>
          <table:table-cell table:formula="of:=IFERROR(FIND(&quot;,&quot;;[.A17];[.B17]);[.B17])" office:value-type="float" office:value="45" calcext:value-type="float">
            <text:p>45</text:p>
          </table:table-cell>
          <table:table-cell table:formula="of:=LEFT([.A17];2)" office:value-type="string" office:string-value="15" calcext:value-type="string">
            <text:p>15</text:p>
          </table:table-cell>
          <table:table-cell table:formula="of:=IF([.D17]=[.D15];[.E15]+1;1)" office:value-type="float" office:value="1" calcext:value-type="float">
            <text:p>1</text:p>
          </table:table-cell>
          <table:table-cell table:style-name="ce4" office:value-type="string" calcext:value-type="string">
            <text:p>15</text:p>
          </table:table-cell>
          <table:table-cell table:formula="of:=[.D17]" office:value-type="string" office:string-value="15" calcext:value-type="string">
            <text:p>15</text:p>
          </table:table-cell>
          <table:table-cell table:formula="of:=CONCATENATE([.D17];&quot;-&quot;;IF(LEN([.E17])=1;CONCATENATE(&quot;0&quot;;[.E17]);[.E17]))" office:value-type="string" office:string-value="15-01" calcext:value-type="string">
            <text:p>15-01</text:p>
          </table:table-cell>
          <table:table-cell table:formula="of:=TRIM(MID([.A17];4;[.B17]-4))" office:value-type="string" office:string-value="Aubeterre-sur-Dronne (Charente)" calcext:value-type="string">
            <text:p>Aubeterre-sur-Dronne (Charente)</text:p>
          </table:table-cell>
          <table:table-cell table:formula="of:=MID([.A17];[.B17];[.C17]-[.B17])" office:value-type="string" office:string-value="45.270953" calcext:value-type="string">
            <text:p>45.270953</text:p>
          </table:table-cell>
          <table:table-cell table:formula="of:=IFERROR(MID([.A17];[.C17]+2;LEN([.A17])-[.C17]);&quot;&quot;)" office:value-type="string" office:string-value="0.169678" calcext:value-type="string">
            <text:p>0.169678</text:p>
          </table:table-cell>
          <table:table-cell table:formula="of:=IF([.B17]&lt;&gt;[.C17];&quot;true&quot;;&quot;false&quot;)" office:value-type="string" office:string-value="true" calcext:value-type="string">
            <text:p>true</text:p>
          </table:table-cell>
          <table:table-cell table:formula="of:=MID([.I17];1;FIND(&quot;(&quot;;[.I17])-2)" office:value-type="string" office:string-value="Aubeterre-sur-Dronne" calcext:value-type="string">
            <text:p>Aubeterre-sur-Dronne</text:p>
          </table:table-cell>
          <table:table-cell/>
          <table:table-cell table:style-name="ce6" table:formula="of:=IF([.J17]&lt;&gt;&quot;&quot;;CONCATENATE(&quot;{ &quot;&quot;type&quot;&quot;: &quot;&quot;Point&quot;&quot;, &quot;&quot;coordinates&quot;&quot;: [&quot;;[.K17];&quot;, &quot;;[.J17];&quot;] }&quot;);&quot;&quot;)" office:value-type="string" office:string-value="{ &quot;type&quot;: &quot;Point&quot;, &quot;coordinates&quot;: [0.169678, 45.270953] }" calcext:value-type="string">
            <text:p>{ "type": "Point", "coordinates": [0.169678, 45.270953] }</text:p>
          </table:table-cell>
          <table:table-cell table:style-name="ce6" table:formula="of:=CONCATENATE(&quot;{ &quot;&quot;nr&quot;&quot;: &quot;&quot;&quot;;[.F17];&quot;&quot;&quot;, &quot;&quot;booknr&quot;&quot;: &quot;&quot;&quot;;[.G17];&quot;&quot;&quot;, &quot;&quot;confirmed&quot;&quot;: &quot;&quot;&quot;;[.L17];&quot;&quot;&quot;, &quot;&quot;name&quot;&quot;: &quot;&quot;&quot;;[.I17];&quot;&quot;&quot;, &quot;&quot;shortname&quot;&quot;: &quot;&quot;&quot;;[.M17];&quot;&quot;&quot; }&quot;)" office:value-type="string" office:string-value="{ &quot;nr&quot;: &quot;15&quot;, &quot;booknr&quot;: &quot;15&quot;, &quot;confirmed&quot;: &quot;true&quot;, &quot;name&quot;: &quot;Aubeterre-sur-Dronne (Charente)&quot;, &quot;shortname&quot;: &quot;Aubeterre-sur-Dronne&quot; }" calcext:value-type="string">
            <text:p>{ "nr": "15", "booknr": "15", "confirmed": "true", "name": "Aubeterre-sur-Dronne (Charente)", "shortname": "Aubeterre-sur-Dronne" }</text:p>
          </table:table-cell>
          <table:table-cell table:style-name="ce6" table:formula="of:=CONCATENATE(&quot;{ &quot;&quot;id&quot;&quot;: &quot;&quot;&quot;;[.H17];&quot;&quot;&quot;, &quot;&quot;type&quot;&quot;: &quot;&quot;Feature&quot;&quot;, &quot;&quot;geometry&quot;&quot;: &quot;;IF([.O17]=&quot;&quot;;&quot;null&quot;;[.O17]);&quot;, &quot;&quot;properties&quot;&quot;: &quot;;[.P17];&quot; },&quot;)" office:value-type="string" office:string-value="{ &quot;id&quot;: &quot;15-01&quot;, &quot;type&quot;: &quot;Feature&quot;, &quot;geometry&quot;: { &quot;type&quot;: &quot;Point&quot;, &quot;coordinates&quot;: [0.169678, 45.270953] }, &quot;properties&quot;: { &quot;nr&quot;: &quot;15&quot;, &quot;booknr&quot;: &quot;15&quot;, &quot;confirmed&quot;: &quot;true&quot;, &quot;name&quot;: &quot;Aubeterre-sur-Dronne (Charente)&quot;, &quot;shortname&quot;: &quot;Aubeterre-sur-Dronne&quot; } }," calcext:value-type="string">
            <text:p>{ "id": "15-01", "type": "Feature", "geometry": { "type": "Point", "coordinates": [0.169678, 45.270953] }, "properties": { "nr": "15", "booknr": "15", "confirmed": "true", "name": "Aubeterre-sur-Dronne (Charente)", "shortname": "Aubeterre-sur-Dronne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16 Reims (Marne) </text:span>49.253362, 4.032701</text:p>
          </table:table-cell>
          <table:table-cell table:formula="of:=IFERROR(FIND(4;[.A18];3);LEN([.A18])+1)" office:value-type="float" office:value="18" calcext:value-type="float">
            <text:p>18</text:p>
          </table:table-cell>
          <table:table-cell table:formula="of:=IFERROR(FIND(&quot;,&quot;;[.A18];[.B18]);[.B18])" office:value-type="float" office:value="27" calcext:value-type="float">
            <text:p>27</text:p>
          </table:table-cell>
          <table:table-cell table:formula="of:=LEFT([.A18];2)" office:value-type="string" office:string-value="16" calcext:value-type="string">
            <text:p>16</text:p>
          </table:table-cell>
          <table:table-cell table:formula="of:=IF([.D18]=[.D17];[.E17]+1;1)" office:value-type="float" office:value="1" calcext:value-type="float">
            <text:p>1</text:p>
          </table:table-cell>
          <table:table-cell table:style-name="ce4" office:value-type="string" calcext:value-type="string">
            <text:p>16</text:p>
          </table:table-cell>
          <table:table-cell table:formula="of:=[.D18]" office:value-type="string" office:string-value="16" calcext:value-type="string">
            <text:p>16</text:p>
          </table:table-cell>
          <table:table-cell table:formula="of:=CONCATENATE([.D18];&quot;-&quot;;IF(LEN([.E18])=1;CONCATENATE(&quot;0&quot;;[.E18]);[.E18]))" office:value-type="string" office:string-value="16-01" calcext:value-type="string">
            <text:p>16-01</text:p>
          </table:table-cell>
          <table:table-cell table:formula="of:=TRIM(MID([.A18];4;[.B18]-4))" office:value-type="string" office:string-value="Reims (Marne)" calcext:value-type="string">
            <text:p>Reims (Marne)</text:p>
          </table:table-cell>
          <table:table-cell table:formula="of:=MID([.A18];[.B18];[.C18]-[.B18])" office:value-type="string" office:string-value="49.253362" calcext:value-type="string">
            <text:p>49.253362</text:p>
          </table:table-cell>
          <table:table-cell table:formula="of:=IFERROR(MID([.A18];[.C18]+2;LEN([.A18])-[.C18]);&quot;&quot;)" office:value-type="string" office:string-value="4.032701" calcext:value-type="string">
            <text:p>4.032701</text:p>
          </table:table-cell>
          <table:table-cell table:formula="of:=IF([.B18]&lt;&gt;[.C18];&quot;true&quot;;&quot;false&quot;)" office:value-type="string" office:string-value="true" calcext:value-type="string">
            <text:p>true</text:p>
          </table:table-cell>
          <table:table-cell table:formula="of:=MID([.I18];1;FIND(&quot;(&quot;;[.I18])-2)" office:value-type="string" office:string-value="Reims" calcext:value-type="string">
            <text:p>Reims</text:p>
          </table:table-cell>
          <table:table-cell/>
          <table:table-cell table:style-name="ce6" table:formula="of:=IF([.J18]&lt;&gt;&quot;&quot;;CONCATENATE(&quot;{ &quot;&quot;type&quot;&quot;: &quot;&quot;Point&quot;&quot;, &quot;&quot;coordinates&quot;&quot;: [&quot;;[.K18];&quot;, &quot;;[.J18];&quot;] }&quot;);&quot;&quot;)" office:value-type="string" office:string-value="{ &quot;type&quot;: &quot;Point&quot;, &quot;coordinates&quot;: [4.032701, 49.253362] }" calcext:value-type="string">
            <text:p>{ "type": "Point", "coordinates": [4.032701, 49.253362] }</text:p>
          </table:table-cell>
          <table:table-cell table:style-name="ce6" table:formula="of:=CONCATENATE(&quot;{ &quot;&quot;nr&quot;&quot;: &quot;&quot;&quot;;[.F18];&quot;&quot;&quot;, &quot;&quot;booknr&quot;&quot;: &quot;&quot;&quot;;[.G18];&quot;&quot;&quot;, &quot;&quot;confirmed&quot;&quot;: &quot;&quot;&quot;;[.L18];&quot;&quot;&quot;, &quot;&quot;name&quot;&quot;: &quot;&quot;&quot;;[.I18];&quot;&quot;&quot;, &quot;&quot;shortname&quot;&quot;: &quot;&quot;&quot;;[.M18];&quot;&quot;&quot; }&quot;)" office:value-type="string" office:string-value="{ &quot;nr&quot;: &quot;16&quot;, &quot;booknr&quot;: &quot;16&quot;, &quot;confirmed&quot;: &quot;true&quot;, &quot;name&quot;: &quot;Reims (Marne)&quot;, &quot;shortname&quot;: &quot;Reims&quot; }" calcext:value-type="string">
            <text:p>{ "nr": "16", "booknr": "16", "confirmed": "true", "name": "Reims (Marne)", "shortname": "Reims" }</text:p>
          </table:table-cell>
          <table:table-cell table:style-name="ce6" table:formula="of:=CONCATENATE(&quot;{ &quot;&quot;id&quot;&quot;: &quot;&quot;&quot;;[.H18];&quot;&quot;&quot;, &quot;&quot;type&quot;&quot;: &quot;&quot;Feature&quot;&quot;, &quot;&quot;geometry&quot;&quot;: &quot;;IF([.O18]=&quot;&quot;;&quot;null&quot;;[.O18]);&quot;, &quot;&quot;properties&quot;&quot;: &quot;;[.P18];&quot; },&quot;)" office:value-type="string" office:string-value="{ &quot;id&quot;: &quot;16-01&quot;, &quot;type&quot;: &quot;Feature&quot;, &quot;geometry&quot;: { &quot;type&quot;: &quot;Point&quot;, &quot;coordinates&quot;: [4.032701, 49.253362] }, &quot;properties&quot;: { &quot;nr&quot;: &quot;16&quot;, &quot;booknr&quot;: &quot;16&quot;, &quot;confirmed&quot;: &quot;true&quot;, &quot;name&quot;: &quot;Reims (Marne)&quot;, &quot;shortname&quot;: &quot;Reims&quot; } }," calcext:value-type="string">
            <text:p>{ "id": "16-01", "type": "Feature", "geometry": { "type": "Point", "coordinates": [4.032701, 49.253362] }, "properties": { "nr": "16", "booknr": "16", "confirmed": "true", "name": "Reims (Marne)", "shortname": "Reims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17 Château-neuf-de-Grasse (Alpes-Maritimes) </text:span>43.674835, 6.975577</text:p>
          </table:table-cell>
          <table:table-cell table:formula="of:=IFERROR(FIND(4;[.A19];3);LEN([.A19])+1)" office:value-type="float" office:value="45" calcext:value-type="float">
            <text:p>45</text:p>
          </table:table-cell>
          <table:table-cell table:formula="of:=IFERROR(FIND(&quot;,&quot;;[.A19];[.B19]);[.B19])" office:value-type="float" office:value="54" calcext:value-type="float">
            <text:p>54</text:p>
          </table:table-cell>
          <table:table-cell table:formula="of:=LEFT([.A19];2)" office:value-type="string" office:string-value="17" calcext:value-type="string">
            <text:p>17</text:p>
          </table:table-cell>
          <table:table-cell table:formula="of:=IF([.D19]=[.D18];[.E18]+1;1)" office:value-type="float" office:value="1" calcext:value-type="float">
            <text:p>1</text:p>
          </table:table-cell>
          <table:table-cell table:style-name="ce4" office:value-type="string" calcext:value-type="string">
            <text:p>17</text:p>
          </table:table-cell>
          <table:table-cell table:formula="of:=[.D19]" office:value-type="string" office:string-value="17" calcext:value-type="string">
            <text:p>17</text:p>
          </table:table-cell>
          <table:table-cell table:formula="of:=CONCATENATE([.D19];&quot;-&quot;;IF(LEN([.E19])=1;CONCATENATE(&quot;0&quot;;[.E19]);[.E19]))" office:value-type="string" office:string-value="17-01" calcext:value-type="string">
            <text:p>17-01</text:p>
          </table:table-cell>
          <table:table-cell table:formula="of:=TRIM(MID([.A19];4;[.B19]-4))" office:value-type="string" office:string-value="Château-neuf-de-Grasse (Alpes-Maritimes)" calcext:value-type="string">
            <text:p>Château-neuf-de-Grasse (Alpes-Maritimes)</text:p>
          </table:table-cell>
          <table:table-cell table:formula="of:=MID([.A19];[.B19];[.C19]-[.B19])" office:value-type="string" office:string-value="43.674835" calcext:value-type="string">
            <text:p>43.674835</text:p>
          </table:table-cell>
          <table:table-cell table:formula="of:=IFERROR(MID([.A19];[.C19]+2;LEN([.A19])-[.C19]);&quot;&quot;)" office:value-type="string" office:string-value="6.975577" calcext:value-type="string">
            <text:p>6.975577</text:p>
          </table:table-cell>
          <table:table-cell table:formula="of:=IF([.B19]&lt;&gt;[.C19];&quot;true&quot;;&quot;false&quot;)" office:value-type="string" office:string-value="true" calcext:value-type="string">
            <text:p>true</text:p>
          </table:table-cell>
          <table:table-cell table:formula="of:=MID([.I19];1;FIND(&quot;(&quot;;[.I19])-2)" office:value-type="string" office:string-value="Château-neuf-de-Grasse" calcext:value-type="string">
            <text:p>Château-neuf-de-Grasse</text:p>
          </table:table-cell>
          <table:table-cell/>
          <table:table-cell table:style-name="ce6" table:formula="of:=IF([.J19]&lt;&gt;&quot;&quot;;CONCATENATE(&quot;{ &quot;&quot;type&quot;&quot;: &quot;&quot;Point&quot;&quot;, &quot;&quot;coordinates&quot;&quot;: [&quot;;[.K19];&quot;, &quot;;[.J19];&quot;] }&quot;);&quot;&quot;)" office:value-type="string" office:string-value="{ &quot;type&quot;: &quot;Point&quot;, &quot;coordinates&quot;: [6.975577, 43.674835] }" calcext:value-type="string">
            <text:p>{ "type": "Point", "coordinates": [6.975577, 43.674835] }</text:p>
          </table:table-cell>
          <table:table-cell table:style-name="ce6" table:formula="of:=CONCATENATE(&quot;{ &quot;&quot;nr&quot;&quot;: &quot;&quot;&quot;;[.F19];&quot;&quot;&quot;, &quot;&quot;booknr&quot;&quot;: &quot;&quot;&quot;;[.G19];&quot;&quot;&quot;, &quot;&quot;confirmed&quot;&quot;: &quot;&quot;&quot;;[.L19];&quot;&quot;&quot;, &quot;&quot;name&quot;&quot;: &quot;&quot;&quot;;[.I19];&quot;&quot;&quot;, &quot;&quot;shortname&quot;&quot;: &quot;&quot;&quot;;[.M19];&quot;&quot;&quot; }&quot;)" office:value-type="string" office:string-value="{ &quot;nr&quot;: &quot;17&quot;, &quot;booknr&quot;: &quot;17&quot;, &quot;confirmed&quot;: &quot;true&quot;, &quot;name&quot;: &quot;Château-neuf-de-Grasse (Alpes-Maritimes)&quot;, &quot;shortname&quot;: &quot;Château-neuf-de-Grasse&quot; }" calcext:value-type="string">
            <text:p>{ "nr": "17", "booknr": "17", "confirmed": "true", "name": "Château-neuf-de-Grasse (Alpes-Maritimes)", "shortname": "Château-neuf-de-Grasse" }</text:p>
          </table:table-cell>
          <table:table-cell table:style-name="ce6" table:formula="of:=CONCATENATE(&quot;{ &quot;&quot;id&quot;&quot;: &quot;&quot;&quot;;[.H19];&quot;&quot;&quot;, &quot;&quot;type&quot;&quot;: &quot;&quot;Feature&quot;&quot;, &quot;&quot;geometry&quot;&quot;: &quot;;IF([.O19]=&quot;&quot;;&quot;null&quot;;[.O19]);&quot;, &quot;&quot;properties&quot;&quot;: &quot;;[.P19];&quot; },&quot;)" office:value-type="string" office:string-value="{ &quot;id&quot;: &quot;17-01&quot;, &quot;type&quot;: &quot;Feature&quot;, &quot;geometry&quot;: { &quot;type&quot;: &quot;Point&quot;, &quot;coordinates&quot;: [6.975577, 43.674835] }, &quot;properties&quot;: { &quot;nr&quot;: &quot;17&quot;, &quot;booknr&quot;: &quot;17&quot;, &quot;confirmed&quot;: &quot;true&quot;, &quot;name&quot;: &quot;Château-neuf-de-Grasse (Alpes-Maritimes)&quot;, &quot;shortname&quot;: &quot;Château-neuf-de-Grasse&quot; } }," calcext:value-type="string">
            <text:p>{ "id": "17-01", "type": "Feature", "geometry": { "type": "Point", "coordinates": [6.975577, 43.674835] }, "properties": { "nr": "17", "booknr": "17", "confirmed": "true", "name": "Château-neuf-de-Grasse (Alpes-Maritimes)", "shortname": "Château-neuf-de-Grasse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18 Grenoble (Isère) </text:span>45.192775, 5.731494</text:p>
          </table:table-cell>
          <table:table-cell table:formula="of:=IFERROR(FIND(4;[.A20];3);LEN([.A20])+1)" office:value-type="float" office:value="21" calcext:value-type="float">
            <text:p>21</text:p>
          </table:table-cell>
          <table:table-cell table:formula="of:=IFERROR(FIND(&quot;,&quot;;[.A20];[.B20]);[.B20])" office:value-type="float" office:value="30" calcext:value-type="float">
            <text:p>30</text:p>
          </table:table-cell>
          <table:table-cell table:formula="of:=LEFT([.A20];2)" office:value-type="string" office:string-value="18" calcext:value-type="string">
            <text:p>18</text:p>
          </table:table-cell>
          <table:table-cell table:formula="of:=IF([.D20]=[.D19];[.E19]+1;1)" office:value-type="float" office:value="1" calcext:value-type="float">
            <text:p>1</text:p>
          </table:table-cell>
          <table:table-cell table:style-name="ce4" office:value-type="string" calcext:value-type="string">
            <text:p>18</text:p>
          </table:table-cell>
          <table:table-cell table:formula="of:=[.D20]" office:value-type="string" office:string-value="18" calcext:value-type="string">
            <text:p>18</text:p>
          </table:table-cell>
          <table:table-cell table:formula="of:=CONCATENATE([.D20];&quot;-&quot;;IF(LEN([.E20])=1;CONCATENATE(&quot;0&quot;;[.E20]);[.E20]))" office:value-type="string" office:string-value="18-01" calcext:value-type="string">
            <text:p>18-01</text:p>
          </table:table-cell>
          <table:table-cell table:formula="of:=TRIM(MID([.A20];4;[.B20]-4))" office:value-type="string" office:string-value="Grenoble (Isère)" calcext:value-type="string">
            <text:p>Grenoble (Isère)</text:p>
          </table:table-cell>
          <table:table-cell table:formula="of:=MID([.A20];[.B20];[.C20]-[.B20])" office:value-type="string" office:string-value="45.192775" calcext:value-type="string">
            <text:p>45.192775</text:p>
          </table:table-cell>
          <table:table-cell table:formula="of:=IFERROR(MID([.A20];[.C20]+2;LEN([.A20])-[.C20]);&quot;&quot;)" office:value-type="string" office:string-value="5.731494" calcext:value-type="string">
            <text:p>5.731494</text:p>
          </table:table-cell>
          <table:table-cell table:formula="of:=IF([.B20]&lt;&gt;[.C20];&quot;true&quot;;&quot;false&quot;)" office:value-type="string" office:string-value="true" calcext:value-type="string">
            <text:p>true</text:p>
          </table:table-cell>
          <table:table-cell table:formula="of:=MID([.I20];1;FIND(&quot;(&quot;;[.I20])-2)" office:value-type="string" office:string-value="Grenoble" calcext:value-type="string">
            <text:p>Grenoble</text:p>
          </table:table-cell>
          <table:table-cell/>
          <table:table-cell table:style-name="ce6" table:formula="of:=IF([.J20]&lt;&gt;&quot;&quot;;CONCATENATE(&quot;{ &quot;&quot;type&quot;&quot;: &quot;&quot;Point&quot;&quot;, &quot;&quot;coordinates&quot;&quot;: [&quot;;[.K20];&quot;, &quot;;[.J20];&quot;] }&quot;);&quot;&quot;)" office:value-type="string" office:string-value="{ &quot;type&quot;: &quot;Point&quot;, &quot;coordinates&quot;: [5.731494, 45.192775] }" calcext:value-type="string">
            <text:p>{ "type": "Point", "coordinates": [5.731494, 45.192775] }</text:p>
          </table:table-cell>
          <table:table-cell table:style-name="ce6" table:formula="of:=CONCATENATE(&quot;{ &quot;&quot;nr&quot;&quot;: &quot;&quot;&quot;;[.F20];&quot;&quot;&quot;, &quot;&quot;booknr&quot;&quot;: &quot;&quot;&quot;;[.G20];&quot;&quot;&quot;, &quot;&quot;confirmed&quot;&quot;: &quot;&quot;&quot;;[.L20];&quot;&quot;&quot;, &quot;&quot;name&quot;&quot;: &quot;&quot;&quot;;[.I20];&quot;&quot;&quot;, &quot;&quot;shortname&quot;&quot;: &quot;&quot;&quot;;[.M20];&quot;&quot;&quot; }&quot;)" office:value-type="string" office:string-value="{ &quot;nr&quot;: &quot;18&quot;, &quot;booknr&quot;: &quot;18&quot;, &quot;confirmed&quot;: &quot;true&quot;, &quot;name&quot;: &quot;Grenoble (Isère)&quot;, &quot;shortname&quot;: &quot;Grenoble&quot; }" calcext:value-type="string">
            <text:p>{ "nr": "18", "booknr": "18", "confirmed": "true", "name": "Grenoble (Isère)", "shortname": "Grenoble" }</text:p>
          </table:table-cell>
          <table:table-cell table:style-name="ce6" table:formula="of:=CONCATENATE(&quot;{ &quot;&quot;id&quot;&quot;: &quot;&quot;&quot;;[.H20];&quot;&quot;&quot;, &quot;&quot;type&quot;&quot;: &quot;&quot;Feature&quot;&quot;, &quot;&quot;geometry&quot;&quot;: &quot;;IF([.O20]=&quot;&quot;;&quot;null&quot;;[.O20]);&quot;, &quot;&quot;properties&quot;&quot;: &quot;;[.P20];&quot; },&quot;)" office:value-type="string" office:string-value="{ &quot;id&quot;: &quot;18-01&quot;, &quot;type&quot;: &quot;Feature&quot;, &quot;geometry&quot;: { &quot;type&quot;: &quot;Point&quot;, &quot;coordinates&quot;: [5.731494, 45.192775] }, &quot;properties&quot;: { &quot;nr&quot;: &quot;18&quot;, &quot;booknr&quot;: &quot;18&quot;, &quot;confirmed&quot;: &quot;true&quot;, &quot;name&quot;: &quot;Grenoble (Isère)&quot;, &quot;shortname&quot;: &quot;Grenoble&quot; } }," calcext:value-type="string">
            <text:p>{ "id": "18-01", "type": "Feature", "geometry": { "type": "Point", "coordinates": [5.731494, 45.192775] }, "properties": { "nr": "18", "booknr": "18", "confirmed": "true", "name": "Grenoble (Isère)", "shortname": "Grenoble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19 Lyon (Rhône) </text:span>45.760808, 4.827523</text:p>
          </table:table-cell>
          <table:table-cell table:formula="of:=IFERROR(FIND(4;[.A21];3);LEN([.A21])+1)" office:value-type="float" office:value="17" calcext:value-type="float">
            <text:p>17</text:p>
          </table:table-cell>
          <table:table-cell table:formula="of:=IFERROR(FIND(&quot;,&quot;;[.A21];[.B21]);[.B21])" office:value-type="float" office:value="26" calcext:value-type="float">
            <text:p>26</text:p>
          </table:table-cell>
          <table:table-cell table:formula="of:=LEFT([.A21];2)" office:value-type="string" office:string-value="19" calcext:value-type="string">
            <text:p>19</text:p>
          </table:table-cell>
          <table:table-cell table:formula="of:=IF([.D21]=[.D20];[.E20]+1;1)" office:value-type="float" office:value="1" calcext:value-type="float">
            <text:p>1</text:p>
          </table:table-cell>
          <table:table-cell table:style-name="ce4" office:value-type="string" calcext:value-type="string">
            <text:p>19</text:p>
          </table:table-cell>
          <table:table-cell table:formula="of:=[.D21]" office:value-type="string" office:string-value="19" calcext:value-type="string">
            <text:p>19</text:p>
          </table:table-cell>
          <table:table-cell table:formula="of:=CONCATENATE([.D21];&quot;-&quot;;IF(LEN([.E21])=1;CONCATENATE(&quot;0&quot;;[.E21]);[.E21]))" office:value-type="string" office:string-value="19-01" calcext:value-type="string">
            <text:p>19-01</text:p>
          </table:table-cell>
          <table:table-cell table:formula="of:=TRIM(MID([.A21];4;[.B21]-4))" office:value-type="string" office:string-value="Lyon (Rhône)" calcext:value-type="string">
            <text:p>Lyon (Rhône)</text:p>
          </table:table-cell>
          <table:table-cell table:formula="of:=MID([.A21];[.B21];[.C21]-[.B21])" office:value-type="string" office:string-value="45.760808" calcext:value-type="string">
            <text:p>45.760808</text:p>
          </table:table-cell>
          <table:table-cell table:formula="of:=IFERROR(MID([.A21];[.C21]+2;LEN([.A21])-[.C21]);&quot;&quot;)" office:value-type="string" office:string-value="4.827523" calcext:value-type="string">
            <text:p>4.827523</text:p>
          </table:table-cell>
          <table:table-cell table:formula="of:=IF([.B21]&lt;&gt;[.C21];&quot;true&quot;;&quot;false&quot;)" office:value-type="string" office:string-value="true" calcext:value-type="string">
            <text:p>true</text:p>
          </table:table-cell>
          <table:table-cell table:formula="of:=MID([.I21];1;FIND(&quot;(&quot;;[.I21])-2)" office:value-type="string" office:string-value="Lyon" calcext:value-type="string">
            <text:p>Lyon</text:p>
          </table:table-cell>
          <table:table-cell/>
          <table:table-cell table:style-name="ce6" table:formula="of:=IF([.J21]&lt;&gt;&quot;&quot;;CONCATENATE(&quot;{ &quot;&quot;type&quot;&quot;: &quot;&quot;Point&quot;&quot;, &quot;&quot;coordinates&quot;&quot;: [&quot;;[.K21];&quot;, &quot;;[.J21];&quot;] }&quot;);&quot;&quot;)" office:value-type="string" office:string-value="{ &quot;type&quot;: &quot;Point&quot;, &quot;coordinates&quot;: [4.827523, 45.760808] }" calcext:value-type="string">
            <text:p>{ "type": "Point", "coordinates": [4.827523, 45.760808] }</text:p>
          </table:table-cell>
          <table:table-cell table:style-name="ce6" table:formula="of:=CONCATENATE(&quot;{ &quot;&quot;nr&quot;&quot;: &quot;&quot;&quot;;[.F21];&quot;&quot;&quot;, &quot;&quot;booknr&quot;&quot;: &quot;&quot;&quot;;[.G21];&quot;&quot;&quot;, &quot;&quot;confirmed&quot;&quot;: &quot;&quot;&quot;;[.L21];&quot;&quot;&quot;, &quot;&quot;name&quot;&quot;: &quot;&quot;&quot;;[.I21];&quot;&quot;&quot;, &quot;&quot;shortname&quot;&quot;: &quot;&quot;&quot;;[.M21];&quot;&quot;&quot; }&quot;)" office:value-type="string" office:string-value="{ &quot;nr&quot;: &quot;19&quot;, &quot;booknr&quot;: &quot;19&quot;, &quot;confirmed&quot;: &quot;true&quot;, &quot;name&quot;: &quot;Lyon (Rhône)&quot;, &quot;shortname&quot;: &quot;Lyon&quot; }" calcext:value-type="string">
            <text:p>{ "nr": "19", "booknr": "19", "confirmed": "true", "name": "Lyon (Rhône)", "shortname": "Lyon" }</text:p>
          </table:table-cell>
          <table:table-cell table:style-name="ce6" table:formula="of:=CONCATENATE(&quot;{ &quot;&quot;id&quot;&quot;: &quot;&quot;&quot;;[.H21];&quot;&quot;&quot;, &quot;&quot;type&quot;&quot;: &quot;&quot;Feature&quot;&quot;, &quot;&quot;geometry&quot;&quot;: &quot;;IF([.O21]=&quot;&quot;;&quot;null&quot;;[.O21]);&quot;, &quot;&quot;properties&quot;&quot;: &quot;;[.P21];&quot; },&quot;)" office:value-type="string" office:string-value="{ &quot;id&quot;: &quot;19-01&quot;, &quot;type&quot;: &quot;Feature&quot;, &quot;geometry&quot;: { &quot;type&quot;: &quot;Point&quot;, &quot;coordinates&quot;: [4.827523, 45.760808] }, &quot;properties&quot;: { &quot;nr&quot;: &quot;19&quot;, &quot;booknr&quot;: &quot;19&quot;, &quot;confirmed&quot;: &quot;true&quot;, &quot;name&quot;: &quot;Lyon (Rhône)&quot;, &quot;shortname&quot;: &quot;Lyon&quot; } }," calcext:value-type="string">
            <text:p>{ "id": "19-01", "type": "Feature", "geometry": { "type": "Point", "coordinates": [4.827523, 45.760808] }, "properties": { "nr": "19", "booknr": "19", "confirmed": "true", "name": "Lyon (Rhône)", "shortname": "Lyon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20 Civaux (Vienne) </text:span>46.444330, 0.663731</text:p>
          </table:table-cell>
          <table:table-cell table:formula="of:=IFERROR(FIND(4;[.A22];3);LEN([.A22])+1)" office:value-type="float" office:value="20" calcext:value-type="float">
            <text:p>20</text:p>
          </table:table-cell>
          <table:table-cell table:formula="of:=IFERROR(FIND(&quot;,&quot;;[.A22];[.B22]);[.B22])" office:value-type="float" office:value="29" calcext:value-type="float">
            <text:p>29</text:p>
          </table:table-cell>
          <table:table-cell table:formula="of:=LEFT([.A22];2)" office:value-type="string" office:string-value="20" calcext:value-type="string">
            <text:p>20</text:p>
          </table:table-cell>
          <table:table-cell table:formula="of:=IF([.D22]=[.D21];[.E21]+1;1)" office:value-type="float" office:value="1" calcext:value-type="float">
            <text:p>1</text:p>
          </table:table-cell>
          <table:table-cell table:style-name="ce4" office:value-type="string" calcext:value-type="string">
            <text:p>20</text:p>
          </table:table-cell>
          <table:table-cell table:formula="of:=[.D22]" office:value-type="string" office:string-value="20" calcext:value-type="string">
            <text:p>20</text:p>
          </table:table-cell>
          <table:table-cell table:formula="of:=CONCATENATE([.D22];&quot;-&quot;;IF(LEN([.E22])=1;CONCATENATE(&quot;0&quot;;[.E22]);[.E22]))" office:value-type="string" office:string-value="20-01" calcext:value-type="string">
            <text:p>20-01</text:p>
          </table:table-cell>
          <table:table-cell table:formula="of:=TRIM(MID([.A22];4;[.B22]-4))" office:value-type="string" office:string-value="Civaux (Vienne)" calcext:value-type="string">
            <text:p>Civaux (Vienne)</text:p>
          </table:table-cell>
          <table:table-cell table:formula="of:=MID([.A22];[.B22];[.C22]-[.B22])" office:value-type="string" office:string-value="46.444330" calcext:value-type="string">
            <text:p>46.444330</text:p>
          </table:table-cell>
          <table:table-cell table:formula="of:=IFERROR(MID([.A22];[.C22]+2;LEN([.A22])-[.C22]);&quot;&quot;)" office:value-type="string" office:string-value="0.663731" calcext:value-type="string">
            <text:p>0.663731</text:p>
          </table:table-cell>
          <table:table-cell table:formula="of:=IF([.B22]&lt;&gt;[.C22];&quot;true&quot;;&quot;false&quot;)" office:value-type="string" office:string-value="true" calcext:value-type="string">
            <text:p>true</text:p>
          </table:table-cell>
          <table:table-cell table:formula="of:=MID([.I22];1;FIND(&quot;(&quot;;[.I22])-2)" office:value-type="string" office:string-value="Civaux" calcext:value-type="string">
            <text:p>Civaux</text:p>
          </table:table-cell>
          <table:table-cell/>
          <table:table-cell table:style-name="ce6" table:formula="of:=IF([.J22]&lt;&gt;&quot;&quot;;CONCATENATE(&quot;{ &quot;&quot;type&quot;&quot;: &quot;&quot;Point&quot;&quot;, &quot;&quot;coordinates&quot;&quot;: [&quot;;[.K22];&quot;, &quot;;[.J22];&quot;] }&quot;);&quot;&quot;)" office:value-type="string" office:string-value="{ &quot;type&quot;: &quot;Point&quot;, &quot;coordinates&quot;: [0.663731, 46.444330] }" calcext:value-type="string">
            <text:p>{ "type": "Point", "coordinates": [0.663731, 46.444330] }</text:p>
          </table:table-cell>
          <table:table-cell table:style-name="ce6" table:formula="of:=CONCATENATE(&quot;{ &quot;&quot;nr&quot;&quot;: &quot;&quot;&quot;;[.F22];&quot;&quot;&quot;, &quot;&quot;booknr&quot;&quot;: &quot;&quot;&quot;;[.G22];&quot;&quot;&quot;, &quot;&quot;confirmed&quot;&quot;: &quot;&quot;&quot;;[.L22];&quot;&quot;&quot;, &quot;&quot;name&quot;&quot;: &quot;&quot;&quot;;[.I22];&quot;&quot;&quot;, &quot;&quot;shortname&quot;&quot;: &quot;&quot;&quot;;[.M22];&quot;&quot;&quot; }&quot;)" office:value-type="string" office:string-value="{ &quot;nr&quot;: &quot;20&quot;, &quot;booknr&quot;: &quot;20&quot;, &quot;confirmed&quot;: &quot;true&quot;, &quot;name&quot;: &quot;Civaux (Vienne)&quot;, &quot;shortname&quot;: &quot;Civaux&quot; }" calcext:value-type="string">
            <text:p>{ "nr": "20", "booknr": "20", "confirmed": "true", "name": "Civaux (Vienne)", "shortname": "Civaux" }</text:p>
          </table:table-cell>
          <table:table-cell table:style-name="ce6" table:formula="of:=CONCATENATE(&quot;{ &quot;&quot;id&quot;&quot;: &quot;&quot;&quot;;[.H22];&quot;&quot;&quot;, &quot;&quot;type&quot;&quot;: &quot;&quot;Feature&quot;&quot;, &quot;&quot;geometry&quot;&quot;: &quot;;IF([.O22]=&quot;&quot;;&quot;null&quot;;[.O22]);&quot;, &quot;&quot;properties&quot;&quot;: &quot;;[.P22];&quot; },&quot;)" office:value-type="string" office:string-value="{ &quot;id&quot;: &quot;20-01&quot;, &quot;type&quot;: &quot;Feature&quot;, &quot;geometry&quot;: { &quot;type&quot;: &quot;Point&quot;, &quot;coordinates&quot;: [0.663731, 46.444330] }, &quot;properties&quot;: { &quot;nr&quot;: &quot;20&quot;, &quot;booknr&quot;: &quot;20&quot;, &quot;confirmed&quot;: &quot;true&quot;, &quot;name&quot;: &quot;Civaux (Vienne)&quot;, &quot;shortname&quot;: &quot;Civaux&quot; } }," calcext:value-type="string">
            <text:p>{ "id": "20-01", "type": "Feature", "geometry": { "type": "Point", "coordinates": [0.663731, 46.444330] }, "properties": { "nr": "20", "booknr": "20", "confirmed": "true", "name": "Civaux (Vienne)", "shortname": "Civaux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21 Le Puy-en-Velay (Haute-Loire) </text:span>45.046286, 3.885029</text:p>
          </table:table-cell>
          <table:table-cell table:formula="of:=IFERROR(FIND(4;[.A23];3);LEN([.A23])+1)" office:value-type="float" office:value="34" calcext:value-type="float">
            <text:p>34</text:p>
          </table:table-cell>
          <table:table-cell table:formula="of:=IFERROR(FIND(&quot;,&quot;;[.A23];[.B23]);[.B23])" office:value-type="float" office:value="43" calcext:value-type="float">
            <text:p>43</text:p>
          </table:table-cell>
          <table:table-cell table:formula="of:=LEFT([.A23];2)" office:value-type="string" office:string-value="21" calcext:value-type="string">
            <text:p>21</text:p>
          </table:table-cell>
          <table:table-cell table:formula="of:=IF([.D23]=[.D22];[.E22]+1;1)" office:value-type="float" office:value="1" calcext:value-type="float">
            <text:p>1</text:p>
          </table:table-cell>
          <table:table-cell table:style-name="ce4" office:value-type="string" calcext:value-type="string">
            <text:p>21</text:p>
          </table:table-cell>
          <table:table-cell table:formula="of:=[.D23]" office:value-type="string" office:string-value="21" calcext:value-type="string">
            <text:p>21</text:p>
          </table:table-cell>
          <table:table-cell table:formula="of:=CONCATENATE([.D23];&quot;-&quot;;IF(LEN([.E23])=1;CONCATENATE(&quot;0&quot;;[.E23]);[.E23]))" office:value-type="string" office:string-value="21-01" calcext:value-type="string">
            <text:p>21-01</text:p>
          </table:table-cell>
          <table:table-cell table:formula="of:=TRIM(MID([.A23];4;[.B23]-4))" office:value-type="string" office:string-value="Le Puy-en-Velay (Haute-Loire)" calcext:value-type="string">
            <text:p>Le Puy-en-Velay (Haute-Loire)</text:p>
          </table:table-cell>
          <table:table-cell table:formula="of:=MID([.A23];[.B23];[.C23]-[.B23])" office:value-type="string" office:string-value="45.046286" calcext:value-type="string">
            <text:p>45.046286</text:p>
          </table:table-cell>
          <table:table-cell table:formula="of:=IFERROR(MID([.A23];[.C23]+2;LEN([.A23])-[.C23]);&quot;&quot;)" office:value-type="string" office:string-value="3.885029" calcext:value-type="string">
            <text:p>3.885029</text:p>
          </table:table-cell>
          <table:table-cell table:formula="of:=IF([.B23]&lt;&gt;[.C23];&quot;true&quot;;&quot;false&quot;)" office:value-type="string" office:string-value="true" calcext:value-type="string">
            <text:p>true</text:p>
          </table:table-cell>
          <table:table-cell table:formula="of:=MID([.I23];1;FIND(&quot;(&quot;;[.I23])-2)" office:value-type="string" office:string-value="Le Puy-en-Velay" calcext:value-type="string">
            <text:p>Le Puy-en-Velay</text:p>
          </table:table-cell>
          <table:table-cell/>
          <table:table-cell table:style-name="ce6" table:formula="of:=IF([.J23]&lt;&gt;&quot;&quot;;CONCATENATE(&quot;{ &quot;&quot;type&quot;&quot;: &quot;&quot;Point&quot;&quot;, &quot;&quot;coordinates&quot;&quot;: [&quot;;[.K23];&quot;, &quot;;[.J23];&quot;] }&quot;);&quot;&quot;)" office:value-type="string" office:string-value="{ &quot;type&quot;: &quot;Point&quot;, &quot;coordinates&quot;: [3.885029, 45.046286] }" calcext:value-type="string">
            <text:p>{ "type": "Point", "coordinates": [3.885029, 45.046286] }</text:p>
          </table:table-cell>
          <table:table-cell table:style-name="ce6" table:formula="of:=CONCATENATE(&quot;{ &quot;&quot;nr&quot;&quot;: &quot;&quot;&quot;;[.F23];&quot;&quot;&quot;, &quot;&quot;booknr&quot;&quot;: &quot;&quot;&quot;;[.G23];&quot;&quot;&quot;, &quot;&quot;confirmed&quot;&quot;: &quot;&quot;&quot;;[.L23];&quot;&quot;&quot;, &quot;&quot;name&quot;&quot;: &quot;&quot;&quot;;[.I23];&quot;&quot;&quot;, &quot;&quot;shortname&quot;&quot;: &quot;&quot;&quot;;[.M23];&quot;&quot;&quot; }&quot;)" office:value-type="string" office:string-value="{ &quot;nr&quot;: &quot;21&quot;, &quot;booknr&quot;: &quot;21&quot;, &quot;confirmed&quot;: &quot;true&quot;, &quot;name&quot;: &quot;Le Puy-en-Velay (Haute-Loire)&quot;, &quot;shortname&quot;: &quot;Le Puy-en-Velay&quot; }" calcext:value-type="string">
            <text:p>{ "nr": "21", "booknr": "21", "confirmed": "true", "name": "Le Puy-en-Velay (Haute-Loire)", "shortname": "Le Puy-en-Velay" }</text:p>
          </table:table-cell>
          <table:table-cell table:style-name="ce6" table:formula="of:=CONCATENATE(&quot;{ &quot;&quot;id&quot;&quot;: &quot;&quot;&quot;;[.H23];&quot;&quot;&quot;, &quot;&quot;type&quot;&quot;: &quot;&quot;Feature&quot;&quot;, &quot;&quot;geometry&quot;&quot;: &quot;;IF([.O23]=&quot;&quot;;&quot;null&quot;;[.O23]);&quot;, &quot;&quot;properties&quot;&quot;: &quot;;[.P23];&quot; },&quot;)" office:value-type="string" office:string-value="{ &quot;id&quot;: &quot;21-01&quot;, &quot;type&quot;: &quot;Feature&quot;, &quot;geometry&quot;: { &quot;type&quot;: &quot;Point&quot;, &quot;coordinates&quot;: [3.885029, 45.046286] }, &quot;properties&quot;: { &quot;nr&quot;: &quot;21&quot;, &quot;booknr&quot;: &quot;21&quot;, &quot;confirmed&quot;: &quot;true&quot;, &quot;name&quot;: &quot;Le Puy-en-Velay (Haute-Loire)&quot;, &quot;shortname&quot;: &quot;Le Puy-en-Velay&quot; } }," calcext:value-type="string">
            <text:p>{ "id": "21-01", "type": "Feature", "geometry": { "type": "Point", "coordinates": [3.885029, 45.046286] }, "properties": { "nr": "21", "booknr": "21", "confirmed": "true", "name": "Le Puy-en-Velay (Haute-Loire)", "shortname": "Le Puy-en-Velay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22 Chambéry (Savoie) </text:span>45.571019, 5.922826</text:p>
          </table:table-cell>
          <table:table-cell table:formula="of:=IFERROR(FIND(4;[.A24];3);LEN([.A24])+1)" office:value-type="float" office:value="22" calcext:value-type="float">
            <text:p>22</text:p>
          </table:table-cell>
          <table:table-cell table:formula="of:=IFERROR(FIND(&quot;,&quot;;[.A24];[.B24]);[.B24])" office:value-type="float" office:value="31" calcext:value-type="float">
            <text:p>31</text:p>
          </table:table-cell>
          <table:table-cell table:formula="of:=LEFT([.A24];2)" office:value-type="string" office:string-value="22" calcext:value-type="string">
            <text:p>22</text:p>
          </table:table-cell>
          <table:table-cell table:formula="of:=IF([.D24]=[.D23];[.E23]+1;1)" office:value-type="float" office:value="1" calcext:value-type="float">
            <text:p>1</text:p>
          </table:table-cell>
          <table:table-cell table:style-name="ce4" office:value-type="string" calcext:value-type="string">
            <text:p>22</text:p>
          </table:table-cell>
          <table:table-cell table:formula="of:=[.D24]" office:value-type="string" office:string-value="22" calcext:value-type="string">
            <text:p>22</text:p>
          </table:table-cell>
          <table:table-cell table:formula="of:=CONCATENATE([.D24];&quot;-&quot;;IF(LEN([.E24])=1;CONCATENATE(&quot;0&quot;;[.E24]);[.E24]))" office:value-type="string" office:string-value="22-01" calcext:value-type="string">
            <text:p>22-01</text:p>
          </table:table-cell>
          <table:table-cell table:formula="of:=TRIM(MID([.A24];4;[.B24]-4))" office:value-type="string" office:string-value="Chambéry (Savoie)" calcext:value-type="string">
            <text:p>Chambéry (Savoie)</text:p>
          </table:table-cell>
          <table:table-cell table:formula="of:=MID([.A24];[.B24];[.C24]-[.B24])" office:value-type="string" office:string-value="45.571019" calcext:value-type="string">
            <text:p>45.571019</text:p>
          </table:table-cell>
          <table:table-cell table:formula="of:=IFERROR(MID([.A24];[.C24]+2;LEN([.A24])-[.C24]);&quot;&quot;)" office:value-type="string" office:string-value="5.922826" calcext:value-type="string">
            <text:p>5.922826</text:p>
          </table:table-cell>
          <table:table-cell table:formula="of:=IF([.B24]&lt;&gt;[.C24];&quot;true&quot;;&quot;false&quot;)" office:value-type="string" office:string-value="true" calcext:value-type="string">
            <text:p>true</text:p>
          </table:table-cell>
          <table:table-cell table:formula="of:=MID([.I24];1;FIND(&quot;(&quot;;[.I24])-2)" office:value-type="string" office:string-value="Chambéry" calcext:value-type="string">
            <text:p>Chambéry</text:p>
          </table:table-cell>
          <table:table-cell/>
          <table:table-cell table:style-name="ce6" table:formula="of:=IF([.J24]&lt;&gt;&quot;&quot;;CONCATENATE(&quot;{ &quot;&quot;type&quot;&quot;: &quot;&quot;Point&quot;&quot;, &quot;&quot;coordinates&quot;&quot;: [&quot;;[.K24];&quot;, &quot;;[.J24];&quot;] }&quot;);&quot;&quot;)" office:value-type="string" office:string-value="{ &quot;type&quot;: &quot;Point&quot;, &quot;coordinates&quot;: [5.922826, 45.571019] }" calcext:value-type="string">
            <text:p>{ "type": "Point", "coordinates": [5.922826, 45.571019] }</text:p>
          </table:table-cell>
          <table:table-cell table:style-name="ce6" table:formula="of:=CONCATENATE(&quot;{ &quot;&quot;nr&quot;&quot;: &quot;&quot;&quot;;[.F24];&quot;&quot;&quot;, &quot;&quot;booknr&quot;&quot;: &quot;&quot;&quot;;[.G24];&quot;&quot;&quot;, &quot;&quot;confirmed&quot;&quot;: &quot;&quot;&quot;;[.L24];&quot;&quot;&quot;, &quot;&quot;name&quot;&quot;: &quot;&quot;&quot;;[.I24];&quot;&quot;&quot;, &quot;&quot;shortname&quot;&quot;: &quot;&quot;&quot;;[.M24];&quot;&quot;&quot; }&quot;)" office:value-type="string" office:string-value="{ &quot;nr&quot;: &quot;22&quot;, &quot;booknr&quot;: &quot;22&quot;, &quot;confirmed&quot;: &quot;true&quot;, &quot;name&quot;: &quot;Chambéry (Savoie)&quot;, &quot;shortname&quot;: &quot;Chambéry&quot; }" calcext:value-type="string">
            <text:p>{ "nr": "22", "booknr": "22", "confirmed": "true", "name": "Chambéry (Savoie)", "shortname": "Chambéry" }</text:p>
          </table:table-cell>
          <table:table-cell table:style-name="ce6" table:formula="of:=CONCATENATE(&quot;{ &quot;&quot;id&quot;&quot;: &quot;&quot;&quot;;[.H24];&quot;&quot;&quot;, &quot;&quot;type&quot;&quot;: &quot;&quot;Feature&quot;&quot;, &quot;&quot;geometry&quot;&quot;: &quot;;IF([.O24]=&quot;&quot;;&quot;null&quot;;[.O24]);&quot;, &quot;&quot;properties&quot;&quot;: &quot;;[.P24];&quot; },&quot;)" office:value-type="string" office:string-value="{ &quot;id&quot;: &quot;22-01&quot;, &quot;type&quot;: &quot;Feature&quot;, &quot;geometry&quot;: { &quot;type&quot;: &quot;Point&quot;, &quot;coordinates&quot;: [5.922826, 45.571019] }, &quot;properties&quot;: { &quot;nr&quot;: &quot;22&quot;, &quot;booknr&quot;: &quot;22&quot;, &quot;confirmed&quot;: &quot;true&quot;, &quot;name&quot;: &quot;Chambéry (Savoie)&quot;, &quot;shortname&quot;: &quot;Chambéry&quot; } }," calcext:value-type="string">
            <text:p>{ "id": "22-01", "type": "Feature", "geometry": { "type": "Point", "coordinates": [5.922826, 45.571019] }, "properties": { "nr": "22", "booknr": "22", "confirmed": "true", "name": "Chambéry (Savoie)", "shortname": "Chambéry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23 Six-Fours (Var) </text:span>43.100020, 5.849549</text:p>
          </table:table-cell>
          <table:table-cell table:formula="of:=IFERROR(FIND(4;[.A25];3);LEN([.A25])+1)" office:value-type="float" office:value="20" calcext:value-type="float">
            <text:p>20</text:p>
          </table:table-cell>
          <table:table-cell table:formula="of:=IFERROR(FIND(&quot;,&quot;;[.A25];[.B25]);[.B25])" office:value-type="float" office:value="29" calcext:value-type="float">
            <text:p>29</text:p>
          </table:table-cell>
          <table:table-cell table:formula="of:=LEFT([.A25];2)" office:value-type="string" office:string-value="23" calcext:value-type="string">
            <text:p>23</text:p>
          </table:table-cell>
          <table:table-cell table:formula="of:=IF([.D25]=[.D24];[.E24]+1;1)" office:value-type="float" office:value="1" calcext:value-type="float">
            <text:p>1</text:p>
          </table:table-cell>
          <table:table-cell table:style-name="ce4" office:value-type="string" calcext:value-type="string">
            <text:p>23</text:p>
          </table:table-cell>
          <table:table-cell table:formula="of:=[.D25]" office:value-type="string" office:string-value="23" calcext:value-type="string">
            <text:p>23</text:p>
          </table:table-cell>
          <table:table-cell table:formula="of:=CONCATENATE([.D25];&quot;-&quot;;IF(LEN([.E25])=1;CONCATENATE(&quot;0&quot;;[.E25]);[.E25]))" office:value-type="string" office:string-value="23-01" calcext:value-type="string">
            <text:p>23-01</text:p>
          </table:table-cell>
          <table:table-cell table:formula="of:=TRIM(MID([.A25];4;[.B25]-4))" office:value-type="string" office:string-value="Six-Fours (Var)" calcext:value-type="string">
            <text:p>Six-Fours (Var)</text:p>
          </table:table-cell>
          <table:table-cell table:formula="of:=MID([.A25];[.B25];[.C25]-[.B25])" office:value-type="string" office:string-value="43.100020" calcext:value-type="string">
            <text:p>43.100020</text:p>
          </table:table-cell>
          <table:table-cell table:formula="of:=IFERROR(MID([.A25];[.C25]+2;LEN([.A25])-[.C25]);&quot;&quot;)" office:value-type="string" office:string-value="5.849549" calcext:value-type="string">
            <text:p>5.849549</text:p>
          </table:table-cell>
          <table:table-cell table:formula="of:=IF([.B25]&lt;&gt;[.C25];&quot;true&quot;;&quot;false&quot;)" office:value-type="string" office:string-value="true" calcext:value-type="string">
            <text:p>true</text:p>
          </table:table-cell>
          <table:table-cell table:formula="of:=MID([.I25];1;FIND(&quot;(&quot;;[.I25])-2)" office:value-type="string" office:string-value="Six-Fours" calcext:value-type="string">
            <text:p>Six-Fours</text:p>
          </table:table-cell>
          <table:table-cell/>
          <table:table-cell table:style-name="ce6" table:formula="of:=IF([.J25]&lt;&gt;&quot;&quot;;CONCATENATE(&quot;{ &quot;&quot;type&quot;&quot;: &quot;&quot;Point&quot;&quot;, &quot;&quot;coordinates&quot;&quot;: [&quot;;[.K25];&quot;, &quot;;[.J25];&quot;] }&quot;);&quot;&quot;)" office:value-type="string" office:string-value="{ &quot;type&quot;: &quot;Point&quot;, &quot;coordinates&quot;: [5.849549, 43.100020] }" calcext:value-type="string">
            <text:p>{ "type": "Point", "coordinates": [5.849549, 43.100020] }</text:p>
          </table:table-cell>
          <table:table-cell table:style-name="ce6" table:formula="of:=CONCATENATE(&quot;{ &quot;&quot;nr&quot;&quot;: &quot;&quot;&quot;;[.F25];&quot;&quot;&quot;, &quot;&quot;booknr&quot;&quot;: &quot;&quot;&quot;;[.G25];&quot;&quot;&quot;, &quot;&quot;confirmed&quot;&quot;: &quot;&quot;&quot;;[.L25];&quot;&quot;&quot;, &quot;&quot;name&quot;&quot;: &quot;&quot;&quot;;[.I25];&quot;&quot;&quot;, &quot;&quot;shortname&quot;&quot;: &quot;&quot;&quot;;[.M25];&quot;&quot;&quot; }&quot;)" office:value-type="string" office:string-value="{ &quot;nr&quot;: &quot;23&quot;, &quot;booknr&quot;: &quot;23&quot;, &quot;confirmed&quot;: &quot;true&quot;, &quot;name&quot;: &quot;Six-Fours (Var)&quot;, &quot;shortname&quot;: &quot;Six-Fours&quot; }" calcext:value-type="string">
            <text:p>{ "nr": "23", "booknr": "23", "confirmed": "true", "name": "Six-Fours (Var)", "shortname": "Six-Fours" }</text:p>
          </table:table-cell>
          <table:table-cell table:style-name="ce6" table:formula="of:=CONCATENATE(&quot;{ &quot;&quot;id&quot;&quot;: &quot;&quot;&quot;;[.H25];&quot;&quot;&quot;, &quot;&quot;type&quot;&quot;: &quot;&quot;Feature&quot;&quot;, &quot;&quot;geometry&quot;&quot;: &quot;;IF([.O25]=&quot;&quot;;&quot;null&quot;;[.O25]);&quot;, &quot;&quot;properties&quot;&quot;: &quot;;[.P25];&quot; },&quot;)" office:value-type="string" office:string-value="{ &quot;id&quot;: &quot;23-01&quot;, &quot;type&quot;: &quot;Feature&quot;, &quot;geometry&quot;: { &quot;type&quot;: &quot;Point&quot;, &quot;coordinates&quot;: [5.849549, 43.100020] }, &quot;properties&quot;: { &quot;nr&quot;: &quot;23&quot;, &quot;booknr&quot;: &quot;23&quot;, &quot;confirmed&quot;: &quot;true&quot;, &quot;name&quot;: &quot;Six-Fours (Var)&quot;, &quot;shortname&quot;: &quot;Six-Fours&quot; } }," calcext:value-type="string">
            <text:p>{ "id": "23-01", "type": "Feature", "geometry": { "type": "Point", "coordinates": [5.849549, 43.100020] }, "properties": { "nr": "23", "booknr": "23", "confirmed": "true", "name": "Six-Fours (Var)", "shortname": "Six-Fours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24 Nevers (Nièvre) </text:span>46.986742, 3.156917</text:p>
          </table:table-cell>
          <table:table-cell table:formula="of:=IFERROR(FIND(4;[.A26];3);LEN([.A26])+1)" office:value-type="float" office:value="20" calcext:value-type="float">
            <text:p>20</text:p>
          </table:table-cell>
          <table:table-cell table:formula="of:=IFERROR(FIND(&quot;,&quot;;[.A26];[.B26]);[.B26])" office:value-type="float" office:value="29" calcext:value-type="float">
            <text:p>29</text:p>
          </table:table-cell>
          <table:table-cell table:formula="of:=LEFT([.A26];2)" office:value-type="string" office:string-value="24" calcext:value-type="string">
            <text:p>24</text:p>
          </table:table-cell>
          <table:table-cell table:formula="of:=IF([.D26]=[.D25];[.E25]+1;1)" office:value-type="float" office:value="1" calcext:value-type="float">
            <text:p>1</text:p>
          </table:table-cell>
          <table:table-cell table:style-name="ce4" office:value-type="string" calcext:value-type="string">
            <text:p>24</text:p>
          </table:table-cell>
          <table:table-cell table:formula="of:=[.D26]" office:value-type="string" office:string-value="24" calcext:value-type="string">
            <text:p>24</text:p>
          </table:table-cell>
          <table:table-cell table:formula="of:=CONCATENATE([.D26];&quot;-&quot;;IF(LEN([.E26])=1;CONCATENATE(&quot;0&quot;;[.E26]);[.E26]))" office:value-type="string" office:string-value="24-01" calcext:value-type="string">
            <text:p>24-01</text:p>
          </table:table-cell>
          <table:table-cell table:formula="of:=TRIM(MID([.A26];4;[.B26]-4))" office:value-type="string" office:string-value="Nevers (Nièvre)" calcext:value-type="string">
            <text:p>Nevers (Nièvre)</text:p>
          </table:table-cell>
          <table:table-cell table:formula="of:=MID([.A26];[.B26];[.C26]-[.B26])" office:value-type="string" office:string-value="46.986742" calcext:value-type="string">
            <text:p>46.986742</text:p>
          </table:table-cell>
          <table:table-cell table:formula="of:=IFERROR(MID([.A26];[.C26]+2;LEN([.A26])-[.C26]);&quot;&quot;)" office:value-type="string" office:string-value="3.156917" calcext:value-type="string">
            <text:p>3.156917</text:p>
          </table:table-cell>
          <table:table-cell table:formula="of:=IF([.B26]&lt;&gt;[.C26];&quot;true&quot;;&quot;false&quot;)" office:value-type="string" office:string-value="true" calcext:value-type="string">
            <text:p>true</text:p>
          </table:table-cell>
          <table:table-cell table:formula="of:=MID([.I26];1;FIND(&quot;(&quot;;[.I26])-2)" office:value-type="string" office:string-value="Nevers" calcext:value-type="string">
            <text:p>Nevers</text:p>
          </table:table-cell>
          <table:table-cell/>
          <table:table-cell table:style-name="ce6" table:formula="of:=IF([.J26]&lt;&gt;&quot;&quot;;CONCATENATE(&quot;{ &quot;&quot;type&quot;&quot;: &quot;&quot;Point&quot;&quot;, &quot;&quot;coordinates&quot;&quot;: [&quot;;[.K26];&quot;, &quot;;[.J26];&quot;] }&quot;);&quot;&quot;)" office:value-type="string" office:string-value="{ &quot;type&quot;: &quot;Point&quot;, &quot;coordinates&quot;: [3.156917, 46.986742] }" calcext:value-type="string">
            <text:p>{ "type": "Point", "coordinates": [3.156917, 46.986742] }</text:p>
          </table:table-cell>
          <table:table-cell table:style-name="ce6" table:formula="of:=CONCATENATE(&quot;{ &quot;&quot;nr&quot;&quot;: &quot;&quot;&quot;;[.F26];&quot;&quot;&quot;, &quot;&quot;booknr&quot;&quot;: &quot;&quot;&quot;;[.G26];&quot;&quot;&quot;, &quot;&quot;confirmed&quot;&quot;: &quot;&quot;&quot;;[.L26];&quot;&quot;&quot;, &quot;&quot;name&quot;&quot;: &quot;&quot;&quot;;[.I26];&quot;&quot;&quot;, &quot;&quot;shortname&quot;&quot;: &quot;&quot;&quot;;[.M26];&quot;&quot;&quot; }&quot;)" office:value-type="string" office:string-value="{ &quot;nr&quot;: &quot;24&quot;, &quot;booknr&quot;: &quot;24&quot;, &quot;confirmed&quot;: &quot;true&quot;, &quot;name&quot;: &quot;Nevers (Nièvre)&quot;, &quot;shortname&quot;: &quot;Nevers&quot; }" calcext:value-type="string">
            <text:p>{ "nr": "24", "booknr": "24", "confirmed": "true", "name": "Nevers (Nièvre)", "shortname": "Nevers" }</text:p>
          </table:table-cell>
          <table:table-cell table:style-name="ce6" table:formula="of:=CONCATENATE(&quot;{ &quot;&quot;id&quot;&quot;: &quot;&quot;&quot;;[.H26];&quot;&quot;&quot;, &quot;&quot;type&quot;&quot;: &quot;&quot;Feature&quot;&quot;, &quot;&quot;geometry&quot;&quot;: &quot;;IF([.O26]=&quot;&quot;;&quot;null&quot;;[.O26]);&quot;, &quot;&quot;properties&quot;&quot;: &quot;;[.P26];&quot; },&quot;)" office:value-type="string" office:string-value="{ &quot;id&quot;: &quot;24-01&quot;, &quot;type&quot;: &quot;Feature&quot;, &quot;geometry&quot;: { &quot;type&quot;: &quot;Point&quot;, &quot;coordinates&quot;: [3.156917, 46.986742] }, &quot;properties&quot;: { &quot;nr&quot;: &quot;24&quot;, &quot;booknr&quot;: &quot;24&quot;, &quot;confirmed&quot;: &quot;true&quot;, &quot;name&quot;: &quot;Nevers (Nièvre)&quot;, &quot;shortname&quot;: &quot;Nevers&quot; } }," calcext:value-type="string">
            <text:p>{ "id": "24-01", "type": "Feature", "geometry": { "type": "Point", "coordinates": [3.156917, 46.986742] }, "properties": { "nr": "24", "booknr": "24", "confirmed": "true", "name": "Nevers (Nièvre)", "shortname": "Nevers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25 Concevreux (Aisne) </text:span>49.376431, 3.789151</text:p>
          </table:table-cell>
          <table:table-cell table:formula="of:=IFERROR(FIND(4;[.A27];3);LEN([.A27])+1)" office:value-type="float" office:value="23" calcext:value-type="float">
            <text:p>23</text:p>
          </table:table-cell>
          <table:table-cell table:formula="of:=IFERROR(FIND(&quot;,&quot;;[.A27];[.B27]);[.B27])" office:value-type="float" office:value="32" calcext:value-type="float">
            <text:p>32</text:p>
          </table:table-cell>
          <table:table-cell table:formula="of:=LEFT([.A27];2)" office:value-type="string" office:string-value="25" calcext:value-type="string">
            <text:p>25</text:p>
          </table:table-cell>
          <table:table-cell table:formula="of:=IF([.D27]=[.D26];[.E26]+1;1)" office:value-type="float" office:value="1" calcext:value-type="float">
            <text:p>1</text:p>
          </table:table-cell>
          <table:table-cell table:style-name="ce4" office:value-type="string" calcext:value-type="string">
            <text:p>25</text:p>
          </table:table-cell>
          <table:table-cell office:value-type="float" office:value="25" calcext:value-type="float">
            <text:p>25</text:p>
          </table:table-cell>
          <table:table-cell table:formula="of:=CONCATENATE([.D27];&quot;-&quot;;IF(LEN([.E27])=1;CONCATENATE(&quot;0&quot;;[.E27]);[.E27]))" office:value-type="string" office:string-value="25-01" calcext:value-type="string">
            <text:p>25-01</text:p>
          </table:table-cell>
          <table:table-cell table:formula="of:=TRIM(MID([.A27];4;[.B27]-4))" office:value-type="string" office:string-value="Concevreux (Aisne)" calcext:value-type="string">
            <text:p>Concevreux (Aisne)</text:p>
          </table:table-cell>
          <table:table-cell table:formula="of:=MID([.A27];[.B27];[.C27]-[.B27])" office:value-type="string" office:string-value="49.376431" calcext:value-type="string">
            <text:p>49.376431</text:p>
          </table:table-cell>
          <table:table-cell table:formula="of:=IFERROR(MID([.A27];[.C27]+2;LEN([.A27])-[.C27]);&quot;&quot;)" office:value-type="string" office:string-value="3.789151" calcext:value-type="string">
            <text:p>3.789151</text:p>
          </table:table-cell>
          <table:table-cell table:formula="of:=IF([.B27]&lt;&gt;[.C27];&quot;true&quot;;&quot;false&quot;)" office:value-type="string" office:string-value="true" calcext:value-type="string">
            <text:p>true</text:p>
          </table:table-cell>
          <table:table-cell table:formula="of:=MID([.I27];1;FIND(&quot;(&quot;;[.I27])-2)" office:value-type="string" office:string-value="Concevreux" calcext:value-type="string">
            <text:p>Concevreux</text:p>
          </table:table-cell>
          <table:table-cell/>
          <table:table-cell table:style-name="ce6" table:formula="of:=IF([.J27]&lt;&gt;&quot;&quot;;CONCATENATE(&quot;{ &quot;&quot;type&quot;&quot;: &quot;&quot;Point&quot;&quot;, &quot;&quot;coordinates&quot;&quot;: [&quot;;[.K27];&quot;, &quot;;[.J27];&quot;] }&quot;);&quot;&quot;)" office:value-type="string" office:string-value="{ &quot;type&quot;: &quot;Point&quot;, &quot;coordinates&quot;: [3.789151, 49.376431] }" calcext:value-type="string">
            <text:p>{ "type": "Point", "coordinates": [3.789151, 49.376431] }</text:p>
          </table:table-cell>
          <table:table-cell table:style-name="ce6" table:formula="of:=CONCATENATE(&quot;{ &quot;&quot;nr&quot;&quot;: &quot;&quot;&quot;;[.F27];&quot;&quot;&quot;, &quot;&quot;booknr&quot;&quot;: &quot;&quot;&quot;;[.G27];&quot;&quot;&quot;, &quot;&quot;confirmed&quot;&quot;: &quot;&quot;&quot;;[.L27];&quot;&quot;&quot;, &quot;&quot;name&quot;&quot;: &quot;&quot;&quot;;[.I27];&quot;&quot;&quot;, &quot;&quot;shortname&quot;&quot;: &quot;&quot;&quot;;[.M27];&quot;&quot;&quot; }&quot;)" office:value-type="string" office:string-value="{ &quot;nr&quot;: &quot;25&quot;, &quot;booknr&quot;: &quot;25&quot;, &quot;confirmed&quot;: &quot;true&quot;, &quot;name&quot;: &quot;Concevreux (Aisne)&quot;, &quot;shortname&quot;: &quot;Concevreux&quot; }" calcext:value-type="string">
            <text:p>{ "nr": "25", "booknr": "25", "confirmed": "true", "name": "Concevreux (Aisne)", "shortname": "Concevreux" }</text:p>
          </table:table-cell>
          <table:table-cell table:style-name="ce6" table:formula="of:=CONCATENATE(&quot;{ &quot;&quot;id&quot;&quot;: &quot;&quot;&quot;;[.H27];&quot;&quot;&quot;, &quot;&quot;type&quot;&quot;: &quot;&quot;Feature&quot;&quot;, &quot;&quot;geometry&quot;&quot;: &quot;;IF([.O27]=&quot;&quot;;&quot;null&quot;;[.O27]);&quot;, &quot;&quot;properties&quot;&quot;: &quot;;[.P27];&quot; },&quot;)" office:value-type="string" office:string-value="{ &quot;id&quot;: &quot;25-01&quot;, &quot;type&quot;: &quot;Feature&quot;, &quot;geometry&quot;: { &quot;type&quot;: &quot;Point&quot;, &quot;coordinates&quot;: [3.789151, 49.376431] }, &quot;properties&quot;: { &quot;nr&quot;: &quot;25&quot;, &quot;booknr&quot;: &quot;25&quot;, &quot;confirmed&quot;: &quot;true&quot;, &quot;name&quot;: &quot;Concevreux (Aisne)&quot;, &quot;shortname&quot;: &quot;Concevreux&quot; } }," calcext:value-type="string">
            <text:p>{ "id": "25-01", "type": "Feature", "geometry": { "type": "Point", "coordinates": [3.789151, 49.376431] }, "properties": { "nr": "25", "booknr": "25", "confirmed": "true", "name": "Concevreux (Aisne)", "shortname": "Concevreux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26 Air-sur-Adour (Landes) </text:span>43.703992, -0.250666</text:p>
          </table:table-cell>
          <table:table-cell table:formula="of:=IFERROR(FIND(4;[.A28];3);LEN([.A28])+1)" office:value-type="float" office:value="27" calcext:value-type="float">
            <text:p>27</text:p>
          </table:table-cell>
          <table:table-cell table:formula="of:=IFERROR(FIND(&quot;,&quot;;[.A28];[.B28]);[.B28])" office:value-type="float" office:value="36" calcext:value-type="float">
            <text:p>36</text:p>
          </table:table-cell>
          <table:table-cell table:formula="of:=LEFT([.A28];2)" office:value-type="string" office:string-value="26" calcext:value-type="string">
            <text:p>26</text:p>
          </table:table-cell>
          <table:table-cell table:formula="of:=IF([.D28]=[.D27];[.E27]+1;1)" office:value-type="float" office:value="1" calcext:value-type="float">
            <text:p>1</text:p>
          </table:table-cell>
          <table:table-cell table:style-name="ce4" office:value-type="string" calcext:value-type="string">
            <text:p>26</text:p>
          </table:table-cell>
          <table:table-cell table:formula="of:=[.D28]" office:value-type="string" office:string-value="26" calcext:value-type="string">
            <text:p>26</text:p>
          </table:table-cell>
          <table:table-cell table:formula="of:=CONCATENATE([.D28];&quot;-&quot;;IF(LEN([.E28])=1;CONCATENATE(&quot;0&quot;;[.E28]);[.E28]))" office:value-type="string" office:string-value="26-01" calcext:value-type="string">
            <text:p>26-01</text:p>
          </table:table-cell>
          <table:table-cell table:formula="of:=TRIM(MID([.A28];4;[.B28]-4))" office:value-type="string" office:string-value="Air-sur-Adour (Landes)" calcext:value-type="string">
            <text:p>Air-sur-Adour (Landes)</text:p>
          </table:table-cell>
          <table:table-cell table:formula="of:=MID([.A28];[.B28];[.C28]-[.B28])" office:value-type="string" office:string-value="43.703992" calcext:value-type="string">
            <text:p>43.703992</text:p>
          </table:table-cell>
          <table:table-cell table:formula="of:=IFERROR(MID([.A28];[.C28]+2;LEN([.A28])-[.C28]);&quot;&quot;)" office:value-type="string" office:string-value="-0.250666" calcext:value-type="string">
            <text:p>-0.250666</text:p>
          </table:table-cell>
          <table:table-cell table:formula="of:=IF([.B28]&lt;&gt;[.C28];&quot;true&quot;;&quot;false&quot;)" office:value-type="string" office:string-value="true" calcext:value-type="string">
            <text:p>true</text:p>
          </table:table-cell>
          <table:table-cell table:formula="of:=MID([.I28];1;FIND(&quot;(&quot;;[.I28])-2)" office:value-type="string" office:string-value="Air-sur-Adour" calcext:value-type="string">
            <text:p>Air-sur-Adour</text:p>
          </table:table-cell>
          <table:table-cell/>
          <table:table-cell table:style-name="ce6" table:formula="of:=IF([.J28]&lt;&gt;&quot;&quot;;CONCATENATE(&quot;{ &quot;&quot;type&quot;&quot;: &quot;&quot;Point&quot;&quot;, &quot;&quot;coordinates&quot;&quot;: [&quot;;[.K28];&quot;, &quot;;[.J28];&quot;] }&quot;);&quot;&quot;)" office:value-type="string" office:string-value="{ &quot;type&quot;: &quot;Point&quot;, &quot;coordinates&quot;: [-0.250666, 43.703992] }" calcext:value-type="string">
            <text:p>{ "type": "Point", "coordinates": [-0.250666, 43.703992] }</text:p>
          </table:table-cell>
          <table:table-cell table:style-name="ce6" table:formula="of:=CONCATENATE(&quot;{ &quot;&quot;nr&quot;&quot;: &quot;&quot;&quot;;[.F28];&quot;&quot;&quot;, &quot;&quot;booknr&quot;&quot;: &quot;&quot;&quot;;[.G28];&quot;&quot;&quot;, &quot;&quot;confirmed&quot;&quot;: &quot;&quot;&quot;;[.L28];&quot;&quot;&quot;, &quot;&quot;name&quot;&quot;: &quot;&quot;&quot;;[.I28];&quot;&quot;&quot;, &quot;&quot;shortname&quot;&quot;: &quot;&quot;&quot;;[.M28];&quot;&quot;&quot; }&quot;)" office:value-type="string" office:string-value="{ &quot;nr&quot;: &quot;26&quot;, &quot;booknr&quot;: &quot;26&quot;, &quot;confirmed&quot;: &quot;true&quot;, &quot;name&quot;: &quot;Air-sur-Adour (Landes)&quot;, &quot;shortname&quot;: &quot;Air-sur-Adour&quot; }" calcext:value-type="string">
            <text:p>{ "nr": "26", "booknr": "26", "confirmed": "true", "name": "Air-sur-Adour (Landes)", "shortname": "Air-sur-Adour" }</text:p>
          </table:table-cell>
          <table:table-cell table:style-name="ce6" table:formula="of:=CONCATENATE(&quot;{ &quot;&quot;id&quot;&quot;: &quot;&quot;&quot;;[.H28];&quot;&quot;&quot;, &quot;&quot;type&quot;&quot;: &quot;&quot;Feature&quot;&quot;, &quot;&quot;geometry&quot;&quot;: &quot;;IF([.O28]=&quot;&quot;;&quot;null&quot;;[.O28]);&quot;, &quot;&quot;properties&quot;&quot;: &quot;;[.P28];&quot; },&quot;)" office:value-type="string" office:string-value="{ &quot;id&quot;: &quot;26-01&quot;, &quot;type&quot;: &quot;Feature&quot;, &quot;geometry&quot;: { &quot;type&quot;: &quot;Point&quot;, &quot;coordinates&quot;: [-0.250666, 43.703992] }, &quot;properties&quot;: { &quot;nr&quot;: &quot;26&quot;, &quot;booknr&quot;: &quot;26&quot;, &quot;confirmed&quot;: &quot;true&quot;, &quot;name&quot;: &quot;Air-sur-Adour (Landes)&quot;, &quot;shortname&quot;: &quot;Air-sur-Adour&quot; } }," calcext:value-type="string">
            <text:p>{ "id": "26-01", "type": "Feature", "geometry": { "type": "Point", "coordinates": [-0.250666, 43.703992] }, "properties": { "nr": "26", "booknr": "26", "confirmed": "true", "name": "Air-sur-Adour (Landes)", "shortname": "Air-sur-Adour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27 Saint-Cizy (Haute-Garonne) </text:span>43.223740, 1.088616</text:p>
          </table:table-cell>
          <table:table-cell table:formula="of:=IFERROR(FIND(4;[.A29];3);LEN([.A29])+1)" office:value-type="float" office:value="31" calcext:value-type="float">
            <text:p>31</text:p>
          </table:table-cell>
          <table:table-cell table:formula="of:=IFERROR(FIND(&quot;,&quot;;[.A29];[.B29]);[.B29])" office:value-type="float" office:value="40" calcext:value-type="float">
            <text:p>40</text:p>
          </table:table-cell>
          <table:table-cell table:formula="of:=LEFT([.A29];2)" office:value-type="string" office:string-value="27" calcext:value-type="string">
            <text:p>27</text:p>
          </table:table-cell>
          <table:table-cell table:formula="of:=IF([.D29]=[.D28];[.E28]+1;1)" office:value-type="float" office:value="1" calcext:value-type="float">
            <text:p>1</text:p>
          </table:table-cell>
          <table:table-cell table:style-name="ce4" office:value-type="string" calcext:value-type="string">
            <text:p>27</text:p>
          </table:table-cell>
          <table:table-cell table:formula="of:=[.D29]" office:value-type="string" office:string-value="27" calcext:value-type="string">
            <text:p>27</text:p>
          </table:table-cell>
          <table:table-cell table:formula="of:=CONCATENATE([.D29];&quot;-&quot;;IF(LEN([.E29])=1;CONCATENATE(&quot;0&quot;;[.E29]);[.E29]))" office:value-type="string" office:string-value="27-01" calcext:value-type="string">
            <text:p>27-01</text:p>
          </table:table-cell>
          <table:table-cell table:formula="of:=TRIM(MID([.A29];4;[.B29]-4))" office:value-type="string" office:string-value="Saint-Cizy (Haute-Garonne)" calcext:value-type="string">
            <text:p>Saint-Cizy (Haute-Garonne)</text:p>
          </table:table-cell>
          <table:table-cell table:formula="of:=MID([.A29];[.B29];[.C29]-[.B29])" office:value-type="string" office:string-value="43.223740" calcext:value-type="string">
            <text:p>43.223740</text:p>
          </table:table-cell>
          <table:table-cell table:formula="of:=IFERROR(MID([.A29];[.C29]+2;LEN([.A29])-[.C29]);&quot;&quot;)" office:value-type="string" office:string-value="1.088616" calcext:value-type="string">
            <text:p>1.088616</text:p>
          </table:table-cell>
          <table:table-cell table:formula="of:=IF([.B29]&lt;&gt;[.C29];&quot;true&quot;;&quot;false&quot;)" office:value-type="string" office:string-value="true" calcext:value-type="string">
            <text:p>true</text:p>
          </table:table-cell>
          <table:table-cell table:formula="of:=MID([.I29];1;FIND(&quot;(&quot;;[.I29])-2)" office:value-type="string" office:string-value="Saint-Cizy" calcext:value-type="string">
            <text:p>Saint-Cizy</text:p>
          </table:table-cell>
          <table:table-cell/>
          <table:table-cell table:style-name="ce6" table:formula="of:=IF([.J29]&lt;&gt;&quot;&quot;;CONCATENATE(&quot;{ &quot;&quot;type&quot;&quot;: &quot;&quot;Point&quot;&quot;, &quot;&quot;coordinates&quot;&quot;: [&quot;;[.K29];&quot;, &quot;;[.J29];&quot;] }&quot;);&quot;&quot;)" office:value-type="string" office:string-value="{ &quot;type&quot;: &quot;Point&quot;, &quot;coordinates&quot;: [1.088616, 43.223740] }" calcext:value-type="string">
            <text:p>{ "type": "Point", "coordinates": [1.088616, 43.223740] }</text:p>
          </table:table-cell>
          <table:table-cell table:style-name="ce6" table:formula="of:=CONCATENATE(&quot;{ &quot;&quot;nr&quot;&quot;: &quot;&quot;&quot;;[.F29];&quot;&quot;&quot;, &quot;&quot;booknr&quot;&quot;: &quot;&quot;&quot;;[.G29];&quot;&quot;&quot;, &quot;&quot;confirmed&quot;&quot;: &quot;&quot;&quot;;[.L29];&quot;&quot;&quot;, &quot;&quot;name&quot;&quot;: &quot;&quot;&quot;;[.I29];&quot;&quot;&quot;, &quot;&quot;shortname&quot;&quot;: &quot;&quot;&quot;;[.M29];&quot;&quot;&quot; }&quot;)" office:value-type="string" office:string-value="{ &quot;nr&quot;: &quot;27&quot;, &quot;booknr&quot;: &quot;27&quot;, &quot;confirmed&quot;: &quot;true&quot;, &quot;name&quot;: &quot;Saint-Cizy (Haute-Garonne)&quot;, &quot;shortname&quot;: &quot;Saint-Cizy&quot; }" calcext:value-type="string">
            <text:p>{ "nr": "27", "booknr": "27", "confirmed": "true", "name": "Saint-Cizy (Haute-Garonne)", "shortname": "Saint-Cizy" }</text:p>
          </table:table-cell>
          <table:table-cell table:style-name="ce6" table:formula="of:=CONCATENATE(&quot;{ &quot;&quot;id&quot;&quot;: &quot;&quot;&quot;;[.H29];&quot;&quot;&quot;, &quot;&quot;type&quot;&quot;: &quot;&quot;Feature&quot;&quot;, &quot;&quot;geometry&quot;&quot;: &quot;;IF([.O29]=&quot;&quot;;&quot;null&quot;;[.O29]);&quot;, &quot;&quot;properties&quot;&quot;: &quot;;[.P29];&quot; },&quot;)" office:value-type="string" office:string-value="{ &quot;id&quot;: &quot;27-01&quot;, &quot;type&quot;: &quot;Feature&quot;, &quot;geometry&quot;: { &quot;type&quot;: &quot;Point&quot;, &quot;coordinates&quot;: [1.088616, 43.223740] }, &quot;properties&quot;: { &quot;nr&quot;: &quot;27&quot;, &quot;booknr&quot;: &quot;27&quot;, &quot;confirmed&quot;: &quot;true&quot;, &quot;name&quot;: &quot;Saint-Cizy (Haute-Garonne)&quot;, &quot;shortname&quot;: &quot;Saint-Cizy&quot; } }," calcext:value-type="string">
            <text:p>{ "id": "27-01", "type": "Feature", "geometry": { "type": "Point", "coordinates": [1.088616, 43.223740] }, "properties": { "nr": "27", "booknr": "27", "confirmed": "true", "name": "Saint-Cizy (Haute-Garonne)", "shortname": "Saint-Cizy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28 Loupian (Hérault) </text:span>43.449638, 3.613267</text:p>
          </table:table-cell>
          <table:table-cell table:formula="of:=IFERROR(FIND(4;[.A30];3);LEN([.A30])+1)" office:value-type="float" office:value="22" calcext:value-type="float">
            <text:p>22</text:p>
          </table:table-cell>
          <table:table-cell table:formula="of:=IFERROR(FIND(&quot;,&quot;;[.A30];[.B30]);[.B30])" office:value-type="float" office:value="31" calcext:value-type="float">
            <text:p>31</text:p>
          </table:table-cell>
          <table:table-cell table:formula="of:=LEFT([.A30];2)" office:value-type="string" office:string-value="28" calcext:value-type="string">
            <text:p>28</text:p>
          </table:table-cell>
          <table:table-cell table:formula="of:=IF([.D30]=[.D29];[.E29]+1;1)" office:value-type="float" office:value="1" calcext:value-type="float">
            <text:p>1</text:p>
          </table:table-cell>
          <table:table-cell table:style-name="ce4" office:value-type="string" calcext:value-type="string">
            <text:p>28</text:p>
          </table:table-cell>
          <table:table-cell table:formula="of:=[.D30]" office:value-type="string" office:string-value="28" calcext:value-type="string">
            <text:p>28</text:p>
          </table:table-cell>
          <table:table-cell table:formula="of:=CONCATENATE([.D30];&quot;-&quot;;IF(LEN([.E30])=1;CONCATENATE(&quot;0&quot;;[.E30]);[.E30]))" office:value-type="string" office:string-value="28-01" calcext:value-type="string">
            <text:p>28-01</text:p>
          </table:table-cell>
          <table:table-cell table:formula="of:=TRIM(MID([.A30];4;[.B30]-4))" office:value-type="string" office:string-value="Loupian (Hérault)" calcext:value-type="string">
            <text:p>Loupian (Hérault)</text:p>
          </table:table-cell>
          <table:table-cell table:formula="of:=MID([.A30];[.B30];[.C30]-[.B30])" office:value-type="string" office:string-value="43.449638" calcext:value-type="string">
            <text:p>43.449638</text:p>
          </table:table-cell>
          <table:table-cell table:formula="of:=IFERROR(MID([.A30];[.C30]+2;LEN([.A30])-[.C30]);&quot;&quot;)" office:value-type="string" office:string-value="3.613267" calcext:value-type="string">
            <text:p>3.613267</text:p>
          </table:table-cell>
          <table:table-cell table:formula="of:=IF([.B30]&lt;&gt;[.C30];&quot;true&quot;;&quot;false&quot;)" office:value-type="string" office:string-value="true" calcext:value-type="string">
            <text:p>true</text:p>
          </table:table-cell>
          <table:table-cell table:formula="of:=MID([.I30];1;FIND(&quot;(&quot;;[.I30])-2)" office:value-type="string" office:string-value="Loupian" calcext:value-type="string">
            <text:p>Loupian</text:p>
          </table:table-cell>
          <table:table-cell/>
          <table:table-cell table:style-name="ce6" table:formula="of:=IF([.J30]&lt;&gt;&quot;&quot;;CONCATENATE(&quot;{ &quot;&quot;type&quot;&quot;: &quot;&quot;Point&quot;&quot;, &quot;&quot;coordinates&quot;&quot;: [&quot;;[.K30];&quot;, &quot;;[.J30];&quot;] }&quot;);&quot;&quot;)" office:value-type="string" office:string-value="{ &quot;type&quot;: &quot;Point&quot;, &quot;coordinates&quot;: [3.613267, 43.449638] }" calcext:value-type="string">
            <text:p>{ "type": "Point", "coordinates": [3.613267, 43.449638] }</text:p>
          </table:table-cell>
          <table:table-cell table:style-name="ce6" table:formula="of:=CONCATENATE(&quot;{ &quot;&quot;nr&quot;&quot;: &quot;&quot;&quot;;[.F30];&quot;&quot;&quot;, &quot;&quot;booknr&quot;&quot;: &quot;&quot;&quot;;[.G30];&quot;&quot;&quot;, &quot;&quot;confirmed&quot;&quot;: &quot;&quot;&quot;;[.L30];&quot;&quot;&quot;, &quot;&quot;name&quot;&quot;: &quot;&quot;&quot;;[.I30];&quot;&quot;&quot;, &quot;&quot;shortname&quot;&quot;: &quot;&quot;&quot;;[.M30];&quot;&quot;&quot; }&quot;)" office:value-type="string" office:string-value="{ &quot;nr&quot;: &quot;28&quot;, &quot;booknr&quot;: &quot;28&quot;, &quot;confirmed&quot;: &quot;true&quot;, &quot;name&quot;: &quot;Loupian (Hérault)&quot;, &quot;shortname&quot;: &quot;Loupian&quot; }" calcext:value-type="string">
            <text:p>{ "nr": "28", "booknr": "28", "confirmed": "true", "name": "Loupian (Hérault)", "shortname": "Loupian" }</text:p>
          </table:table-cell>
          <table:table-cell table:style-name="ce6" table:formula="of:=CONCATENATE(&quot;{ &quot;&quot;id&quot;&quot;: &quot;&quot;&quot;;[.H30];&quot;&quot;&quot;, &quot;&quot;type&quot;&quot;: &quot;&quot;Feature&quot;&quot;, &quot;&quot;geometry&quot;&quot;: &quot;;IF([.O30]=&quot;&quot;;&quot;null&quot;;[.O30]);&quot;, &quot;&quot;properties&quot;&quot;: &quot;;[.P30];&quot; },&quot;)" office:value-type="string" office:string-value="{ &quot;id&quot;: &quot;28-01&quot;, &quot;type&quot;: &quot;Feature&quot;, &quot;geometry&quot;: { &quot;type&quot;: &quot;Point&quot;, &quot;coordinates&quot;: [3.613267, 43.449638] }, &quot;properties&quot;: { &quot;nr&quot;: &quot;28&quot;, &quot;booknr&quot;: &quot;28&quot;, &quot;confirmed&quot;: &quot;true&quot;, &quot;name&quot;: &quot;Loupian (Hérault)&quot;, &quot;shortname&quot;: &quot;Loupian&quot; } }," calcext:value-type="string">
            <text:p>{ "id": "28-01", "type": "Feature", "geometry": { "type": "Point", "coordinates": [3.613267, 43.449638] }, "properties": { "nr": "28", "booknr": "28", "confirmed": "true", "name": "Loupian (Hérault)", "shortname": "Loupian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29 Le Dorat (Haute-Vienne) </text:span>46.214491, 1.081805</text:p>
          </table:table-cell>
          <table:table-cell table:formula="of:=IFERROR(FIND(4;[.A31];3);LEN([.A31])+1)" office:value-type="float" office:value="28" calcext:value-type="float">
            <text:p>28</text:p>
          </table:table-cell>
          <table:table-cell table:formula="of:=IFERROR(FIND(&quot;,&quot;;[.A31];[.B31]);[.B31])" office:value-type="float" office:value="37" calcext:value-type="float">
            <text:p>37</text:p>
          </table:table-cell>
          <table:table-cell table:formula="of:=LEFT([.A31];2)" office:value-type="string" office:string-value="29" calcext:value-type="string">
            <text:p>29</text:p>
          </table:table-cell>
          <table:table-cell table:formula="of:=IF([.D31]=[.D30];[.E30]+1;1)" office:value-type="float" office:value="1" calcext:value-type="float">
            <text:p>1</text:p>
          </table:table-cell>
          <table:table-cell table:style-name="ce4" office:value-type="string" calcext:value-type="string">
            <text:p>29</text:p>
          </table:table-cell>
          <table:table-cell table:formula="of:=[.D31]" office:value-type="string" office:string-value="29" calcext:value-type="string">
            <text:p>29</text:p>
          </table:table-cell>
          <table:table-cell table:formula="of:=CONCATENATE([.D31];&quot;-&quot;;IF(LEN([.E31])=1;CONCATENATE(&quot;0&quot;;[.E31]);[.E31]))" office:value-type="string" office:string-value="29-01" calcext:value-type="string">
            <text:p>29-01</text:p>
          </table:table-cell>
          <table:table-cell table:formula="of:=TRIM(MID([.A31];4;[.B31]-4))" office:value-type="string" office:string-value="Le Dorat (Haute-Vienne)" calcext:value-type="string">
            <text:p>Le Dorat (Haute-Vienne)</text:p>
          </table:table-cell>
          <table:table-cell table:formula="of:=MID([.A31];[.B31];[.C31]-[.B31])" office:value-type="string" office:string-value="46.214491" calcext:value-type="string">
            <text:p>46.214491</text:p>
          </table:table-cell>
          <table:table-cell table:formula="of:=IFERROR(MID([.A31];[.C31]+2;LEN([.A31])-[.C31]);&quot;&quot;)" office:value-type="string" office:string-value="1.081805" calcext:value-type="string">
            <text:p>1.081805</text:p>
          </table:table-cell>
          <table:table-cell table:formula="of:=IF([.B31]&lt;&gt;[.C31];&quot;true&quot;;&quot;false&quot;)" office:value-type="string" office:string-value="true" calcext:value-type="string">
            <text:p>true</text:p>
          </table:table-cell>
          <table:table-cell table:formula="of:=MID([.I31];1;FIND(&quot;(&quot;;[.I31])-2)" office:value-type="string" office:string-value="Le Dorat" calcext:value-type="string">
            <text:p>Le Dorat</text:p>
          </table:table-cell>
          <table:table-cell/>
          <table:table-cell table:style-name="ce6" table:formula="of:=IF([.J31]&lt;&gt;&quot;&quot;;CONCATENATE(&quot;{ &quot;&quot;type&quot;&quot;: &quot;&quot;Point&quot;&quot;, &quot;&quot;coordinates&quot;&quot;: [&quot;;[.K31];&quot;, &quot;;[.J31];&quot;] }&quot;);&quot;&quot;)" office:value-type="string" office:string-value="{ &quot;type&quot;: &quot;Point&quot;, &quot;coordinates&quot;: [1.081805, 46.214491] }" calcext:value-type="string">
            <text:p>{ "type": "Point", "coordinates": [1.081805, 46.214491] }</text:p>
          </table:table-cell>
          <table:table-cell table:style-name="ce6" table:formula="of:=CONCATENATE(&quot;{ &quot;&quot;nr&quot;&quot;: &quot;&quot;&quot;;[.F31];&quot;&quot;&quot;, &quot;&quot;booknr&quot;&quot;: &quot;&quot;&quot;;[.G31];&quot;&quot;&quot;, &quot;&quot;confirmed&quot;&quot;: &quot;&quot;&quot;;[.L31];&quot;&quot;&quot;, &quot;&quot;name&quot;&quot;: &quot;&quot;&quot;;[.I31];&quot;&quot;&quot;, &quot;&quot;shortname&quot;&quot;: &quot;&quot;&quot;;[.M31];&quot;&quot;&quot; }&quot;)" office:value-type="string" office:string-value="{ &quot;nr&quot;: &quot;29&quot;, &quot;booknr&quot;: &quot;29&quot;, &quot;confirmed&quot;: &quot;true&quot;, &quot;name&quot;: &quot;Le Dorat (Haute-Vienne)&quot;, &quot;shortname&quot;: &quot;Le Dorat&quot; }" calcext:value-type="string">
            <text:p>{ "nr": "29", "booknr": "29", "confirmed": "true", "name": "Le Dorat (Haute-Vienne)", "shortname": "Le Dorat" }</text:p>
          </table:table-cell>
          <table:table-cell table:style-name="ce6" table:formula="of:=CONCATENATE(&quot;{ &quot;&quot;id&quot;&quot;: &quot;&quot;&quot;;[.H31];&quot;&quot;&quot;, &quot;&quot;type&quot;&quot;: &quot;&quot;Feature&quot;&quot;, &quot;&quot;geometry&quot;&quot;: &quot;;IF([.O31]=&quot;&quot;;&quot;null&quot;;[.O31]);&quot;, &quot;&quot;properties&quot;&quot;: &quot;;[.P31];&quot; },&quot;)" office:value-type="string" office:string-value="{ &quot;id&quot;: &quot;29-01&quot;, &quot;type&quot;: &quot;Feature&quot;, &quot;geometry&quot;: { &quot;type&quot;: &quot;Point&quot;, &quot;coordinates&quot;: [1.081805, 46.214491] }, &quot;properties&quot;: { &quot;nr&quot;: &quot;29&quot;, &quot;booknr&quot;: &quot;29&quot;, &quot;confirmed&quot;: &quot;true&quot;, &quot;name&quot;: &quot;Le Dorat (Haute-Vienne)&quot;, &quot;shortname&quot;: &quot;Le Dorat&quot; } }," calcext:value-type="string">
            <text:p>{ "id": "29-01", "type": "Feature", "geometry": { "type": "Point", "coordinates": [1.081805, 46.214491] }, "properties": { "nr": "29", "booknr": "29", "confirmed": "true", "name": "Le Dorat (Haute-Vienne)", "shortname": "Le Dorat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30 Evreux (Eure) </text:span>49.024389, 1.150293</text:p>
          </table:table-cell>
          <table:table-cell table:formula="of:=IFERROR(FIND(4;[.A32];3);LEN([.A32])+1)" office:value-type="float" office:value="18" calcext:value-type="float">
            <text:p>18</text:p>
          </table:table-cell>
          <table:table-cell table:formula="of:=IFERROR(FIND(&quot;,&quot;;[.A32];[.B32]);[.B32])" office:value-type="float" office:value="27" calcext:value-type="float">
            <text:p>27</text:p>
          </table:table-cell>
          <table:table-cell table:formula="of:=LEFT([.A32];2)" office:value-type="string" office:string-value="30" calcext:value-type="string">
            <text:p>30</text:p>
          </table:table-cell>
          <table:table-cell table:formula="of:=IF([.D32]=[.D31];[.E31]+1;1)" office:value-type="float" office:value="1" calcext:value-type="float">
            <text:p>1</text:p>
          </table:table-cell>
          <table:table-cell table:style-name="ce4" office:value-type="string" calcext:value-type="string">
            <text:p>30</text:p>
          </table:table-cell>
          <table:table-cell table:formula="of:=[.D32]" office:value-type="string" office:string-value="30" calcext:value-type="string">
            <text:p>30</text:p>
          </table:table-cell>
          <table:table-cell table:formula="of:=CONCATENATE([.D32];&quot;-&quot;;IF(LEN([.E32])=1;CONCATENATE(&quot;0&quot;;[.E32]);[.E32]))" office:value-type="string" office:string-value="30-01" calcext:value-type="string">
            <text:p>30-01</text:p>
          </table:table-cell>
          <table:table-cell table:formula="of:=TRIM(MID([.A32];4;[.B32]-4))" office:value-type="string" office:string-value="Evreux (Eure)" calcext:value-type="string">
            <text:p>Evreux (Eure)</text:p>
          </table:table-cell>
          <table:table-cell table:formula="of:=MID([.A32];[.B32];[.C32]-[.B32])" office:value-type="string" office:string-value="49.024389" calcext:value-type="string">
            <text:p>49.024389</text:p>
          </table:table-cell>
          <table:table-cell table:formula="of:=IFERROR(MID([.A32];[.C32]+2;LEN([.A32])-[.C32]);&quot;&quot;)" office:value-type="string" office:string-value="1.150293" calcext:value-type="string">
            <text:p>1.150293</text:p>
          </table:table-cell>
          <table:table-cell table:formula="of:=IF([.B32]&lt;&gt;[.C32];&quot;true&quot;;&quot;false&quot;)" office:value-type="string" office:string-value="true" calcext:value-type="string">
            <text:p>true</text:p>
          </table:table-cell>
          <table:table-cell table:formula="of:=MID([.I32];1;FIND(&quot;(&quot;;[.I32])-2)" office:value-type="string" office:string-value="Evreux" calcext:value-type="string">
            <text:p>Evreux</text:p>
          </table:table-cell>
          <table:table-cell/>
          <table:table-cell table:style-name="ce6" table:formula="of:=IF([.J32]&lt;&gt;&quot;&quot;;CONCATENATE(&quot;{ &quot;&quot;type&quot;&quot;: &quot;&quot;Point&quot;&quot;, &quot;&quot;coordinates&quot;&quot;: [&quot;;[.K32];&quot;, &quot;;[.J32];&quot;] }&quot;);&quot;&quot;)" office:value-type="string" office:string-value="{ &quot;type&quot;: &quot;Point&quot;, &quot;coordinates&quot;: [1.150293, 49.024389] }" calcext:value-type="string">
            <text:p>{ "type": "Point", "coordinates": [1.150293, 49.024389] }</text:p>
          </table:table-cell>
          <table:table-cell table:style-name="ce6" table:formula="of:=CONCATENATE(&quot;{ &quot;&quot;nr&quot;&quot;: &quot;&quot;&quot;;[.F32];&quot;&quot;&quot;, &quot;&quot;booknr&quot;&quot;: &quot;&quot;&quot;;[.G32];&quot;&quot;&quot;, &quot;&quot;confirmed&quot;&quot;: &quot;&quot;&quot;;[.L32];&quot;&quot;&quot;, &quot;&quot;name&quot;&quot;: &quot;&quot;&quot;;[.I32];&quot;&quot;&quot;, &quot;&quot;shortname&quot;&quot;: &quot;&quot;&quot;;[.M32];&quot;&quot;&quot; }&quot;)" office:value-type="string" office:string-value="{ &quot;nr&quot;: &quot;30&quot;, &quot;booknr&quot;: &quot;30&quot;, &quot;confirmed&quot;: &quot;true&quot;, &quot;name&quot;: &quot;Evreux (Eure)&quot;, &quot;shortname&quot;: &quot;Evreux&quot; }" calcext:value-type="string">
            <text:p>{ "nr": "30", "booknr": "30", "confirmed": "true", "name": "Evreux (Eure)", "shortname": "Evreux" }</text:p>
          </table:table-cell>
          <table:table-cell table:style-name="ce6" table:formula="of:=CONCATENATE(&quot;{ &quot;&quot;id&quot;&quot;: &quot;&quot;&quot;;[.H32];&quot;&quot;&quot;, &quot;&quot;type&quot;&quot;: &quot;&quot;Feature&quot;&quot;, &quot;&quot;geometry&quot;&quot;: &quot;;IF([.O32]=&quot;&quot;;&quot;null&quot;;[.O32]);&quot;, &quot;&quot;properties&quot;&quot;: &quot;;[.P32];&quot; },&quot;)" office:value-type="string" office:string-value="{ &quot;id&quot;: &quot;30-01&quot;, &quot;type&quot;: &quot;Feature&quot;, &quot;geometry&quot;: { &quot;type&quot;: &quot;Point&quot;, &quot;coordinates&quot;: [1.150293, 49.024389] }, &quot;properties&quot;: { &quot;nr&quot;: &quot;30&quot;, &quot;booknr&quot;: &quot;30&quot;, &quot;confirmed&quot;: &quot;true&quot;, &quot;name&quot;: &quot;Evreux (Eure)&quot;, &quot;shortname&quot;: &quot;Evreux&quot; } }," calcext:value-type="string">
            <text:p>{ "id": "30-01", "type": "Feature", "geometry": { "type": "Point", "coordinates": [1.150293, 49.024389] }, "properties": { "nr": "30", "booknr": "30", "confirmed": "true", "name": "Evreux (Eure)", "shortname": "Evreux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31 Moulhouse (Haut-Rhin) </text:span>47.744558, 7.329769</text:p>
          </table:table-cell>
          <table:table-cell table:formula="of:=IFERROR(FIND(4;[.A33];3);LEN([.A33])+1)" office:value-type="float" office:value="26" calcext:value-type="float">
            <text:p>26</text:p>
          </table:table-cell>
          <table:table-cell table:formula="of:=IFERROR(FIND(&quot;,&quot;;[.A33];[.B33]);[.B33])" office:value-type="float" office:value="35" calcext:value-type="float">
            <text:p>35</text:p>
          </table:table-cell>
          <table:table-cell table:formula="of:=LEFT([.A33];2)" office:value-type="string" office:string-value="31" calcext:value-type="string">
            <text:p>31</text:p>
          </table:table-cell>
          <table:table-cell table:formula="of:=IF([.D33]=[.D32];[.E32]+1;1)" office:value-type="float" office:value="1" calcext:value-type="float">
            <text:p>1</text:p>
          </table:table-cell>
          <table:table-cell table:style-name="ce4" office:value-type="string" calcext:value-type="string">
            <text:p>31</text:p>
          </table:table-cell>
          <table:table-cell table:formula="of:=[.D33]" office:value-type="string" office:string-value="31" calcext:value-type="string">
            <text:p>31</text:p>
          </table:table-cell>
          <table:table-cell table:formula="of:=CONCATENATE([.D33];&quot;-&quot;;IF(LEN([.E33])=1;CONCATENATE(&quot;0&quot;;[.E33]);[.E33]))" office:value-type="string" office:string-value="31-01" calcext:value-type="string">
            <text:p>31-01</text:p>
          </table:table-cell>
          <table:table-cell table:formula="of:=TRIM(MID([.A33];4;[.B33]-4))" office:value-type="string" office:string-value="Moulhouse (Haut-Rhin)" calcext:value-type="string">
            <text:p>Moulhouse (Haut-Rhin)</text:p>
          </table:table-cell>
          <table:table-cell table:formula="of:=MID([.A33];[.B33];[.C33]-[.B33])" office:value-type="string" office:string-value="47.744558" calcext:value-type="string">
            <text:p>47.744558</text:p>
          </table:table-cell>
          <table:table-cell table:formula="of:=IFERROR(MID([.A33];[.C33]+2;LEN([.A33])-[.C33]);&quot;&quot;)" office:value-type="string" office:string-value="7.329769" calcext:value-type="string">
            <text:p>7.329769</text:p>
          </table:table-cell>
          <table:table-cell table:formula="of:=IF([.B33]&lt;&gt;[.C33];&quot;true&quot;;&quot;false&quot;)" office:value-type="string" office:string-value="true" calcext:value-type="string">
            <text:p>true</text:p>
          </table:table-cell>
          <table:table-cell table:formula="of:=MID([.I33];1;FIND(&quot;(&quot;;[.I33])-2)" office:value-type="string" office:string-value="Moulhouse" calcext:value-type="string">
            <text:p>Moulhouse</text:p>
          </table:table-cell>
          <table:table-cell/>
          <table:table-cell table:style-name="ce6" table:formula="of:=IF([.J33]&lt;&gt;&quot;&quot;;CONCATENATE(&quot;{ &quot;&quot;type&quot;&quot;: &quot;&quot;Point&quot;&quot;, &quot;&quot;coordinates&quot;&quot;: [&quot;;[.K33];&quot;, &quot;;[.J33];&quot;] }&quot;);&quot;&quot;)" office:value-type="string" office:string-value="{ &quot;type&quot;: &quot;Point&quot;, &quot;coordinates&quot;: [7.329769, 47.744558] }" calcext:value-type="string">
            <text:p>{ "type": "Point", "coordinates": [7.329769, 47.744558] }</text:p>
          </table:table-cell>
          <table:table-cell table:style-name="ce6" table:formula="of:=CONCATENATE(&quot;{ &quot;&quot;nr&quot;&quot;: &quot;&quot;&quot;;[.F33];&quot;&quot;&quot;, &quot;&quot;booknr&quot;&quot;: &quot;&quot;&quot;;[.G33];&quot;&quot;&quot;, &quot;&quot;confirmed&quot;&quot;: &quot;&quot;&quot;;[.L33];&quot;&quot;&quot;, &quot;&quot;name&quot;&quot;: &quot;&quot;&quot;;[.I33];&quot;&quot;&quot;, &quot;&quot;shortname&quot;&quot;: &quot;&quot;&quot;;[.M33];&quot;&quot;&quot; }&quot;)" office:value-type="string" office:string-value="{ &quot;nr&quot;: &quot;31&quot;, &quot;booknr&quot;: &quot;31&quot;, &quot;confirmed&quot;: &quot;true&quot;, &quot;name&quot;: &quot;Moulhouse (Haut-Rhin)&quot;, &quot;shortname&quot;: &quot;Moulhouse&quot; }" calcext:value-type="string">
            <text:p>{ "nr": "31", "booknr": "31", "confirmed": "true", "name": "Moulhouse (Haut-Rhin)", "shortname": "Moulhouse" }</text:p>
          </table:table-cell>
          <table:table-cell table:style-name="ce6" table:formula="of:=CONCATENATE(&quot;{ &quot;&quot;id&quot;&quot;: &quot;&quot;&quot;;[.H33];&quot;&quot;&quot;, &quot;&quot;type&quot;&quot;: &quot;&quot;Feature&quot;&quot;, &quot;&quot;geometry&quot;&quot;: &quot;;IF([.O33]=&quot;&quot;;&quot;null&quot;;[.O33]);&quot;, &quot;&quot;properties&quot;&quot;: &quot;;[.P33];&quot; },&quot;)" office:value-type="string" office:string-value="{ &quot;id&quot;: &quot;31-01&quot;, &quot;type&quot;: &quot;Feature&quot;, &quot;geometry&quot;: { &quot;type&quot;: &quot;Point&quot;, &quot;coordinates&quot;: [7.329769, 47.744558] }, &quot;properties&quot;: { &quot;nr&quot;: &quot;31&quot;, &quot;booknr&quot;: &quot;31&quot;, &quot;confirmed&quot;: &quot;true&quot;, &quot;name&quot;: &quot;Moulhouse (Haut-Rhin)&quot;, &quot;shortname&quot;: &quot;Moulhouse&quot; } }," calcext:value-type="string">
            <text:p>{ "id": "31-01", "type": "Feature", "geometry": { "type": "Point", "coordinates": [7.329769, 47.744558] }, "properties": { "nr": "31", "booknr": "31", "confirmed": "true", "name": "Moulhouse (Haut-Rhin)", "shortname": "Moulhouse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32 Angers (Maine-et-Loire) </text:span>47.472353, -0.558473</text:p>
          </table:table-cell>
          <table:table-cell table:formula="of:=IFERROR(FIND(4;[.A34];3);LEN([.A34])+1)" office:value-type="float" office:value="28" calcext:value-type="float">
            <text:p>28</text:p>
          </table:table-cell>
          <table:table-cell table:formula="of:=IFERROR(FIND(&quot;,&quot;;[.A34];[.B34]);[.B34])" office:value-type="float" office:value="37" calcext:value-type="float">
            <text:p>37</text:p>
          </table:table-cell>
          <table:table-cell table:formula="of:=LEFT([.A34];2)" office:value-type="string" office:string-value="32" calcext:value-type="string">
            <text:p>32</text:p>
          </table:table-cell>
          <table:table-cell table:formula="of:=IF([.D34]=[.D33];[.E33]+1;1)" office:value-type="float" office:value="1" calcext:value-type="float">
            <text:p>1</text:p>
          </table:table-cell>
          <table:table-cell table:style-name="ce4" office:value-type="string" calcext:value-type="string">
            <text:p>32</text:p>
          </table:table-cell>
          <table:table-cell table:formula="of:=[.D34]" office:value-type="string" office:string-value="32" calcext:value-type="string">
            <text:p>32</text:p>
          </table:table-cell>
          <table:table-cell table:formula="of:=CONCATENATE([.D34];&quot;-&quot;;IF(LEN([.E34])=1;CONCATENATE(&quot;0&quot;;[.E34]);[.E34]))" office:value-type="string" office:string-value="32-01" calcext:value-type="string">
            <text:p>32-01</text:p>
          </table:table-cell>
          <table:table-cell table:formula="of:=TRIM(MID([.A34];4;[.B34]-4))" office:value-type="string" office:string-value="Angers (Maine-et-Loire)" calcext:value-type="string">
            <text:p>Angers (Maine-et-Loire)</text:p>
          </table:table-cell>
          <table:table-cell table:formula="of:=MID([.A34];[.B34];[.C34]-[.B34])" office:value-type="string" office:string-value="47.472353" calcext:value-type="string">
            <text:p>47.472353</text:p>
          </table:table-cell>
          <table:table-cell table:formula="of:=IFERROR(MID([.A34];[.C34]+2;LEN([.A34])-[.C34]);&quot;&quot;)" office:value-type="string" office:string-value="-0.558473" calcext:value-type="string">
            <text:p>-0.558473</text:p>
          </table:table-cell>
          <table:table-cell table:formula="of:=IF([.B34]&lt;&gt;[.C34];&quot;true&quot;;&quot;false&quot;)" office:value-type="string" office:string-value="true" calcext:value-type="string">
            <text:p>true</text:p>
          </table:table-cell>
          <table:table-cell table:formula="of:=MID([.I34];1;FIND(&quot;(&quot;;[.I34])-2)" office:value-type="string" office:string-value="Angers" calcext:value-type="string">
            <text:p>Angers</text:p>
          </table:table-cell>
          <table:table-cell/>
          <table:table-cell table:style-name="ce6" table:formula="of:=IF([.J34]&lt;&gt;&quot;&quot;;CONCATENATE(&quot;{ &quot;&quot;type&quot;&quot;: &quot;&quot;Point&quot;&quot;, &quot;&quot;coordinates&quot;&quot;: [&quot;;[.K34];&quot;, &quot;;[.J34];&quot;] }&quot;);&quot;&quot;)" office:value-type="string" office:string-value="{ &quot;type&quot;: &quot;Point&quot;, &quot;coordinates&quot;: [-0.558473, 47.472353] }" calcext:value-type="string">
            <text:p>{ "type": "Point", "coordinates": [-0.558473, 47.472353] }</text:p>
          </table:table-cell>
          <table:table-cell table:style-name="ce6" table:formula="of:=CONCATENATE(&quot;{ &quot;&quot;nr&quot;&quot;: &quot;&quot;&quot;;[.F34];&quot;&quot;&quot;, &quot;&quot;booknr&quot;&quot;: &quot;&quot;&quot;;[.G34];&quot;&quot;&quot;, &quot;&quot;confirmed&quot;&quot;: &quot;&quot;&quot;;[.L34];&quot;&quot;&quot;, &quot;&quot;name&quot;&quot;: &quot;&quot;&quot;;[.I34];&quot;&quot;&quot;, &quot;&quot;shortname&quot;&quot;: &quot;&quot;&quot;;[.M34];&quot;&quot;&quot; }&quot;)" office:value-type="string" office:string-value="{ &quot;nr&quot;: &quot;32&quot;, &quot;booknr&quot;: &quot;32&quot;, &quot;confirmed&quot;: &quot;true&quot;, &quot;name&quot;: &quot;Angers (Maine-et-Loire)&quot;, &quot;shortname&quot;: &quot;Angers&quot; }" calcext:value-type="string">
            <text:p>{ "nr": "32", "booknr": "32", "confirmed": "true", "name": "Angers (Maine-et-Loire)", "shortname": "Angers" }</text:p>
          </table:table-cell>
          <table:table-cell table:style-name="ce6" table:formula="of:=CONCATENATE(&quot;{ &quot;&quot;id&quot;&quot;: &quot;&quot;&quot;;[.H34];&quot;&quot;&quot;, &quot;&quot;type&quot;&quot;: &quot;&quot;Feature&quot;&quot;, &quot;&quot;geometry&quot;&quot;: &quot;;IF([.O34]=&quot;&quot;;&quot;null&quot;;[.O34]);&quot;, &quot;&quot;properties&quot;&quot;: &quot;;[.P34];&quot; },&quot;)" office:value-type="string" office:string-value="{ &quot;id&quot;: &quot;32-01&quot;, &quot;type&quot;: &quot;Feature&quot;, &quot;geometry&quot;: { &quot;type&quot;: &quot;Point&quot;, &quot;coordinates&quot;: [-0.558473, 47.472353] }, &quot;properties&quot;: { &quot;nr&quot;: &quot;32&quot;, &quot;booknr&quot;: &quot;32&quot;, &quot;confirmed&quot;: &quot;true&quot;, &quot;name&quot;: &quot;Angers (Maine-et-Loire)&quot;, &quot;shortname&quot;: &quot;Angers&quot; } }," calcext:value-type="string">
            <text:p>{ "id": "32-01", "type": "Feature", "geometry": { "type": "Point", "coordinates": [-0.558473, 47.472353] }, "properties": { "nr": "32", "booknr": "32", "confirmed": "true", "name": "Angers (Maine-et-Loire)", "shortname": "Angers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33 Metz (Moselle) </text:span>49.120186, 6.176085</text:p>
          </table:table-cell>
          <table:table-cell table:formula="of:=IFERROR(FIND(4;[.A35];3);LEN([.A35])+1)" office:value-type="float" office:value="19" calcext:value-type="float">
            <text:p>19</text:p>
          </table:table-cell>
          <table:table-cell table:formula="of:=IFERROR(FIND(&quot;,&quot;;[.A35];[.B35]);[.B35])" office:value-type="float" office:value="28" calcext:value-type="float">
            <text:p>28</text:p>
          </table:table-cell>
          <table:table-cell table:formula="of:=LEFT([.A35];2)" office:value-type="string" office:string-value="33" calcext:value-type="string">
            <text:p>33</text:p>
          </table:table-cell>
          <table:table-cell table:formula="of:=IF([.D35]=[.D34];[.E34]+1;1)" office:value-type="float" office:value="1" calcext:value-type="float">
            <text:p>1</text:p>
          </table:table-cell>
          <table:table-cell table:style-name="ce4" office:value-type="string" calcext:value-type="string">
            <text:p>33</text:p>
          </table:table-cell>
          <table:table-cell table:formula="of:=[.D35]" office:value-type="string" office:string-value="33" calcext:value-type="string">
            <text:p>33</text:p>
          </table:table-cell>
          <table:table-cell table:formula="of:=CONCATENATE([.D35];&quot;-&quot;;IF(LEN([.E35])=1;CONCATENATE(&quot;0&quot;;[.E35]);[.E35]))" office:value-type="string" office:string-value="33-01" calcext:value-type="string">
            <text:p>33-01</text:p>
          </table:table-cell>
          <table:table-cell table:formula="of:=TRIM(MID([.A35];4;[.B35]-4))" office:value-type="string" office:string-value="Metz (Moselle)" calcext:value-type="string">
            <text:p>Metz (Moselle)</text:p>
          </table:table-cell>
          <table:table-cell table:formula="of:=MID([.A35];[.B35];[.C35]-[.B35])" office:value-type="string" office:string-value="49.120186" calcext:value-type="string">
            <text:p>49.120186</text:p>
          </table:table-cell>
          <table:table-cell table:formula="of:=IFERROR(MID([.A35];[.C35]+2;LEN([.A35])-[.C35]);&quot;&quot;)" office:value-type="string" office:string-value="6.176085" calcext:value-type="string">
            <text:p>6.176085</text:p>
          </table:table-cell>
          <table:table-cell table:formula="of:=IF([.B35]&lt;&gt;[.C35];&quot;true&quot;;&quot;false&quot;)" office:value-type="string" office:string-value="true" calcext:value-type="string">
            <text:p>true</text:p>
          </table:table-cell>
          <table:table-cell table:formula="of:=MID([.I35];1;FIND(&quot;(&quot;;[.I35])-2)" office:value-type="string" office:string-value="Metz" calcext:value-type="string">
            <text:p>Metz</text:p>
          </table:table-cell>
          <table:table-cell/>
          <table:table-cell table:style-name="ce6" table:formula="of:=IF([.J35]&lt;&gt;&quot;&quot;;CONCATENATE(&quot;{ &quot;&quot;type&quot;&quot;: &quot;&quot;Point&quot;&quot;, &quot;&quot;coordinates&quot;&quot;: [&quot;;[.K35];&quot;, &quot;;[.J35];&quot;] }&quot;);&quot;&quot;)" office:value-type="string" office:string-value="{ &quot;type&quot;: &quot;Point&quot;, &quot;coordinates&quot;: [6.176085, 49.120186] }" calcext:value-type="string">
            <text:p>{ "type": "Point", "coordinates": [6.176085, 49.120186] }</text:p>
          </table:table-cell>
          <table:table-cell table:style-name="ce6" table:formula="of:=CONCATENATE(&quot;{ &quot;&quot;nr&quot;&quot;: &quot;&quot;&quot;;[.F35];&quot;&quot;&quot;, &quot;&quot;booknr&quot;&quot;: &quot;&quot;&quot;;[.G35];&quot;&quot;&quot;, &quot;&quot;confirmed&quot;&quot;: &quot;&quot;&quot;;[.L35];&quot;&quot;&quot;, &quot;&quot;name&quot;&quot;: &quot;&quot;&quot;;[.I35];&quot;&quot;&quot;, &quot;&quot;shortname&quot;&quot;: &quot;&quot;&quot;;[.M35];&quot;&quot;&quot; }&quot;)" office:value-type="string" office:string-value="{ &quot;nr&quot;: &quot;33&quot;, &quot;booknr&quot;: &quot;33&quot;, &quot;confirmed&quot;: &quot;true&quot;, &quot;name&quot;: &quot;Metz (Moselle)&quot;, &quot;shortname&quot;: &quot;Metz&quot; }" calcext:value-type="string">
            <text:p>{ "nr": "33", "booknr": "33", "confirmed": "true", "name": "Metz (Moselle)", "shortname": "Metz" }</text:p>
          </table:table-cell>
          <table:table-cell table:style-name="ce6" table:formula="of:=CONCATENATE(&quot;{ &quot;&quot;id&quot;&quot;: &quot;&quot;&quot;;[.H35];&quot;&quot;&quot;, &quot;&quot;type&quot;&quot;: &quot;&quot;Feature&quot;&quot;, &quot;&quot;geometry&quot;&quot;: &quot;;IF([.O35]=&quot;&quot;;&quot;null&quot;;[.O35]);&quot;, &quot;&quot;properties&quot;&quot;: &quot;;[.P35];&quot; },&quot;)" office:value-type="string" office:string-value="{ &quot;id&quot;: &quot;33-01&quot;, &quot;type&quot;: &quot;Feature&quot;, &quot;geometry&quot;: { &quot;type&quot;: &quot;Point&quot;, &quot;coordinates&quot;: [6.176085, 49.120186] }, &quot;properties&quot;: { &quot;nr&quot;: &quot;33&quot;, &quot;booknr&quot;: &quot;33&quot;, &quot;confirmed&quot;: &quot;true&quot;, &quot;name&quot;: &quot;Metz (Moselle)&quot;, &quot;shortname&quot;: &quot;Metz&quot; } }," calcext:value-type="string">
            <text:p>{ "id": "33-01", "type": "Feature", "geometry": { "type": "Point", "coordinates": [6.176085, 49.120186] }, "properties": { "nr": "33", "booknr": "33", "confirmed": "true", "name": "Metz (Moselle)", "shortname": "Metz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34 Saint-Léonard-de-Noblat (Haute-Vienne) </text:span>45.837325, 1.489721</text:p>
          </table:table-cell>
          <table:table-cell table:formula="of:=IFERROR(FIND(4;[.A36];3);LEN([.A36])+1)" office:value-type="float" office:value="43" calcext:value-type="float">
            <text:p>43</text:p>
          </table:table-cell>
          <table:table-cell table:formula="of:=IFERROR(FIND(&quot;,&quot;;[.A36];[.B36]);[.B36])" office:value-type="float" office:value="52" calcext:value-type="float">
            <text:p>52</text:p>
          </table:table-cell>
          <table:table-cell table:formula="of:=LEFT([.A36];2)" office:value-type="string" office:string-value="34" calcext:value-type="string">
            <text:p>34</text:p>
          </table:table-cell>
          <table:table-cell table:formula="of:=IF([.D36]=[.D35];[.E35]+1;1)" office:value-type="float" office:value="1" calcext:value-type="float">
            <text:p>1</text:p>
          </table:table-cell>
          <table:table-cell table:style-name="ce4" office:value-type="string" calcext:value-type="string">
            <text:p>34</text:p>
          </table:table-cell>
          <table:table-cell table:formula="of:=[.D36]" office:value-type="string" office:string-value="34" calcext:value-type="string">
            <text:p>34</text:p>
          </table:table-cell>
          <table:table-cell table:formula="of:=CONCATENATE([.D36];&quot;-&quot;;IF(LEN([.E36])=1;CONCATENATE(&quot;0&quot;;[.E36]);[.E36]))" office:value-type="string" office:string-value="34-01" calcext:value-type="string">
            <text:p>34-01</text:p>
          </table:table-cell>
          <table:table-cell table:formula="of:=TRIM(MID([.A36];4;[.B36]-4))" office:value-type="string" office:string-value="Saint-Léonard-de-Noblat (Haute-Vienne)" calcext:value-type="string">
            <text:p>Saint-Léonard-de-Noblat (Haute-Vienne)</text:p>
          </table:table-cell>
          <table:table-cell table:formula="of:=MID([.A36];[.B36];[.C36]-[.B36])" office:value-type="string" office:string-value="45.837325" calcext:value-type="string">
            <text:p>45.837325</text:p>
          </table:table-cell>
          <table:table-cell table:formula="of:=IFERROR(MID([.A36];[.C36]+2;LEN([.A36])-[.C36]);&quot;&quot;)" office:value-type="string" office:string-value="1.489721" calcext:value-type="string">
            <text:p>1.489721</text:p>
          </table:table-cell>
          <table:table-cell table:formula="of:=IF([.B36]&lt;&gt;[.C36];&quot;true&quot;;&quot;false&quot;)" office:value-type="string" office:string-value="true" calcext:value-type="string">
            <text:p>true</text:p>
          </table:table-cell>
          <table:table-cell table:formula="of:=MID([.I36];1;FIND(&quot;(&quot;;[.I36])-2)" office:value-type="string" office:string-value="Saint-Léonard-de-Noblat" calcext:value-type="string">
            <text:p>Saint-Léonard-de-Noblat</text:p>
          </table:table-cell>
          <table:table-cell/>
          <table:table-cell table:style-name="ce6" table:formula="of:=IF([.J36]&lt;&gt;&quot;&quot;;CONCATENATE(&quot;{ &quot;&quot;type&quot;&quot;: &quot;&quot;Point&quot;&quot;, &quot;&quot;coordinates&quot;&quot;: [&quot;;[.K36];&quot;, &quot;;[.J36];&quot;] }&quot;);&quot;&quot;)" office:value-type="string" office:string-value="{ &quot;type&quot;: &quot;Point&quot;, &quot;coordinates&quot;: [1.489721, 45.837325] }" calcext:value-type="string">
            <text:p>{ "type": "Point", "coordinates": [1.489721, 45.837325] }</text:p>
          </table:table-cell>
          <table:table-cell table:style-name="ce6" table:formula="of:=CONCATENATE(&quot;{ &quot;&quot;nr&quot;&quot;: &quot;&quot;&quot;;[.F36];&quot;&quot;&quot;, &quot;&quot;booknr&quot;&quot;: &quot;&quot;&quot;;[.G36];&quot;&quot;&quot;, &quot;&quot;confirmed&quot;&quot;: &quot;&quot;&quot;;[.L36];&quot;&quot;&quot;, &quot;&quot;name&quot;&quot;: &quot;&quot;&quot;;[.I36];&quot;&quot;&quot;, &quot;&quot;shortname&quot;&quot;: &quot;&quot;&quot;;[.M36];&quot;&quot;&quot; }&quot;)" office:value-type="string" office:string-value="{ &quot;nr&quot;: &quot;34&quot;, &quot;booknr&quot;: &quot;34&quot;, &quot;confirmed&quot;: &quot;true&quot;, &quot;name&quot;: &quot;Saint-Léonard-de-Noblat (Haute-Vienne)&quot;, &quot;shortname&quot;: &quot;Saint-Léonard-de-Noblat&quot; }" calcext:value-type="string">
            <text:p>{ "nr": "34", "booknr": "34", "confirmed": "true", "name": "Saint-Léonard-de-Noblat (Haute-Vienne)", "shortname": "Saint-Léonard-de-Noblat" }</text:p>
          </table:table-cell>
          <table:table-cell table:style-name="ce6" table:formula="of:=CONCATENATE(&quot;{ &quot;&quot;id&quot;&quot;: &quot;&quot;&quot;;[.H36];&quot;&quot;&quot;, &quot;&quot;type&quot;&quot;: &quot;&quot;Feature&quot;&quot;, &quot;&quot;geometry&quot;&quot;: &quot;;IF([.O36]=&quot;&quot;;&quot;null&quot;;[.O36]);&quot;, &quot;&quot;properties&quot;&quot;: &quot;;[.P36];&quot; },&quot;)" office:value-type="string" office:string-value="{ &quot;id&quot;: &quot;34-01&quot;, &quot;type&quot;: &quot;Feature&quot;, &quot;geometry&quot;: { &quot;type&quot;: &quot;Point&quot;, &quot;coordinates&quot;: [1.489721, 45.837325] }, &quot;properties&quot;: { &quot;nr&quot;: &quot;34&quot;, &quot;booknr&quot;: &quot;34&quot;, &quot;confirmed&quot;: &quot;true&quot;, &quot;name&quot;: &quot;Saint-Léonard-de-Noblat (Haute-Vienne)&quot;, &quot;shortname&quot;: &quot;Saint-Léonard-de-Noblat&quot; } }," calcext:value-type="string">
            <text:p>{ "id": "34-01", "type": "Feature", "geometry": { "type": "Point", "coordinates": [1.489721, 45.837325] }, "properties": { "nr": "34", "booknr": "34", "confirmed": "true", "name": "Saint-Léonard-de-Noblat (Haute-Vienne)", "shortname": "Saint-Léonard-de-Noblat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35 Le Thiel-Mélas (Ardèche) </text:span>49.247486, 1.421850</text:p>
          </table:table-cell>
          <table:table-cell table:formula="of:=IFERROR(FIND(4;[.A37];3);LEN([.A37])+1)" office:value-type="float" office:value="29" calcext:value-type="float">
            <text:p>29</text:p>
          </table:table-cell>
          <table:table-cell table:formula="of:=IFERROR(FIND(&quot;,&quot;;[.A37];[.B37]);[.B37])" office:value-type="float" office:value="38" calcext:value-type="float">
            <text:p>38</text:p>
          </table:table-cell>
          <table:table-cell table:formula="of:=LEFT([.A37];2)" office:value-type="string" office:string-value="35" calcext:value-type="string">
            <text:p>35</text:p>
          </table:table-cell>
          <table:table-cell table:formula="of:=IF([.D37]=[.D36];[.E36]+1;1)" office:value-type="float" office:value="1" calcext:value-type="float">
            <text:p>1</text:p>
          </table:table-cell>
          <table:table-cell table:style-name="ce4" office:value-type="string" calcext:value-type="string">
            <text:p>35</text:p>
          </table:table-cell>
          <table:table-cell office:value-type="float" office:value="35" calcext:value-type="float">
            <text:p>35</text:p>
          </table:table-cell>
          <table:table-cell table:formula="of:=CONCATENATE([.D37];&quot;-&quot;;IF(LEN([.E37])=1;CONCATENATE(&quot;0&quot;;[.E37]);[.E37]))" office:value-type="string" office:string-value="35-01" calcext:value-type="string">
            <text:p>35-01</text:p>
          </table:table-cell>
          <table:table-cell table:formula="of:=TRIM(MID([.A37];4;[.B37]-4))" office:value-type="string" office:string-value="Le Thiel-Mélas (Ardèche)" calcext:value-type="string">
            <text:p>Le Thiel-Mélas (Ardèche)</text:p>
          </table:table-cell>
          <table:table-cell table:style-name="ce5" office:value-type="float" office:value="44.54428" calcext:value-type="float">
            <text:p>44.54428</text:p>
          </table:table-cell>
          <table:table-cell table:style-name="ce5" office:value-type="float" office:value="4.672843" calcext:value-type="float">
            <text:p>4.672843</text:p>
          </table:table-cell>
          <table:table-cell table:formula="of:=IF([.B37]&lt;&gt;[.C37];&quot;true&quot;;&quot;false&quot;)" office:value-type="string" office:string-value="true" calcext:value-type="string">
            <text:p>true</text:p>
          </table:table-cell>
          <table:table-cell table:formula="of:=MID([.I37];1;FIND(&quot;(&quot;;[.I37])-2)" office:value-type="string" office:string-value="Le Thiel-Mélas" calcext:value-type="string">
            <text:p>Le Thiel-Mélas</text:p>
          </table:table-cell>
          <table:table-cell/>
          <table:table-cell table:style-name="ce6" table:formula="of:=IF([.J37]&lt;&gt;&quot;&quot;;CONCATENATE(&quot;{ &quot;&quot;type&quot;&quot;: &quot;&quot;Point&quot;&quot;, &quot;&quot;coordinates&quot;&quot;: [&quot;;[.K37];&quot;, &quot;;[.J37];&quot;] }&quot;);&quot;&quot;)" office:value-type="string" office:string-value="{ &quot;type&quot;: &quot;Point&quot;, &quot;coordinates&quot;: [4.672843, 44.54428] }" calcext:value-type="string">
            <text:p>{ "type": "Point", "coordinates": [4.672843, 44.54428] }</text:p>
          </table:table-cell>
          <table:table-cell table:style-name="ce6" table:formula="of:=CONCATENATE(&quot;{ &quot;&quot;nr&quot;&quot;: &quot;&quot;&quot;;[.F37];&quot;&quot;&quot;, &quot;&quot;booknr&quot;&quot;: &quot;&quot;&quot;;[.G37];&quot;&quot;&quot;, &quot;&quot;confirmed&quot;&quot;: &quot;&quot;&quot;;[.L37];&quot;&quot;&quot;, &quot;&quot;name&quot;&quot;: &quot;&quot;&quot;;[.I37];&quot;&quot;&quot;, &quot;&quot;shortname&quot;&quot;: &quot;&quot;&quot;;[.M37];&quot;&quot;&quot; }&quot;)" office:value-type="string" office:string-value="{ &quot;nr&quot;: &quot;35&quot;, &quot;booknr&quot;: &quot;35&quot;, &quot;confirmed&quot;: &quot;true&quot;, &quot;name&quot;: &quot;Le Thiel-Mélas (Ardèche)&quot;, &quot;shortname&quot;: &quot;Le Thiel-Mélas&quot; }" calcext:value-type="string">
            <text:p>{ "nr": "35", "booknr": "35", "confirmed": "true", "name": "Le Thiel-Mélas (Ardèche)", "shortname": "Le Thiel-Mélas" }</text:p>
          </table:table-cell>
          <table:table-cell table:style-name="ce6" table:formula="of:=CONCATENATE(&quot;{ &quot;&quot;id&quot;&quot;: &quot;&quot;&quot;;[.H37];&quot;&quot;&quot;, &quot;&quot;type&quot;&quot;: &quot;&quot;Feature&quot;&quot;, &quot;&quot;geometry&quot;&quot;: &quot;;IF([.O37]=&quot;&quot;;&quot;null&quot;;[.O37]);&quot;, &quot;&quot;properties&quot;&quot;: &quot;;[.P37];&quot; },&quot;)" office:value-type="string" office:string-value="{ &quot;id&quot;: &quot;35-01&quot;, &quot;type&quot;: &quot;Feature&quot;, &quot;geometry&quot;: { &quot;type&quot;: &quot;Point&quot;, &quot;coordinates&quot;: [4.672843, 44.54428] }, &quot;properties&quot;: { &quot;nr&quot;: &quot;35&quot;, &quot;booknr&quot;: &quot;35&quot;, &quot;confirmed&quot;: &quot;true&quot;, &quot;name&quot;: &quot;Le Thiel-Mélas (Ardèche)&quot;, &quot;shortname&quot;: &quot;Le Thiel-Mélas&quot; } }," calcext:value-type="string">
            <text:p>{ "id": "35-01", "type": "Feature", "geometry": { "type": "Point", "coordinates": [4.672843, 44.54428] }, "properties": { "nr": "35", "booknr": "35", "confirmed": "true", "name": "Le Thiel-Mélas (Ardèche)", "shortname": "Le Thiel-Mélas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36 Chambon-sur-Lac (Puy-du-Dôme) </text:span>45.575514, 2.918684</text:p>
          </table:table-cell>
          <table:table-cell table:formula="of:=IFERROR(FIND(4;[.A38];3);LEN([.A38])+1)" office:value-type="float" office:value="34" calcext:value-type="float">
            <text:p>34</text:p>
          </table:table-cell>
          <table:table-cell table:formula="of:=IFERROR(FIND(&quot;,&quot;;[.A38];[.B38]);[.B38])" office:value-type="float" office:value="43" calcext:value-type="float">
            <text:p>43</text:p>
          </table:table-cell>
          <table:table-cell table:formula="of:=LEFT([.A38];2)" office:value-type="string" office:string-value="36" calcext:value-type="string">
            <text:p>36</text:p>
          </table:table-cell>
          <table:table-cell table:formula="of:=IF([.D38]=[.D37];[.E37]+1;1)" office:value-type="float" office:value="1" calcext:value-type="float">
            <text:p>1</text:p>
          </table:table-cell>
          <table:table-cell table:style-name="ce4" office:value-type="string" calcext:value-type="string">
            <text:p>36</text:p>
          </table:table-cell>
          <table:table-cell table:formula="of:=[.D38]" office:value-type="string" office:string-value="36" calcext:value-type="string">
            <text:p>36</text:p>
          </table:table-cell>
          <table:table-cell table:formula="of:=CONCATENATE([.D38];&quot;-&quot;;IF(LEN([.E38])=1;CONCATENATE(&quot;0&quot;;[.E38]);[.E38]))" office:value-type="string" office:string-value="36-01" calcext:value-type="string">
            <text:p>36-01</text:p>
          </table:table-cell>
          <table:table-cell table:formula="of:=TRIM(MID([.A38];4;[.B38]-4))" office:value-type="string" office:string-value="Chambon-sur-Lac (Puy-du-Dôme)" calcext:value-type="string">
            <text:p>Chambon-sur-Lac (Puy-du-Dôme)</text:p>
          </table:table-cell>
          <table:table-cell table:formula="of:=MID([.A38];[.B38];[.C38]-[.B38])" office:value-type="string" office:string-value="45.575514" calcext:value-type="string">
            <text:p>45.575514</text:p>
          </table:table-cell>
          <table:table-cell table:formula="of:=IFERROR(MID([.A38];[.C38]+2;LEN([.A38])-[.C38]);&quot;&quot;)" office:value-type="string" office:string-value="2.918684" calcext:value-type="string">
            <text:p>2.918684</text:p>
          </table:table-cell>
          <table:table-cell table:formula="of:=IF([.B38]&lt;&gt;[.C38];&quot;true&quot;;&quot;false&quot;)" office:value-type="string" office:string-value="true" calcext:value-type="string">
            <text:p>true</text:p>
          </table:table-cell>
          <table:table-cell table:formula="of:=MID([.I38];1;FIND(&quot;(&quot;;[.I38])-2)" office:value-type="string" office:string-value="Chambon-sur-Lac" calcext:value-type="string">
            <text:p>Chambon-sur-Lac</text:p>
          </table:table-cell>
          <table:table-cell/>
          <table:table-cell table:style-name="ce6" table:formula="of:=IF([.J38]&lt;&gt;&quot;&quot;;CONCATENATE(&quot;{ &quot;&quot;type&quot;&quot;: &quot;&quot;Point&quot;&quot;, &quot;&quot;coordinates&quot;&quot;: [&quot;;[.K38];&quot;, &quot;;[.J38];&quot;] }&quot;);&quot;&quot;)" office:value-type="string" office:string-value="{ &quot;type&quot;: &quot;Point&quot;, &quot;coordinates&quot;: [2.918684, 45.575514] }" calcext:value-type="string">
            <text:p>{ "type": "Point", "coordinates": [2.918684, 45.575514] }</text:p>
          </table:table-cell>
          <table:table-cell table:style-name="ce6" table:formula="of:=CONCATENATE(&quot;{ &quot;&quot;nr&quot;&quot;: &quot;&quot;&quot;;[.F38];&quot;&quot;&quot;, &quot;&quot;booknr&quot;&quot;: &quot;&quot;&quot;;[.G38];&quot;&quot;&quot;, &quot;&quot;confirmed&quot;&quot;: &quot;&quot;&quot;;[.L38];&quot;&quot;&quot;, &quot;&quot;name&quot;&quot;: &quot;&quot;&quot;;[.I38];&quot;&quot;&quot;, &quot;&quot;shortname&quot;&quot;: &quot;&quot;&quot;;[.M38];&quot;&quot;&quot; }&quot;)" office:value-type="string" office:string-value="{ &quot;nr&quot;: &quot;36&quot;, &quot;booknr&quot;: &quot;36&quot;, &quot;confirmed&quot;: &quot;true&quot;, &quot;name&quot;: &quot;Chambon-sur-Lac (Puy-du-Dôme)&quot;, &quot;shortname&quot;: &quot;Chambon-sur-Lac&quot; }" calcext:value-type="string">
            <text:p>{ "nr": "36", "booknr": "36", "confirmed": "true", "name": "Chambon-sur-Lac (Puy-du-Dôme)", "shortname": "Chambon-sur-Lac" }</text:p>
          </table:table-cell>
          <table:table-cell table:style-name="ce6" table:formula="of:=CONCATENATE(&quot;{ &quot;&quot;id&quot;&quot;: &quot;&quot;&quot;;[.H38];&quot;&quot;&quot;, &quot;&quot;type&quot;&quot;: &quot;&quot;Feature&quot;&quot;, &quot;&quot;geometry&quot;&quot;: &quot;;IF([.O38]=&quot;&quot;;&quot;null&quot;;[.O38]);&quot;, &quot;&quot;properties&quot;&quot;: &quot;;[.P38];&quot; },&quot;)" office:value-type="string" office:string-value="{ &quot;id&quot;: &quot;36-01&quot;, &quot;type&quot;: &quot;Feature&quot;, &quot;geometry&quot;: { &quot;type&quot;: &quot;Point&quot;, &quot;coordinates&quot;: [2.918684, 45.575514] }, &quot;properties&quot;: { &quot;nr&quot;: &quot;36&quot;, &quot;booknr&quot;: &quot;36&quot;, &quot;confirmed&quot;: &quot;true&quot;, &quot;name&quot;: &quot;Chambon-sur-Lac (Puy-du-Dôme)&quot;, &quot;shortname&quot;: &quot;Chambon-sur-Lac&quot; } }," calcext:value-type="string">
            <text:p>{ "id": "36-01", "type": "Feature", "geometry": { "type": "Point", "coordinates": [2.918684, 45.575514] }, "properties": { "nr": "36", "booknr": "36", "confirmed": "true", "name": "Chambon-sur-Lac (Puy-du-Dôme)", "shortname": "Chambon-sur-Lac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37 Avolsheim (Bas-Rhin) </text:span>48.560762, 7.494594</text:p>
          </table:table-cell>
          <table:table-cell table:formula="of:=IFERROR(FIND(4;[.A39];3);LEN([.A39])+1)" office:value-type="float" office:value="25" calcext:value-type="float">
            <text:p>25</text:p>
          </table:table-cell>
          <table:table-cell table:formula="of:=IFERROR(FIND(&quot;,&quot;;[.A39];[.B39]);[.B39])" office:value-type="float" office:value="34" calcext:value-type="float">
            <text:p>34</text:p>
          </table:table-cell>
          <table:table-cell table:formula="of:=LEFT([.A39];2)" office:value-type="string" office:string-value="37" calcext:value-type="string">
            <text:p>37</text:p>
          </table:table-cell>
          <table:table-cell table:formula="of:=IF([.D39]=[.D38];[.E38]+1;1)" office:value-type="float" office:value="1" calcext:value-type="float">
            <text:p>1</text:p>
          </table:table-cell>
          <table:table-cell table:style-name="ce4" office:value-type="string" calcext:value-type="string">
            <text:p>37</text:p>
          </table:table-cell>
          <table:table-cell table:formula="of:=[.D39]" office:value-type="string" office:string-value="37" calcext:value-type="string">
            <text:p>37</text:p>
          </table:table-cell>
          <table:table-cell table:formula="of:=CONCATENATE([.D39];&quot;-&quot;;IF(LEN([.E39])=1;CONCATENATE(&quot;0&quot;;[.E39]);[.E39]))" office:value-type="string" office:string-value="37-01" calcext:value-type="string">
            <text:p>37-01</text:p>
          </table:table-cell>
          <table:table-cell table:formula="of:=TRIM(MID([.A39];4;[.B39]-4))" office:value-type="string" office:string-value="Avolsheim (Bas-Rhin)" calcext:value-type="string">
            <text:p>Avolsheim (Bas-Rhin)</text:p>
          </table:table-cell>
          <table:table-cell table:formula="of:=MID([.A39];[.B39];[.C39]-[.B39])" office:value-type="string" office:string-value="48.560762" calcext:value-type="string">
            <text:p>48.560762</text:p>
          </table:table-cell>
          <table:table-cell table:formula="of:=IFERROR(MID([.A39];[.C39]+2;LEN([.A39])-[.C39]);&quot;&quot;)" office:value-type="string" office:string-value="7.494594" calcext:value-type="string">
            <text:p>7.494594</text:p>
          </table:table-cell>
          <table:table-cell table:formula="of:=IF([.B39]&lt;&gt;[.C39];&quot;true&quot;;&quot;false&quot;)" office:value-type="string" office:string-value="true" calcext:value-type="string">
            <text:p>true</text:p>
          </table:table-cell>
          <table:table-cell table:formula="of:=MID([.I39];1;FIND(&quot;(&quot;;[.I39])-2)" office:value-type="string" office:string-value="Avolsheim" calcext:value-type="string">
            <text:p>Avolsheim</text:p>
          </table:table-cell>
          <table:table-cell/>
          <table:table-cell table:style-name="ce6" table:formula="of:=IF([.J39]&lt;&gt;&quot;&quot;;CONCATENATE(&quot;{ &quot;&quot;type&quot;&quot;: &quot;&quot;Point&quot;&quot;, &quot;&quot;coordinates&quot;&quot;: [&quot;;[.K39];&quot;, &quot;;[.J39];&quot;] }&quot;);&quot;&quot;)" office:value-type="string" office:string-value="{ &quot;type&quot;: &quot;Point&quot;, &quot;coordinates&quot;: [7.494594, 48.560762] }" calcext:value-type="string">
            <text:p>{ "type": "Point", "coordinates": [7.494594, 48.560762] }</text:p>
          </table:table-cell>
          <table:table-cell table:style-name="ce6" table:formula="of:=CONCATENATE(&quot;{ &quot;&quot;nr&quot;&quot;: &quot;&quot;&quot;;[.F39];&quot;&quot;&quot;, &quot;&quot;booknr&quot;&quot;: &quot;&quot;&quot;;[.G39];&quot;&quot;&quot;, &quot;&quot;confirmed&quot;&quot;: &quot;&quot;&quot;;[.L39];&quot;&quot;&quot;, &quot;&quot;name&quot;&quot;: &quot;&quot;&quot;;[.I39];&quot;&quot;&quot;, &quot;&quot;shortname&quot;&quot;: &quot;&quot;&quot;;[.M39];&quot;&quot;&quot; }&quot;)" office:value-type="string" office:string-value="{ &quot;nr&quot;: &quot;37&quot;, &quot;booknr&quot;: &quot;37&quot;, &quot;confirmed&quot;: &quot;true&quot;, &quot;name&quot;: &quot;Avolsheim (Bas-Rhin)&quot;, &quot;shortname&quot;: &quot;Avolsheim&quot; }" calcext:value-type="string">
            <text:p>{ "nr": "37", "booknr": "37", "confirmed": "true", "name": "Avolsheim (Bas-Rhin)", "shortname": "Avolsheim" }</text:p>
          </table:table-cell>
          <table:table-cell table:style-name="ce6" table:formula="of:=CONCATENATE(&quot;{ &quot;&quot;id&quot;&quot;: &quot;&quot;&quot;;[.H39];&quot;&quot;&quot;, &quot;&quot;type&quot;&quot;: &quot;&quot;Feature&quot;&quot;, &quot;&quot;geometry&quot;&quot;: &quot;;IF([.O39]=&quot;&quot;;&quot;null&quot;;[.O39]);&quot;, &quot;&quot;properties&quot;&quot;: &quot;;[.P39];&quot; },&quot;)" office:value-type="string" office:string-value="{ &quot;id&quot;: &quot;37-01&quot;, &quot;type&quot;: &quot;Feature&quot;, &quot;geometry&quot;: { &quot;type&quot;: &quot;Point&quot;, &quot;coordinates&quot;: [7.494594, 48.560762] }, &quot;properties&quot;: { &quot;nr&quot;: &quot;37&quot;, &quot;booknr&quot;: &quot;37&quot;, &quot;confirmed&quot;: &quot;true&quot;, &quot;name&quot;: &quot;Avolsheim (Bas-Rhin)&quot;, &quot;shortname&quot;: &quot;Avolsheim&quot; } }," calcext:value-type="string">
            <text:p>{ "id": "37-01", "type": "Feature", "geometry": { "type": "Point", "coordinates": [7.494594, 48.560762] }, "properties": { "nr": "37", "booknr": "37", "confirmed": "true", "name": "Avolsheim (Bas-Rhin)", "shortname": "Avolsheim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38 Marseille (Bouche-du-Rhône) </text:span>43.298970, 5.364770</text:p>
          </table:table-cell>
          <table:table-cell table:formula="of:=IFERROR(FIND(4;[.A40];3);LEN([.A40])+1)" office:value-type="float" office:value="32" calcext:value-type="float">
            <text:p>32</text:p>
          </table:table-cell>
          <table:table-cell table:formula="of:=IFERROR(FIND(&quot;,&quot;;[.A40];[.B40]);[.B40])" office:value-type="float" office:value="41" calcext:value-type="float">
            <text:p>41</text:p>
          </table:table-cell>
          <table:table-cell table:formula="of:=LEFT([.A40];2)" office:value-type="string" office:string-value="38" calcext:value-type="string">
            <text:p>38</text:p>
          </table:table-cell>
          <table:table-cell table:formula="of:=IF([.D40]=[.D39];[.E39]+1;1)" office:value-type="float" office:value="1" calcext:value-type="float">
            <text:p>1</text:p>
          </table:table-cell>
          <table:table-cell table:style-name="ce4" office:value-type="string" calcext:value-type="string">
            <text:p>38</text:p>
          </table:table-cell>
          <table:table-cell table:formula="of:=[.D40]" office:value-type="string" office:string-value="38" calcext:value-type="string">
            <text:p>38</text:p>
          </table:table-cell>
          <table:table-cell table:formula="of:=CONCATENATE([.D40];&quot;-&quot;;IF(LEN([.E40])=1;CONCATENATE(&quot;0&quot;;[.E40]);[.E40]))" office:value-type="string" office:string-value="38-01" calcext:value-type="string">
            <text:p>38-01</text:p>
          </table:table-cell>
          <table:table-cell table:formula="of:=TRIM(MID([.A40];4;[.B40]-4))" office:value-type="string" office:string-value="Marseille (Bouche-du-Rhône)" calcext:value-type="string">
            <text:p>Marseille (Bouche-du-Rhône)</text:p>
          </table:table-cell>
          <table:table-cell table:formula="of:=MID([.A40];[.B40];[.C40]-[.B40])" office:value-type="string" office:string-value="43.298970" calcext:value-type="string">
            <text:p>43.298970</text:p>
          </table:table-cell>
          <table:table-cell table:formula="of:=IFERROR(MID([.A40];[.C40]+2;LEN([.A40])-[.C40]);&quot;&quot;)" office:value-type="string" office:string-value="5.364770" calcext:value-type="string">
            <text:p>5.364770</text:p>
          </table:table-cell>
          <table:table-cell table:formula="of:=IF([.B40]&lt;&gt;[.C40];&quot;true&quot;;&quot;false&quot;)" office:value-type="string" office:string-value="true" calcext:value-type="string">
            <text:p>true</text:p>
          </table:table-cell>
          <table:table-cell table:formula="of:=MID([.I40];1;FIND(&quot;(&quot;;[.I40])-2)" office:value-type="string" office:string-value="Marseille" calcext:value-type="string">
            <text:p>Marseille</text:p>
          </table:table-cell>
          <table:table-cell/>
          <table:table-cell table:style-name="ce6" table:formula="of:=IF([.J40]&lt;&gt;&quot;&quot;;CONCATENATE(&quot;{ &quot;&quot;type&quot;&quot;: &quot;&quot;Point&quot;&quot;, &quot;&quot;coordinates&quot;&quot;: [&quot;;[.K40];&quot;, &quot;;[.J40];&quot;] }&quot;);&quot;&quot;)" office:value-type="string" office:string-value="{ &quot;type&quot;: &quot;Point&quot;, &quot;coordinates&quot;: [5.364770, 43.298970] }" calcext:value-type="string">
            <text:p>{ "type": "Point", "coordinates": [5.364770, 43.298970] }</text:p>
          </table:table-cell>
          <table:table-cell table:style-name="ce6" table:formula="of:=CONCATENATE(&quot;{ &quot;&quot;nr&quot;&quot;: &quot;&quot;&quot;;[.F40];&quot;&quot;&quot;, &quot;&quot;booknr&quot;&quot;: &quot;&quot;&quot;;[.G40];&quot;&quot;&quot;, &quot;&quot;confirmed&quot;&quot;: &quot;&quot;&quot;;[.L40];&quot;&quot;&quot;, &quot;&quot;name&quot;&quot;: &quot;&quot;&quot;;[.I40];&quot;&quot;&quot;, &quot;&quot;shortname&quot;&quot;: &quot;&quot;&quot;;[.M40];&quot;&quot;&quot; }&quot;)" office:value-type="string" office:string-value="{ &quot;nr&quot;: &quot;38&quot;, &quot;booknr&quot;: &quot;38&quot;, &quot;confirmed&quot;: &quot;true&quot;, &quot;name&quot;: &quot;Marseille (Bouche-du-Rhône)&quot;, &quot;shortname&quot;: &quot;Marseille&quot; }" calcext:value-type="string">
            <text:p>{ "nr": "38", "booknr": "38", "confirmed": "true", "name": "Marseille (Bouche-du-Rhône)", "shortname": "Marseille" }</text:p>
          </table:table-cell>
          <table:table-cell table:style-name="ce6" table:formula="of:=CONCATENATE(&quot;{ &quot;&quot;id&quot;&quot;: &quot;&quot;&quot;;[.H40];&quot;&quot;&quot;, &quot;&quot;type&quot;&quot;: &quot;&quot;Feature&quot;&quot;, &quot;&quot;geometry&quot;&quot;: &quot;;IF([.O40]=&quot;&quot;;&quot;null&quot;;[.O40]);&quot;, &quot;&quot;properties&quot;&quot;: &quot;;[.P40];&quot; },&quot;)" office:value-type="string" office:string-value="{ &quot;id&quot;: &quot;38-01&quot;, &quot;type&quot;: &quot;Feature&quot;, &quot;geometry&quot;: { &quot;type&quot;: &quot;Point&quot;, &quot;coordinates&quot;: [5.364770, 43.298970] }, &quot;properties&quot;: { &quot;nr&quot;: &quot;38&quot;, &quot;booknr&quot;: &quot;38&quot;, &quot;confirmed&quot;: &quot;true&quot;, &quot;name&quot;: &quot;Marseille (Bouche-du-Rhône)&quot;, &quot;shortname&quot;: &quot;Marseille&quot; } }," calcext:value-type="string">
            <text:p>{ "id": "38-01", "type": "Feature", "geometry": { "type": "Point", "coordinates": [5.364770, 43.298970] }, "properties": { "nr": "38", "booknr": "38", "confirmed": "true", "name": "Marseille (Bouche-du-Rhône)", "shortname": "Marseille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39 Nantes (Loire-Atlantique) </text:span>47.212167, -1.565239</text:p>
          </table:table-cell>
          <table:table-cell table:formula="of:=IFERROR(FIND(4;[.A41];3);LEN([.A41])+1)" office:value-type="float" office:value="30" calcext:value-type="float">
            <text:p>30</text:p>
          </table:table-cell>
          <table:table-cell table:formula="of:=IFERROR(FIND(&quot;,&quot;;[.A41];[.B41]);[.B41])" office:value-type="float" office:value="39" calcext:value-type="float">
            <text:p>39</text:p>
          </table:table-cell>
          <table:table-cell table:formula="of:=LEFT([.A41];2)" office:value-type="string" office:string-value="39" calcext:value-type="string">
            <text:p>39</text:p>
          </table:table-cell>
          <table:table-cell table:formula="of:=IF([.D41]=[.D40];[.E40]+1;1)" office:value-type="float" office:value="1" calcext:value-type="float">
            <text:p>1</text:p>
          </table:table-cell>
          <table:table-cell table:style-name="ce4" office:value-type="string" calcext:value-type="string">
            <text:p>39</text:p>
          </table:table-cell>
          <table:table-cell table:formula="of:=[.D41]" office:value-type="string" office:string-value="39" calcext:value-type="string">
            <text:p>39</text:p>
          </table:table-cell>
          <table:table-cell table:formula="of:=CONCATENATE([.D41];&quot;-&quot;;IF(LEN([.E41])=1;CONCATENATE(&quot;0&quot;;[.E41]);[.E41]))" office:value-type="string" office:string-value="39-01" calcext:value-type="string">
            <text:p>39-01</text:p>
          </table:table-cell>
          <table:table-cell table:formula="of:=TRIM(MID([.A41];4;[.B41]-4))" office:value-type="string" office:string-value="Nantes (Loire-Atlantique)" calcext:value-type="string">
            <text:p>Nantes (Loire-Atlantique)</text:p>
          </table:table-cell>
          <table:table-cell table:formula="of:=MID([.A41];[.B41];[.C41]-[.B41])" office:value-type="string" office:string-value="47.212167" calcext:value-type="string">
            <text:p>47.212167</text:p>
          </table:table-cell>
          <table:table-cell table:formula="of:=IFERROR(MID([.A41];[.C41]+2;LEN([.A41])-[.C41]);&quot;&quot;)" office:value-type="string" office:string-value="-1.565239" calcext:value-type="string">
            <text:p>-1.565239</text:p>
          </table:table-cell>
          <table:table-cell table:formula="of:=IF([.B41]&lt;&gt;[.C41];&quot;true&quot;;&quot;false&quot;)" office:value-type="string" office:string-value="true" calcext:value-type="string">
            <text:p>true</text:p>
          </table:table-cell>
          <table:table-cell table:formula="of:=MID([.I41];1;FIND(&quot;(&quot;;[.I41])-2)" office:value-type="string" office:string-value="Nantes" calcext:value-type="string">
            <text:p>Nantes</text:p>
          </table:table-cell>
          <table:table-cell/>
          <table:table-cell table:style-name="ce6" table:formula="of:=IF([.J41]&lt;&gt;&quot;&quot;;CONCATENATE(&quot;{ &quot;&quot;type&quot;&quot;: &quot;&quot;Point&quot;&quot;, &quot;&quot;coordinates&quot;&quot;: [&quot;;[.K41];&quot;, &quot;;[.J41];&quot;] }&quot;);&quot;&quot;)" office:value-type="string" office:string-value="{ &quot;type&quot;: &quot;Point&quot;, &quot;coordinates&quot;: [-1.565239, 47.212167] }" calcext:value-type="string">
            <text:p>{ "type": "Point", "coordinates": [-1.565239, 47.212167] }</text:p>
          </table:table-cell>
          <table:table-cell table:style-name="ce6" table:formula="of:=CONCATENATE(&quot;{ &quot;&quot;nr&quot;&quot;: &quot;&quot;&quot;;[.F41];&quot;&quot;&quot;, &quot;&quot;booknr&quot;&quot;: &quot;&quot;&quot;;[.G41];&quot;&quot;&quot;, &quot;&quot;confirmed&quot;&quot;: &quot;&quot;&quot;;[.L41];&quot;&quot;&quot;, &quot;&quot;name&quot;&quot;: &quot;&quot;&quot;;[.I41];&quot;&quot;&quot;, &quot;&quot;shortname&quot;&quot;: &quot;&quot;&quot;;[.M41];&quot;&quot;&quot; }&quot;)" office:value-type="string" office:string-value="{ &quot;nr&quot;: &quot;39&quot;, &quot;booknr&quot;: &quot;39&quot;, &quot;confirmed&quot;: &quot;true&quot;, &quot;name&quot;: &quot;Nantes (Loire-Atlantique)&quot;, &quot;shortname&quot;: &quot;Nantes&quot; }" calcext:value-type="string">
            <text:p>{ "nr": "39", "booknr": "39", "confirmed": "true", "name": "Nantes (Loire-Atlantique)", "shortname": "Nantes" }</text:p>
          </table:table-cell>
          <table:table-cell table:style-name="ce6" table:formula="of:=CONCATENATE(&quot;{ &quot;&quot;id&quot;&quot;: &quot;&quot;&quot;;[.H41];&quot;&quot;&quot;, &quot;&quot;type&quot;&quot;: &quot;&quot;Feature&quot;&quot;, &quot;&quot;geometry&quot;&quot;: &quot;;IF([.O41]=&quot;&quot;;&quot;null&quot;;[.O41]);&quot;, &quot;&quot;properties&quot;&quot;: &quot;;[.P41];&quot; },&quot;)" office:value-type="string" office:string-value="{ &quot;id&quot;: &quot;39-01&quot;, &quot;type&quot;: &quot;Feature&quot;, &quot;geometry&quot;: { &quot;type&quot;: &quot;Point&quot;, &quot;coordinates&quot;: [-1.565239, 47.212167] }, &quot;properties&quot;: { &quot;nr&quot;: &quot;39&quot;, &quot;booknr&quot;: &quot;39&quot;, &quot;confirmed&quot;: &quot;true&quot;, &quot;name&quot;: &quot;Nantes (Loire-Atlantique)&quot;, &quot;shortname&quot;: &quot;Nantes&quot; } }," calcext:value-type="string">
            <text:p>{ "id": "39-01", "type": "Feature", "geometry": { "type": "Point", "coordinates": [-1.565239, 47.212167] }, "properties": { "nr": "39", "booknr": "39", "confirmed": "true", "name": "Nantes (Loire-Atlantique)", "shortname": "Nantes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40 Valence (Drôme) </text:span>44.931497, 4.889437</text:p>
          </table:table-cell>
          <table:table-cell table:formula="of:=IFERROR(FIND(4;[.A42];3);LEN([.A42])+1)" office:value-type="float" office:value="20" calcext:value-type="float">
            <text:p>20</text:p>
          </table:table-cell>
          <table:table-cell table:formula="of:=IFERROR(FIND(&quot;,&quot;;[.A42];[.B42]);[.B42])" office:value-type="float" office:value="29" calcext:value-type="float">
            <text:p>29</text:p>
          </table:table-cell>
          <table:table-cell table:formula="of:=LEFT([.A42];2)" office:value-type="string" office:string-value="40" calcext:value-type="string">
            <text:p>40</text:p>
          </table:table-cell>
          <table:table-cell table:formula="of:=IF([.D42]=[.D41];[.E41]+1;1)" office:value-type="float" office:value="1" calcext:value-type="float">
            <text:p>1</text:p>
          </table:table-cell>
          <table:table-cell table:style-name="ce4" office:value-type="string" calcext:value-type="string">
            <text:p>40</text:p>
          </table:table-cell>
          <table:table-cell table:formula="of:=[.D42]" office:value-type="string" office:string-value="40" calcext:value-type="string">
            <text:p>40</text:p>
          </table:table-cell>
          <table:table-cell table:formula="of:=CONCATENATE([.D42];&quot;-&quot;;IF(LEN([.E42])=1;CONCATENATE(&quot;0&quot;;[.E42]);[.E42]))" office:value-type="string" office:string-value="40-01" calcext:value-type="string">
            <text:p>40-01</text:p>
          </table:table-cell>
          <table:table-cell table:formula="of:=TRIM(MID([.A42];4;[.B42]-4))" office:value-type="string" office:string-value="Valence (Drôme)" calcext:value-type="string">
            <text:p>Valence (Drôme)</text:p>
          </table:table-cell>
          <table:table-cell table:formula="of:=MID([.A42];[.B42];[.C42]-[.B42])" office:value-type="string" office:string-value="44.931497" calcext:value-type="string">
            <text:p>44.931497</text:p>
          </table:table-cell>
          <table:table-cell table:formula="of:=IFERROR(MID([.A42];[.C42]+2;LEN([.A42])-[.C42]);&quot;&quot;)" office:value-type="string" office:string-value="4.889437" calcext:value-type="string">
            <text:p>4.889437</text:p>
          </table:table-cell>
          <table:table-cell table:formula="of:=IF([.B42]&lt;&gt;[.C42];&quot;true&quot;;&quot;false&quot;)" office:value-type="string" office:string-value="true" calcext:value-type="string">
            <text:p>true</text:p>
          </table:table-cell>
          <table:table-cell table:formula="of:=MID([.I42];1;FIND(&quot;(&quot;;[.I42])-2)" office:value-type="string" office:string-value="Valence" calcext:value-type="string">
            <text:p>Valence</text:p>
          </table:table-cell>
          <table:table-cell/>
          <table:table-cell table:style-name="ce6" table:formula="of:=IF([.J42]&lt;&gt;&quot;&quot;;CONCATENATE(&quot;{ &quot;&quot;type&quot;&quot;: &quot;&quot;Point&quot;&quot;, &quot;&quot;coordinates&quot;&quot;: [&quot;;[.K42];&quot;, &quot;;[.J42];&quot;] }&quot;);&quot;&quot;)" office:value-type="string" office:string-value="{ &quot;type&quot;: &quot;Point&quot;, &quot;coordinates&quot;: [4.889437, 44.931497] }" calcext:value-type="string">
            <text:p>{ "type": "Point", "coordinates": [4.889437, 44.931497] }</text:p>
          </table:table-cell>
          <table:table-cell table:style-name="ce6" table:formula="of:=CONCATENATE(&quot;{ &quot;&quot;nr&quot;&quot;: &quot;&quot;&quot;;[.F42];&quot;&quot;&quot;, &quot;&quot;booknr&quot;&quot;: &quot;&quot;&quot;;[.G42];&quot;&quot;&quot;, &quot;&quot;confirmed&quot;&quot;: &quot;&quot;&quot;;[.L42];&quot;&quot;&quot;, &quot;&quot;name&quot;&quot;: &quot;&quot;&quot;;[.I42];&quot;&quot;&quot;, &quot;&quot;shortname&quot;&quot;: &quot;&quot;&quot;;[.M42];&quot;&quot;&quot; }&quot;)" office:value-type="string" office:string-value="{ &quot;nr&quot;: &quot;40&quot;, &quot;booknr&quot;: &quot;40&quot;, &quot;confirmed&quot;: &quot;true&quot;, &quot;name&quot;: &quot;Valence (Drôme)&quot;, &quot;shortname&quot;: &quot;Valence&quot; }" calcext:value-type="string">
            <text:p>{ "nr": "40", "booknr": "40", "confirmed": "true", "name": "Valence (Drôme)", "shortname": "Valence" }</text:p>
          </table:table-cell>
          <table:table-cell table:style-name="ce6" table:formula="of:=CONCATENATE(&quot;{ &quot;&quot;id&quot;&quot;: &quot;&quot;&quot;;[.H42];&quot;&quot;&quot;, &quot;&quot;type&quot;&quot;: &quot;&quot;Feature&quot;&quot;, &quot;&quot;geometry&quot;&quot;: &quot;;IF([.O42]=&quot;&quot;;&quot;null&quot;;[.O42]);&quot;, &quot;&quot;properties&quot;&quot;: &quot;;[.P42];&quot; },&quot;)" office:value-type="string" office:string-value="{ &quot;id&quot;: &quot;40-01&quot;, &quot;type&quot;: &quot;Feature&quot;, &quot;geometry&quot;: { &quot;type&quot;: &quot;Point&quot;, &quot;coordinates&quot;: [4.889437, 44.931497] }, &quot;properties&quot;: { &quot;nr&quot;: &quot;40&quot;, &quot;booknr&quot;: &quot;40&quot;, &quot;confirmed&quot;: &quot;true&quot;, &quot;name&quot;: &quot;Valence (Drôme)&quot;, &quot;shortname&quot;: &quot;Valence&quot; } }," calcext:value-type="string">
            <text:p>{ "id": "40-01", "type": "Feature", "geometry": { "type": "Point", "coordinates": [4.889437, 44.931497] }, "properties": { "nr": "40", "booknr": "40", "confirmed": "true", "name": "Valence (Drôme)", "shortname": "Valence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41 Limoges (Haute-Vienne) </text:span>45.828739, 1.266743</text:p>
          </table:table-cell>
          <table:table-cell table:formula="of:=IFERROR(FIND(4;[.A43];3);LEN([.A43])+1)" office:value-type="float" office:value="27" calcext:value-type="float">
            <text:p>27</text:p>
          </table:table-cell>
          <table:table-cell table:formula="of:=IFERROR(FIND(&quot;,&quot;;[.A43];[.B43]);[.B43])" office:value-type="float" office:value="36" calcext:value-type="float">
            <text:p>36</text:p>
          </table:table-cell>
          <table:table-cell table:formula="of:=LEFT([.A43];2)" office:value-type="string" office:string-value="41" calcext:value-type="string">
            <text:p>41</text:p>
          </table:table-cell>
          <table:table-cell table:formula="of:=IF([.D43]=[.D42];[.E42]+1;1)" office:value-type="float" office:value="1" calcext:value-type="float">
            <text:p>1</text:p>
          </table:table-cell>
          <table:table-cell table:style-name="ce4" office:value-type="string" calcext:value-type="string">
            <text:p>41</text:p>
          </table:table-cell>
          <table:table-cell table:formula="of:=[.D43]" office:value-type="string" office:string-value="41" calcext:value-type="string">
            <text:p>41</text:p>
          </table:table-cell>
          <table:table-cell table:formula="of:=CONCATENATE([.D43];&quot;-&quot;;IF(LEN([.E43])=1;CONCATENATE(&quot;0&quot;;[.E43]);[.E43]))" office:value-type="string" office:string-value="41-01" calcext:value-type="string">
            <text:p>41-01</text:p>
          </table:table-cell>
          <table:table-cell table:formula="of:=TRIM(MID([.A43];4;[.B43]-4))" office:value-type="string" office:string-value="Limoges (Haute-Vienne)" calcext:value-type="string">
            <text:p>Limoges (Haute-Vienne)</text:p>
          </table:table-cell>
          <table:table-cell table:formula="of:=MID([.A43];[.B43];[.C43]-[.B43])" office:value-type="string" office:string-value="45.828739" calcext:value-type="string">
            <text:p>45.828739</text:p>
          </table:table-cell>
          <table:table-cell table:formula="of:=IFERROR(MID([.A43];[.C43]+2;LEN([.A43])-[.C43]);&quot;&quot;)" office:value-type="string" office:string-value="1.266743" calcext:value-type="string">
            <text:p>1.266743</text:p>
          </table:table-cell>
          <table:table-cell table:formula="of:=IF([.B43]&lt;&gt;[.C43];&quot;true&quot;;&quot;false&quot;)" office:value-type="string" office:string-value="true" calcext:value-type="string">
            <text:p>true</text:p>
          </table:table-cell>
          <table:table-cell table:formula="of:=MID([.I43];1;FIND(&quot;(&quot;;[.I43])-2)" office:value-type="string" office:string-value="Limoges" calcext:value-type="string">
            <text:p>Limoges</text:p>
          </table:table-cell>
          <table:table-cell/>
          <table:table-cell table:style-name="ce6" table:formula="of:=IF([.J43]&lt;&gt;&quot;&quot;;CONCATENATE(&quot;{ &quot;&quot;type&quot;&quot;: &quot;&quot;Point&quot;&quot;, &quot;&quot;coordinates&quot;&quot;: [&quot;;[.K43];&quot;, &quot;;[.J43];&quot;] }&quot;);&quot;&quot;)" office:value-type="string" office:string-value="{ &quot;type&quot;: &quot;Point&quot;, &quot;coordinates&quot;: [1.266743, 45.828739] }" calcext:value-type="string">
            <text:p>{ "type": "Point", "coordinates": [1.266743, 45.828739] }</text:p>
          </table:table-cell>
          <table:table-cell table:style-name="ce6" table:formula="of:=CONCATENATE(&quot;{ &quot;&quot;nr&quot;&quot;: &quot;&quot;&quot;;[.F43];&quot;&quot;&quot;, &quot;&quot;booknr&quot;&quot;: &quot;&quot;&quot;;[.G43];&quot;&quot;&quot;, &quot;&quot;confirmed&quot;&quot;: &quot;&quot;&quot;;[.L43];&quot;&quot;&quot;, &quot;&quot;name&quot;&quot;: &quot;&quot;&quot;;[.I43];&quot;&quot;&quot;, &quot;&quot;shortname&quot;&quot;: &quot;&quot;&quot;;[.M43];&quot;&quot;&quot; }&quot;)" office:value-type="string" office:string-value="{ &quot;nr&quot;: &quot;41&quot;, &quot;booknr&quot;: &quot;41&quot;, &quot;confirmed&quot;: &quot;true&quot;, &quot;name&quot;: &quot;Limoges (Haute-Vienne)&quot;, &quot;shortname&quot;: &quot;Limoges&quot; }" calcext:value-type="string">
            <text:p>{ "nr": "41", "booknr": "41", "confirmed": "true", "name": "Limoges (Haute-Vienne)", "shortname": "Limoges" }</text:p>
          </table:table-cell>
          <table:table-cell table:style-name="ce6" table:formula="of:=CONCATENATE(&quot;{ &quot;&quot;id&quot;&quot;: &quot;&quot;&quot;;[.H43];&quot;&quot;&quot;, &quot;&quot;type&quot;&quot;: &quot;&quot;Feature&quot;&quot;, &quot;&quot;geometry&quot;&quot;: &quot;;IF([.O43]=&quot;&quot;;&quot;null&quot;;[.O43]);&quot;, &quot;&quot;properties&quot;&quot;: &quot;;[.P43];&quot; },&quot;)" office:value-type="string" office:string-value="{ &quot;id&quot;: &quot;41-01&quot;, &quot;type&quot;: &quot;Feature&quot;, &quot;geometry&quot;: { &quot;type&quot;: &quot;Point&quot;, &quot;coordinates&quot;: [1.266743, 45.828739] }, &quot;properties&quot;: { &quot;nr&quot;: &quot;41&quot;, &quot;booknr&quot;: &quot;41&quot;, &quot;confirmed&quot;: &quot;true&quot;, &quot;name&quot;: &quot;Limoges (Haute-Vienne)&quot;, &quot;shortname&quot;: &quot;Limoges&quot; } }," calcext:value-type="string">
            <text:p>{ "id": "41-01", "type": "Feature", "geometry": { "type": "Point", "coordinates": [1.266743, 45.828739] }, "properties": { "nr": "41", "booknr": "41", "confirmed": "true", "name": "Limoges (Haute-Vienne)", "shortname": "Limoges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42 Brioude (Haute-Loire) </text:span>45.293539, 3.384677</text:p>
          </table:table-cell>
          <table:table-cell table:formula="of:=IFERROR(FIND(4;[.A44];3);LEN([.A44])+1)" office:value-type="float" office:value="26" calcext:value-type="float">
            <text:p>26</text:p>
          </table:table-cell>
          <table:table-cell table:formula="of:=IFERROR(FIND(&quot;,&quot;;[.A44];[.B44]);[.B44])" office:value-type="float" office:value="35" calcext:value-type="float">
            <text:p>35</text:p>
          </table:table-cell>
          <table:table-cell table:formula="of:=LEFT([.A44];2)" office:value-type="string" office:string-value="42" calcext:value-type="string">
            <text:p>42</text:p>
          </table:table-cell>
          <table:table-cell table:formula="of:=IF([.D44]=[.D43];[.E43]+1;1)" office:value-type="float" office:value="1" calcext:value-type="float">
            <text:p>1</text:p>
          </table:table-cell>
          <table:table-cell table:style-name="ce4" office:value-type="string" calcext:value-type="string">
            <text:p>42</text:p>
          </table:table-cell>
          <table:table-cell table:formula="of:=[.D44]" office:value-type="string" office:string-value="42" calcext:value-type="string">
            <text:p>42</text:p>
          </table:table-cell>
          <table:table-cell table:formula="of:=CONCATENATE([.D44];&quot;-&quot;;IF(LEN([.E44])=1;CONCATENATE(&quot;0&quot;;[.E44]);[.E44]))" office:value-type="string" office:string-value="42-01" calcext:value-type="string">
            <text:p>42-01</text:p>
          </table:table-cell>
          <table:table-cell table:formula="of:=TRIM(MID([.A44];4;[.B44]-4))" office:value-type="string" office:string-value="Brioude (Haute-Loire)" calcext:value-type="string">
            <text:p>Brioude (Haute-Loire)</text:p>
          </table:table-cell>
          <table:table-cell table:formula="of:=MID([.A44];[.B44];[.C44]-[.B44])" office:value-type="string" office:string-value="45.293539" calcext:value-type="string">
            <text:p>45.293539</text:p>
          </table:table-cell>
          <table:table-cell table:formula="of:=IFERROR(MID([.A44];[.C44]+2;LEN([.A44])-[.C44]);&quot;&quot;)" office:value-type="string" office:string-value="3.384677" calcext:value-type="string">
            <text:p>3.384677</text:p>
          </table:table-cell>
          <table:table-cell table:formula="of:=IF([.B44]&lt;&gt;[.C44];&quot;true&quot;;&quot;false&quot;)" office:value-type="string" office:string-value="true" calcext:value-type="string">
            <text:p>true</text:p>
          </table:table-cell>
          <table:table-cell table:formula="of:=MID([.I44];1;FIND(&quot;(&quot;;[.I44])-2)" office:value-type="string" office:string-value="Brioude" calcext:value-type="string">
            <text:p>Brioude</text:p>
          </table:table-cell>
          <table:table-cell/>
          <table:table-cell table:style-name="ce6" table:formula="of:=IF([.J44]&lt;&gt;&quot;&quot;;CONCATENATE(&quot;{ &quot;&quot;type&quot;&quot;: &quot;&quot;Point&quot;&quot;, &quot;&quot;coordinates&quot;&quot;: [&quot;;[.K44];&quot;, &quot;;[.J44];&quot;] }&quot;);&quot;&quot;)" office:value-type="string" office:string-value="{ &quot;type&quot;: &quot;Point&quot;, &quot;coordinates&quot;: [3.384677, 45.293539] }" calcext:value-type="string">
            <text:p>{ "type": "Point", "coordinates": [3.384677, 45.293539] }</text:p>
          </table:table-cell>
          <table:table-cell table:style-name="ce6" table:formula="of:=CONCATENATE(&quot;{ &quot;&quot;nr&quot;&quot;: &quot;&quot;&quot;;[.F44];&quot;&quot;&quot;, &quot;&quot;booknr&quot;&quot;: &quot;&quot;&quot;;[.G44];&quot;&quot;&quot;, &quot;&quot;confirmed&quot;&quot;: &quot;&quot;&quot;;[.L44];&quot;&quot;&quot;, &quot;&quot;name&quot;&quot;: &quot;&quot;&quot;;[.I44];&quot;&quot;&quot;, &quot;&quot;shortname&quot;&quot;: &quot;&quot;&quot;;[.M44];&quot;&quot;&quot; }&quot;)" office:value-type="string" office:string-value="{ &quot;nr&quot;: &quot;42&quot;, &quot;booknr&quot;: &quot;42&quot;, &quot;confirmed&quot;: &quot;true&quot;, &quot;name&quot;: &quot;Brioude (Haute-Loire)&quot;, &quot;shortname&quot;: &quot;Brioude&quot; }" calcext:value-type="string">
            <text:p>{ "nr": "42", "booknr": "42", "confirmed": "true", "name": "Brioude (Haute-Loire)", "shortname": "Brioude" }</text:p>
          </table:table-cell>
          <table:table-cell table:style-name="ce6" table:formula="of:=CONCATENATE(&quot;{ &quot;&quot;id&quot;&quot;: &quot;&quot;&quot;;[.H44];&quot;&quot;&quot;, &quot;&quot;type&quot;&quot;: &quot;&quot;Feature&quot;&quot;, &quot;&quot;geometry&quot;&quot;: &quot;;IF([.O44]=&quot;&quot;;&quot;null&quot;;[.O44]);&quot;, &quot;&quot;properties&quot;&quot;: &quot;;[.P44];&quot; },&quot;)" office:value-type="string" office:string-value="{ &quot;id&quot;: &quot;42-01&quot;, &quot;type&quot;: &quot;Feature&quot;, &quot;geometry&quot;: { &quot;type&quot;: &quot;Point&quot;, &quot;coordinates&quot;: [3.384677, 45.293539] }, &quot;properties&quot;: { &quot;nr&quot;: &quot;42&quot;, &quot;booknr&quot;: &quot;42&quot;, &quot;confirmed&quot;: &quot;true&quot;, &quot;name&quot;: &quot;Brioude (Haute-Loire)&quot;, &quot;shortname&quot;: &quot;Brioude&quot; } }," calcext:value-type="string">
            <text:p>{ "id": "42-01", "type": "Feature", "geometry": { "type": "Point", "coordinates": [3.384677, 45.293539] }, "properties": { "nr": "42", "booknr": "42", "confirmed": "true", "name": "Brioude (Haute-Loire)", "shortname": "Brioude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43 Draguignan (Var) </text:span>43.529758, 6.447417</text:p>
          </table:table-cell>
          <table:table-cell table:formula="of:=IFERROR(FIND(4;[.A45];3);LEN([.A45])+1)" office:value-type="float" office:value="21" calcext:value-type="float">
            <text:p>21</text:p>
          </table:table-cell>
          <table:table-cell table:formula="of:=IFERROR(FIND(&quot;,&quot;;[.A45];[.B45]);[.B45])" office:value-type="float" office:value="30" calcext:value-type="float">
            <text:p>30</text:p>
          </table:table-cell>
          <table:table-cell table:formula="of:=LEFT([.A45];2)" office:value-type="string" office:string-value="43" calcext:value-type="string">
            <text:p>43</text:p>
          </table:table-cell>
          <table:table-cell table:formula="of:=IF([.D45]=[.D44];[.E44]+1;1)" office:value-type="float" office:value="1" calcext:value-type="float">
            <text:p>1</text:p>
          </table:table-cell>
          <table:table-cell table:style-name="ce4" office:value-type="string" calcext:value-type="string">
            <text:p>43</text:p>
          </table:table-cell>
          <table:table-cell table:formula="of:=[.D45]" office:value-type="string" office:string-value="43" calcext:value-type="string">
            <text:p>43</text:p>
          </table:table-cell>
          <table:table-cell table:formula="of:=CONCATENATE([.D45];&quot;-&quot;;IF(LEN([.E45])=1;CONCATENATE(&quot;0&quot;;[.E45]);[.E45]))" office:value-type="string" office:string-value="43-01" calcext:value-type="string">
            <text:p>43-01</text:p>
          </table:table-cell>
          <table:table-cell table:formula="of:=TRIM(MID([.A45];4;[.B45]-4))" office:value-type="string" office:string-value="Draguignan (Var)" calcext:value-type="string">
            <text:p>Draguignan (Var)</text:p>
          </table:table-cell>
          <table:table-cell table:formula="of:=MID([.A45];[.B45];[.C45]-[.B45])" office:value-type="string" office:string-value="43.529758" calcext:value-type="string">
            <text:p>43.529758</text:p>
          </table:table-cell>
          <table:table-cell table:formula="of:=IFERROR(MID([.A45];[.C45]+2;LEN([.A45])-[.C45]);&quot;&quot;)" office:value-type="string" office:string-value="6.447417" calcext:value-type="string">
            <text:p>6.447417</text:p>
          </table:table-cell>
          <table:table-cell table:formula="of:=IF([.B45]&lt;&gt;[.C45];&quot;true&quot;;&quot;false&quot;)" office:value-type="string" office:string-value="true" calcext:value-type="string">
            <text:p>true</text:p>
          </table:table-cell>
          <table:table-cell table:formula="of:=MID([.I45];1;FIND(&quot;(&quot;;[.I45])-2)" office:value-type="string" office:string-value="Draguignan" calcext:value-type="string">
            <text:p>Draguignan</text:p>
          </table:table-cell>
          <table:table-cell/>
          <table:table-cell table:style-name="ce6" table:formula="of:=IF([.J45]&lt;&gt;&quot;&quot;;CONCATENATE(&quot;{ &quot;&quot;type&quot;&quot;: &quot;&quot;Point&quot;&quot;, &quot;&quot;coordinates&quot;&quot;: [&quot;;[.K45];&quot;, &quot;;[.J45];&quot;] }&quot;);&quot;&quot;)" office:value-type="string" office:string-value="{ &quot;type&quot;: &quot;Point&quot;, &quot;coordinates&quot;: [6.447417, 43.529758] }" calcext:value-type="string">
            <text:p>{ "type": "Point", "coordinates": [6.447417, 43.529758] }</text:p>
          </table:table-cell>
          <table:table-cell table:style-name="ce6" table:formula="of:=CONCATENATE(&quot;{ &quot;&quot;nr&quot;&quot;: &quot;&quot;&quot;;[.F45];&quot;&quot;&quot;, &quot;&quot;booknr&quot;&quot;: &quot;&quot;&quot;;[.G45];&quot;&quot;&quot;, &quot;&quot;confirmed&quot;&quot;: &quot;&quot;&quot;;[.L45];&quot;&quot;&quot;, &quot;&quot;name&quot;&quot;: &quot;&quot;&quot;;[.I45];&quot;&quot;&quot;, &quot;&quot;shortname&quot;&quot;: &quot;&quot;&quot;;[.M45];&quot;&quot;&quot; }&quot;)" office:value-type="string" office:string-value="{ &quot;nr&quot;: &quot;43&quot;, &quot;booknr&quot;: &quot;43&quot;, &quot;confirmed&quot;: &quot;true&quot;, &quot;name&quot;: &quot;Draguignan (Var)&quot;, &quot;shortname&quot;: &quot;Draguignan&quot; }" calcext:value-type="string">
            <text:p>{ "nr": "43", "booknr": "43", "confirmed": "true", "name": "Draguignan (Var)", "shortname": "Draguignan" }</text:p>
          </table:table-cell>
          <table:table-cell table:style-name="ce6" table:formula="of:=CONCATENATE(&quot;{ &quot;&quot;id&quot;&quot;: &quot;&quot;&quot;;[.H45];&quot;&quot;&quot;, &quot;&quot;type&quot;&quot;: &quot;&quot;Feature&quot;&quot;, &quot;&quot;geometry&quot;&quot;: &quot;;IF([.O45]=&quot;&quot;;&quot;null&quot;;[.O45]);&quot;, &quot;&quot;properties&quot;&quot;: &quot;;[.P45];&quot; },&quot;)" office:value-type="string" office:string-value="{ &quot;id&quot;: &quot;43-01&quot;, &quot;type&quot;: &quot;Feature&quot;, &quot;geometry&quot;: { &quot;type&quot;: &quot;Point&quot;, &quot;coordinates&quot;: [6.447417, 43.529758] }, &quot;properties&quot;: { &quot;nr&quot;: &quot;43&quot;, &quot;booknr&quot;: &quot;43&quot;, &quot;confirmed&quot;: &quot;true&quot;, &quot;name&quot;: &quot;Draguignan (Var)&quot;, &quot;shortname&quot;: &quot;Draguignan&quot; } }," calcext:value-type="string">
            <text:p>{ "id": "43-01", "type": "Feature", "geometry": { "type": "Point", "coordinates": [6.447417, 43.529758] }, "properties": { "nr": "43", "booknr": "43", "confirmed": "true", "name": "Draguignan (Var)", "shortname": "Draguignan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44 Roanne (Loire) </text:span>46.040217, 4.071239</text:p>
          </table:table-cell>
          <table:table-cell table:formula="of:=IFERROR(FIND(4;[.A46];3);LEN([.A46])+1)" office:value-type="float" office:value="19" calcext:value-type="float">
            <text:p>19</text:p>
          </table:table-cell>
          <table:table-cell table:formula="of:=IFERROR(FIND(&quot;,&quot;;[.A46];[.B46]);[.B46])" office:value-type="float" office:value="28" calcext:value-type="float">
            <text:p>28</text:p>
          </table:table-cell>
          <table:table-cell table:formula="of:=LEFT([.A46];2)" office:value-type="string" office:string-value="44" calcext:value-type="string">
            <text:p>44</text:p>
          </table:table-cell>
          <table:table-cell table:formula="of:=IF([.D46]=[.D45];[.E45]+1;1)" office:value-type="float" office:value="1" calcext:value-type="float">
            <text:p>1</text:p>
          </table:table-cell>
          <table:table-cell table:style-name="ce4" office:value-type="string" calcext:value-type="string">
            <text:p>44</text:p>
          </table:table-cell>
          <table:table-cell table:formula="of:=[.D46]" office:value-type="string" office:string-value="44" calcext:value-type="string">
            <text:p>44</text:p>
          </table:table-cell>
          <table:table-cell table:formula="of:=CONCATENATE([.D46];&quot;-&quot;;IF(LEN([.E46])=1;CONCATENATE(&quot;0&quot;;[.E46]);[.E46]))" office:value-type="string" office:string-value="44-01" calcext:value-type="string">
            <text:p>44-01</text:p>
          </table:table-cell>
          <table:table-cell table:formula="of:=TRIM(MID([.A46];4;[.B46]-4))" office:value-type="string" office:string-value="Roanne (Loire)" calcext:value-type="string">
            <text:p>Roanne (Loire)</text:p>
          </table:table-cell>
          <table:table-cell table:formula="of:=MID([.A46];[.B46];[.C46]-[.B46])" office:value-type="string" office:string-value="46.040217" calcext:value-type="string">
            <text:p>46.040217</text:p>
          </table:table-cell>
          <table:table-cell table:formula="of:=IFERROR(MID([.A46];[.C46]+2;LEN([.A46])-[.C46]);&quot;&quot;)" office:value-type="string" office:string-value="4.071239" calcext:value-type="string">
            <text:p>4.071239</text:p>
          </table:table-cell>
          <table:table-cell table:formula="of:=IF([.B46]&lt;&gt;[.C46];&quot;true&quot;;&quot;false&quot;)" office:value-type="string" office:string-value="true" calcext:value-type="string">
            <text:p>true</text:p>
          </table:table-cell>
          <table:table-cell table:formula="of:=MID([.I46];1;FIND(&quot;(&quot;;[.I46])-2)" office:value-type="string" office:string-value="Roanne" calcext:value-type="string">
            <text:p>Roanne</text:p>
          </table:table-cell>
          <table:table-cell/>
          <table:table-cell table:style-name="ce6" table:formula="of:=IF([.J46]&lt;&gt;&quot;&quot;;CONCATENATE(&quot;{ &quot;&quot;type&quot;&quot;: &quot;&quot;Point&quot;&quot;, &quot;&quot;coordinates&quot;&quot;: [&quot;;[.K46];&quot;, &quot;;[.J46];&quot;] }&quot;);&quot;&quot;)" office:value-type="string" office:string-value="{ &quot;type&quot;: &quot;Point&quot;, &quot;coordinates&quot;: [4.071239, 46.040217] }" calcext:value-type="string">
            <text:p>{ "type": "Point", "coordinates": [4.071239, 46.040217] }</text:p>
          </table:table-cell>
          <table:table-cell table:style-name="ce6" table:formula="of:=CONCATENATE(&quot;{ &quot;&quot;nr&quot;&quot;: &quot;&quot;&quot;;[.F46];&quot;&quot;&quot;, &quot;&quot;booknr&quot;&quot;: &quot;&quot;&quot;;[.G46];&quot;&quot;&quot;, &quot;&quot;confirmed&quot;&quot;: &quot;&quot;&quot;;[.L46];&quot;&quot;&quot;, &quot;&quot;name&quot;&quot;: &quot;&quot;&quot;;[.I46];&quot;&quot;&quot;, &quot;&quot;shortname&quot;&quot;: &quot;&quot;&quot;;[.M46];&quot;&quot;&quot; }&quot;)" office:value-type="string" office:string-value="{ &quot;nr&quot;: &quot;44&quot;, &quot;booknr&quot;: &quot;44&quot;, &quot;confirmed&quot;: &quot;true&quot;, &quot;name&quot;: &quot;Roanne (Loire)&quot;, &quot;shortname&quot;: &quot;Roanne&quot; }" calcext:value-type="string">
            <text:p>{ "nr": "44", "booknr": "44", "confirmed": "true", "name": "Roanne (Loire)", "shortname": "Roanne" }</text:p>
          </table:table-cell>
          <table:table-cell table:style-name="ce6" table:formula="of:=CONCATENATE(&quot;{ &quot;&quot;id&quot;&quot;: &quot;&quot;&quot;;[.H46];&quot;&quot;&quot;, &quot;&quot;type&quot;&quot;: &quot;&quot;Feature&quot;&quot;, &quot;&quot;geometry&quot;&quot;: &quot;;IF([.O46]=&quot;&quot;;&quot;null&quot;;[.O46]);&quot;, &quot;&quot;properties&quot;&quot;: &quot;;[.P46];&quot; },&quot;)" office:value-type="string" office:string-value="{ &quot;id&quot;: &quot;44-01&quot;, &quot;type&quot;: &quot;Feature&quot;, &quot;geometry&quot;: { &quot;type&quot;: &quot;Point&quot;, &quot;coordinates&quot;: [4.071239, 46.040217] }, &quot;properties&quot;: { &quot;nr&quot;: &quot;44&quot;, &quot;booknr&quot;: &quot;44&quot;, &quot;confirmed&quot;: &quot;true&quot;, &quot;name&quot;: &quot;Roanne (Loire)&quot;, &quot;shortname&quot;: &quot;Roanne&quot; } }," calcext:value-type="string">
            <text:p>{ "id": "44-01", "type": "Feature", "geometry": { "type": "Point", "coordinates": [4.071239, 46.040217] }, "properties": { "nr": "44", "booknr": "44", "confirmed": "true", "name": "Roanne (Loire)", "shortname": "Roanne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45 L'Isle-Jourdain (Gers) </text:span>43.606548, 1.065925</text:p>
          </table:table-cell>
          <table:table-cell table:formula="of:=IFERROR(FIND(4;[.A47];3);LEN([.A47])+1)" office:value-type="float" office:value="27" calcext:value-type="float">
            <text:p>27</text:p>
          </table:table-cell>
          <table:table-cell table:formula="of:=IFERROR(FIND(&quot;,&quot;;[.A47];[.B47]);[.B47])" office:value-type="float" office:value="36" calcext:value-type="float">
            <text:p>36</text:p>
          </table:table-cell>
          <table:table-cell table:formula="of:=LEFT([.A47];2)" office:value-type="string" office:string-value="45" calcext:value-type="string">
            <text:p>45</text:p>
          </table:table-cell>
          <table:table-cell table:formula="of:=IF([.D47]=[.D46];[.E46]+1;1)" office:value-type="float" office:value="1" calcext:value-type="float">
            <text:p>1</text:p>
          </table:table-cell>
          <table:table-cell table:style-name="ce4" office:value-type="string" calcext:value-type="string">
            <text:p>45</text:p>
          </table:table-cell>
          <table:table-cell table:formula="of:=[.D47]" office:value-type="string" office:string-value="45" calcext:value-type="string">
            <text:p>45</text:p>
          </table:table-cell>
          <table:table-cell table:formula="of:=CONCATENATE([.D47];&quot;-&quot;;IF(LEN([.E47])=1;CONCATENATE(&quot;0&quot;;[.E47]);[.E47]))" office:value-type="string" office:string-value="45-01" calcext:value-type="string">
            <text:p>45-01</text:p>
          </table:table-cell>
          <table:table-cell table:formula="of:=TRIM(MID([.A47];4;[.B47]-4))" office:value-type="string" office:string-value="L'Isle-Jourdain (Gers)" calcext:value-type="string">
            <text:p>L'Isle-Jourdain (Gers)</text:p>
          </table:table-cell>
          <table:table-cell table:formula="of:=MID([.A47];[.B47];[.C47]-[.B47])" office:value-type="string" office:string-value="43.606548" calcext:value-type="string">
            <text:p>43.606548</text:p>
          </table:table-cell>
          <table:table-cell table:formula="of:=IFERROR(MID([.A47];[.C47]+2;LEN([.A47])-[.C47]);&quot;&quot;)" office:value-type="string" office:string-value="1.065925" calcext:value-type="string">
            <text:p>1.065925</text:p>
          </table:table-cell>
          <table:table-cell table:formula="of:=IF([.B47]&lt;&gt;[.C47];&quot;true&quot;;&quot;false&quot;)" office:value-type="string" office:string-value="true" calcext:value-type="string">
            <text:p>true</text:p>
          </table:table-cell>
          <table:table-cell table:formula="of:=MID([.I47];1;FIND(&quot;(&quot;;[.I47])-2)" office:value-type="string" office:string-value="L'Isle-Jourdain" calcext:value-type="string">
            <text:p>L'Isle-Jourdain</text:p>
          </table:table-cell>
          <table:table-cell/>
          <table:table-cell table:style-name="ce6" table:formula="of:=IF([.J47]&lt;&gt;&quot;&quot;;CONCATENATE(&quot;{ &quot;&quot;type&quot;&quot;: &quot;&quot;Point&quot;&quot;, &quot;&quot;coordinates&quot;&quot;: [&quot;;[.K47];&quot;, &quot;;[.J47];&quot;] }&quot;);&quot;&quot;)" office:value-type="string" office:string-value="{ &quot;type&quot;: &quot;Point&quot;, &quot;coordinates&quot;: [1.065925, 43.606548] }" calcext:value-type="string">
            <text:p>{ "type": "Point", "coordinates": [1.065925, 43.606548] }</text:p>
          </table:table-cell>
          <table:table-cell table:style-name="ce6" table:formula="of:=CONCATENATE(&quot;{ &quot;&quot;nr&quot;&quot;: &quot;&quot;&quot;;[.F47];&quot;&quot;&quot;, &quot;&quot;booknr&quot;&quot;: &quot;&quot;&quot;;[.G47];&quot;&quot;&quot;, &quot;&quot;confirmed&quot;&quot;: &quot;&quot;&quot;;[.L47];&quot;&quot;&quot;, &quot;&quot;name&quot;&quot;: &quot;&quot;&quot;;[.I47];&quot;&quot;&quot;, &quot;&quot;shortname&quot;&quot;: &quot;&quot;&quot;;[.M47];&quot;&quot;&quot; }&quot;)" office:value-type="string" office:string-value="{ &quot;nr&quot;: &quot;45&quot;, &quot;booknr&quot;: &quot;45&quot;, &quot;confirmed&quot;: &quot;true&quot;, &quot;name&quot;: &quot;L'Isle-Jourdain (Gers)&quot;, &quot;shortname&quot;: &quot;L'Isle-Jourdain&quot; }" calcext:value-type="string">
            <text:p>{ "nr": "45", "booknr": "45", "confirmed": "true", "name": "L'Isle-Jourdain (Gers)", "shortname": "L'Isle-Jourdain" }</text:p>
          </table:table-cell>
          <table:table-cell table:style-name="ce6" table:formula="of:=CONCATENATE(&quot;{ &quot;&quot;id&quot;&quot;: &quot;&quot;&quot;;[.H47];&quot;&quot;&quot;, &quot;&quot;type&quot;&quot;: &quot;&quot;Feature&quot;&quot;, &quot;&quot;geometry&quot;&quot;: &quot;;IF([.O47]=&quot;&quot;;&quot;null&quot;;[.O47]);&quot;, &quot;&quot;properties&quot;&quot;: &quot;;[.P47];&quot; },&quot;)" office:value-type="string" office:string-value="{ &quot;id&quot;: &quot;45-01&quot;, &quot;type&quot;: &quot;Feature&quot;, &quot;geometry&quot;: { &quot;type&quot;: &quot;Point&quot;, &quot;coordinates&quot;: [1.065925, 43.606548] }, &quot;properties&quot;: { &quot;nr&quot;: &quot;45&quot;, &quot;booknr&quot;: &quot;45&quot;, &quot;confirmed&quot;: &quot;true&quot;, &quot;name&quot;: &quot;L'Isle-Jourdain (Gers)&quot;, &quot;shortname&quot;: &quot;L'Isle-Jourdain&quot; } }," calcext:value-type="string">
            <text:p>{ "id": "45-01", "type": "Feature", "geometry": { "type": "Point", "coordinates": [1.065925, 43.606548] }, "properties": { "nr": "45", "booknr": "45", "confirmed": "true", "name": "L'Isle-Jourdain (Gers)", "shortname": "L'Isle-Jourdain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46 Saint-Maximin (Var) </text:span>43.453394, 5.863181</text:p>
          </table:table-cell>
          <table:table-cell table:formula="of:=IFERROR(FIND(4;[.A48];3);LEN([.A48])+1)" office:value-type="float" office:value="24" calcext:value-type="float">
            <text:p>24</text:p>
          </table:table-cell>
          <table:table-cell table:formula="of:=IFERROR(FIND(&quot;,&quot;;[.A48];[.B48]);[.B48])" office:value-type="float" office:value="33" calcext:value-type="float">
            <text:p>33</text:p>
          </table:table-cell>
          <table:table-cell table:formula="of:=LEFT([.A48];2)" office:value-type="string" office:string-value="46" calcext:value-type="string">
            <text:p>46</text:p>
          </table:table-cell>
          <table:table-cell table:formula="of:=IF([.D48]=[.D47];[.E47]+1;1)" office:value-type="float" office:value="1" calcext:value-type="float">
            <text:p>1</text:p>
          </table:table-cell>
          <table:table-cell table:style-name="ce4" office:value-type="string" calcext:value-type="string">
            <text:p>46</text:p>
          </table:table-cell>
          <table:table-cell table:formula="of:=[.D48]" office:value-type="string" office:string-value="46" calcext:value-type="string">
            <text:p>46</text:p>
          </table:table-cell>
          <table:table-cell table:formula="of:=CONCATENATE([.D48];&quot;-&quot;;IF(LEN([.E48])=1;CONCATENATE(&quot;0&quot;;[.E48]);[.E48]))" office:value-type="string" office:string-value="46-01" calcext:value-type="string">
            <text:p>46-01</text:p>
          </table:table-cell>
          <table:table-cell table:formula="of:=TRIM(MID([.A48];4;[.B48]-4))" office:value-type="string" office:string-value="Saint-Maximin (Var)" calcext:value-type="string">
            <text:p>Saint-Maximin (Var)</text:p>
          </table:table-cell>
          <table:table-cell table:formula="of:=MID([.A48];[.B48];[.C48]-[.B48])" office:value-type="string" office:string-value="43.453394" calcext:value-type="string">
            <text:p>43.453394</text:p>
          </table:table-cell>
          <table:table-cell table:formula="of:=IFERROR(MID([.A48];[.C48]+2;LEN([.A48])-[.C48]);&quot;&quot;)" office:value-type="string" office:string-value="5.863181" calcext:value-type="string">
            <text:p>5.863181</text:p>
          </table:table-cell>
          <table:table-cell table:formula="of:=IF([.B48]&lt;&gt;[.C48];&quot;true&quot;;&quot;false&quot;)" office:value-type="string" office:string-value="true" calcext:value-type="string">
            <text:p>true</text:p>
          </table:table-cell>
          <table:table-cell table:formula="of:=MID([.I48];1;FIND(&quot;(&quot;;[.I48])-2)" office:value-type="string" office:string-value="Saint-Maximin" calcext:value-type="string">
            <text:p>Saint-Maximin</text:p>
          </table:table-cell>
          <table:table-cell/>
          <table:table-cell table:style-name="ce6" table:formula="of:=IF([.J48]&lt;&gt;&quot;&quot;;CONCATENATE(&quot;{ &quot;&quot;type&quot;&quot;: &quot;&quot;Point&quot;&quot;, &quot;&quot;coordinates&quot;&quot;: [&quot;;[.K48];&quot;, &quot;;[.J48];&quot;] }&quot;);&quot;&quot;)" office:value-type="string" office:string-value="{ &quot;type&quot;: &quot;Point&quot;, &quot;coordinates&quot;: [5.863181, 43.453394] }" calcext:value-type="string">
            <text:p>{ "type": "Point", "coordinates": [5.863181, 43.453394] }</text:p>
          </table:table-cell>
          <table:table-cell table:style-name="ce6" table:formula="of:=CONCATENATE(&quot;{ &quot;&quot;nr&quot;&quot;: &quot;&quot;&quot;;[.F48];&quot;&quot;&quot;, &quot;&quot;booknr&quot;&quot;: &quot;&quot;&quot;;[.G48];&quot;&quot;&quot;, &quot;&quot;confirmed&quot;&quot;: &quot;&quot;&quot;;[.L48];&quot;&quot;&quot;, &quot;&quot;name&quot;&quot;: &quot;&quot;&quot;;[.I48];&quot;&quot;&quot;, &quot;&quot;shortname&quot;&quot;: &quot;&quot;&quot;;[.M48];&quot;&quot;&quot; }&quot;)" office:value-type="string" office:string-value="{ &quot;nr&quot;: &quot;46&quot;, &quot;booknr&quot;: &quot;46&quot;, &quot;confirmed&quot;: &quot;true&quot;, &quot;name&quot;: &quot;Saint-Maximin (Var)&quot;, &quot;shortname&quot;: &quot;Saint-Maximin&quot; }" calcext:value-type="string">
            <text:p>{ "nr": "46", "booknr": "46", "confirmed": "true", "name": "Saint-Maximin (Var)", "shortname": "Saint-Maximin" }</text:p>
          </table:table-cell>
          <table:table-cell table:style-name="ce6" table:formula="of:=CONCATENATE(&quot;{ &quot;&quot;id&quot;&quot;: &quot;&quot;&quot;;[.H48];&quot;&quot;&quot;, &quot;&quot;type&quot;&quot;: &quot;&quot;Feature&quot;&quot;, &quot;&quot;geometry&quot;&quot;: &quot;;IF([.O48]=&quot;&quot;;&quot;null&quot;;[.O48]);&quot;, &quot;&quot;properties&quot;&quot;: &quot;;[.P48];&quot; },&quot;)" office:value-type="string" office:string-value="{ &quot;id&quot;: &quot;46-01&quot;, &quot;type&quot;: &quot;Feature&quot;, &quot;geometry&quot;: { &quot;type&quot;: &quot;Point&quot;, &quot;coordinates&quot;: [5.863181, 43.453394] }, &quot;properties&quot;: { &quot;nr&quot;: &quot;46&quot;, &quot;booknr&quot;: &quot;46&quot;, &quot;confirmed&quot;: &quot;true&quot;, &quot;name&quot;: &quot;Saint-Maximin (Var)&quot;, &quot;shortname&quot;: &quot;Saint-Maximin&quot; } }," calcext:value-type="string">
            <text:p>{ "id": "46-01", "type": "Feature", "geometry": { "type": "Point", "coordinates": [5.863181, 43.453394] }, "properties": { "nr": "46", "booknr": "46", "confirmed": "true", "name": "Saint-Maximin (Var)", "shortname": "Saint-Maximin" } },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47 Argelliers (Hérault) <text:s/>Aubeterre-sur-Dronn</text:p>
          </table:table-cell>
          <table:table-cell table:formula="of:=IFERROR(FIND(4;[.A49];3);LEN([.A49])+1)" office:value-type="float" office:value="45" calcext:value-type="float">
            <text:p>45</text:p>
          </table:table-cell>
          <table:table-cell table:formula="of:=IFERROR(FIND(&quot;,&quot;;[.A49];[.B49]);[.B49])" office:value-type="float" office:value="45" calcext:value-type="float">
            <text:p>45</text:p>
          </table:table-cell>
          <table:table-cell table:formula="of:=LEFT([.A49];2)" office:value-type="string" office:string-value="47" calcext:value-type="string">
            <text:p>47</text:p>
          </table:table-cell>
          <table:table-cell table:formula="of:=IF([.D49]=[.D48];[.E48]+1;1)" office:value-type="float" office:value="1" calcext:value-type="float">
            <text:p>1</text:p>
          </table:table-cell>
          <table:table-cell table:style-name="ce4" office:value-type="string" calcext:value-type="string">
            <text:p>47</text:p>
          </table:table-cell>
          <table:table-cell table:formula="of:=[.D49]" office:value-type="string" office:string-value="47" calcext:value-type="string">
            <text:p>47</text:p>
          </table:table-cell>
          <table:table-cell table:formula="of:=CONCATENATE([.D49];&quot;-&quot;;IF(LEN([.E49])=1;CONCATENATE(&quot;0&quot;;[.E49]);[.E49]))" office:value-type="string" office:string-value="47-01" calcext:value-type="string">
            <text:p>47-01</text:p>
          </table:table-cell>
          <table:table-cell table:formula="of:=TRIM(MID([.A49];4;[.B49]-4))" office:value-type="string" office:string-value="Argelliers (Hérault) Aubeterre-sur-Dronn" calcext:value-type="string">
            <text:p>Argelliers (Hérault) Aubeterre-sur-Dronn</text:p>
          </table:table-cell>
          <table:table-cell office:value-type="float" office:value="43.697584" calcext:value-type="float">
            <text:p>43.697584</text:p>
          </table:table-cell>
          <table:table-cell office:value-type="float" office:value="3.72101" calcext:value-type="float">
            <text:p>3.72101</text:p>
          </table:table-cell>
          <table:table-cell table:formula="of:=IF([.B49]&lt;&gt;[.C49];&quot;true&quot;;&quot;false&quot;)" office:value-type="string" office:string-value="false" calcext:value-type="string">
            <text:p>false</text:p>
          </table:table-cell>
          <table:table-cell table:formula="of:=MID([.I49];1;FIND(&quot;(&quot;;[.I49])-2)" office:value-type="string" office:string-value="Argelliers" calcext:value-type="string">
            <text:p>Argelliers</text:p>
          </table:table-cell>
          <table:table-cell/>
          <table:table-cell table:style-name="ce6" table:formula="of:=IF([.J49]&lt;&gt;&quot;&quot;;CONCATENATE(&quot;{ &quot;&quot;type&quot;&quot;: &quot;&quot;Point&quot;&quot;, &quot;&quot;coordinates&quot;&quot;: [&quot;;[.K49];&quot;, &quot;;[.J49];&quot;] }&quot;);&quot;&quot;)" office:value-type="string" office:string-value="{ &quot;type&quot;: &quot;Point&quot;, &quot;coordinates&quot;: [3.72101, 43.697584] }" calcext:value-type="string">
            <text:p>{ "type": "Point", "coordinates": [3.72101, 43.697584] }</text:p>
          </table:table-cell>
          <table:table-cell table:style-name="ce6" table:formula="of:=CONCATENATE(&quot;{ &quot;&quot;nr&quot;&quot;: &quot;&quot;&quot;;[.F49];&quot;&quot;&quot;, &quot;&quot;booknr&quot;&quot;: &quot;&quot;&quot;;[.G49];&quot;&quot;&quot;, &quot;&quot;confirmed&quot;&quot;: &quot;&quot;&quot;;[.L49];&quot;&quot;&quot;, &quot;&quot;name&quot;&quot;: &quot;&quot;&quot;;[.I49];&quot;&quot;&quot;, &quot;&quot;shortname&quot;&quot;: &quot;&quot;&quot;;[.M49];&quot;&quot;&quot; }&quot;)" office:value-type="string" office:string-value="{ &quot;nr&quot;: &quot;47&quot;, &quot;booknr&quot;: &quot;47&quot;, &quot;confirmed&quot;: &quot;false&quot;, &quot;name&quot;: &quot;Argelliers (Hérault) Aubeterre-sur-Dronn&quot;, &quot;shortname&quot;: &quot;Argelliers&quot; }" calcext:value-type="string">
            <text:p>{ "nr": "47", "booknr": "47", "confirmed": "false", "name": "Argelliers (Hérault) Aubeterre-sur-Dronn", "shortname": "Argelliers" }</text:p>
          </table:table-cell>
          <table:table-cell table:style-name="ce6" table:formula="of:=CONCATENATE(&quot;{ &quot;&quot;id&quot;&quot;: &quot;&quot;&quot;;[.H49];&quot;&quot;&quot;, &quot;&quot;type&quot;&quot;: &quot;&quot;Feature&quot;&quot;, &quot;&quot;geometry&quot;&quot;: &quot;;IF([.O49]=&quot;&quot;;&quot;null&quot;;[.O49]);&quot;, &quot;&quot;properties&quot;&quot;: &quot;;[.P49];&quot; },&quot;)" office:value-type="string" office:string-value="{ &quot;id&quot;: &quot;47-01&quot;, &quot;type&quot;: &quot;Feature&quot;, &quot;geometry&quot;: { &quot;type&quot;: &quot;Point&quot;, &quot;coordinates&quot;: [3.72101, 43.697584] }, &quot;properties&quot;: { &quot;nr&quot;: &quot;47&quot;, &quot;booknr&quot;: &quot;47&quot;, &quot;confirmed&quot;: &quot;false&quot;, &quot;name&quot;: &quot;Argelliers (Hérault) Aubeterre-sur-Dronn&quot;, &quot;shortname&quot;: &quot;Argelliers&quot; } }," calcext:value-type="string">
            <text:p>{ "id": "47-01", "type": "Feature", "geometry": { "type": "Point", "coordinates": [3.72101, 43.697584] }, "properties": { "nr": "47", "booknr": "47", "confirmed": "false", "name": "Argelliers (Hérault) Aubeterre-sur-Dronn", "shortname": "Argelliers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47 Embrun (Hautes-Alpes) </text:span>44.567119, 6.496097</text:p>
          </table:table-cell>
          <table:table-cell table:formula="of:=IFERROR(FIND(4;[.A50];3);LEN([.A50])+1)" office:value-type="float" office:value="26" calcext:value-type="float">
            <text:p>26</text:p>
          </table:table-cell>
          <table:table-cell table:formula="of:=IFERROR(FIND(&quot;,&quot;;[.A50];[.B50]);[.B50])" office:value-type="float" office:value="35" calcext:value-type="float">
            <text:p>35</text:p>
          </table:table-cell>
          <table:table-cell table:formula="of:=LEFT([.A50];2)" office:value-type="string" office:string-value="47" calcext:value-type="string">
            <text:p>47</text:p>
          </table:table-cell>
          <table:table-cell table:formula="of:=IF([.D50]=[.D49];[.E49]+1;1)" office:value-type="float" office:value="2" calcext:value-type="float">
            <text:p>2</text:p>
          </table:table-cell>
          <table:table-cell table:style-name="ce4" office:value-type="string" calcext:value-type="string">
            <text:p>49</text:p>
          </table:table-cell>
          <table:table-cell office:value-type="float" office:value="49" calcext:value-type="float">
            <text:p>49</text:p>
          </table:table-cell>
          <table:table-cell table:formula="of:=CONCATENATE([.D50];&quot;-&quot;;IF(LEN([.E50])=1;CONCATENATE(&quot;0&quot;;[.E50]);[.E50]))" office:value-type="string" office:string-value="47-02" calcext:value-type="string">
            <text:p>47-02</text:p>
          </table:table-cell>
          <table:table-cell table:formula="of:=TRIM(MID([.A50];4;[.B50]-4))" office:value-type="string" office:string-value="Embrun (Hautes-Alpes)" calcext:value-type="string">
            <text:p>Embrun (Hautes-Alpes)</text:p>
          </table:table-cell>
          <table:table-cell table:formula="of:=MID([.A50];[.B50];[.C50]-[.B50])" office:value-type="string" office:string-value="44.567119" calcext:value-type="string">
            <text:p>44.567119</text:p>
          </table:table-cell>
          <table:table-cell table:formula="of:=IFERROR(MID([.A50];[.C50]+2;LEN([.A50])-[.C50]);&quot;&quot;)" office:value-type="string" office:string-value="6.496097" calcext:value-type="string">
            <text:p>6.496097</text:p>
          </table:table-cell>
          <table:table-cell table:formula="of:=IF([.B50]&lt;&gt;[.C50];&quot;true&quot;;&quot;false&quot;)" office:value-type="string" office:string-value="true" calcext:value-type="string">
            <text:p>true</text:p>
          </table:table-cell>
          <table:table-cell table:formula="of:=MID([.I50];1;FIND(&quot;(&quot;;[.I50])-2)" office:value-type="string" office:string-value="Embrun" calcext:value-type="string">
            <text:p>Embrun</text:p>
          </table:table-cell>
          <table:table-cell/>
          <table:table-cell table:style-name="ce6" table:formula="of:=IF([.J50]&lt;&gt;&quot;&quot;;CONCATENATE(&quot;{ &quot;&quot;type&quot;&quot;: &quot;&quot;Point&quot;&quot;, &quot;&quot;coordinates&quot;&quot;: [&quot;;[.K50];&quot;, &quot;;[.J50];&quot;] }&quot;);&quot;&quot;)" office:value-type="string" office:string-value="{ &quot;type&quot;: &quot;Point&quot;, &quot;coordinates&quot;: [6.496097, 44.567119] }" calcext:value-type="string">
            <text:p>{ "type": "Point", "coordinates": [6.496097, 44.567119] }</text:p>
          </table:table-cell>
          <table:table-cell table:style-name="ce6" table:formula="of:=CONCATENATE(&quot;{ &quot;&quot;nr&quot;&quot;: &quot;&quot;&quot;;[.F50];&quot;&quot;&quot;, &quot;&quot;booknr&quot;&quot;: &quot;&quot;&quot;;[.G50];&quot;&quot;&quot;, &quot;&quot;confirmed&quot;&quot;: &quot;&quot;&quot;;[.L50];&quot;&quot;&quot;, &quot;&quot;name&quot;&quot;: &quot;&quot;&quot;;[.I50];&quot;&quot;&quot;, &quot;&quot;shortname&quot;&quot;: &quot;&quot;&quot;;[.M50];&quot;&quot;&quot; }&quot;)" office:value-type="string" office:string-value="{ &quot;nr&quot;: &quot;49&quot;, &quot;booknr&quot;: &quot;49&quot;, &quot;confirmed&quot;: &quot;true&quot;, &quot;name&quot;: &quot;Embrun (Hautes-Alpes)&quot;, &quot;shortname&quot;: &quot;Embrun&quot; }" calcext:value-type="string">
            <text:p>{ "nr": "49", "booknr": "49", "confirmed": "true", "name": "Embrun (Hautes-Alpes)", "shortname": "Embrun" }</text:p>
          </table:table-cell>
          <table:table-cell table:style-name="ce6" table:formula="of:=CONCATENATE(&quot;{ &quot;&quot;id&quot;&quot;: &quot;&quot;&quot;;[.H50];&quot;&quot;&quot;, &quot;&quot;type&quot;&quot;: &quot;&quot;Feature&quot;&quot;, &quot;&quot;geometry&quot;&quot;: &quot;;IF([.O50]=&quot;&quot;;&quot;null&quot;;[.O50]);&quot;, &quot;&quot;properties&quot;&quot;: &quot;;[.P50];&quot; },&quot;)" office:value-type="string" office:string-value="{ &quot;id&quot;: &quot;47-02&quot;, &quot;type&quot;: &quot;Feature&quot;, &quot;geometry&quot;: { &quot;type&quot;: &quot;Point&quot;, &quot;coordinates&quot;: [6.496097, 44.567119] }, &quot;properties&quot;: { &quot;nr&quot;: &quot;49&quot;, &quot;booknr&quot;: &quot;49&quot;, &quot;confirmed&quot;: &quot;true&quot;, &quot;name&quot;: &quot;Embrun (Hautes-Alpes)&quot;, &quot;shortname&quot;: &quot;Embrun&quot; } }," calcext:value-type="string">
            <text:p>{ "id": "47-02", "type": "Feature", "geometry": { "type": "Point", "coordinates": [6.496097, 44.567119] }, "properties": { "nr": "49", "booknr": "49", "confirmed": "true", "name": "Embrun (Hautes-Alpes)", "shortname": "Embrun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48 Périgeux (Dordogne) </text:span>45.183827, 0.722703</text:p>
          </table:table-cell>
          <table:table-cell table:formula="of:=IFERROR(FIND(4;[.A51];3);LEN([.A51])+1)" office:value-type="float" office:value="24" calcext:value-type="float">
            <text:p>24</text:p>
          </table:table-cell>
          <table:table-cell table:formula="of:=IFERROR(FIND(&quot;,&quot;;[.A51];[.B51]);[.B51])" office:value-type="float" office:value="33" calcext:value-type="float">
            <text:p>33</text:p>
          </table:table-cell>
          <table:table-cell table:formula="of:=LEFT([.A51];2)" office:value-type="string" office:string-value="48" calcext:value-type="string">
            <text:p>48</text:p>
          </table:table-cell>
          <table:table-cell table:formula="of:=IF([.D51]=[.D49];[.E49]+1;1)" office:value-type="float" office:value="1" calcext:value-type="float">
            <text:p>1</text:p>
          </table:table-cell>
          <table:table-cell table:style-name="ce4" office:value-type="string" calcext:value-type="string">
            <text:p>50</text:p>
          </table:table-cell>
          <table:table-cell office:value-type="float" office:value="50" calcext:value-type="float">
            <text:p>50</text:p>
          </table:table-cell>
          <table:table-cell table:formula="of:=CONCATENATE([.D51];&quot;-&quot;;IF(LEN([.E51])=1;CONCATENATE(&quot;0&quot;;[.E51]);[.E51]))" office:value-type="string" office:string-value="48-01" calcext:value-type="string">
            <text:p>48-01</text:p>
          </table:table-cell>
          <table:table-cell table:formula="of:=TRIM(MID([.A51];4;[.B51]-4))" office:value-type="string" office:string-value="Périgeux (Dordogne)" calcext:value-type="string">
            <text:p>Périgeux (Dordogne)</text:p>
          </table:table-cell>
          <table:table-cell table:formula="of:=MID([.A51];[.B51];[.C51]-[.B51])" office:value-type="string" office:string-value="45.183827" calcext:value-type="string">
            <text:p>45.183827</text:p>
          </table:table-cell>
          <table:table-cell table:formula="of:=IFERROR(MID([.A51];[.C51]+2;LEN([.A51])-[.C51]);&quot;&quot;)" office:value-type="string" office:string-value="0.722703" calcext:value-type="string">
            <text:p>0.722703</text:p>
          </table:table-cell>
          <table:table-cell table:formula="of:=IF([.B51]&lt;&gt;[.C51];&quot;true&quot;;&quot;false&quot;)" office:value-type="string" office:string-value="true" calcext:value-type="string">
            <text:p>true</text:p>
          </table:table-cell>
          <table:table-cell table:formula="of:=MID([.I51];1;FIND(&quot;(&quot;;[.I51])-2)" office:value-type="string" office:string-value="Périgeux" calcext:value-type="string">
            <text:p>Périgeux</text:p>
          </table:table-cell>
          <table:table-cell/>
          <table:table-cell table:style-name="ce6" table:formula="of:=IF([.J51]&lt;&gt;&quot;&quot;;CONCATENATE(&quot;{ &quot;&quot;type&quot;&quot;: &quot;&quot;Point&quot;&quot;, &quot;&quot;coordinates&quot;&quot;: [&quot;;[.K51];&quot;, &quot;;[.J51];&quot;] }&quot;);&quot;&quot;)" office:value-type="string" office:string-value="{ &quot;type&quot;: &quot;Point&quot;, &quot;coordinates&quot;: [0.722703, 45.183827] }" calcext:value-type="string">
            <text:p>{ "type": "Point", "coordinates": [0.722703, 45.183827] }</text:p>
          </table:table-cell>
          <table:table-cell table:style-name="ce6" table:formula="of:=CONCATENATE(&quot;{ &quot;&quot;nr&quot;&quot;: &quot;&quot;&quot;;[.F51];&quot;&quot;&quot;, &quot;&quot;booknr&quot;&quot;: &quot;&quot;&quot;;[.G51];&quot;&quot;&quot;, &quot;&quot;confirmed&quot;&quot;: &quot;&quot;&quot;;[.L51];&quot;&quot;&quot;, &quot;&quot;name&quot;&quot;: &quot;&quot;&quot;;[.I51];&quot;&quot;&quot;, &quot;&quot;shortname&quot;&quot;: &quot;&quot;&quot;;[.M51];&quot;&quot;&quot; }&quot;)" office:value-type="string" office:string-value="{ &quot;nr&quot;: &quot;50&quot;, &quot;booknr&quot;: &quot;50&quot;, &quot;confirmed&quot;: &quot;true&quot;, &quot;name&quot;: &quot;Périgeux (Dordogne)&quot;, &quot;shortname&quot;: &quot;Périgeux&quot; }" calcext:value-type="string">
            <text:p>{ "nr": "50", "booknr": "50", "confirmed": "true", "name": "Périgeux (Dordogne)", "shortname": "Périgeux" }</text:p>
          </table:table-cell>
          <table:table-cell table:style-name="ce6" table:formula="of:=CONCATENATE(&quot;{ &quot;&quot;id&quot;&quot;: &quot;&quot;&quot;;[.H51];&quot;&quot;&quot;, &quot;&quot;type&quot;&quot;: &quot;&quot;Feature&quot;&quot;, &quot;&quot;geometry&quot;&quot;: &quot;;IF([.O51]=&quot;&quot;;&quot;null&quot;;[.O51]);&quot;, &quot;&quot;properties&quot;&quot;: &quot;;[.P51];&quot; },&quot;)" office:value-type="string" office:string-value="{ &quot;id&quot;: &quot;48-01&quot;, &quot;type&quot;: &quot;Feature&quot;, &quot;geometry&quot;: { &quot;type&quot;: &quot;Point&quot;, &quot;coordinates&quot;: [0.722703, 45.183827] }, &quot;properties&quot;: { &quot;nr&quot;: &quot;50&quot;, &quot;booknr&quot;: &quot;50&quot;, &quot;confirmed&quot;: &quot;true&quot;, &quot;name&quot;: &quot;Périgeux (Dordogne)&quot;, &quot;shortname&quot;: &quot;Périgeux&quot; } }," calcext:value-type="string">
            <text:p>{ "id": "48-01", "type": "Feature", "geometry": { "type": "Point", "coordinates": [0.722703, 45.183827] }, "properties": { "nr": "50", "booknr": "50", "confirmed": "true", "name": "Périgeux (Dordogne)", "shortname": "Périgeux" } },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48 Roujan (Hérault) 43.502279, 3.312356</text:p>
          </table:table-cell>
          <table:table-cell table:formula="of:=IFERROR(FIND(4;[.A52];3);LEN([.A52])+1)" office:value-type="float" office:value="21" calcext:value-type="float">
            <text:p>21</text:p>
          </table:table-cell>
          <table:table-cell table:formula="of:=IFERROR(FIND(&quot;,&quot;;[.A52];[.B52]);[.B52])" office:value-type="float" office:value="30" calcext:value-type="float">
            <text:p>30</text:p>
          </table:table-cell>
          <table:table-cell table:formula="of:=LEFT([.A52];2)" office:value-type="string" office:string-value="48" calcext:value-type="string">
            <text:p>48</text:p>
          </table:table-cell>
          <table:table-cell table:formula="of:=IF([.D52]=[.D51];[.E51]+1;1)" office:value-type="float" office:value="2" calcext:value-type="float">
            <text:p>2</text:p>
          </table:table-cell>
          <table:table-cell table:style-name="ce4" office:value-type="string" calcext:value-type="string">
            <text:p>48</text:p>
          </table:table-cell>
          <table:table-cell office:value-type="float" office:value="48" calcext:value-type="float">
            <text:p>48</text:p>
          </table:table-cell>
          <table:table-cell table:formula="of:=CONCATENATE([.D52];&quot;-&quot;;IF(LEN([.E52])=1;CONCATENATE(&quot;0&quot;;[.E52]);[.E52]))" office:value-type="string" office:string-value="48-02" calcext:value-type="string">
            <text:p>48-02</text:p>
          </table:table-cell>
          <table:table-cell table:formula="of:=TRIM(MID([.A52];4;[.B52]-4))" office:value-type="string" office:string-value="Roujan (Hérault)" calcext:value-type="string">
            <text:p>Roujan (Hérault)</text:p>
          </table:table-cell>
          <table:table-cell table:formula="of:=MID([.A52];[.B52];[.C52]-[.B52])" office:value-type="string" office:string-value="43.502279" calcext:value-type="string">
            <text:p>43.502279</text:p>
          </table:table-cell>
          <table:table-cell table:formula="of:=IFERROR(MID([.A52];[.C52]+2;LEN([.A52])-[.C52]);&quot;&quot;)" office:value-type="string" office:string-value="3.312356" calcext:value-type="string">
            <text:p>3.312356</text:p>
          </table:table-cell>
          <table:table-cell table:formula="of:=IF([.B52]&lt;&gt;[.C52];&quot;true&quot;;&quot;false&quot;)" office:value-type="string" office:string-value="true" calcext:value-type="string">
            <text:p>true</text:p>
          </table:table-cell>
          <table:table-cell table:formula="of:=MID([.I52];1;FIND(&quot;(&quot;;[.I52])-2)" office:value-type="string" office:string-value="Roujan" calcext:value-type="string">
            <text:p>Roujan</text:p>
          </table:table-cell>
          <table:table-cell/>
          <table:table-cell table:style-name="ce6" table:formula="of:=IF([.J52]&lt;&gt;&quot;&quot;;CONCATENATE(&quot;{ &quot;&quot;type&quot;&quot;: &quot;&quot;Point&quot;&quot;, &quot;&quot;coordinates&quot;&quot;: [&quot;;[.K52];&quot;, &quot;;[.J52];&quot;] }&quot;);&quot;&quot;)" office:value-type="string" office:string-value="{ &quot;type&quot;: &quot;Point&quot;, &quot;coordinates&quot;: [3.312356, 43.502279] }" calcext:value-type="string">
            <text:p>{ "type": "Point", "coordinates": [3.312356, 43.502279] }</text:p>
          </table:table-cell>
          <table:table-cell table:style-name="ce6" table:formula="of:=CONCATENATE(&quot;{ &quot;&quot;nr&quot;&quot;: &quot;&quot;&quot;;[.F52];&quot;&quot;&quot;, &quot;&quot;booknr&quot;&quot;: &quot;&quot;&quot;;[.G52];&quot;&quot;&quot;, &quot;&quot;confirmed&quot;&quot;: &quot;&quot;&quot;;[.L52];&quot;&quot;&quot;, &quot;&quot;name&quot;&quot;: &quot;&quot;&quot;;[.I52];&quot;&quot;&quot;, &quot;&quot;shortname&quot;&quot;: &quot;&quot;&quot;;[.M52];&quot;&quot;&quot; }&quot;)" office:value-type="string" office:string-value="{ &quot;nr&quot;: &quot;48&quot;, &quot;booknr&quot;: &quot;48&quot;, &quot;confirmed&quot;: &quot;true&quot;, &quot;name&quot;: &quot;Roujan (Hérault)&quot;, &quot;shortname&quot;: &quot;Roujan&quot; }" calcext:value-type="string">
            <text:p>{ "nr": "48", "booknr": "48", "confirmed": "true", "name": "Roujan (Hérault)", "shortname": "Roujan" }</text:p>
          </table:table-cell>
          <table:table-cell table:style-name="ce6" table:formula="of:=CONCATENATE(&quot;{ &quot;&quot;id&quot;&quot;: &quot;&quot;&quot;;[.H52];&quot;&quot;&quot;, &quot;&quot;type&quot;&quot;: &quot;&quot;Feature&quot;&quot;, &quot;&quot;geometry&quot;&quot;: &quot;;IF([.O52]=&quot;&quot;;&quot;null&quot;;[.O52]);&quot;, &quot;&quot;properties&quot;&quot;: &quot;;[.P52];&quot; },&quot;)" office:value-type="string" office:string-value="{ &quot;id&quot;: &quot;48-02&quot;, &quot;type&quot;: &quot;Feature&quot;, &quot;geometry&quot;: { &quot;type&quot;: &quot;Point&quot;, &quot;coordinates&quot;: [3.312356, 43.502279] }, &quot;properties&quot;: { &quot;nr&quot;: &quot;48&quot;, &quot;booknr&quot;: &quot;48&quot;, &quot;confirmed&quot;: &quot;true&quot;, &quot;name&quot;: &quot;Roujan (Hérault)&quot;, &quot;shortname&quot;: &quot;Roujan&quot; } }," calcext:value-type="string">
            <text:p>{ "id": "48-02", "type": "Feature", "geometry": { "type": "Point", "coordinates": [3.312356, 43.502279] }, "properties": { "nr": "48", "booknr": "48", "confirmed": "true", "name": "Roujan (Hérault)", "shortname": "Roujan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49 Les Andelys (Eure) </text:span>49.247570, 1.421679</text:p>
          </table:table-cell>
          <table:table-cell table:formula="of:=IFERROR(FIND(4;[.A53];3);LEN([.A53])+1)" office:value-type="float" office:value="23" calcext:value-type="float">
            <text:p>23</text:p>
          </table:table-cell>
          <table:table-cell table:formula="of:=IFERROR(FIND(&quot;,&quot;;[.A53];[.B53]);[.B53])" office:value-type="float" office:value="32" calcext:value-type="float">
            <text:p>32</text:p>
          </table:table-cell>
          <table:table-cell table:formula="of:=LEFT([.A53];2)" office:value-type="string" office:string-value="49" calcext:value-type="string">
            <text:p>49</text:p>
          </table:table-cell>
          <table:table-cell table:formula="of:=IF([.D53]=[.D52];[.E52]+1;1)" office:value-type="float" office:value="1" calcext:value-type="float">
            <text:p>1</text:p>
          </table:table-cell>
          <table:table-cell table:style-name="ce4" office:value-type="string" calcext:value-type="string">
            <text:p>51</text:p>
          </table:table-cell>
          <table:table-cell office:value-type="float" office:value="51" calcext:value-type="float">
            <text:p>51</text:p>
          </table:table-cell>
          <table:table-cell table:formula="of:=CONCATENATE([.D53];&quot;-&quot;;IF(LEN([.E53])=1;CONCATENATE(&quot;0&quot;;[.E53]);[.E53]))" office:value-type="string" office:string-value="49-01" calcext:value-type="string">
            <text:p>49-01</text:p>
          </table:table-cell>
          <table:table-cell table:formula="of:=TRIM(MID([.A53];4;[.B53]-4))" office:value-type="string" office:string-value="Les Andelys (Eure)" calcext:value-type="string">
            <text:p>Les Andelys (Eure)</text:p>
          </table:table-cell>
          <table:table-cell table:formula="of:=MID([.A53];[.B53];[.C53]-[.B53])" office:value-type="string" office:string-value="49.247570" calcext:value-type="string">
            <text:p>49.247570</text:p>
          </table:table-cell>
          <table:table-cell table:formula="of:=IFERROR(MID([.A53];[.C53]+2;LEN([.A53])-[.C53]);&quot;&quot;)" office:value-type="string" office:string-value="1.421679" calcext:value-type="string">
            <text:p>1.421679</text:p>
          </table:table-cell>
          <table:table-cell table:formula="of:=IF([.B53]&lt;&gt;[.C53];&quot;true&quot;;&quot;false&quot;)" office:value-type="string" office:string-value="true" calcext:value-type="string">
            <text:p>true</text:p>
          </table:table-cell>
          <table:table-cell table:formula="of:=MID([.I53];1;FIND(&quot;(&quot;;[.I53])-2)" office:value-type="string" office:string-value="Les Andelys" calcext:value-type="string">
            <text:p>Les Andelys</text:p>
          </table:table-cell>
          <table:table-cell/>
          <table:table-cell table:style-name="ce6" table:formula="of:=IF([.J53]&lt;&gt;&quot;&quot;;CONCATENATE(&quot;{ &quot;&quot;type&quot;&quot;: &quot;&quot;Point&quot;&quot;, &quot;&quot;coordinates&quot;&quot;: [&quot;;[.K53];&quot;, &quot;;[.J53];&quot;] }&quot;);&quot;&quot;)" office:value-type="string" office:string-value="{ &quot;type&quot;: &quot;Point&quot;, &quot;coordinates&quot;: [1.421679, 49.247570] }" calcext:value-type="string">
            <text:p>{ "type": "Point", "coordinates": [1.421679, 49.247570] }</text:p>
          </table:table-cell>
          <table:table-cell table:style-name="ce6" table:formula="of:=CONCATENATE(&quot;{ &quot;&quot;nr&quot;&quot;: &quot;&quot;&quot;;[.F53];&quot;&quot;&quot;, &quot;&quot;booknr&quot;&quot;: &quot;&quot;&quot;;[.G53];&quot;&quot;&quot;, &quot;&quot;confirmed&quot;&quot;: &quot;&quot;&quot;;[.L53];&quot;&quot;&quot;, &quot;&quot;name&quot;&quot;: &quot;&quot;&quot;;[.I53];&quot;&quot;&quot;, &quot;&quot;shortname&quot;&quot;: &quot;&quot;&quot;;[.M53];&quot;&quot;&quot; }&quot;)" office:value-type="string" office:string-value="{ &quot;nr&quot;: &quot;51&quot;, &quot;booknr&quot;: &quot;51&quot;, &quot;confirmed&quot;: &quot;true&quot;, &quot;name&quot;: &quot;Les Andelys (Eure)&quot;, &quot;shortname&quot;: &quot;Les Andelys&quot; }" calcext:value-type="string">
            <text:p>{ "nr": "51", "booknr": "51", "confirmed": "true", "name": "Les Andelys (Eure)", "shortname": "Les Andelys" }</text:p>
          </table:table-cell>
          <table:table-cell table:style-name="ce6" table:formula="of:=CONCATENATE(&quot;{ &quot;&quot;id&quot;&quot;: &quot;&quot;&quot;;[.H53];&quot;&quot;&quot;, &quot;&quot;type&quot;&quot;: &quot;&quot;Feature&quot;&quot;, &quot;&quot;geometry&quot;&quot;: &quot;;IF([.O53]=&quot;&quot;;&quot;null&quot;;[.O53]);&quot;, &quot;&quot;properties&quot;&quot;: &quot;;[.P53];&quot; },&quot;)" office:value-type="string" office:string-value="{ &quot;id&quot;: &quot;49-01&quot;, &quot;type&quot;: &quot;Feature&quot;, &quot;geometry&quot;: { &quot;type&quot;: &quot;Point&quot;, &quot;coordinates&quot;: [1.421679, 49.247570] }, &quot;properties&quot;: { &quot;nr&quot;: &quot;51&quot;, &quot;booknr&quot;: &quot;51&quot;, &quot;confirmed&quot;: &quot;true&quot;, &quot;name&quot;: &quot;Les Andelys (Eure)&quot;, &quot;shortname&quot;: &quot;Les Andelys&quot; } }," calcext:value-type="string">
            <text:p>{ "id": "49-01", "type": "Feature", "geometry": { "type": "Point", "coordinates": [1.421679, 49.247570] }, "properties": { "nr": "51", "booknr": "51", "confirmed": "true", "name": "Les Andelys (Eure)", "shortname": "Les Andelys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50 Château-neuf-sur Charente (Charente) </text:span>45.603861, -0.041671</text:p>
          </table:table-cell>
          <table:table-cell table:formula="of:=IFERROR(FIND(4;[.A54];3);LEN([.A54])+1)" office:value-type="float" office:value="41" calcext:value-type="float">
            <text:p>41</text:p>
          </table:table-cell>
          <table:table-cell table:formula="of:=IFERROR(FIND(&quot;,&quot;;[.A54];[.B54]);[.B54])" office:value-type="float" office:value="50" calcext:value-type="float">
            <text:p>50</text:p>
          </table:table-cell>
          <table:table-cell table:formula="of:=LEFT([.A54];2)" office:value-type="string" office:string-value="50" calcext:value-type="string">
            <text:p>50</text:p>
          </table:table-cell>
          <table:table-cell table:formula="of:=IF([.D54]=[.D53];[.E53]+1;1)" office:value-type="float" office:value="1" calcext:value-type="float">
            <text:p>1</text:p>
          </table:table-cell>
          <table:table-cell table:style-name="ce4" office:value-type="string" calcext:value-type="string">
            <text:p>52</text:p>
          </table:table-cell>
          <table:table-cell office:value-type="float" office:value="52" calcext:value-type="float">
            <text:p>52</text:p>
          </table:table-cell>
          <table:table-cell table:formula="of:=CONCATENATE([.D54];&quot;-&quot;;IF(LEN([.E54])=1;CONCATENATE(&quot;0&quot;;[.E54]);[.E54]))" office:value-type="string" office:string-value="50-01" calcext:value-type="string">
            <text:p>50-01</text:p>
          </table:table-cell>
          <table:table-cell table:formula="of:=TRIM(MID([.A54];4;[.B54]-4))" office:value-type="string" office:string-value="Château-neuf-sur Charente (Charente)" calcext:value-type="string">
            <text:p>Château-neuf-sur Charente (Charente)</text:p>
          </table:table-cell>
          <table:table-cell table:formula="of:=MID([.A54];[.B54];[.C54]-[.B54])" office:value-type="string" office:string-value="45.603861" calcext:value-type="string">
            <text:p>45.603861</text:p>
          </table:table-cell>
          <table:table-cell table:formula="of:=IFERROR(MID([.A54];[.C54]+2;LEN([.A54])-[.C54]);&quot;&quot;)" office:value-type="string" office:string-value="-0.041671" calcext:value-type="string">
            <text:p>-0.041671</text:p>
          </table:table-cell>
          <table:table-cell table:formula="of:=IF([.B54]&lt;&gt;[.C54];&quot;true&quot;;&quot;false&quot;)" office:value-type="string" office:string-value="true" calcext:value-type="string">
            <text:p>true</text:p>
          </table:table-cell>
          <table:table-cell table:formula="of:=MID([.I54];1;FIND(&quot;(&quot;;[.I54])-2)" office:value-type="string" office:string-value="Château-neuf-sur Charente" calcext:value-type="string">
            <text:p>Château-neuf-sur Charente</text:p>
          </table:table-cell>
          <table:table-cell/>
          <table:table-cell table:style-name="ce6" table:formula="of:=IF([.J54]&lt;&gt;&quot;&quot;;CONCATENATE(&quot;{ &quot;&quot;type&quot;&quot;: &quot;&quot;Point&quot;&quot;, &quot;&quot;coordinates&quot;&quot;: [&quot;;[.K54];&quot;, &quot;;[.J54];&quot;] }&quot;);&quot;&quot;)" office:value-type="string" office:string-value="{ &quot;type&quot;: &quot;Point&quot;, &quot;coordinates&quot;: [-0.041671, 45.603861] }" calcext:value-type="string">
            <text:p>{ "type": "Point", "coordinates": [-0.041671, 45.603861] }</text:p>
          </table:table-cell>
          <table:table-cell table:style-name="ce6" table:formula="of:=CONCATENATE(&quot;{ &quot;&quot;nr&quot;&quot;: &quot;&quot;&quot;;[.F54];&quot;&quot;&quot;, &quot;&quot;booknr&quot;&quot;: &quot;&quot;&quot;;[.G54];&quot;&quot;&quot;, &quot;&quot;confirmed&quot;&quot;: &quot;&quot;&quot;;[.L54];&quot;&quot;&quot;, &quot;&quot;name&quot;&quot;: &quot;&quot;&quot;;[.I54];&quot;&quot;&quot;, &quot;&quot;shortname&quot;&quot;: &quot;&quot;&quot;;[.M54];&quot;&quot;&quot; }&quot;)" office:value-type="string" office:string-value="{ &quot;nr&quot;: &quot;52&quot;, &quot;booknr&quot;: &quot;52&quot;, &quot;confirmed&quot;: &quot;true&quot;, &quot;name&quot;: &quot;Château-neuf-sur Charente (Charente)&quot;, &quot;shortname&quot;: &quot;Château-neuf-sur Charente&quot; }" calcext:value-type="string">
            <text:p>{ "nr": "52", "booknr": "52", "confirmed": "true", "name": "Château-neuf-sur Charente (Charente)", "shortname": "Château-neuf-sur Charente" }</text:p>
          </table:table-cell>
          <table:table-cell table:style-name="ce6" table:formula="of:=CONCATENATE(&quot;{ &quot;&quot;id&quot;&quot;: &quot;&quot;&quot;;[.H54];&quot;&quot;&quot;, &quot;&quot;type&quot;&quot;: &quot;&quot;Feature&quot;&quot;, &quot;&quot;geometry&quot;&quot;: &quot;;IF([.O54]=&quot;&quot;;&quot;null&quot;;[.O54]);&quot;, &quot;&quot;properties&quot;&quot;: &quot;;[.P54];&quot; },&quot;)" office:value-type="string" office:string-value="{ &quot;id&quot;: &quot;50-01&quot;, &quot;type&quot;: &quot;Feature&quot;, &quot;geometry&quot;: { &quot;type&quot;: &quot;Point&quot;, &quot;coordinates&quot;: [-0.041671, 45.603861] }, &quot;properties&quot;: { &quot;nr&quot;: &quot;52&quot;, &quot;booknr&quot;: &quot;52&quot;, &quot;confirmed&quot;: &quot;true&quot;, &quot;name&quot;: &quot;Château-neuf-sur Charente (Charente)&quot;, &quot;shortname&quot;: &quot;Château-neuf-sur Charente&quot; } }," calcext:value-type="string">
            <text:p>{ "id": "50-01", "type": "Feature", "geometry": { "type": "Point", "coordinates": [-0.041671, 45.603861] }, "properties": { "nr": "52", "booknr": "52", "confirmed": "true", "name": "Château-neuf-sur Charente (Charente)", "shortname": "Château-neuf-sur Charente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51 Dol-de-Bretagne (Ille-et-Vilaine) </text:span>48.549873, -1.756949</text:p>
          </table:table-cell>
          <table:table-cell table:formula="of:=IFERROR(FIND(4;[.A55];3);LEN([.A55])+1)" office:value-type="float" office:value="38" calcext:value-type="float">
            <text:p>38</text:p>
          </table:table-cell>
          <table:table-cell table:formula="of:=IFERROR(FIND(&quot;,&quot;;[.A55];[.B55]);[.B55])" office:value-type="float" office:value="47" calcext:value-type="float">
            <text:p>47</text:p>
          </table:table-cell>
          <table:table-cell table:formula="of:=LEFT([.A55];2)" office:value-type="string" office:string-value="51" calcext:value-type="string">
            <text:p>51</text:p>
          </table:table-cell>
          <table:table-cell table:formula="of:=IF([.D55]=[.D54];[.E54]+1;1)" office:value-type="float" office:value="1" calcext:value-type="float">
            <text:p>1</text:p>
          </table:table-cell>
          <table:table-cell table:style-name="ce4" office:value-type="string" calcext:value-type="string">
            <text:p>53</text:p>
          </table:table-cell>
          <table:table-cell office:value-type="float" office:value="53" calcext:value-type="float">
            <text:p>53</text:p>
          </table:table-cell>
          <table:table-cell table:formula="of:=CONCATENATE([.D55];&quot;-&quot;;IF(LEN([.E55])=1;CONCATENATE(&quot;0&quot;;[.E55]);[.E55]))" office:value-type="string" office:string-value="51-01" calcext:value-type="string">
            <text:p>51-01</text:p>
          </table:table-cell>
          <table:table-cell table:formula="of:=TRIM(MID([.A55];4;[.B55]-4))" office:value-type="string" office:string-value="Dol-de-Bretagne (Ille-et-Vilaine)" calcext:value-type="string">
            <text:p>Dol-de-Bretagne (Ille-et-Vilaine)</text:p>
          </table:table-cell>
          <table:table-cell table:formula="of:=MID([.A55];[.B55];[.C55]-[.B55])" office:value-type="string" office:string-value="48.549873" calcext:value-type="string">
            <text:p>48.549873</text:p>
          </table:table-cell>
          <table:table-cell table:formula="of:=IFERROR(MID([.A55];[.C55]+2;LEN([.A55])-[.C55]);&quot;&quot;)" office:value-type="string" office:string-value="-1.756949" calcext:value-type="string">
            <text:p>-1.756949</text:p>
          </table:table-cell>
          <table:table-cell table:formula="of:=IF([.B55]&lt;&gt;[.C55];&quot;true&quot;;&quot;false&quot;)" office:value-type="string" office:string-value="true" calcext:value-type="string">
            <text:p>true</text:p>
          </table:table-cell>
          <table:table-cell table:formula="of:=MID([.I55];1;FIND(&quot;(&quot;;[.I55])-2)" office:value-type="string" office:string-value="Dol-de-Bretagne" calcext:value-type="string">
            <text:p>Dol-de-Bretagne</text:p>
          </table:table-cell>
          <table:table-cell/>
          <table:table-cell table:style-name="ce6" table:formula="of:=IF([.J55]&lt;&gt;&quot;&quot;;CONCATENATE(&quot;{ &quot;&quot;type&quot;&quot;: &quot;&quot;Point&quot;&quot;, &quot;&quot;coordinates&quot;&quot;: [&quot;;[.K55];&quot;, &quot;;[.J55];&quot;] }&quot;);&quot;&quot;)" office:value-type="string" office:string-value="{ &quot;type&quot;: &quot;Point&quot;, &quot;coordinates&quot;: [-1.756949, 48.549873] }" calcext:value-type="string">
            <text:p>{ "type": "Point", "coordinates": [-1.756949, 48.549873] }</text:p>
          </table:table-cell>
          <table:table-cell table:style-name="ce6" table:formula="of:=CONCATENATE(&quot;{ &quot;&quot;nr&quot;&quot;: &quot;&quot;&quot;;[.F55];&quot;&quot;&quot;, &quot;&quot;booknr&quot;&quot;: &quot;&quot;&quot;;[.G55];&quot;&quot;&quot;, &quot;&quot;confirmed&quot;&quot;: &quot;&quot;&quot;;[.L55];&quot;&quot;&quot;, &quot;&quot;name&quot;&quot;: &quot;&quot;&quot;;[.I55];&quot;&quot;&quot;, &quot;&quot;shortname&quot;&quot;: &quot;&quot;&quot;;[.M55];&quot;&quot;&quot; }&quot;)" office:value-type="string" office:string-value="{ &quot;nr&quot;: &quot;53&quot;, &quot;booknr&quot;: &quot;53&quot;, &quot;confirmed&quot;: &quot;true&quot;, &quot;name&quot;: &quot;Dol-de-Bretagne (Ille-et-Vilaine)&quot;, &quot;shortname&quot;: &quot;Dol-de-Bretagne&quot; }" calcext:value-type="string">
            <text:p>{ "nr": "53", "booknr": "53", "confirmed": "true", "name": "Dol-de-Bretagne (Ille-et-Vilaine)", "shortname": "Dol-de-Bretagne" }</text:p>
          </table:table-cell>
          <table:table-cell table:style-name="ce6" table:formula="of:=CONCATENATE(&quot;{ &quot;&quot;id&quot;&quot;: &quot;&quot;&quot;;[.H55];&quot;&quot;&quot;, &quot;&quot;type&quot;&quot;: &quot;&quot;Feature&quot;&quot;, &quot;&quot;geometry&quot;&quot;: &quot;;IF([.O55]=&quot;&quot;;&quot;null&quot;;[.O55]);&quot;, &quot;&quot;properties&quot;&quot;: &quot;;[.P55];&quot; },&quot;)" office:value-type="string" office:string-value="{ &quot;id&quot;: &quot;51-01&quot;, &quot;type&quot;: &quot;Feature&quot;, &quot;geometry&quot;: { &quot;type&quot;: &quot;Point&quot;, &quot;coordinates&quot;: [-1.756949, 48.549873] }, &quot;properties&quot;: { &quot;nr&quot;: &quot;53&quot;, &quot;booknr&quot;: &quot;53&quot;, &quot;confirmed&quot;: &quot;true&quot;, &quot;name&quot;: &quot;Dol-de-Bretagne (Ille-et-Vilaine)&quot;, &quot;shortname&quot;: &quot;Dol-de-Bretagne&quot; } }," calcext:value-type="string">
            <text:p>{ "id": "51-01", "type": "Feature", "geometry": { "type": "Point", "coordinates": [-1.756949, 48.549873] }, "properties": { "nr": "53", "booknr": "53", "confirmed": "true", "name": "Dol-de-Bretagne (Ille-et-Vilaine)", "shortname": "Dol-de-Bretagne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52 Langeais (Indre-et-Loire) </text:span>47.318461, 0.405220</text:p>
          </table:table-cell>
          <table:table-cell table:formula="of:=IFERROR(FIND(4;[.A56];3);LEN([.A56])+1)" office:value-type="float" office:value="30" calcext:value-type="float">
            <text:p>30</text:p>
          </table:table-cell>
          <table:table-cell table:formula="of:=IFERROR(FIND(&quot;,&quot;;[.A56];[.B56]);[.B56])" office:value-type="float" office:value="39" calcext:value-type="float">
            <text:p>39</text:p>
          </table:table-cell>
          <table:table-cell table:formula="of:=LEFT([.A56];2)" office:value-type="string" office:string-value="52" calcext:value-type="string">
            <text:p>52</text:p>
          </table:table-cell>
          <table:table-cell table:formula="of:=IF([.D56]=[.D55];[.E55]+1;1)" office:value-type="float" office:value="1" calcext:value-type="float">
            <text:p>1</text:p>
          </table:table-cell>
          <table:table-cell table:style-name="ce4" office:value-type="string" calcext:value-type="string">
            <text:p>54</text:p>
          </table:table-cell>
          <table:table-cell office:value-type="float" office:value="54" calcext:value-type="float">
            <text:p>54</text:p>
          </table:table-cell>
          <table:table-cell table:formula="of:=CONCATENATE([.D56];&quot;-&quot;;IF(LEN([.E56])=1;CONCATENATE(&quot;0&quot;;[.E56]);[.E56]))" office:value-type="string" office:string-value="52-01" calcext:value-type="string">
            <text:p>52-01</text:p>
          </table:table-cell>
          <table:table-cell table:formula="of:=TRIM(MID([.A56];4;[.B56]-4))" office:value-type="string" office:string-value="Langeais (Indre-et-Loire)" calcext:value-type="string">
            <text:p>Langeais (Indre-et-Loire)</text:p>
          </table:table-cell>
          <table:table-cell table:formula="of:=MID([.A56];[.B56];[.C56]-[.B56])" office:value-type="string" office:string-value="47.318461" calcext:value-type="string">
            <text:p>47.318461</text:p>
          </table:table-cell>
          <table:table-cell table:formula="of:=IFERROR(MID([.A56];[.C56]+2;LEN([.A56])-[.C56]);&quot;&quot;)" office:value-type="string" office:string-value="0.405220" calcext:value-type="string">
            <text:p>0.405220</text:p>
          </table:table-cell>
          <table:table-cell table:formula="of:=IF([.B56]&lt;&gt;[.C56];&quot;true&quot;;&quot;false&quot;)" office:value-type="string" office:string-value="true" calcext:value-type="string">
            <text:p>true</text:p>
          </table:table-cell>
          <table:table-cell table:formula="of:=MID([.I56];1;FIND(&quot;(&quot;;[.I56])-2)" office:value-type="string" office:string-value="Langeais" calcext:value-type="string">
            <text:p>Langeais</text:p>
          </table:table-cell>
          <table:table-cell/>
          <table:table-cell table:style-name="ce6" table:formula="of:=IF([.J56]&lt;&gt;&quot;&quot;;CONCATENATE(&quot;{ &quot;&quot;type&quot;&quot;: &quot;&quot;Point&quot;&quot;, &quot;&quot;coordinates&quot;&quot;: [&quot;;[.K56];&quot;, &quot;;[.J56];&quot;] }&quot;);&quot;&quot;)" office:value-type="string" office:string-value="{ &quot;type&quot;: &quot;Point&quot;, &quot;coordinates&quot;: [0.405220, 47.318461] }" calcext:value-type="string">
            <text:p>{ "type": "Point", "coordinates": [0.405220, 47.318461] }</text:p>
          </table:table-cell>
          <table:table-cell table:style-name="ce6" table:formula="of:=CONCATENATE(&quot;{ &quot;&quot;nr&quot;&quot;: &quot;&quot;&quot;;[.F56];&quot;&quot;&quot;, &quot;&quot;booknr&quot;&quot;: &quot;&quot;&quot;;[.G56];&quot;&quot;&quot;, &quot;&quot;confirmed&quot;&quot;: &quot;&quot;&quot;;[.L56];&quot;&quot;&quot;, &quot;&quot;name&quot;&quot;: &quot;&quot;&quot;;[.I56];&quot;&quot;&quot;, &quot;&quot;shortname&quot;&quot;: &quot;&quot;&quot;;[.M56];&quot;&quot;&quot; }&quot;)" office:value-type="string" office:string-value="{ &quot;nr&quot;: &quot;54&quot;, &quot;booknr&quot;: &quot;54&quot;, &quot;confirmed&quot;: &quot;true&quot;, &quot;name&quot;: &quot;Langeais (Indre-et-Loire)&quot;, &quot;shortname&quot;: &quot;Langeais&quot; }" calcext:value-type="string">
            <text:p>{ "nr": "54", "booknr": "54", "confirmed": "true", "name": "Langeais (Indre-et-Loire)", "shortname": "Langeais" }</text:p>
          </table:table-cell>
          <table:table-cell table:style-name="ce6" table:formula="of:=CONCATENATE(&quot;{ &quot;&quot;id&quot;&quot;: &quot;&quot;&quot;;[.H56];&quot;&quot;&quot;, &quot;&quot;type&quot;&quot;: &quot;&quot;Feature&quot;&quot;, &quot;&quot;geometry&quot;&quot;: &quot;;IF([.O56]=&quot;&quot;;&quot;null&quot;;[.O56]);&quot;, &quot;&quot;properties&quot;&quot;: &quot;;[.P56];&quot; },&quot;)" office:value-type="string" office:string-value="{ &quot;id&quot;: &quot;52-01&quot;, &quot;type&quot;: &quot;Feature&quot;, &quot;geometry&quot;: { &quot;type&quot;: &quot;Point&quot;, &quot;coordinates&quot;: [0.405220, 47.318461] }, &quot;properties&quot;: { &quot;nr&quot;: &quot;54&quot;, &quot;booknr&quot;: &quot;54&quot;, &quot;confirmed&quot;: &quot;true&quot;, &quot;name&quot;: &quot;Langeais (Indre-et-Loire)&quot;, &quot;shortname&quot;: &quot;Langeais&quot; } }," calcext:value-type="string">
            <text:p>{ "id": "52-01", "type": "Feature", "geometry": { "type": "Point", "coordinates": [0.405220, 47.318461] }, "properties": { "nr": "54", "booknr": "54", "confirmed": "true", "name": "Langeais (Indre-et-Loire)", "shortname": "Langeais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53 Eglise-aux-Bois (Haute-Vienne) </text:span>45.648377, 1.797997</text:p>
          </table:table-cell>
          <table:table-cell table:formula="of:=IFERROR(FIND(4;[.A57];3);LEN([.A57])+1)" office:value-type="float" office:value="35" calcext:value-type="float">
            <text:p>35</text:p>
          </table:table-cell>
          <table:table-cell table:formula="of:=IFERROR(FIND(&quot;,&quot;;[.A57];[.B57]);[.B57])" office:value-type="float" office:value="44" calcext:value-type="float">
            <text:p>44</text:p>
          </table:table-cell>
          <table:table-cell table:formula="of:=LEFT([.A57];2)" office:value-type="string" office:string-value="53" calcext:value-type="string">
            <text:p>53</text:p>
          </table:table-cell>
          <table:table-cell table:formula="of:=IF([.D57]=[.D56];[.E56]+1;1)" office:value-type="float" office:value="1" calcext:value-type="float">
            <text:p>1</text:p>
          </table:table-cell>
          <table:table-cell table:style-name="ce4" office:value-type="string" calcext:value-type="string">
            <text:p>55</text:p>
          </table:table-cell>
          <table:table-cell office:value-type="float" office:value="55" calcext:value-type="float">
            <text:p>55</text:p>
          </table:table-cell>
          <table:table-cell table:formula="of:=CONCATENATE([.D57];&quot;-&quot;;IF(LEN([.E57])=1;CONCATENATE(&quot;0&quot;;[.E57]);[.E57]))" office:value-type="string" office:string-value="53-01" calcext:value-type="string">
            <text:p>53-01</text:p>
          </table:table-cell>
          <table:table-cell table:formula="of:=TRIM(MID([.A57];4;[.B57]-4))" office:value-type="string" office:string-value="Eglise-aux-Bois (Haute-Vienne)" calcext:value-type="string">
            <text:p>Eglise-aux-Bois (Haute-Vienne)</text:p>
          </table:table-cell>
          <table:table-cell table:formula="of:=MID([.A57];[.B57];[.C57]-[.B57])" office:value-type="string" office:string-value="45.648377" calcext:value-type="string">
            <text:p>45.648377</text:p>
          </table:table-cell>
          <table:table-cell table:formula="of:=IFERROR(MID([.A57];[.C57]+2;LEN([.A57])-[.C57]);&quot;&quot;)" office:value-type="string" office:string-value="1.797997" calcext:value-type="string">
            <text:p>1.797997</text:p>
          </table:table-cell>
          <table:table-cell table:formula="of:=IF([.B57]&lt;&gt;[.C57];&quot;true&quot;;&quot;false&quot;)" office:value-type="string" office:string-value="true" calcext:value-type="string">
            <text:p>true</text:p>
          </table:table-cell>
          <table:table-cell table:formula="of:=MID([.I57];1;FIND(&quot;(&quot;;[.I57])-2)" office:value-type="string" office:string-value="Eglise-aux-Bois" calcext:value-type="string">
            <text:p>Eglise-aux-Bois</text:p>
          </table:table-cell>
          <table:table-cell/>
          <table:table-cell table:style-name="ce6" table:formula="of:=IF([.J57]&lt;&gt;&quot;&quot;;CONCATENATE(&quot;{ &quot;&quot;type&quot;&quot;: &quot;&quot;Point&quot;&quot;, &quot;&quot;coordinates&quot;&quot;: [&quot;;[.K57];&quot;, &quot;;[.J57];&quot;] }&quot;);&quot;&quot;)" office:value-type="string" office:string-value="{ &quot;type&quot;: &quot;Point&quot;, &quot;coordinates&quot;: [1.797997, 45.648377] }" calcext:value-type="string">
            <text:p>{ "type": "Point", "coordinates": [1.797997, 45.648377] }</text:p>
          </table:table-cell>
          <table:table-cell table:style-name="ce6" table:formula="of:=CONCATENATE(&quot;{ &quot;&quot;nr&quot;&quot;: &quot;&quot;&quot;;[.F57];&quot;&quot;&quot;, &quot;&quot;booknr&quot;&quot;: &quot;&quot;&quot;;[.G57];&quot;&quot;&quot;, &quot;&quot;confirmed&quot;&quot;: &quot;&quot;&quot;;[.L57];&quot;&quot;&quot;, &quot;&quot;name&quot;&quot;: &quot;&quot;&quot;;[.I57];&quot;&quot;&quot;, &quot;&quot;shortname&quot;&quot;: &quot;&quot;&quot;;[.M57];&quot;&quot;&quot; }&quot;)" office:value-type="string" office:string-value="{ &quot;nr&quot;: &quot;55&quot;, &quot;booknr&quot;: &quot;55&quot;, &quot;confirmed&quot;: &quot;true&quot;, &quot;name&quot;: &quot;Eglise-aux-Bois (Haute-Vienne)&quot;, &quot;shortname&quot;: &quot;Eglise-aux-Bois&quot; }" calcext:value-type="string">
            <text:p>{ "nr": "55", "booknr": "55", "confirmed": "true", "name": "Eglise-aux-Bois (Haute-Vienne)", "shortname": "Eglise-aux-Bois" }</text:p>
          </table:table-cell>
          <table:table-cell table:style-name="ce6" table:formula="of:=CONCATENATE(&quot;{ &quot;&quot;id&quot;&quot;: &quot;&quot;&quot;;[.H57];&quot;&quot;&quot;, &quot;&quot;type&quot;&quot;: &quot;&quot;Feature&quot;&quot;, &quot;&quot;geometry&quot;&quot;: &quot;;IF([.O57]=&quot;&quot;;&quot;null&quot;;[.O57]);&quot;, &quot;&quot;properties&quot;&quot;: &quot;;[.P57];&quot; },&quot;)" office:value-type="string" office:string-value="{ &quot;id&quot;: &quot;53-01&quot;, &quot;type&quot;: &quot;Feature&quot;, &quot;geometry&quot;: { &quot;type&quot;: &quot;Point&quot;, &quot;coordinates&quot;: [1.797997, 45.648377] }, &quot;properties&quot;: { &quot;nr&quot;: &quot;55&quot;, &quot;booknr&quot;: &quot;55&quot;, &quot;confirmed&quot;: &quot;true&quot;, &quot;name&quot;: &quot;Eglise-aux-Bois (Haute-Vienne)&quot;, &quot;shortname&quot;: &quot;Eglise-aux-Bois&quot; } }," calcext:value-type="string">
            <text:p>{ "id": "53-01", "type": "Feature", "geometry": { "type": "Point", "coordinates": [1.797997, 45.648377] }, "properties": { "nr": "55", "booknr": "55", "confirmed": "true", "name": "Eglise-aux-Bois (Haute-Vienne)", "shortname": "Eglise-aux-Bois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54 Engins (Isère) </text:span>45.243393, 5.631978</text:p>
          </table:table-cell>
          <table:table-cell table:formula="of:=IFERROR(FIND(4;[.A58];3);LEN([.A58])+1)" office:value-type="float" office:value="19" calcext:value-type="float">
            <text:p>19</text:p>
          </table:table-cell>
          <table:table-cell table:formula="of:=IFERROR(FIND(&quot;,&quot;;[.A58];[.B58]);[.B58])" office:value-type="float" office:value="28" calcext:value-type="float">
            <text:p>28</text:p>
          </table:table-cell>
          <table:table-cell table:formula="of:=LEFT([.A58];2)" office:value-type="string" office:string-value="54" calcext:value-type="string">
            <text:p>54</text:p>
          </table:table-cell>
          <table:table-cell table:formula="of:=IF([.D58]=[.D57];[.E57]+1;1)" office:value-type="float" office:value="1" calcext:value-type="float">
            <text:p>1</text:p>
          </table:table-cell>
          <table:table-cell table:style-name="ce4" office:value-type="string" calcext:value-type="string">
            <text:p>56</text:p>
          </table:table-cell>
          <table:table-cell office:value-type="float" office:value="56" calcext:value-type="float">
            <text:p>56</text:p>
          </table:table-cell>
          <table:table-cell table:formula="of:=CONCATENATE([.D58];&quot;-&quot;;IF(LEN([.E58])=1;CONCATENATE(&quot;0&quot;;[.E58]);[.E58]))" office:value-type="string" office:string-value="54-01" calcext:value-type="string">
            <text:p>54-01</text:p>
          </table:table-cell>
          <table:table-cell table:formula="of:=TRIM(MID([.A58];4;[.B58]-4))" office:value-type="string" office:string-value="Engins (Isère)" calcext:value-type="string">
            <text:p>Engins (Isère)</text:p>
          </table:table-cell>
          <table:table-cell table:formula="of:=MID([.A58];[.B58];[.C58]-[.B58])" office:value-type="string" office:string-value="45.243393" calcext:value-type="string">
            <text:p>45.243393</text:p>
          </table:table-cell>
          <table:table-cell table:formula="of:=IFERROR(MID([.A58];[.C58]+2;LEN([.A58])-[.C58]);&quot;&quot;)" office:value-type="string" office:string-value="5.631978" calcext:value-type="string">
            <text:p>5.631978</text:p>
          </table:table-cell>
          <table:table-cell table:formula="of:=IF([.B58]&lt;&gt;[.C58];&quot;true&quot;;&quot;false&quot;)" office:value-type="string" office:string-value="true" calcext:value-type="string">
            <text:p>true</text:p>
          </table:table-cell>
          <table:table-cell table:formula="of:=MID([.I58];1;FIND(&quot;(&quot;;[.I58])-2)" office:value-type="string" office:string-value="Engins" calcext:value-type="string">
            <text:p>Engins</text:p>
          </table:table-cell>
          <table:table-cell/>
          <table:table-cell table:style-name="ce6" table:formula="of:=IF([.J58]&lt;&gt;&quot;&quot;;CONCATENATE(&quot;{ &quot;&quot;type&quot;&quot;: &quot;&quot;Point&quot;&quot;, &quot;&quot;coordinates&quot;&quot;: [&quot;;[.K58];&quot;, &quot;;[.J58];&quot;] }&quot;);&quot;&quot;)" office:value-type="string" office:string-value="{ &quot;type&quot;: &quot;Point&quot;, &quot;coordinates&quot;: [5.631978, 45.243393] }" calcext:value-type="string">
            <text:p>{ "type": "Point", "coordinates": [5.631978, 45.243393] }</text:p>
          </table:table-cell>
          <table:table-cell table:style-name="ce6" table:formula="of:=CONCATENATE(&quot;{ &quot;&quot;nr&quot;&quot;: &quot;&quot;&quot;;[.F58];&quot;&quot;&quot;, &quot;&quot;booknr&quot;&quot;: &quot;&quot;&quot;;[.G58];&quot;&quot;&quot;, &quot;&quot;confirmed&quot;&quot;: &quot;&quot;&quot;;[.L58];&quot;&quot;&quot;, &quot;&quot;name&quot;&quot;: &quot;&quot;&quot;;[.I58];&quot;&quot;&quot;, &quot;&quot;shortname&quot;&quot;: &quot;&quot;&quot;;[.M58];&quot;&quot;&quot; }&quot;)" office:value-type="string" office:string-value="{ &quot;nr&quot;: &quot;56&quot;, &quot;booknr&quot;: &quot;56&quot;, &quot;confirmed&quot;: &quot;true&quot;, &quot;name&quot;: &quot;Engins (Isère)&quot;, &quot;shortname&quot;: &quot;Engins&quot; }" calcext:value-type="string">
            <text:p>{ "nr": "56", "booknr": "56", "confirmed": "true", "name": "Engins (Isère)", "shortname": "Engins" }</text:p>
          </table:table-cell>
          <table:table-cell table:style-name="ce6" table:formula="of:=CONCATENATE(&quot;{ &quot;&quot;id&quot;&quot;: &quot;&quot;&quot;;[.H58];&quot;&quot;&quot;, &quot;&quot;type&quot;&quot;: &quot;&quot;Feature&quot;&quot;, &quot;&quot;geometry&quot;&quot;: &quot;;IF([.O58]=&quot;&quot;;&quot;null&quot;;[.O58]);&quot;, &quot;&quot;properties&quot;&quot;: &quot;;[.P58];&quot; },&quot;)" office:value-type="string" office:string-value="{ &quot;id&quot;: &quot;54-01&quot;, &quot;type&quot;: &quot;Feature&quot;, &quot;geometry&quot;: { &quot;type&quot;: &quot;Point&quot;, &quot;coordinates&quot;: [5.631978, 45.243393] }, &quot;properties&quot;: { &quot;nr&quot;: &quot;56&quot;, &quot;booknr&quot;: &quot;56&quot;, &quot;confirmed&quot;: &quot;true&quot;, &quot;name&quot;: &quot;Engins (Isère)&quot;, &quot;shortname&quot;: &quot;Engins&quot; } }," calcext:value-type="string">
            <text:p>{ "id": "54-01", "type": "Feature", "geometry": { "type": "Point", "coordinates": [5.631978, 45.243393] }, "properties": { "nr": "56", "booknr": "56", "confirmed": "true", "name": "Engins (Isère)", "shortname": "Engins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55 Schacheneck (Moselle) </text:span>48.694600, 7.230461</text:p>
          </table:table-cell>
          <table:table-cell table:formula="of:=IFERROR(FIND(4;[.A59];3);LEN([.A59])+1)" office:value-type="float" office:value="26" calcext:value-type="float">
            <text:p>26</text:p>
          </table:table-cell>
          <table:table-cell table:formula="of:=IFERROR(FIND(&quot;,&quot;;[.A59];[.B59]);[.B59])" office:value-type="float" office:value="35" calcext:value-type="float">
            <text:p>35</text:p>
          </table:table-cell>
          <table:table-cell table:formula="of:=LEFT([.A59];2)" office:value-type="string" office:string-value="55" calcext:value-type="string">
            <text:p>55</text:p>
          </table:table-cell>
          <table:table-cell table:formula="of:=IF([.D59]=[.D58];[.E58]+1;1)" office:value-type="float" office:value="1" calcext:value-type="float">
            <text:p>1</text:p>
          </table:table-cell>
          <table:table-cell table:style-name="ce4" office:value-type="string" calcext:value-type="string">
            <text:p>57</text:p>
          </table:table-cell>
          <table:table-cell office:value-type="float" office:value="57" calcext:value-type="float">
            <text:p>57</text:p>
          </table:table-cell>
          <table:table-cell table:formula="of:=CONCATENATE([.D59];&quot;-&quot;;IF(LEN([.E59])=1;CONCATENATE(&quot;0&quot;;[.E59]);[.E59]))" office:value-type="string" office:string-value="55-01" calcext:value-type="string">
            <text:p>55-01</text:p>
          </table:table-cell>
          <table:table-cell table:formula="of:=TRIM(MID([.A59];4;[.B59]-4))" office:value-type="string" office:string-value="Schacheneck (Moselle)" calcext:value-type="string">
            <text:p>Schacheneck (Moselle)</text:p>
          </table:table-cell>
          <table:table-cell table:formula="of:=MID([.A59];[.B59];[.C59]-[.B59])" office:value-type="string" office:string-value="48.694600" calcext:value-type="string">
            <text:p>48.694600</text:p>
          </table:table-cell>
          <table:table-cell table:formula="of:=IFERROR(MID([.A59];[.C59]+2;LEN([.A59])-[.C59]);&quot;&quot;)" office:value-type="string" office:string-value="7.230461" calcext:value-type="string">
            <text:p>7.230461</text:p>
          </table:table-cell>
          <table:table-cell table:formula="of:=IF([.B59]&lt;&gt;[.C59];&quot;true&quot;;&quot;false&quot;)" office:value-type="string" office:string-value="true" calcext:value-type="string">
            <text:p>true</text:p>
          </table:table-cell>
          <table:table-cell table:formula="of:=MID([.I59];1;FIND(&quot;(&quot;;[.I59])-2)" office:value-type="string" office:string-value="Schacheneck" calcext:value-type="string">
            <text:p>Schacheneck</text:p>
          </table:table-cell>
          <table:table-cell/>
          <table:table-cell table:style-name="ce6" table:formula="of:=IF([.J59]&lt;&gt;&quot;&quot;;CONCATENATE(&quot;{ &quot;&quot;type&quot;&quot;: &quot;&quot;Point&quot;&quot;, &quot;&quot;coordinates&quot;&quot;: [&quot;;[.K59];&quot;, &quot;;[.J59];&quot;] }&quot;);&quot;&quot;)" office:value-type="string" office:string-value="{ &quot;type&quot;: &quot;Point&quot;, &quot;coordinates&quot;: [7.230461, 48.694600] }" calcext:value-type="string">
            <text:p>{ "type": "Point", "coordinates": [7.230461, 48.694600] }</text:p>
          </table:table-cell>
          <table:table-cell table:style-name="ce6" table:formula="of:=CONCATENATE(&quot;{ &quot;&quot;nr&quot;&quot;: &quot;&quot;&quot;;[.F59];&quot;&quot;&quot;, &quot;&quot;booknr&quot;&quot;: &quot;&quot;&quot;;[.G59];&quot;&quot;&quot;, &quot;&quot;confirmed&quot;&quot;: &quot;&quot;&quot;;[.L59];&quot;&quot;&quot;, &quot;&quot;name&quot;&quot;: &quot;&quot;&quot;;[.I59];&quot;&quot;&quot;, &quot;&quot;shortname&quot;&quot;: &quot;&quot;&quot;;[.M59];&quot;&quot;&quot; }&quot;)" office:value-type="string" office:string-value="{ &quot;nr&quot;: &quot;57&quot;, &quot;booknr&quot;: &quot;57&quot;, &quot;confirmed&quot;: &quot;true&quot;, &quot;name&quot;: &quot;Schacheneck (Moselle)&quot;, &quot;shortname&quot;: &quot;Schacheneck&quot; }" calcext:value-type="string">
            <text:p>{ "nr": "57", "booknr": "57", "confirmed": "true", "name": "Schacheneck (Moselle)", "shortname": "Schacheneck" }</text:p>
          </table:table-cell>
          <table:table-cell table:style-name="ce6" table:formula="of:=CONCATENATE(&quot;{ &quot;&quot;id&quot;&quot;: &quot;&quot;&quot;;[.H59];&quot;&quot;&quot;, &quot;&quot;type&quot;&quot;: &quot;&quot;Feature&quot;&quot;, &quot;&quot;geometry&quot;&quot;: &quot;;IF([.O59]=&quot;&quot;;&quot;null&quot;;[.O59]);&quot;, &quot;&quot;properties&quot;&quot;: &quot;;[.P59];&quot; },&quot;)" office:value-type="string" office:string-value="{ &quot;id&quot;: &quot;55-01&quot;, &quot;type&quot;: &quot;Feature&quot;, &quot;geometry&quot;: { &quot;type&quot;: &quot;Point&quot;, &quot;coordinates&quot;: [7.230461, 48.694600] }, &quot;properties&quot;: { &quot;nr&quot;: &quot;57&quot;, &quot;booknr&quot;: &quot;57&quot;, &quot;confirmed&quot;: &quot;true&quot;, &quot;name&quot;: &quot;Schacheneck (Moselle)&quot;, &quot;shortname&quot;: &quot;Schacheneck&quot; } }," calcext:value-type="string">
            <text:p>{ "id": "55-01", "type": "Feature", "geometry": { "type": "Point", "coordinates": [7.230461, 48.694600] }, "properties": { "nr": "57", "booknr": "57", "confirmed": "true", "name": "Schacheneck (Moselle)", "shortname": "Schacheneck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56 Colmar (Haut Rhin) </text:span>48.077854, 7.357909</text:p>
          </table:table-cell>
          <table:table-cell table:formula="of:=IFERROR(FIND(4;[.A60];3);LEN([.A60])+1)" office:value-type="float" office:value="23" calcext:value-type="float">
            <text:p>23</text:p>
          </table:table-cell>
          <table:table-cell table:formula="of:=IFERROR(FIND(&quot;,&quot;;[.A60];[.B60]);[.B60])" office:value-type="float" office:value="32" calcext:value-type="float">
            <text:p>32</text:p>
          </table:table-cell>
          <table:table-cell table:formula="of:=LEFT([.A60];2)" office:value-type="string" office:string-value="56" calcext:value-type="string">
            <text:p>56</text:p>
          </table:table-cell>
          <table:table-cell table:formula="of:=IF([.D60]=[.D59];[.E59]+1;1)" office:value-type="float" office:value="1" calcext:value-type="float">
            <text:p>1</text:p>
          </table:table-cell>
          <table:table-cell table:style-name="ce4" office:value-type="string" calcext:value-type="string">
            <text:p>59</text:p>
          </table:table-cell>
          <table:table-cell office:value-type="float" office:value="59" calcext:value-type="float">
            <text:p>59</text:p>
          </table:table-cell>
          <table:table-cell table:formula="of:=CONCATENATE([.D60];&quot;-&quot;;IF(LEN([.E60])=1;CONCATENATE(&quot;0&quot;;[.E60]);[.E60]))" office:value-type="string" office:string-value="56-01" calcext:value-type="string">
            <text:p>56-01</text:p>
          </table:table-cell>
          <table:table-cell table:formula="of:=TRIM(MID([.A60];4;[.B60]-4))" office:value-type="string" office:string-value="Colmar (Haut Rhin)" calcext:value-type="string">
            <text:p>Colmar (Haut Rhin)</text:p>
          </table:table-cell>
          <table:table-cell table:formula="of:=MID([.A60];[.B60];[.C60]-[.B60])" office:value-type="string" office:string-value="48.077854" calcext:value-type="string">
            <text:p>48.077854</text:p>
          </table:table-cell>
          <table:table-cell table:formula="of:=IFERROR(MID([.A60];[.C60]+2;LEN([.A60])-[.C60]);&quot;&quot;)" office:value-type="string" office:string-value="7.357909" calcext:value-type="string">
            <text:p>7.357909</text:p>
          </table:table-cell>
          <table:table-cell table:formula="of:=IF([.B60]&lt;&gt;[.C60];&quot;true&quot;;&quot;false&quot;)" office:value-type="string" office:string-value="true" calcext:value-type="string">
            <text:p>true</text:p>
          </table:table-cell>
          <table:table-cell table:formula="of:=MID([.I60];1;FIND(&quot;(&quot;;[.I60])-2)" office:value-type="string" office:string-value="Colmar" calcext:value-type="string">
            <text:p>Colmar</text:p>
          </table:table-cell>
          <table:table-cell/>
          <table:table-cell table:style-name="ce6" table:formula="of:=IF([.J60]&lt;&gt;&quot;&quot;;CONCATENATE(&quot;{ &quot;&quot;type&quot;&quot;: &quot;&quot;Point&quot;&quot;, &quot;&quot;coordinates&quot;&quot;: [&quot;;[.K60];&quot;, &quot;;[.J60];&quot;] }&quot;);&quot;&quot;)" office:value-type="string" office:string-value="{ &quot;type&quot;: &quot;Point&quot;, &quot;coordinates&quot;: [7.357909, 48.077854] }" calcext:value-type="string">
            <text:p>{ "type": "Point", "coordinates": [7.357909, 48.077854] }</text:p>
          </table:table-cell>
          <table:table-cell table:style-name="ce6" table:formula="of:=CONCATENATE(&quot;{ &quot;&quot;nr&quot;&quot;: &quot;&quot;&quot;;[.F60];&quot;&quot;&quot;, &quot;&quot;booknr&quot;&quot;: &quot;&quot;&quot;;[.G60];&quot;&quot;&quot;, &quot;&quot;confirmed&quot;&quot;: &quot;&quot;&quot;;[.L60];&quot;&quot;&quot;, &quot;&quot;name&quot;&quot;: &quot;&quot;&quot;;[.I60];&quot;&quot;&quot;, &quot;&quot;shortname&quot;&quot;: &quot;&quot;&quot;;[.M60];&quot;&quot;&quot; }&quot;)" office:value-type="string" office:string-value="{ &quot;nr&quot;: &quot;59&quot;, &quot;booknr&quot;: &quot;59&quot;, &quot;confirmed&quot;: &quot;true&quot;, &quot;name&quot;: &quot;Colmar (Haut Rhin)&quot;, &quot;shortname&quot;: &quot;Colmar&quot; }" calcext:value-type="string">
            <text:p>{ "nr": "59", "booknr": "59", "confirmed": "true", "name": "Colmar (Haut Rhin)", "shortname": "Colmar" }</text:p>
          </table:table-cell>
          <table:table-cell table:style-name="ce6" table:formula="of:=CONCATENATE(&quot;{ &quot;&quot;id&quot;&quot;: &quot;&quot;&quot;;[.H60];&quot;&quot;&quot;, &quot;&quot;type&quot;&quot;: &quot;&quot;Feature&quot;&quot;, &quot;&quot;geometry&quot;&quot;: &quot;;IF([.O60]=&quot;&quot;;&quot;null&quot;;[.O60]);&quot;, &quot;&quot;properties&quot;&quot;: &quot;;[.P60];&quot; },&quot;)" office:value-type="string" office:string-value="{ &quot;id&quot;: &quot;56-01&quot;, &quot;type&quot;: &quot;Feature&quot;, &quot;geometry&quot;: { &quot;type&quot;: &quot;Point&quot;, &quot;coordinates&quot;: [7.357909, 48.077854] }, &quot;properties&quot;: { &quot;nr&quot;: &quot;59&quot;, &quot;booknr&quot;: &quot;59&quot;, &quot;confirmed&quot;: &quot;true&quot;, &quot;name&quot;: &quot;Colmar (Haut Rhin)&quot;, &quot;shortname&quot;: &quot;Colmar&quot; } }," calcext:value-type="string">
            <text:p>{ "id": "56-01", "type": "Feature", "geometry": { "type": "Point", "coordinates": [7.357909, 48.077854] }, "properties": { "nr": "59", "booknr": "59", "confirmed": "true", "name": "Colmar (Haut Rhin)", "shortname": "Colmar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56 Strasbourg (Bas-Rhin) </text:span>48.582130, 7.751725</text:p>
          </table:table-cell>
          <table:table-cell table:formula="of:=IFERROR(FIND(4;[.A61];3);LEN([.A61])+1)" office:value-type="float" office:value="26" calcext:value-type="float">
            <text:p>26</text:p>
          </table:table-cell>
          <table:table-cell table:formula="of:=IFERROR(FIND(&quot;,&quot;;[.A61];[.B61]);[.B61])" office:value-type="float" office:value="35" calcext:value-type="float">
            <text:p>35</text:p>
          </table:table-cell>
          <table:table-cell table:formula="of:=LEFT([.A61];2)" office:value-type="string" office:string-value="56" calcext:value-type="string">
            <text:p>56</text:p>
          </table:table-cell>
          <table:table-cell table:formula="of:=IF([.D61]=[.D60];[.E60]+1;1)" office:value-type="float" office:value="2" calcext:value-type="float">
            <text:p>2</text:p>
          </table:table-cell>
          <table:table-cell table:style-name="ce4" office:value-type="string" calcext:value-type="string">
            <text:p>58</text:p>
          </table:table-cell>
          <table:table-cell office:value-type="float" office:value="58" calcext:value-type="float">
            <text:p>58</text:p>
          </table:table-cell>
          <table:table-cell table:formula="of:=CONCATENATE([.D61];&quot;-&quot;;IF(LEN([.E61])=1;CONCATENATE(&quot;0&quot;;[.E61]);[.E61]))" office:value-type="string" office:string-value="56-02" calcext:value-type="string">
            <text:p>56-02</text:p>
          </table:table-cell>
          <table:table-cell table:formula="of:=TRIM(MID([.A61];4;[.B61]-4))" office:value-type="string" office:string-value="Strasbourg (Bas-Rhin)" calcext:value-type="string">
            <text:p>Strasbourg (Bas-Rhin)</text:p>
          </table:table-cell>
          <table:table-cell table:formula="of:=MID([.A61];[.B61];[.C61]-[.B61])" office:value-type="string" office:string-value="48.582130" calcext:value-type="string">
            <text:p>48.582130</text:p>
          </table:table-cell>
          <table:table-cell table:formula="of:=IFERROR(MID([.A61];[.C61]+2;LEN([.A61])-[.C61]);&quot;&quot;)" office:value-type="string" office:string-value="7.751725" calcext:value-type="string">
            <text:p>7.751725</text:p>
          </table:table-cell>
          <table:table-cell table:formula="of:=IF([.B61]&lt;&gt;[.C61];&quot;true&quot;;&quot;false&quot;)" office:value-type="string" office:string-value="true" calcext:value-type="string">
            <text:p>true</text:p>
          </table:table-cell>
          <table:table-cell table:formula="of:=MID([.I61];1;FIND(&quot;(&quot;;[.I61])-2)" office:value-type="string" office:string-value="Strasbourg" calcext:value-type="string">
            <text:p>Strasbourg</text:p>
          </table:table-cell>
          <table:table-cell/>
          <table:table-cell table:style-name="ce6" table:formula="of:=IF([.J61]&lt;&gt;&quot;&quot;;CONCATENATE(&quot;{ &quot;&quot;type&quot;&quot;: &quot;&quot;Point&quot;&quot;, &quot;&quot;coordinates&quot;&quot;: [&quot;;[.K61];&quot;, &quot;;[.J61];&quot;] }&quot;);&quot;&quot;)" office:value-type="string" office:string-value="{ &quot;type&quot;: &quot;Point&quot;, &quot;coordinates&quot;: [7.751725, 48.582130] }" calcext:value-type="string">
            <text:p>{ "type": "Point", "coordinates": [7.751725, 48.582130] }</text:p>
          </table:table-cell>
          <table:table-cell table:style-name="ce6" table:formula="of:=CONCATENATE(&quot;{ &quot;&quot;nr&quot;&quot;: &quot;&quot;&quot;;[.F61];&quot;&quot;&quot;, &quot;&quot;booknr&quot;&quot;: &quot;&quot;&quot;;[.G61];&quot;&quot;&quot;, &quot;&quot;confirmed&quot;&quot;: &quot;&quot;&quot;;[.L61];&quot;&quot;&quot;, &quot;&quot;name&quot;&quot;: &quot;&quot;&quot;;[.I61];&quot;&quot;&quot;, &quot;&quot;shortname&quot;&quot;: &quot;&quot;&quot;;[.M61];&quot;&quot;&quot; }&quot;)" office:value-type="string" office:string-value="{ &quot;nr&quot;: &quot;58&quot;, &quot;booknr&quot;: &quot;58&quot;, &quot;confirmed&quot;: &quot;true&quot;, &quot;name&quot;: &quot;Strasbourg (Bas-Rhin)&quot;, &quot;shortname&quot;: &quot;Strasbourg&quot; }" calcext:value-type="string">
            <text:p>{ "nr": "58", "booknr": "58", "confirmed": "true", "name": "Strasbourg (Bas-Rhin)", "shortname": "Strasbourg" }</text:p>
          </table:table-cell>
          <table:table-cell table:style-name="ce6" table:formula="of:=CONCATENATE(&quot;{ &quot;&quot;id&quot;&quot;: &quot;&quot;&quot;;[.H61];&quot;&quot;&quot;, &quot;&quot;type&quot;&quot;: &quot;&quot;Feature&quot;&quot;, &quot;&quot;geometry&quot;&quot;: &quot;;IF([.O61]=&quot;&quot;;&quot;null&quot;;[.O61]);&quot;, &quot;&quot;properties&quot;&quot;: &quot;;[.P61];&quot; },&quot;)" office:value-type="string" office:string-value="{ &quot;id&quot;: &quot;56-02&quot;, &quot;type&quot;: &quot;Feature&quot;, &quot;geometry&quot;: { &quot;type&quot;: &quot;Point&quot;, &quot;coordinates&quot;: [7.751725, 48.582130] }, &quot;properties&quot;: { &quot;nr&quot;: &quot;58&quot;, &quot;booknr&quot;: &quot;58&quot;, &quot;confirmed&quot;: &quot;true&quot;, &quot;name&quot;: &quot;Strasbourg (Bas-Rhin)&quot;, &quot;shortname&quot;: &quot;Strasbourg&quot; } }," calcext:value-type="string">
            <text:p>{ "id": "56-02", "type": "Feature", "geometry": { "type": "Point", "coordinates": [7.751725, 48.582130] }, "properties": { "nr": "58", "booknr": "58", "confirmed": "true", "name": "Strasbourg (Bas-Rhin)", "shortname": "Strasbourg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57 Beauvaix (Oise) </text:span>49.432507, 2.081550</text:p>
          </table:table-cell>
          <table:table-cell table:formula="of:=IFERROR(FIND(4;[.A62];3);LEN([.A62])+1)" office:value-type="float" office:value="20" calcext:value-type="float">
            <text:p>20</text:p>
          </table:table-cell>
          <table:table-cell table:formula="of:=IFERROR(FIND(&quot;,&quot;;[.A62];[.B62]);[.B62])" office:value-type="float" office:value="29" calcext:value-type="float">
            <text:p>29</text:p>
          </table:table-cell>
          <table:table-cell table:formula="of:=LEFT([.A62];2)" office:value-type="string" office:string-value="57" calcext:value-type="string">
            <text:p>57</text:p>
          </table:table-cell>
          <table:table-cell table:formula="of:=IF([.D62]=[.D61];[.E61]+1;1)" office:value-type="float" office:value="1" calcext:value-type="float">
            <text:p>1</text:p>
          </table:table-cell>
          <table:table-cell table:style-name="ce4" office:value-type="string" calcext:value-type="string">
            <text:p>60</text:p>
          </table:table-cell>
          <table:table-cell office:value-type="float" office:value="60" calcext:value-type="float">
            <text:p>60</text:p>
          </table:table-cell>
          <table:table-cell table:formula="of:=CONCATENATE([.D62];&quot;-&quot;;IF(LEN([.E62])=1;CONCATENATE(&quot;0&quot;;[.E62]);[.E62]))" office:value-type="string" office:string-value="57-01" calcext:value-type="string">
            <text:p>57-01</text:p>
          </table:table-cell>
          <table:table-cell table:formula="of:=TRIM(MID([.A62];4;[.B62]-4))" office:value-type="string" office:string-value="Beauvaix (Oise)" calcext:value-type="string">
            <text:p>Beauvaix (Oise)</text:p>
          </table:table-cell>
          <table:table-cell table:formula="of:=MID([.A62];[.B62];[.C62]-[.B62])" office:value-type="string" office:string-value="49.432507" calcext:value-type="string">
            <text:p>49.432507</text:p>
          </table:table-cell>
          <table:table-cell table:formula="of:=IFERROR(MID([.A62];[.C62]+2;LEN([.A62])-[.C62]);&quot;&quot;)" office:value-type="string" office:string-value="2.081550" calcext:value-type="string">
            <text:p>2.081550</text:p>
          </table:table-cell>
          <table:table-cell table:formula="of:=IF([.B62]&lt;&gt;[.C62];&quot;true&quot;;&quot;false&quot;)" office:value-type="string" office:string-value="true" calcext:value-type="string">
            <text:p>true</text:p>
          </table:table-cell>
          <table:table-cell table:formula="of:=MID([.I62];1;FIND(&quot;(&quot;;[.I62])-2)" office:value-type="string" office:string-value="Beauvaix" calcext:value-type="string">
            <text:p>Beauvaix</text:p>
          </table:table-cell>
          <table:table-cell/>
          <table:table-cell table:style-name="ce6" table:formula="of:=IF([.J62]&lt;&gt;&quot;&quot;;CONCATENATE(&quot;{ &quot;&quot;type&quot;&quot;: &quot;&quot;Point&quot;&quot;, &quot;&quot;coordinates&quot;&quot;: [&quot;;[.K62];&quot;, &quot;;[.J62];&quot;] }&quot;);&quot;&quot;)" office:value-type="string" office:string-value="{ &quot;type&quot;: &quot;Point&quot;, &quot;coordinates&quot;: [2.081550, 49.432507] }" calcext:value-type="string">
            <text:p>{ "type": "Point", "coordinates": [2.081550, 49.432507] }</text:p>
          </table:table-cell>
          <table:table-cell table:style-name="ce6" table:formula="of:=CONCATENATE(&quot;{ &quot;&quot;nr&quot;&quot;: &quot;&quot;&quot;;[.F62];&quot;&quot;&quot;, &quot;&quot;booknr&quot;&quot;: &quot;&quot;&quot;;[.G62];&quot;&quot;&quot;, &quot;&quot;confirmed&quot;&quot;: &quot;&quot;&quot;;[.L62];&quot;&quot;&quot;, &quot;&quot;name&quot;&quot;: &quot;&quot;&quot;;[.I62];&quot;&quot;&quot;, &quot;&quot;shortname&quot;&quot;: &quot;&quot;&quot;;[.M62];&quot;&quot;&quot; }&quot;)" office:value-type="string" office:string-value="{ &quot;nr&quot;: &quot;60&quot;, &quot;booknr&quot;: &quot;60&quot;, &quot;confirmed&quot;: &quot;true&quot;, &quot;name&quot;: &quot;Beauvaix (Oise)&quot;, &quot;shortname&quot;: &quot;Beauvaix&quot; }" calcext:value-type="string">
            <text:p>{ "nr": "60", "booknr": "60", "confirmed": "true", "name": "Beauvaix (Oise)", "shortname": "Beauvaix" }</text:p>
          </table:table-cell>
          <table:table-cell table:style-name="ce6" table:formula="of:=CONCATENATE(&quot;{ &quot;&quot;id&quot;&quot;: &quot;&quot;&quot;;[.H62];&quot;&quot;&quot;, &quot;&quot;type&quot;&quot;: &quot;&quot;Feature&quot;&quot;, &quot;&quot;geometry&quot;&quot;: &quot;;IF([.O62]=&quot;&quot;;&quot;null&quot;;[.O62]);&quot;, &quot;&quot;properties&quot;&quot;: &quot;;[.P62];&quot; },&quot;)" office:value-type="string" office:string-value="{ &quot;id&quot;: &quot;57-01&quot;, &quot;type&quot;: &quot;Feature&quot;, &quot;geometry&quot;: { &quot;type&quot;: &quot;Point&quot;, &quot;coordinates&quot;: [2.081550, 49.432507] }, &quot;properties&quot;: { &quot;nr&quot;: &quot;60&quot;, &quot;booknr&quot;: &quot;60&quot;, &quot;confirmed&quot;: &quot;true&quot;, &quot;name&quot;: &quot;Beauvaix (Oise)&quot;, &quot;shortname&quot;: &quot;Beauvaix&quot; } }," calcext:value-type="string">
            <text:p>{ "id": "57-01", "type": "Feature", "geometry": { "type": "Point", "coordinates": [2.081550, 49.432507] }, "properties": { "nr": "60", "booknr": "60", "confirmed": "true", "name": "Beauvaix (Oise)", "shortname": "Beauvaix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58 Cherbourg (Manche) </text:span>49.642235, -1.623614</text:p>
          </table:table-cell>
          <table:table-cell table:formula="of:=IFERROR(FIND(4;[.A63];3);LEN([.A63])+1)" office:value-type="float" office:value="23" calcext:value-type="float">
            <text:p>23</text:p>
          </table:table-cell>
          <table:table-cell table:formula="of:=IFERROR(FIND(&quot;,&quot;;[.A63];[.B63]);[.B63])" office:value-type="float" office:value="32" calcext:value-type="float">
            <text:p>32</text:p>
          </table:table-cell>
          <table:table-cell table:formula="of:=LEFT([.A63];2)" office:value-type="string" office:string-value="58" calcext:value-type="string">
            <text:p>58</text:p>
          </table:table-cell>
          <table:table-cell table:formula="of:=IF([.D63]=[.D62];[.E62]+1;1)" office:value-type="float" office:value="1" calcext:value-type="float">
            <text:p>1</text:p>
          </table:table-cell>
          <table:table-cell table:style-name="ce4" office:value-type="string" calcext:value-type="string">
            <text:p>61</text:p>
          </table:table-cell>
          <table:table-cell office:value-type="float" office:value="61" calcext:value-type="float">
            <text:p>61</text:p>
          </table:table-cell>
          <table:table-cell table:formula="of:=CONCATENATE([.D63];&quot;-&quot;;IF(LEN([.E63])=1;CONCATENATE(&quot;0&quot;;[.E63]);[.E63]))" office:value-type="string" office:string-value="58-01" calcext:value-type="string">
            <text:p>58-01</text:p>
          </table:table-cell>
          <table:table-cell table:formula="of:=TRIM(MID([.A63];4;[.B63]-4))" office:value-type="string" office:string-value="Cherbourg (Manche)" calcext:value-type="string">
            <text:p>Cherbourg (Manche)</text:p>
          </table:table-cell>
          <table:table-cell table:formula="of:=MID([.A63];[.B63];[.C63]-[.B63])" office:value-type="string" office:string-value="49.642235" calcext:value-type="string">
            <text:p>49.642235</text:p>
          </table:table-cell>
          <table:table-cell table:formula="of:=IFERROR(MID([.A63];[.C63]+2;LEN([.A63])-[.C63]);&quot;&quot;)" office:value-type="string" office:string-value="-1.623614" calcext:value-type="string">
            <text:p>-1.623614</text:p>
          </table:table-cell>
          <table:table-cell table:formula="of:=IF([.B63]&lt;&gt;[.C63];&quot;true&quot;;&quot;false&quot;)" office:value-type="string" office:string-value="true" calcext:value-type="string">
            <text:p>true</text:p>
          </table:table-cell>
          <table:table-cell table:formula="of:=MID([.I63];1;FIND(&quot;(&quot;;[.I63])-2)" office:value-type="string" office:string-value="Cherbourg" calcext:value-type="string">
            <text:p>Cherbourg</text:p>
          </table:table-cell>
          <table:table-cell/>
          <table:table-cell table:style-name="ce6" table:formula="of:=IF([.J63]&lt;&gt;&quot;&quot;;CONCATENATE(&quot;{ &quot;&quot;type&quot;&quot;: &quot;&quot;Point&quot;&quot;, &quot;&quot;coordinates&quot;&quot;: [&quot;;[.K63];&quot;, &quot;;[.J63];&quot;] }&quot;);&quot;&quot;)" office:value-type="string" office:string-value="{ &quot;type&quot;: &quot;Point&quot;, &quot;coordinates&quot;: [-1.623614, 49.642235] }" calcext:value-type="string">
            <text:p>{ "type": "Point", "coordinates": [-1.623614, 49.642235] }</text:p>
          </table:table-cell>
          <table:table-cell table:style-name="ce6" table:formula="of:=CONCATENATE(&quot;{ &quot;&quot;nr&quot;&quot;: &quot;&quot;&quot;;[.F63];&quot;&quot;&quot;, &quot;&quot;booknr&quot;&quot;: &quot;&quot;&quot;;[.G63];&quot;&quot;&quot;, &quot;&quot;confirmed&quot;&quot;: &quot;&quot;&quot;;[.L63];&quot;&quot;&quot;, &quot;&quot;name&quot;&quot;: &quot;&quot;&quot;;[.I63];&quot;&quot;&quot;, &quot;&quot;shortname&quot;&quot;: &quot;&quot;&quot;;[.M63];&quot;&quot;&quot; }&quot;)" office:value-type="string" office:string-value="{ &quot;nr&quot;: &quot;61&quot;, &quot;booknr&quot;: &quot;61&quot;, &quot;confirmed&quot;: &quot;true&quot;, &quot;name&quot;: &quot;Cherbourg (Manche)&quot;, &quot;shortname&quot;: &quot;Cherbourg&quot; }" calcext:value-type="string">
            <text:p>{ "nr": "61", "booknr": "61", "confirmed": "true", "name": "Cherbourg (Manche)", "shortname": "Cherbourg" }</text:p>
          </table:table-cell>
          <table:table-cell table:style-name="ce6" table:formula="of:=CONCATENATE(&quot;{ &quot;&quot;id&quot;&quot;: &quot;&quot;&quot;;[.H63];&quot;&quot;&quot;, &quot;&quot;type&quot;&quot;: &quot;&quot;Feature&quot;&quot;, &quot;&quot;geometry&quot;&quot;: &quot;;IF([.O63]=&quot;&quot;;&quot;null&quot;;[.O63]);&quot;, &quot;&quot;properties&quot;&quot;: &quot;;[.P63];&quot; },&quot;)" office:value-type="string" office:string-value="{ &quot;id&quot;: &quot;58-01&quot;, &quot;type&quot;: &quot;Feature&quot;, &quot;geometry&quot;: { &quot;type&quot;: &quot;Point&quot;, &quot;coordinates&quot;: [-1.623614, 49.642235] }, &quot;properties&quot;: { &quot;nr&quot;: &quot;61&quot;, &quot;booknr&quot;: &quot;61&quot;, &quot;confirmed&quot;: &quot;true&quot;, &quot;name&quot;: &quot;Cherbourg (Manche)&quot;, &quot;shortname&quot;: &quot;Cherbourg&quot; } }," calcext:value-type="string">
            <text:p>{ "id": "58-01", "type": "Feature", "geometry": { "type": "Point", "coordinates": [-1.623614, 49.642235] }, "properties": { "nr": "61", "booknr": "61", "confirmed": "true", "name": "Cherbourg (Manche)", "shortname": "Cherbourg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59 Saint-Samson (Ille-et-Vilaine) </text:span>48.002255, -1.793652</text:p>
          </table:table-cell>
          <table:table-cell table:formula="of:=IFERROR(FIND(4;[.A64];3);LEN([.A64])+1)" office:value-type="float" office:value="35" calcext:value-type="float">
            <text:p>35</text:p>
          </table:table-cell>
          <table:table-cell table:formula="of:=IFERROR(FIND(&quot;,&quot;;[.A64];[.B64]);[.B64])" office:value-type="float" office:value="44" calcext:value-type="float">
            <text:p>44</text:p>
          </table:table-cell>
          <table:table-cell table:formula="of:=LEFT([.A64];2)" office:value-type="string" office:string-value="59" calcext:value-type="string">
            <text:p>59</text:p>
          </table:table-cell>
          <table:table-cell table:formula="of:=IF([.D64]=[.D63];[.E63]+1;1)" office:value-type="float" office:value="1" calcext:value-type="float">
            <text:p>1</text:p>
          </table:table-cell>
          <table:table-cell table:style-name="ce4" office:value-type="string" calcext:value-type="string">
            <text:p>62</text:p>
          </table:table-cell>
          <table:table-cell office:value-type="float" office:value="62" calcext:value-type="float">
            <text:p>62</text:p>
          </table:table-cell>
          <table:table-cell table:formula="of:=CONCATENATE([.D64];&quot;-&quot;;IF(LEN([.E64])=1;CONCATENATE(&quot;0&quot;;[.E64]);[.E64]))" office:value-type="string" office:string-value="59-01" calcext:value-type="string">
            <text:p>59-01</text:p>
          </table:table-cell>
          <table:table-cell table:formula="of:=TRIM(MID([.A64];4;[.B64]-4))" office:value-type="string" office:string-value="Saint-Samson (Ille-et-Vilaine)" calcext:value-type="string">
            <text:p>Saint-Samson (Ille-et-Vilaine)</text:p>
          </table:table-cell>
          <table:table-cell table:formula="of:=MID([.A64];[.B64];[.C64]-[.B64])" office:value-type="string" office:string-value="48.002255" calcext:value-type="string">
            <text:p>48.002255</text:p>
          </table:table-cell>
          <table:table-cell table:formula="of:=IFERROR(MID([.A64];[.C64]+2;LEN([.A64])-[.C64]);&quot;&quot;)" office:value-type="string" office:string-value="-1.793652" calcext:value-type="string">
            <text:p>-1.793652</text:p>
          </table:table-cell>
          <table:table-cell table:formula="of:=IF([.B64]&lt;&gt;[.C64];&quot;true&quot;;&quot;false&quot;)" office:value-type="string" office:string-value="true" calcext:value-type="string">
            <text:p>true</text:p>
          </table:table-cell>
          <table:table-cell table:formula="of:=MID([.I64];1;FIND(&quot;(&quot;;[.I64])-2)" office:value-type="string" office:string-value="Saint-Samson" calcext:value-type="string">
            <text:p>Saint-Samson</text:p>
          </table:table-cell>
          <table:table-cell/>
          <table:table-cell table:style-name="ce6" table:formula="of:=IF([.J64]&lt;&gt;&quot;&quot;;CONCATENATE(&quot;{ &quot;&quot;type&quot;&quot;: &quot;&quot;Point&quot;&quot;, &quot;&quot;coordinates&quot;&quot;: [&quot;;[.K64];&quot;, &quot;;[.J64];&quot;] }&quot;);&quot;&quot;)" office:value-type="string" office:string-value="{ &quot;type&quot;: &quot;Point&quot;, &quot;coordinates&quot;: [-1.793652, 48.002255] }" calcext:value-type="string">
            <text:p>{ "type": "Point", "coordinates": [-1.793652, 48.002255] }</text:p>
          </table:table-cell>
          <table:table-cell table:style-name="ce6" table:formula="of:=CONCATENATE(&quot;{ &quot;&quot;nr&quot;&quot;: &quot;&quot;&quot;;[.F64];&quot;&quot;&quot;, &quot;&quot;booknr&quot;&quot;: &quot;&quot;&quot;;[.G64];&quot;&quot;&quot;, &quot;&quot;confirmed&quot;&quot;: &quot;&quot;&quot;;[.L64];&quot;&quot;&quot;, &quot;&quot;name&quot;&quot;: &quot;&quot;&quot;;[.I64];&quot;&quot;&quot;, &quot;&quot;shortname&quot;&quot;: &quot;&quot;&quot;;[.M64];&quot;&quot;&quot; }&quot;)" office:value-type="string" office:string-value="{ &quot;nr&quot;: &quot;62&quot;, &quot;booknr&quot;: &quot;62&quot;, &quot;confirmed&quot;: &quot;true&quot;, &quot;name&quot;: &quot;Saint-Samson (Ille-et-Vilaine)&quot;, &quot;shortname&quot;: &quot;Saint-Samson&quot; }" calcext:value-type="string">
            <text:p>{ "nr": "62", "booknr": "62", "confirmed": "true", "name": "Saint-Samson (Ille-et-Vilaine)", "shortname": "Saint-Samson" }</text:p>
          </table:table-cell>
          <table:table-cell table:style-name="ce6" table:formula="of:=CONCATENATE(&quot;{ &quot;&quot;id&quot;&quot;: &quot;&quot;&quot;;[.H64];&quot;&quot;&quot;, &quot;&quot;type&quot;&quot;: &quot;&quot;Feature&quot;&quot;, &quot;&quot;geometry&quot;&quot;: &quot;;IF([.O64]=&quot;&quot;;&quot;null&quot;;[.O64]);&quot;, &quot;&quot;properties&quot;&quot;: &quot;;[.P64];&quot; },&quot;)" office:value-type="string" office:string-value="{ &quot;id&quot;: &quot;59-01&quot;, &quot;type&quot;: &quot;Feature&quot;, &quot;geometry&quot;: { &quot;type&quot;: &quot;Point&quot;, &quot;coordinates&quot;: [-1.793652, 48.002255] }, &quot;properties&quot;: { &quot;nr&quot;: &quot;62&quot;, &quot;booknr&quot;: &quot;62&quot;, &quot;confirmed&quot;: &quot;true&quot;, &quot;name&quot;: &quot;Saint-Samson (Ille-et-Vilaine)&quot;, &quot;shortname&quot;: &quot;Saint-Samson&quot; } }," calcext:value-type="string">
            <text:p>{ "id": "59-01", "type": "Feature", "geometry": { "type": "Point", "coordinates": [-1.793652, 48.002255] }, "properties": { "nr": "62", "booknr": "62", "confirmed": "true", "name": "Saint-Samson (Ille-et-Vilaine)", "shortname": "Saint-Samson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60 Saint-Raphaël-en-Dordogne (Dordogne) </text:span>45.303629, 1.071770</text:p>
          </table:table-cell>
          <table:table-cell table:formula="of:=IFERROR(FIND(4;[.A65];3);LEN([.A65])+1)" office:value-type="float" office:value="41" calcext:value-type="float">
            <text:p>41</text:p>
          </table:table-cell>
          <table:table-cell table:formula="of:=IFERROR(FIND(&quot;,&quot;;[.A65];[.B65]);[.B65])" office:value-type="float" office:value="50" calcext:value-type="float">
            <text:p>50</text:p>
          </table:table-cell>
          <table:table-cell table:formula="of:=LEFT([.A65];2)" office:value-type="string" office:string-value="60" calcext:value-type="string">
            <text:p>60</text:p>
          </table:table-cell>
          <table:table-cell table:formula="of:=IF([.D65]=[.D64];[.E64]+1;1)" office:value-type="float" office:value="1" calcext:value-type="float">
            <text:p>1</text:p>
          </table:table-cell>
          <table:table-cell table:style-name="ce4" office:value-type="string" calcext:value-type="string">
            <text:p>63</text:p>
          </table:table-cell>
          <table:table-cell office:value-type="float" office:value="63" calcext:value-type="float">
            <text:p>63</text:p>
          </table:table-cell>
          <table:table-cell table:formula="of:=CONCATENATE([.D65];&quot;-&quot;;IF(LEN([.E65])=1;CONCATENATE(&quot;0&quot;;[.E65]);[.E65]))" office:value-type="string" office:string-value="60-01" calcext:value-type="string">
            <text:p>60-01</text:p>
          </table:table-cell>
          <table:table-cell table:formula="of:=TRIM(MID([.A65];4;[.B65]-4))" office:value-type="string" office:string-value="Saint-Raphaël-en-Dordogne (Dordogne)" calcext:value-type="string">
            <text:p>Saint-Raphaël-en-Dordogne (Dordogne)</text:p>
          </table:table-cell>
          <table:table-cell table:formula="of:=MID([.A65];[.B65];[.C65]-[.B65])" office:value-type="string" office:string-value="45.303629" calcext:value-type="string">
            <text:p>45.303629</text:p>
          </table:table-cell>
          <table:table-cell table:formula="of:=IFERROR(MID([.A65];[.C65]+2;LEN([.A65])-[.C65]);&quot;&quot;)" office:value-type="string" office:string-value="1.071770" calcext:value-type="string">
            <text:p>1.071770</text:p>
          </table:table-cell>
          <table:table-cell table:formula="of:=IF([.B65]&lt;&gt;[.C65];&quot;true&quot;;&quot;false&quot;)" office:value-type="string" office:string-value="true" calcext:value-type="string">
            <text:p>true</text:p>
          </table:table-cell>
          <table:table-cell table:formula="of:=MID([.I65];1;FIND(&quot;(&quot;;[.I65])-2)" office:value-type="string" office:string-value="Saint-Raphaël-en-Dordogne" calcext:value-type="string">
            <text:p>Saint-Raphaël-en-Dordogne</text:p>
          </table:table-cell>
          <table:table-cell/>
          <table:table-cell table:style-name="ce6" table:formula="of:=IF([.J65]&lt;&gt;&quot;&quot;;CONCATENATE(&quot;{ &quot;&quot;type&quot;&quot;: &quot;&quot;Point&quot;&quot;, &quot;&quot;coordinates&quot;&quot;: [&quot;;[.K65];&quot;, &quot;;[.J65];&quot;] }&quot;);&quot;&quot;)" office:value-type="string" office:string-value="{ &quot;type&quot;: &quot;Point&quot;, &quot;coordinates&quot;: [1.071770, 45.303629] }" calcext:value-type="string">
            <text:p>{ "type": "Point", "coordinates": [1.071770, 45.303629] }</text:p>
          </table:table-cell>
          <table:table-cell table:style-name="ce6" table:formula="of:=CONCATENATE(&quot;{ &quot;&quot;nr&quot;&quot;: &quot;&quot;&quot;;[.F65];&quot;&quot;&quot;, &quot;&quot;booknr&quot;&quot;: &quot;&quot;&quot;;[.G65];&quot;&quot;&quot;, &quot;&quot;confirmed&quot;&quot;: &quot;&quot;&quot;;[.L65];&quot;&quot;&quot;, &quot;&quot;name&quot;&quot;: &quot;&quot;&quot;;[.I65];&quot;&quot;&quot;, &quot;&quot;shortname&quot;&quot;: &quot;&quot;&quot;;[.M65];&quot;&quot;&quot; }&quot;)" office:value-type="string" office:string-value="{ &quot;nr&quot;: &quot;63&quot;, &quot;booknr&quot;: &quot;63&quot;, &quot;confirmed&quot;: &quot;true&quot;, &quot;name&quot;: &quot;Saint-Raphaël-en-Dordogne (Dordogne)&quot;, &quot;shortname&quot;: &quot;Saint-Raphaël-en-Dordogne&quot; }" calcext:value-type="string">
            <text:p>{ "nr": "63", "booknr": "63", "confirmed": "true", "name": "Saint-Raphaël-en-Dordogne (Dordogne)", "shortname": "Saint-Raphaël-en-Dordogne" }</text:p>
          </table:table-cell>
          <table:table-cell table:style-name="ce6" table:formula="of:=CONCATENATE(&quot;{ &quot;&quot;id&quot;&quot;: &quot;&quot;&quot;;[.H65];&quot;&quot;&quot;, &quot;&quot;type&quot;&quot;: &quot;&quot;Feature&quot;&quot;, &quot;&quot;geometry&quot;&quot;: &quot;;IF([.O65]=&quot;&quot;;&quot;null&quot;;[.O65]);&quot;, &quot;&quot;properties&quot;&quot;: &quot;;[.P65];&quot; },&quot;)" office:value-type="string" office:string-value="{ &quot;id&quot;: &quot;60-01&quot;, &quot;type&quot;: &quot;Feature&quot;, &quot;geometry&quot;: { &quot;type&quot;: &quot;Point&quot;, &quot;coordinates&quot;: [1.071770, 45.303629] }, &quot;properties&quot;: { &quot;nr&quot;: &quot;63&quot;, &quot;booknr&quot;: &quot;63&quot;, &quot;confirmed&quot;: &quot;true&quot;, &quot;name&quot;: &quot;Saint-Raphaël-en-Dordogne (Dordogne)&quot;, &quot;shortname&quot;: &quot;Saint-Raphaël-en-Dordogne&quot; } }," calcext:value-type="string">
            <text:p>{ "id": "60-01", "type": "Feature", "geometry": { "type": "Point", "coordinates": [1.071770, 45.303629] }, "properties": { "nr": "63", "booknr": "63", "confirmed": "true", "name": "Saint-Raphaël-en-Dordogne (Dordogne)", "shortname": "Saint-Raphaël-en-Dordogne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61 Paris (Seine) </text:span>48.853123, 2.349859</text:p>
          </table:table-cell>
          <table:table-cell table:formula="of:=IFERROR(FIND(4;[.A66];3);LEN([.A66])+1)" office:value-type="float" office:value="18" calcext:value-type="float">
            <text:p>18</text:p>
          </table:table-cell>
          <table:table-cell table:formula="of:=IFERROR(FIND(&quot;,&quot;;[.A66];[.B66]);[.B66])" office:value-type="float" office:value="27" calcext:value-type="float">
            <text:p>27</text:p>
          </table:table-cell>
          <table:table-cell table:formula="of:=LEFT([.A66];2)" office:value-type="string" office:string-value="61" calcext:value-type="string">
            <text:p>61</text:p>
          </table:table-cell>
          <table:table-cell table:formula="of:=IF([.D66]=[.D65];[.E65]+1;1)" office:value-type="float" office:value="1" calcext:value-type="float">
            <text:p>1</text:p>
          </table:table-cell>
          <table:table-cell table:style-name="ce4" office:value-type="string" calcext:value-type="string">
            <text:p>65</text:p>
          </table:table-cell>
          <table:table-cell office:value-type="float" office:value="65" calcext:value-type="float">
            <text:p>65</text:p>
          </table:table-cell>
          <table:table-cell table:formula="of:=CONCATENATE([.D66];&quot;-&quot;;IF(LEN([.E66])=1;CONCATENATE(&quot;0&quot;;[.E66]);[.E66]))" office:value-type="string" office:string-value="61-01" calcext:value-type="string">
            <text:p>61-01</text:p>
          </table:table-cell>
          <table:table-cell table:formula="of:=TRIM(MID([.A66];4;[.B66]-4))" office:value-type="string" office:string-value="Paris (Seine)" calcext:value-type="string">
            <text:p>Paris (Seine)</text:p>
          </table:table-cell>
          <table:table-cell table:formula="of:=MID([.A66];[.B66];[.C66]-[.B66])" office:value-type="string" office:string-value="48.853123" calcext:value-type="string">
            <text:p>48.853123</text:p>
          </table:table-cell>
          <table:table-cell table:formula="of:=IFERROR(MID([.A66];[.C66]+2;LEN([.A66])-[.C66]);&quot;&quot;)" office:value-type="string" office:string-value="2.349859" calcext:value-type="string">
            <text:p>2.349859</text:p>
          </table:table-cell>
          <table:table-cell table:formula="of:=IF([.B66]&lt;&gt;[.C66];&quot;true&quot;;&quot;false&quot;)" office:value-type="string" office:string-value="true" calcext:value-type="string">
            <text:p>true</text:p>
          </table:table-cell>
          <table:table-cell table:formula="of:=MID([.I66];1;FIND(&quot;(&quot;;[.I66])-2)" office:value-type="string" office:string-value="Paris" calcext:value-type="string">
            <text:p>Paris</text:p>
          </table:table-cell>
          <table:table-cell/>
          <table:table-cell table:style-name="ce6" table:formula="of:=IF([.J66]&lt;&gt;&quot;&quot;;CONCATENATE(&quot;{ &quot;&quot;type&quot;&quot;: &quot;&quot;Point&quot;&quot;, &quot;&quot;coordinates&quot;&quot;: [&quot;;[.K66];&quot;, &quot;;[.J66];&quot;] }&quot;);&quot;&quot;)" office:value-type="string" office:string-value="{ &quot;type&quot;: &quot;Point&quot;, &quot;coordinates&quot;: [2.349859, 48.853123] }" calcext:value-type="string">
            <text:p>{ "type": "Point", "coordinates": [2.349859, 48.853123] }</text:p>
          </table:table-cell>
          <table:table-cell table:style-name="ce6" table:formula="of:=CONCATENATE(&quot;{ &quot;&quot;nr&quot;&quot;: &quot;&quot;&quot;;[.F66];&quot;&quot;&quot;, &quot;&quot;booknr&quot;&quot;: &quot;&quot;&quot;;[.G66];&quot;&quot;&quot;, &quot;&quot;confirmed&quot;&quot;: &quot;&quot;&quot;;[.L66];&quot;&quot;&quot;, &quot;&quot;name&quot;&quot;: &quot;&quot;&quot;;[.I66];&quot;&quot;&quot;, &quot;&quot;shortname&quot;&quot;: &quot;&quot;&quot;;[.M66];&quot;&quot;&quot; }&quot;)" office:value-type="string" office:string-value="{ &quot;nr&quot;: &quot;65&quot;, &quot;booknr&quot;: &quot;65&quot;, &quot;confirmed&quot;: &quot;true&quot;, &quot;name&quot;: &quot;Paris (Seine)&quot;, &quot;shortname&quot;: &quot;Paris&quot; }" calcext:value-type="string">
            <text:p>{ "nr": "65", "booknr": "65", "confirmed": "true", "name": "Paris (Seine)", "shortname": "Paris" }</text:p>
          </table:table-cell>
          <table:table-cell table:style-name="ce6" table:formula="of:=CONCATENATE(&quot;{ &quot;&quot;id&quot;&quot;: &quot;&quot;&quot;;[.H66];&quot;&quot;&quot;, &quot;&quot;type&quot;&quot;: &quot;&quot;Feature&quot;&quot;, &quot;&quot;geometry&quot;&quot;: &quot;;IF([.O66]=&quot;&quot;;&quot;null&quot;;[.O66]);&quot;, &quot;&quot;properties&quot;&quot;: &quot;;[.P66];&quot; },&quot;)" office:value-type="string" office:string-value="{ &quot;id&quot;: &quot;61-01&quot;, &quot;type&quot;: &quot;Feature&quot;, &quot;geometry&quot;: { &quot;type&quot;: &quot;Point&quot;, &quot;coordinates&quot;: [2.349859, 48.853123] }, &quot;properties&quot;: { &quot;nr&quot;: &quot;65&quot;, &quot;booknr&quot;: &quot;65&quot;, &quot;confirmed&quot;: &quot;true&quot;, &quot;name&quot;: &quot;Paris (Seine)&quot;, &quot;shortname&quot;: &quot;Paris&quot; } }," calcext:value-type="string">
            <text:p>{ "id": "61-01", "type": "Feature", "geometry": { "type": "Point", "coordinates": [2.349859, 48.853123] }, "properties": { "nr": "65", "booknr": "65", "confirmed": "true", "name": "Paris (Seine)", "shortname": "Paris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2">61 Vence (Alpes-Maritimes)</text:span>43.721296, 7.115012</text:p>
          </table:table-cell>
          <table:table-cell table:formula="of:=IFERROR(FIND(4;[.A67];3);LEN([.A67])+1)" office:value-type="float" office:value="27" calcext:value-type="float">
            <text:p>27</text:p>
          </table:table-cell>
          <table:table-cell table:formula="of:=IFERROR(FIND(&quot;,&quot;;[.A67];[.B67]);[.B67])" office:value-type="float" office:value="36" calcext:value-type="float">
            <text:p>36</text:p>
          </table:table-cell>
          <table:table-cell table:formula="of:=LEFT([.A67];2)" office:value-type="string" office:string-value="61" calcext:value-type="string">
            <text:p>61</text:p>
          </table:table-cell>
          <table:table-cell table:formula="of:=IF([.D67]=[.D66];[.E66]+1;1)" office:value-type="float" office:value="2" calcext:value-type="float">
            <text:p>2</text:p>
          </table:table-cell>
          <table:table-cell table:style-name="ce4" office:value-type="string" calcext:value-type="string">
            <text:p>64</text:p>
          </table:table-cell>
          <table:table-cell office:value-type="float" office:value="64" calcext:value-type="float">
            <text:p>64</text:p>
          </table:table-cell>
          <table:table-cell table:formula="of:=CONCATENATE([.D67];&quot;-&quot;;IF(LEN([.E67])=1;CONCATENATE(&quot;0&quot;;[.E67]);[.E67]))" office:value-type="string" office:string-value="61-02" calcext:value-type="string">
            <text:p>61-02</text:p>
          </table:table-cell>
          <table:table-cell table:formula="of:=TRIM(MID([.A67];4;[.B67]-4))" office:value-type="string" office:string-value="Vence (Alpes-Maritimes)" calcext:value-type="string">
            <text:p>Vence (Alpes-Maritimes)</text:p>
          </table:table-cell>
          <table:table-cell table:formula="of:=MID([.A67];[.B67];[.C67]-[.B67])" office:value-type="string" office:string-value="43.721296" calcext:value-type="string">
            <text:p>43.721296</text:p>
          </table:table-cell>
          <table:table-cell table:formula="of:=IFERROR(MID([.A67];[.C67]+2;LEN([.A67])-[.C67]);&quot;&quot;)" office:value-type="string" office:string-value="7.115012" calcext:value-type="string">
            <text:p>7.115012</text:p>
          </table:table-cell>
          <table:table-cell table:formula="of:=IF([.B67]&lt;&gt;[.C67];&quot;true&quot;;&quot;false&quot;)" office:value-type="string" office:string-value="true" calcext:value-type="string">
            <text:p>true</text:p>
          </table:table-cell>
          <table:table-cell table:formula="of:=MID([.I67];1;FIND(&quot;(&quot;;[.I67])-2)" office:value-type="string" office:string-value="Vence" calcext:value-type="string">
            <text:p>Vence</text:p>
          </table:table-cell>
          <table:table-cell/>
          <table:table-cell table:style-name="ce6" table:formula="of:=IF([.J67]&lt;&gt;&quot;&quot;;CONCATENATE(&quot;{ &quot;&quot;type&quot;&quot;: &quot;&quot;Point&quot;&quot;, &quot;&quot;coordinates&quot;&quot;: [&quot;;[.K67];&quot;, &quot;;[.J67];&quot;] }&quot;);&quot;&quot;)" office:value-type="string" office:string-value="{ &quot;type&quot;: &quot;Point&quot;, &quot;coordinates&quot;: [7.115012, 43.721296] }" calcext:value-type="string">
            <text:p>{ "type": "Point", "coordinates": [7.115012, 43.721296] }</text:p>
          </table:table-cell>
          <table:table-cell table:style-name="ce6" table:formula="of:=CONCATENATE(&quot;{ &quot;&quot;nr&quot;&quot;: &quot;&quot;&quot;;[.F67];&quot;&quot;&quot;, &quot;&quot;booknr&quot;&quot;: &quot;&quot;&quot;;[.G67];&quot;&quot;&quot;, &quot;&quot;confirmed&quot;&quot;: &quot;&quot;&quot;;[.L67];&quot;&quot;&quot;, &quot;&quot;name&quot;&quot;: &quot;&quot;&quot;;[.I67];&quot;&quot;&quot;, &quot;&quot;shortname&quot;&quot;: &quot;&quot;&quot;;[.M67];&quot;&quot;&quot; }&quot;)" office:value-type="string" office:string-value="{ &quot;nr&quot;: &quot;64&quot;, &quot;booknr&quot;: &quot;64&quot;, &quot;confirmed&quot;: &quot;true&quot;, &quot;name&quot;: &quot;Vence (Alpes-Maritimes)&quot;, &quot;shortname&quot;: &quot;Vence&quot; }" calcext:value-type="string">
            <text:p>{ "nr": "64", "booknr": "64", "confirmed": "true", "name": "Vence (Alpes-Maritimes)", "shortname": "Vence" }</text:p>
          </table:table-cell>
          <table:table-cell table:style-name="ce6" table:formula="of:=CONCATENATE(&quot;{ &quot;&quot;id&quot;&quot;: &quot;&quot;&quot;;[.H67];&quot;&quot;&quot;, &quot;&quot;type&quot;&quot;: &quot;&quot;Feature&quot;&quot;, &quot;&quot;geometry&quot;&quot;: &quot;;IF([.O67]=&quot;&quot;;&quot;null&quot;;[.O67]);&quot;, &quot;&quot;properties&quot;&quot;: &quot;;[.P67];&quot; },&quot;)" office:value-type="string" office:string-value="{ &quot;id&quot;: &quot;61-02&quot;, &quot;type&quot;: &quot;Feature&quot;, &quot;geometry&quot;: { &quot;type&quot;: &quot;Point&quot;, &quot;coordinates&quot;: [7.115012, 43.721296] }, &quot;properties&quot;: { &quot;nr&quot;: &quot;64&quot;, &quot;booknr&quot;: &quot;64&quot;, &quot;confirmed&quot;: &quot;true&quot;, &quot;name&quot;: &quot;Vence (Alpes-Maritimes)&quot;, &quot;shortname&quot;: &quot;Vence&quot; } }," calcext:value-type="string">
            <text:p>{ "id": "61-02", "type": "Feature", "geometry": { "type": "Point", "coordinates": [7.115012, 43.721296] }, "properties": { "nr": "64", "booknr": "64", "confirmed": "true", "name": "Vence (Alpes-Maritimes)", "shortname": "Vence" } },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62 Paris (Seine) 48.853123, 2.349859</text:p>
          </table:table-cell>
          <table:table-cell table:formula="of:=IFERROR(FIND(4;[.A68];3);LEN([.A68])+1)" office:value-type="float" office:value="18" calcext:value-type="float">
            <text:p>18</text:p>
          </table:table-cell>
          <table:table-cell table:formula="of:=IFERROR(FIND(&quot;,&quot;;[.A68];[.B68]);[.B68])" office:value-type="float" office:value="27" calcext:value-type="float">
            <text:p>27</text:p>
          </table:table-cell>
          <table:table-cell table:formula="of:=LEFT([.A68];2)" office:value-type="string" office:string-value="62" calcext:value-type="string">
            <text:p>6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76</text:p>
          </table:table-cell>
          <table:table-cell office:value-type="float" office:value="76" calcext:value-type="float">
            <text:p>76</text:p>
          </table:table-cell>
          <table:table-cell table:formula="of:=CONCATENATE([.D68];&quot;-&quot;;IF(LEN([.E68])=1;CONCATENATE(&quot;0&quot;;[.E68]);[.E68]))" office:value-type="string" office:string-value="62-01" calcext:value-type="string">
            <text:p>62-01</text:p>
          </table:table-cell>
          <table:table-cell table:formula="of:=TRIM(MID([.A68];4;[.B68]-4))" office:value-type="string" office:string-value="Paris (Seine)" calcext:value-type="string">
            <text:p>Paris (Seine)</text:p>
          </table:table-cell>
          <table:table-cell table:formula="of:=MID([.A68];[.B68];[.C68]-[.B68])" office:value-type="string" office:string-value="48.853123" calcext:value-type="string">
            <text:p>48.853123</text:p>
          </table:table-cell>
          <table:table-cell table:formula="of:=IFERROR(MID([.A68];[.C68]+2;LEN([.A68])-[.C68]);&quot;&quot;)" office:value-type="string" office:string-value="2.349859" calcext:value-type="string">
            <text:p>2.349859</text:p>
          </table:table-cell>
          <table:table-cell table:formula="of:=IF([.B68]&lt;&gt;[.C68];&quot;true&quot;;&quot;false&quot;)" office:value-type="string" office:string-value="true" calcext:value-type="string">
            <text:p>true</text:p>
          </table:table-cell>
          <table:table-cell table:formula="of:=MID([.I68];1;FIND(&quot;(&quot;;[.I68])-2)" office:value-type="string" office:string-value="Paris" calcext:value-type="string">
            <text:p>Paris</text:p>
          </table:table-cell>
          <table:table-cell/>
          <table:table-cell table:style-name="ce6" table:formula="of:=IF([.J68]&lt;&gt;&quot;&quot;;CONCATENATE(&quot;{ &quot;&quot;type&quot;&quot;: &quot;&quot;Point&quot;&quot;, &quot;&quot;coordinates&quot;&quot;: [&quot;;[.K68];&quot;, &quot;;[.J68];&quot;] }&quot;);&quot;&quot;)" office:value-type="string" office:string-value="{ &quot;type&quot;: &quot;Point&quot;, &quot;coordinates&quot;: [2.349859, 48.853123] }" calcext:value-type="string">
            <text:p>{ "type": "Point", "coordinates": [2.349859, 48.853123] }</text:p>
          </table:table-cell>
          <table:table-cell table:style-name="ce6" table:formula="of:=CONCATENATE(&quot;{ &quot;&quot;nr&quot;&quot;: &quot;&quot;&quot;;[.F68];&quot;&quot;&quot;, &quot;&quot;booknr&quot;&quot;: &quot;&quot;&quot;;[.G68];&quot;&quot;&quot;, &quot;&quot;confirmed&quot;&quot;: &quot;&quot;&quot;;[.L68];&quot;&quot;&quot;, &quot;&quot;name&quot;&quot;: &quot;&quot;&quot;;[.I68];&quot;&quot;&quot;, &quot;&quot;shortname&quot;&quot;: &quot;&quot;&quot;;[.M68];&quot;&quot;&quot; }&quot;)" office:value-type="string" office:string-value="{ &quot;nr&quot;: &quot;76&quot;, &quot;booknr&quot;: &quot;76&quot;, &quot;confirmed&quot;: &quot;true&quot;, &quot;name&quot;: &quot;Paris (Seine)&quot;, &quot;shortname&quot;: &quot;Paris&quot; }" calcext:value-type="string">
            <text:p>{ "nr": "76", "booknr": "76", "confirmed": "true", "name": "Paris (Seine)", "shortname": "Paris" }</text:p>
          </table:table-cell>
          <table:table-cell table:style-name="ce6" table:formula="of:=CONCATENATE(&quot;{ &quot;&quot;id&quot;&quot;: &quot;&quot;&quot;;[.H68];&quot;&quot;&quot;, &quot;&quot;type&quot;&quot;: &quot;&quot;Feature&quot;&quot;, &quot;&quot;geometry&quot;&quot;: &quot;;IF([.O68]=&quot;&quot;;&quot;null&quot;;[.O68]);&quot;, &quot;&quot;properties&quot;&quot;: &quot;;[.P68];&quot; },&quot;)" office:value-type="string" office:string-value="{ &quot;id&quot;: &quot;62-01&quot;, &quot;type&quot;: &quot;Feature&quot;, &quot;geometry&quot;: { &quot;type&quot;: &quot;Point&quot;, &quot;coordinates&quot;: [2.349859, 48.853123] }, &quot;properties&quot;: { &quot;nr&quot;: &quot;76&quot;, &quot;booknr&quot;: &quot;76&quot;, &quot;confirmed&quot;: &quot;true&quot;, &quot;name&quot;: &quot;Paris (Seine)&quot;, &quot;shortname&quot;: &quot;Paris&quot; } }," calcext:value-type="string">
            <text:p>{ "id": "62-01", "type": "Feature", "geometry": { "type": "Point", "coordinates": [2.349859, 48.853123] }, "properties": { "nr": "76", "booknr": "76", "confirmed": "true", "name": "Paris (Seine)", "shortname": "Paris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2">63 Tours (Indre-et-Loire)</text:span>47.393163, 0.682585</text:p>
          </table:table-cell>
          <table:table-cell table:formula="of:=IFERROR(FIND(4;[.A69];3);LEN([.A69])+1)" office:value-type="float" office:value="26" calcext:value-type="float">
            <text:p>26</text:p>
          </table:table-cell>
          <table:table-cell table:formula="of:=IFERROR(FIND(&quot;,&quot;;[.A69];[.B69]);[.B69])" office:value-type="float" office:value="35" calcext:value-type="float">
            <text:p>35</text:p>
          </table:table-cell>
          <table:table-cell table:formula="of:=LEFT([.A69];2)" office:value-type="string" office:string-value="63" calcext:value-type="string">
            <text:p>63</text:p>
          </table:table-cell>
          <table:table-cell table:formula="of:=IF([.D69]=[.D68];[.E68]+1;1)" office:value-type="float" office:value="1" calcext:value-type="float">
            <text:p>1</text:p>
          </table:table-cell>
          <table:table-cell table:style-name="ce4" office:value-type="string" calcext:value-type="string">
            <text:p>66</text:p>
          </table:table-cell>
          <table:table-cell office:value-type="float" office:value="66" calcext:value-type="float">
            <text:p>66</text:p>
          </table:table-cell>
          <table:table-cell table:formula="of:=CONCATENATE([.D69];&quot;-&quot;;IF(LEN([.E69])=1;CONCATENATE(&quot;0&quot;;[.E69]);[.E69]))" office:value-type="string" office:string-value="63-01" calcext:value-type="string">
            <text:p>63-01</text:p>
          </table:table-cell>
          <table:table-cell table:formula="of:=TRIM(MID([.A69];4;[.B69]-4))" office:value-type="string" office:string-value="Tours (Indre-et-Loire)" calcext:value-type="string">
            <text:p>Tours (Indre-et-Loire)</text:p>
          </table:table-cell>
          <table:table-cell table:formula="of:=MID([.A69];[.B69];[.C69]-[.B69])" office:value-type="string" office:string-value="47.393163" calcext:value-type="string">
            <text:p>47.393163</text:p>
          </table:table-cell>
          <table:table-cell table:formula="of:=IFERROR(MID([.A69];[.C69]+2;LEN([.A69])-[.C69]);&quot;&quot;)" office:value-type="string" office:string-value="0.682585" calcext:value-type="string">
            <text:p>0.682585</text:p>
          </table:table-cell>
          <table:table-cell table:formula="of:=IF([.B69]&lt;&gt;[.C69];&quot;true&quot;;&quot;false&quot;)" office:value-type="string" office:string-value="true" calcext:value-type="string">
            <text:p>true</text:p>
          </table:table-cell>
          <table:table-cell table:formula="of:=MID([.I69];1;FIND(&quot;(&quot;;[.I69])-2)" office:value-type="string" office:string-value="Tours" calcext:value-type="string">
            <text:p>Tours</text:p>
          </table:table-cell>
          <table:table-cell/>
          <table:table-cell table:style-name="ce6" table:formula="of:=IF([.J69]&lt;&gt;&quot;&quot;;CONCATENATE(&quot;{ &quot;&quot;type&quot;&quot;: &quot;&quot;Point&quot;&quot;, &quot;&quot;coordinates&quot;&quot;: [&quot;;[.K69];&quot;, &quot;;[.J69];&quot;] }&quot;);&quot;&quot;)" office:value-type="string" office:string-value="{ &quot;type&quot;: &quot;Point&quot;, &quot;coordinates&quot;: [0.682585, 47.393163] }" calcext:value-type="string">
            <text:p>{ "type": "Point", "coordinates": [0.682585, 47.393163] }</text:p>
          </table:table-cell>
          <table:table-cell table:style-name="ce6" table:formula="of:=CONCATENATE(&quot;{ &quot;&quot;nr&quot;&quot;: &quot;&quot;&quot;;[.F69];&quot;&quot;&quot;, &quot;&quot;booknr&quot;&quot;: &quot;&quot;&quot;;[.G69];&quot;&quot;&quot;, &quot;&quot;confirmed&quot;&quot;: &quot;&quot;&quot;;[.L69];&quot;&quot;&quot;, &quot;&quot;name&quot;&quot;: &quot;&quot;&quot;;[.I69];&quot;&quot;&quot;, &quot;&quot;shortname&quot;&quot;: &quot;&quot;&quot;;[.M69];&quot;&quot;&quot; }&quot;)" office:value-type="string" office:string-value="{ &quot;nr&quot;: &quot;66&quot;, &quot;booknr&quot;: &quot;66&quot;, &quot;confirmed&quot;: &quot;true&quot;, &quot;name&quot;: &quot;Tours (Indre-et-Loire)&quot;, &quot;shortname&quot;: &quot;Tours&quot; }" calcext:value-type="string">
            <text:p>{ "nr": "66", "booknr": "66", "confirmed": "true", "name": "Tours (Indre-et-Loire)", "shortname": "Tours" }</text:p>
          </table:table-cell>
          <table:table-cell table:style-name="ce6" table:formula="of:=CONCATENATE(&quot;{ &quot;&quot;id&quot;&quot;: &quot;&quot;&quot;;[.H69];&quot;&quot;&quot;, &quot;&quot;type&quot;&quot;: &quot;&quot;Feature&quot;&quot;, &quot;&quot;geometry&quot;&quot;: &quot;;IF([.O69]=&quot;&quot;;&quot;null&quot;;[.O69]);&quot;, &quot;&quot;properties&quot;&quot;: &quot;;[.P69];&quot; },&quot;)" office:value-type="string" office:string-value="{ &quot;id&quot;: &quot;63-01&quot;, &quot;type&quot;: &quot;Feature&quot;, &quot;geometry&quot;: { &quot;type&quot;: &quot;Point&quot;, &quot;coordinates&quot;: [0.682585, 47.393163] }, &quot;properties&quot;: { &quot;nr&quot;: &quot;66&quot;, &quot;booknr&quot;: &quot;66&quot;, &quot;confirmed&quot;: &quot;true&quot;, &quot;name&quot;: &quot;Tours (Indre-et-Loire)&quot;, &quot;shortname&quot;: &quot;Tours&quot; } }," calcext:value-type="string">
            <text:p>{ "id": "63-01", "type": "Feature", "geometry": { "type": "Point", "coordinates": [0.682585, 47.393163] }, "properties": { "nr": "66", "booknr": "66", "confirmed": "true", "name": "Tours (Indre-et-Loire)", "shortname": "Tours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64 Mazan (Ardèche) </text:span>44.729953, 4.089367</text:p>
          </table:table-cell>
          <table:table-cell table:formula="of:=IFERROR(FIND(4;[.A70];3);LEN([.A70])+1)" office:value-type="float" office:value="20" calcext:value-type="float">
            <text:p>20</text:p>
          </table:table-cell>
          <table:table-cell table:formula="of:=IFERROR(FIND(&quot;,&quot;;[.A70];[.B70]);[.B70])" office:value-type="float" office:value="29" calcext:value-type="float">
            <text:p>29</text:p>
          </table:table-cell>
          <table:table-cell table:formula="of:=LEFT([.A70];2)" office:value-type="string" office:string-value="64" calcext:value-type="string">
            <text:p>64</text:p>
          </table:table-cell>
          <table:table-cell table:formula="of:=IF([.D70]=[.D69];[.E69]+1;1)" office:value-type="float" office:value="1" calcext:value-type="float">
            <text:p>1</text:p>
          </table:table-cell>
          <table:table-cell table:style-name="ce4" office:value-type="string" calcext:value-type="string">
            <text:p>67</text:p>
          </table:table-cell>
          <table:table-cell office:value-type="float" office:value="67" calcext:value-type="float">
            <text:p>67</text:p>
          </table:table-cell>
          <table:table-cell table:formula="of:=CONCATENATE([.D70];&quot;-&quot;;IF(LEN([.E70])=1;CONCATENATE(&quot;0&quot;;[.E70]);[.E70]))" office:value-type="string" office:string-value="64-01" calcext:value-type="string">
            <text:p>64-01</text:p>
          </table:table-cell>
          <table:table-cell table:formula="of:=TRIM(MID([.A70];4;[.B70]-4))" office:value-type="string" office:string-value="Mazan (Ardèche)" calcext:value-type="string">
            <text:p>Mazan (Ardèche)</text:p>
          </table:table-cell>
          <table:table-cell table:formula="of:=MID([.A70];[.B70];[.C70]-[.B70])" office:value-type="string" office:string-value="44.729953" calcext:value-type="string">
            <text:p>44.729953</text:p>
          </table:table-cell>
          <table:table-cell table:formula="of:=IFERROR(MID([.A70];[.C70]+2;LEN([.A70])-[.C70]);&quot;&quot;)" office:value-type="string" office:string-value="4.089367" calcext:value-type="string">
            <text:p>4.089367</text:p>
          </table:table-cell>
          <table:table-cell table:formula="of:=IF([.B70]&lt;&gt;[.C70];&quot;true&quot;;&quot;false&quot;)" office:value-type="string" office:string-value="true" calcext:value-type="string">
            <text:p>true</text:p>
          </table:table-cell>
          <table:table-cell table:formula="of:=MID([.I70];1;FIND(&quot;(&quot;;[.I70])-2)" office:value-type="string" office:string-value="Mazan" calcext:value-type="string">
            <text:p>Mazan</text:p>
          </table:table-cell>
          <table:table-cell/>
          <table:table-cell table:style-name="ce6" table:formula="of:=IF([.J70]&lt;&gt;&quot;&quot;;CONCATENATE(&quot;{ &quot;&quot;type&quot;&quot;: &quot;&quot;Point&quot;&quot;, &quot;&quot;coordinates&quot;&quot;: [&quot;;[.K70];&quot;, &quot;;[.J70];&quot;] }&quot;);&quot;&quot;)" office:value-type="string" office:string-value="{ &quot;type&quot;: &quot;Point&quot;, &quot;coordinates&quot;: [4.089367, 44.729953] }" calcext:value-type="string">
            <text:p>{ "type": "Point", "coordinates": [4.089367, 44.729953] }</text:p>
          </table:table-cell>
          <table:table-cell table:style-name="ce6" table:formula="of:=CONCATENATE(&quot;{ &quot;&quot;nr&quot;&quot;: &quot;&quot;&quot;;[.F70];&quot;&quot;&quot;, &quot;&quot;booknr&quot;&quot;: &quot;&quot;&quot;;[.G70];&quot;&quot;&quot;, &quot;&quot;confirmed&quot;&quot;: &quot;&quot;&quot;;[.L70];&quot;&quot;&quot;, &quot;&quot;name&quot;&quot;: &quot;&quot;&quot;;[.I70];&quot;&quot;&quot;, &quot;&quot;shortname&quot;&quot;: &quot;&quot;&quot;;[.M70];&quot;&quot;&quot; }&quot;)" office:value-type="string" office:string-value="{ &quot;nr&quot;: &quot;67&quot;, &quot;booknr&quot;: &quot;67&quot;, &quot;confirmed&quot;: &quot;true&quot;, &quot;name&quot;: &quot;Mazan (Ardèche)&quot;, &quot;shortname&quot;: &quot;Mazan&quot; }" calcext:value-type="string">
            <text:p>{ "nr": "67", "booknr": "67", "confirmed": "true", "name": "Mazan (Ardèche)", "shortname": "Mazan" }</text:p>
          </table:table-cell>
          <table:table-cell table:style-name="ce6" table:formula="of:=CONCATENATE(&quot;{ &quot;&quot;id&quot;&quot;: &quot;&quot;&quot;;[.H70];&quot;&quot;&quot;, &quot;&quot;type&quot;&quot;: &quot;&quot;Feature&quot;&quot;, &quot;&quot;geometry&quot;&quot;: &quot;;IF([.O70]=&quot;&quot;;&quot;null&quot;;[.O70]);&quot;, &quot;&quot;properties&quot;&quot;: &quot;;[.P70];&quot; },&quot;)" office:value-type="string" office:string-value="{ &quot;id&quot;: &quot;64-01&quot;, &quot;type&quot;: &quot;Feature&quot;, &quot;geometry&quot;: { &quot;type&quot;: &quot;Point&quot;, &quot;coordinates&quot;: [4.089367, 44.729953] }, &quot;properties&quot;: { &quot;nr&quot;: &quot;67&quot;, &quot;booknr&quot;: &quot;67&quot;, &quot;confirmed&quot;: &quot;true&quot;, &quot;name&quot;: &quot;Mazan (Ardèche)&quot;, &quot;shortname&quot;: &quot;Mazan&quot; } }," calcext:value-type="string">
            <text:p>{ "id": "64-01", "type": "Feature", "geometry": { "type": "Point", "coordinates": [4.089367, 44.729953] }, "properties": { "nr": "67", "booknr": "67", "confirmed": "true", "name": "Mazan (Ardèche)", "shortname": "Mazan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65 Arles (Bouches-du-Rhône) </text:span>43.679946, 4.632676</text:p>
          </table:table-cell>
          <table:table-cell table:formula="of:=IFERROR(FIND(4;[.A71];3);LEN([.A71])+1)" office:value-type="float" office:value="29" calcext:value-type="float">
            <text:p>29</text:p>
          </table:table-cell>
          <table:table-cell table:formula="of:=IFERROR(FIND(&quot;,&quot;;[.A71];[.B71]);[.B71])" office:value-type="float" office:value="38" calcext:value-type="float">
            <text:p>38</text:p>
          </table:table-cell>
          <table:table-cell table:formula="of:=LEFT([.A71];2)" office:value-type="string" office:string-value="65" calcext:value-type="string">
            <text:p>65</text:p>
          </table:table-cell>
          <table:table-cell table:formula="of:=IF([.D71]=[.D70];[.E70]+1;1)" office:value-type="float" office:value="1" calcext:value-type="float">
            <text:p>1</text:p>
          </table:table-cell>
          <table:table-cell table:style-name="ce4" office:value-type="string" calcext:value-type="string">
            <text:p>68</text:p>
          </table:table-cell>
          <table:table-cell office:value-type="float" office:value="68" calcext:value-type="float">
            <text:p>68</text:p>
          </table:table-cell>
          <table:table-cell table:formula="of:=CONCATENATE([.D71];&quot;-&quot;;IF(LEN([.E71])=1;CONCATENATE(&quot;0&quot;;[.E71]);[.E71]))" office:value-type="string" office:string-value="65-01" calcext:value-type="string">
            <text:p>65-01</text:p>
          </table:table-cell>
          <table:table-cell table:formula="of:=TRIM(MID([.A71];4;[.B71]-4))" office:value-type="string" office:string-value="Arles (Bouches-du-Rhône)" calcext:value-type="string">
            <text:p>Arles (Bouches-du-Rhône)</text:p>
          </table:table-cell>
          <table:table-cell table:formula="of:=MID([.A71];[.B71];[.C71]-[.B71])" office:value-type="string" office:string-value="43.679946" calcext:value-type="string">
            <text:p>43.679946</text:p>
          </table:table-cell>
          <table:table-cell table:formula="of:=IFERROR(MID([.A71];[.C71]+2;LEN([.A71])-[.C71]);&quot;&quot;)" office:value-type="string" office:string-value="4.632676" calcext:value-type="string">
            <text:p>4.632676</text:p>
          </table:table-cell>
          <table:table-cell table:formula="of:=IF([.B71]&lt;&gt;[.C71];&quot;true&quot;;&quot;false&quot;)" office:value-type="string" office:string-value="true" calcext:value-type="string">
            <text:p>true</text:p>
          </table:table-cell>
          <table:table-cell table:formula="of:=MID([.I71];1;FIND(&quot;(&quot;;[.I71])-2)" office:value-type="string" office:string-value="Arles" calcext:value-type="string">
            <text:p>Arles</text:p>
          </table:table-cell>
          <table:table-cell/>
          <table:table-cell table:style-name="ce6" table:formula="of:=IF([.J71]&lt;&gt;&quot;&quot;;CONCATENATE(&quot;{ &quot;&quot;type&quot;&quot;: &quot;&quot;Point&quot;&quot;, &quot;&quot;coordinates&quot;&quot;: [&quot;;[.K71];&quot;, &quot;;[.J71];&quot;] }&quot;);&quot;&quot;)" office:value-type="string" office:string-value="{ &quot;type&quot;: &quot;Point&quot;, &quot;coordinates&quot;: [4.632676, 43.679946] }" calcext:value-type="string">
            <text:p>{ "type": "Point", "coordinates": [4.632676, 43.679946] }</text:p>
          </table:table-cell>
          <table:table-cell table:style-name="ce6" table:formula="of:=CONCATENATE(&quot;{ &quot;&quot;nr&quot;&quot;: &quot;&quot;&quot;;[.F71];&quot;&quot;&quot;, &quot;&quot;booknr&quot;&quot;: &quot;&quot;&quot;;[.G71];&quot;&quot;&quot;, &quot;&quot;confirmed&quot;&quot;: &quot;&quot;&quot;;[.L71];&quot;&quot;&quot;, &quot;&quot;name&quot;&quot;: &quot;&quot;&quot;;[.I71];&quot;&quot;&quot;, &quot;&quot;shortname&quot;&quot;: &quot;&quot;&quot;;[.M71];&quot;&quot;&quot; }&quot;)" office:value-type="string" office:string-value="{ &quot;nr&quot;: &quot;68&quot;, &quot;booknr&quot;: &quot;68&quot;, &quot;confirmed&quot;: &quot;true&quot;, &quot;name&quot;: &quot;Arles (Bouches-du-Rhône)&quot;, &quot;shortname&quot;: &quot;Arles&quot; }" calcext:value-type="string">
            <text:p>{ "nr": "68", "booknr": "68", "confirmed": "true", "name": "Arles (Bouches-du-Rhône)", "shortname": "Arles" }</text:p>
          </table:table-cell>
          <table:table-cell table:style-name="ce6" table:formula="of:=CONCATENATE(&quot;{ &quot;&quot;id&quot;&quot;: &quot;&quot;&quot;;[.H71];&quot;&quot;&quot;, &quot;&quot;type&quot;&quot;: &quot;&quot;Feature&quot;&quot;, &quot;&quot;geometry&quot;&quot;: &quot;;IF([.O71]=&quot;&quot;;&quot;null&quot;;[.O71]);&quot;, &quot;&quot;properties&quot;&quot;: &quot;;[.P71];&quot; },&quot;)" office:value-type="string" office:string-value="{ &quot;id&quot;: &quot;65-01&quot;, &quot;type&quot;: &quot;Feature&quot;, &quot;geometry&quot;: { &quot;type&quot;: &quot;Point&quot;, &quot;coordinates&quot;: [4.632676, 43.679946] }, &quot;properties&quot;: { &quot;nr&quot;: &quot;68&quot;, &quot;booknr&quot;: &quot;68&quot;, &quot;confirmed&quot;: &quot;true&quot;, &quot;name&quot;: &quot;Arles (Bouches-du-Rhône)&quot;, &quot;shortname&quot;: &quot;Arles&quot; } }," calcext:value-type="string">
            <text:p>{ "id": "65-01", "type": "Feature", "geometry": { "type": "Point", "coordinates": [4.632676, 43.679946] }, "properties": { "nr": "68", "booknr": "68", "confirmed": "true", "name": "Arles (Bouches-du-Rhône)", "shortname": "Arles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66 Primuliacum (Dordogne) </text:span>45.376550, 0.997054</text:p>
          </table:table-cell>
          <table:table-cell table:formula="of:=IFERROR(FIND(4;[.A72];3);LEN([.A72])+1)" office:value-type="float" office:value="27" calcext:value-type="float">
            <text:p>27</text:p>
          </table:table-cell>
          <table:table-cell table:formula="of:=IFERROR(FIND(&quot;,&quot;;[.A72];[.B72]);[.B72])" office:value-type="float" office:value="36" calcext:value-type="float">
            <text:p>36</text:p>
          </table:table-cell>
          <table:table-cell table:formula="of:=LEFT([.A72];2)" office:value-type="string" office:string-value="66" calcext:value-type="string">
            <text:p>66</text:p>
          </table:table-cell>
          <table:table-cell table:formula="of:=IF([.D72]=[.D71];[.E71]+1;1)" office:value-type="float" office:value="1" calcext:value-type="float">
            <text:p>1</text:p>
          </table:table-cell>
          <table:table-cell table:style-name="ce4" office:value-type="string" calcext:value-type="string">
            <text:p>69</text:p>
          </table:table-cell>
          <table:table-cell office:value-type="float" office:value="69" calcext:value-type="float">
            <text:p>69</text:p>
          </table:table-cell>
          <table:table-cell table:formula="of:=CONCATENATE([.D72];&quot;-&quot;;IF(LEN([.E72])=1;CONCATENATE(&quot;0&quot;;[.E72]);[.E72]))" office:value-type="string" office:string-value="66-01" calcext:value-type="string">
            <text:p>66-01</text:p>
          </table:table-cell>
          <table:table-cell table:formula="of:=TRIM(MID([.A72];4;[.B72]-4))" office:value-type="string" office:string-value="Primuliacum (Dordogne)" calcext:value-type="string">
            <text:p>Primuliacum (Dordogne)</text:p>
          </table:table-cell>
          <table:table-cell table:formula="of:=MID([.A72];[.B72];[.C72]-[.B72])" office:value-type="string" office:string-value="45.376550" calcext:value-type="string">
            <text:p>45.376550</text:p>
          </table:table-cell>
          <table:table-cell table:formula="of:=IFERROR(MID([.A72];[.C72]+2;LEN([.A72])-[.C72]);&quot;&quot;)" office:value-type="string" office:string-value="0.997054" calcext:value-type="string">
            <text:p>0.997054</text:p>
          </table:table-cell>
          <table:table-cell table:formula="of:=IF([.B72]&lt;&gt;[.C72];&quot;true&quot;;&quot;false&quot;)" office:value-type="string" office:string-value="true" calcext:value-type="string">
            <text:p>true</text:p>
          </table:table-cell>
          <table:table-cell table:formula="of:=MID([.I72];1;FIND(&quot;(&quot;;[.I72])-2)" office:value-type="string" office:string-value="Primuliacum" calcext:value-type="string">
            <text:p>Primuliacum</text:p>
          </table:table-cell>
          <table:table-cell/>
          <table:table-cell table:style-name="ce6" table:formula="of:=IF([.J72]&lt;&gt;&quot;&quot;;CONCATENATE(&quot;{ &quot;&quot;type&quot;&quot;: &quot;&quot;Point&quot;&quot;, &quot;&quot;coordinates&quot;&quot;: [&quot;;[.K72];&quot;, &quot;;[.J72];&quot;] }&quot;);&quot;&quot;)" office:value-type="string" office:string-value="{ &quot;type&quot;: &quot;Point&quot;, &quot;coordinates&quot;: [0.997054, 45.376550] }" calcext:value-type="string">
            <text:p>{ "type": "Point", "coordinates": [0.997054, 45.376550] }</text:p>
          </table:table-cell>
          <table:table-cell table:style-name="ce6" table:formula="of:=CONCATENATE(&quot;{ &quot;&quot;nr&quot;&quot;: &quot;&quot;&quot;;[.F72];&quot;&quot;&quot;, &quot;&quot;booknr&quot;&quot;: &quot;&quot;&quot;;[.G72];&quot;&quot;&quot;, &quot;&quot;confirmed&quot;&quot;: &quot;&quot;&quot;;[.L72];&quot;&quot;&quot;, &quot;&quot;name&quot;&quot;: &quot;&quot;&quot;;[.I72];&quot;&quot;&quot;, &quot;&quot;shortname&quot;&quot;: &quot;&quot;&quot;;[.M72];&quot;&quot;&quot; }&quot;)" office:value-type="string" office:string-value="{ &quot;nr&quot;: &quot;69&quot;, &quot;booknr&quot;: &quot;69&quot;, &quot;confirmed&quot;: &quot;true&quot;, &quot;name&quot;: &quot;Primuliacum (Dordogne)&quot;, &quot;shortname&quot;: &quot;Primuliacum&quot; }" calcext:value-type="string">
            <text:p>{ "nr": "69", "booknr": "69", "confirmed": "true", "name": "Primuliacum (Dordogne)", "shortname": "Primuliacum" }</text:p>
          </table:table-cell>
          <table:table-cell table:style-name="ce6" table:formula="of:=CONCATENATE(&quot;{ &quot;&quot;id&quot;&quot;: &quot;&quot;&quot;;[.H72];&quot;&quot;&quot;, &quot;&quot;type&quot;&quot;: &quot;&quot;Feature&quot;&quot;, &quot;&quot;geometry&quot;&quot;: &quot;;IF([.O72]=&quot;&quot;;&quot;null&quot;;[.O72]);&quot;, &quot;&quot;properties&quot;&quot;: &quot;;[.P72];&quot; },&quot;)" office:value-type="string" office:string-value="{ &quot;id&quot;: &quot;66-01&quot;, &quot;type&quot;: &quot;Feature&quot;, &quot;geometry&quot;: { &quot;type&quot;: &quot;Point&quot;, &quot;coordinates&quot;: [0.997054, 45.376550] }, &quot;properties&quot;: { &quot;nr&quot;: &quot;69&quot;, &quot;booknr&quot;: &quot;69&quot;, &quot;confirmed&quot;: &quot;true&quot;, &quot;name&quot;: &quot;Primuliacum (Dordogne)&quot;, &quot;shortname&quot;: &quot;Primuliacum&quot; } }," calcext:value-type="string">
            <text:p>{ "id": "66-01", "type": "Feature", "geometry": { "type": "Point", "coordinates": [0.997054, 45.376550] }, "properties": { "nr": "69", "booknr": "69", "confirmed": "true", "name": "Primuliacum (Dordogne)", "shortname": "Primuliacum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2">67 Autun (Saône-et-Loire)</text:span> 46.944768, 4.299413</text:p>
          </table:table-cell>
          <table:table-cell table:formula="of:=IFERROR(FIND(4;[.A73];3);LEN([.A73])+1)" office:value-type="float" office:value="27" calcext:value-type="float">
            <text:p>27</text:p>
          </table:table-cell>
          <table:table-cell table:formula="of:=IFERROR(FIND(&quot;,&quot;;[.A73];[.B73]);[.B73])" office:value-type="float" office:value="36" calcext:value-type="float">
            <text:p>36</text:p>
          </table:table-cell>
          <table:table-cell table:formula="of:=LEFT([.A73];2)" office:value-type="string" office:string-value="67" calcext:value-type="string">
            <text:p>67</text:p>
          </table:table-cell>
          <table:table-cell table:formula="of:=IF([.D73]=[.D72];[.E72]+1;1)" office:value-type="float" office:value="1" calcext:value-type="float">
            <text:p>1</text:p>
          </table:table-cell>
          <table:table-cell table:style-name="ce4" office:value-type="string" calcext:value-type="string">
            <text:p>70</text:p>
          </table:table-cell>
          <table:table-cell office:value-type="float" office:value="70" calcext:value-type="float">
            <text:p>70</text:p>
          </table:table-cell>
          <table:table-cell table:formula="of:=CONCATENATE([.D73];&quot;-&quot;;IF(LEN([.E73])=1;CONCATENATE(&quot;0&quot;;[.E73]);[.E73]))" office:value-type="string" office:string-value="67-01" calcext:value-type="string">
            <text:p>67-01</text:p>
          </table:table-cell>
          <table:table-cell table:formula="of:=TRIM(MID([.A73];4;[.B73]-4))" office:value-type="string" office:string-value="Autun (Saône-et-Loire)" calcext:value-type="string">
            <text:p>Autun (Saône-et-Loire)</text:p>
          </table:table-cell>
          <table:table-cell table:formula="of:=MID([.A73];[.B73];[.C73]-[.B73])" office:value-type="string" office:string-value="46.944768" calcext:value-type="string">
            <text:p>46.944768</text:p>
          </table:table-cell>
          <table:table-cell table:formula="of:=IFERROR(MID([.A73];[.C73]+2;LEN([.A73])-[.C73]);&quot;&quot;)" office:value-type="string" office:string-value="4.299413" calcext:value-type="string">
            <text:p>4.299413</text:p>
          </table:table-cell>
          <table:table-cell table:formula="of:=IF([.B73]&lt;&gt;[.C73];&quot;true&quot;;&quot;false&quot;)" office:value-type="string" office:string-value="true" calcext:value-type="string">
            <text:p>true</text:p>
          </table:table-cell>
          <table:table-cell table:formula="of:=MID([.I73];1;FIND(&quot;(&quot;;[.I73])-2)" office:value-type="string" office:string-value="Autun" calcext:value-type="string">
            <text:p>Autun</text:p>
          </table:table-cell>
          <table:table-cell/>
          <table:table-cell table:style-name="ce6" table:formula="of:=IF([.J73]&lt;&gt;&quot;&quot;;CONCATENATE(&quot;{ &quot;&quot;type&quot;&quot;: &quot;&quot;Point&quot;&quot;, &quot;&quot;coordinates&quot;&quot;: [&quot;;[.K73];&quot;, &quot;;[.J73];&quot;] }&quot;);&quot;&quot;)" office:value-type="string" office:string-value="{ &quot;type&quot;: &quot;Point&quot;, &quot;coordinates&quot;: [4.299413, 46.944768] }" calcext:value-type="string">
            <text:p>{ "type": "Point", "coordinates": [4.299413, 46.944768] }</text:p>
          </table:table-cell>
          <table:table-cell table:style-name="ce6" table:formula="of:=CONCATENATE(&quot;{ &quot;&quot;nr&quot;&quot;: &quot;&quot;&quot;;[.F73];&quot;&quot;&quot;, &quot;&quot;booknr&quot;&quot;: &quot;&quot;&quot;;[.G73];&quot;&quot;&quot;, &quot;&quot;confirmed&quot;&quot;: &quot;&quot;&quot;;[.L73];&quot;&quot;&quot;, &quot;&quot;name&quot;&quot;: &quot;&quot;&quot;;[.I73];&quot;&quot;&quot;, &quot;&quot;shortname&quot;&quot;: &quot;&quot;&quot;;[.M73];&quot;&quot;&quot; }&quot;)" office:value-type="string" office:string-value="{ &quot;nr&quot;: &quot;70&quot;, &quot;booknr&quot;: &quot;70&quot;, &quot;confirmed&quot;: &quot;true&quot;, &quot;name&quot;: &quot;Autun (Saône-et-Loire)&quot;, &quot;shortname&quot;: &quot;Autun&quot; }" calcext:value-type="string">
            <text:p>{ "nr": "70", "booknr": "70", "confirmed": "true", "name": "Autun (Saône-et-Loire)", "shortname": "Autun" }</text:p>
          </table:table-cell>
          <table:table-cell table:style-name="ce6" table:formula="of:=CONCATENATE(&quot;{ &quot;&quot;id&quot;&quot;: &quot;&quot;&quot;;[.H73];&quot;&quot;&quot;, &quot;&quot;type&quot;&quot;: &quot;&quot;Feature&quot;&quot;, &quot;&quot;geometry&quot;&quot;: &quot;;IF([.O73]=&quot;&quot;;&quot;null&quot;;[.O73]);&quot;, &quot;&quot;properties&quot;&quot;: &quot;;[.P73];&quot; },&quot;)" office:value-type="string" office:string-value="{ &quot;id&quot;: &quot;67-01&quot;, &quot;type&quot;: &quot;Feature&quot;, &quot;geometry&quot;: { &quot;type&quot;: &quot;Point&quot;, &quot;coordinates&quot;: [4.299413, 46.944768] }, &quot;properties&quot;: { &quot;nr&quot;: &quot;70&quot;, &quot;booknr&quot;: &quot;70&quot;, &quot;confirmed&quot;: &quot;true&quot;, &quot;name&quot;: &quot;Autun (Saône-et-Loire)&quot;, &quot;shortname&quot;: &quot;Autun&quot; } }," calcext:value-type="string">
            <text:p>{ "id": "67-01", "type": "Feature", "geometry": { "type": "Point", "coordinates": [4.299413, 46.944768] }, "properties": { "nr": "70", "booknr": "70", "confirmed": "true", "name": "Autun (Saône-et-Loire)", "shortname": "Autun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68 Saint-Vigor-le-Grand (Calvados) </text:span>49.275119, -0.703552</text:p>
          </table:table-cell>
          <table:table-cell table:formula="of:=IFERROR(FIND(4;[.A74];3);LEN([.A74])+1)" office:value-type="float" office:value="36" calcext:value-type="float">
            <text:p>36</text:p>
          </table:table-cell>
          <table:table-cell table:formula="of:=IFERROR(FIND(&quot;,&quot;;[.A74];[.B74]);[.B74])" office:value-type="float" office:value="45" calcext:value-type="float">
            <text:p>45</text:p>
          </table:table-cell>
          <table:table-cell table:formula="of:=LEFT([.A74];2)" office:value-type="string" office:string-value="68" calcext:value-type="string">
            <text:p>68</text:p>
          </table:table-cell>
          <table:table-cell table:formula="of:=IF([.D74]=[.D73];[.E73]+1;1)" office:value-type="float" office:value="1" calcext:value-type="float">
            <text:p>1</text:p>
          </table:table-cell>
          <table:table-cell table:style-name="ce4" office:value-type="string" calcext:value-type="string">
            <text:p>71</text:p>
          </table:table-cell>
          <table:table-cell office:value-type="float" office:value="71" calcext:value-type="float">
            <text:p>71</text:p>
          </table:table-cell>
          <table:table-cell table:formula="of:=CONCATENATE([.D74];&quot;-&quot;;IF(LEN([.E74])=1;CONCATENATE(&quot;0&quot;;[.E74]);[.E74]))" office:value-type="string" office:string-value="68-01" calcext:value-type="string">
            <text:p>68-01</text:p>
          </table:table-cell>
          <table:table-cell table:formula="of:=TRIM(MID([.A74];4;[.B74]-4))" office:value-type="string" office:string-value="Saint-Vigor-le-Grand (Calvados)" calcext:value-type="string">
            <text:p>Saint-Vigor-le-Grand (Calvados)</text:p>
          </table:table-cell>
          <table:table-cell table:formula="of:=MID([.A74];[.B74];[.C74]-[.B74])" office:value-type="string" office:string-value="49.275119" calcext:value-type="string">
            <text:p>49.275119</text:p>
          </table:table-cell>
          <table:table-cell table:formula="of:=IFERROR(MID([.A74];[.C74]+2;LEN([.A74])-[.C74]);&quot;&quot;)" office:value-type="string" office:string-value="-0.703552" calcext:value-type="string">
            <text:p>-0.703552</text:p>
          </table:table-cell>
          <table:table-cell table:formula="of:=IF([.B74]&lt;&gt;[.C74];&quot;true&quot;;&quot;false&quot;)" office:value-type="string" office:string-value="true" calcext:value-type="string">
            <text:p>true</text:p>
          </table:table-cell>
          <table:table-cell table:formula="of:=MID([.I74];1;FIND(&quot;(&quot;;[.I74])-2)" office:value-type="string" office:string-value="Saint-Vigor-le-Grand" calcext:value-type="string">
            <text:p>Saint-Vigor-le-Grand</text:p>
          </table:table-cell>
          <table:table-cell/>
          <table:table-cell table:style-name="ce6" table:formula="of:=IF([.J74]&lt;&gt;&quot;&quot;;CONCATENATE(&quot;{ &quot;&quot;type&quot;&quot;: &quot;&quot;Point&quot;&quot;, &quot;&quot;coordinates&quot;&quot;: [&quot;;[.K74];&quot;, &quot;;[.J74];&quot;] }&quot;);&quot;&quot;)" office:value-type="string" office:string-value="{ &quot;type&quot;: &quot;Point&quot;, &quot;coordinates&quot;: [-0.703552, 49.275119] }" calcext:value-type="string">
            <text:p>{ "type": "Point", "coordinates": [-0.703552, 49.275119] }</text:p>
          </table:table-cell>
          <table:table-cell table:style-name="ce6" table:formula="of:=CONCATENATE(&quot;{ &quot;&quot;nr&quot;&quot;: &quot;&quot;&quot;;[.F74];&quot;&quot;&quot;, &quot;&quot;booknr&quot;&quot;: &quot;&quot;&quot;;[.G74];&quot;&quot;&quot;, &quot;&quot;confirmed&quot;&quot;: &quot;&quot;&quot;;[.L74];&quot;&quot;&quot;, &quot;&quot;name&quot;&quot;: &quot;&quot;&quot;;[.I74];&quot;&quot;&quot;, &quot;&quot;shortname&quot;&quot;: &quot;&quot;&quot;;[.M74];&quot;&quot;&quot; }&quot;)" office:value-type="string" office:string-value="{ &quot;nr&quot;: &quot;71&quot;, &quot;booknr&quot;: &quot;71&quot;, &quot;confirmed&quot;: &quot;true&quot;, &quot;name&quot;: &quot;Saint-Vigor-le-Grand (Calvados)&quot;, &quot;shortname&quot;: &quot;Saint-Vigor-le-Grand&quot; }" calcext:value-type="string">
            <text:p>{ "nr": "71", "booknr": "71", "confirmed": "true", "name": "Saint-Vigor-le-Grand (Calvados)", "shortname": "Saint-Vigor-le-Grand" }</text:p>
          </table:table-cell>
          <table:table-cell table:style-name="ce6" table:formula="of:=CONCATENATE(&quot;{ &quot;&quot;id&quot;&quot;: &quot;&quot;&quot;;[.H74];&quot;&quot;&quot;, &quot;&quot;type&quot;&quot;: &quot;&quot;Feature&quot;&quot;, &quot;&quot;geometry&quot;&quot;: &quot;;IF([.O74]=&quot;&quot;;&quot;null&quot;;[.O74]);&quot;, &quot;&quot;properties&quot;&quot;: &quot;;[.P74];&quot; },&quot;)" office:value-type="string" office:string-value="{ &quot;id&quot;: &quot;68-01&quot;, &quot;type&quot;: &quot;Feature&quot;, &quot;geometry&quot;: { &quot;type&quot;: &quot;Point&quot;, &quot;coordinates&quot;: [-0.703552, 49.275119] }, &quot;properties&quot;: { &quot;nr&quot;: &quot;71&quot;, &quot;booknr&quot;: &quot;71&quot;, &quot;confirmed&quot;: &quot;true&quot;, &quot;name&quot;: &quot;Saint-Vigor-le-Grand (Calvados)&quot;, &quot;shortname&quot;: &quot;Saint-Vigor-le-Grand&quot; } }," calcext:value-type="string">
            <text:p>{ "id": "68-01", "type": "Feature", "geometry": { "type": "Point", "coordinates": [-0.703552, 49.275119] }, "properties": { "nr": "71", "booknr": "71", "confirmed": "true", "name": "Saint-Vigor-le-Grand (Calvados)", "shortname": "Saint-Vigor-le-Grand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69 Saint-Remy-de-Provence (Bouches-du-Rhône) </text:span>43.788577, 4.833115</text:p>
          </table:table-cell>
          <table:table-cell table:formula="of:=IFERROR(FIND(4;[.A75];3);LEN([.A75])+1)" office:value-type="float" office:value="46" calcext:value-type="float">
            <text:p>46</text:p>
          </table:table-cell>
          <table:table-cell table:formula="of:=IFERROR(FIND(&quot;,&quot;;[.A75];[.B75]);[.B75])" office:value-type="float" office:value="55" calcext:value-type="float">
            <text:p>55</text:p>
          </table:table-cell>
          <table:table-cell table:formula="of:=LEFT([.A75];2)" office:value-type="string" office:string-value="69" calcext:value-type="string">
            <text:p>69</text:p>
          </table:table-cell>
          <table:table-cell table:formula="of:=IF([.D75]=[.D74];[.E74]+1;1)" office:value-type="float" office:value="1" calcext:value-type="float">
            <text:p>1</text:p>
          </table:table-cell>
          <table:table-cell table:style-name="ce4" office:value-type="string" calcext:value-type="string">
            <text:p>72</text:p>
          </table:table-cell>
          <table:table-cell office:value-type="float" office:value="72" calcext:value-type="float">
            <text:p>72</text:p>
          </table:table-cell>
          <table:table-cell table:formula="of:=CONCATENATE([.D75];&quot;-&quot;;IF(LEN([.E75])=1;CONCATENATE(&quot;0&quot;;[.E75]);[.E75]))" office:value-type="string" office:string-value="69-01" calcext:value-type="string">
            <text:p>69-01</text:p>
          </table:table-cell>
          <table:table-cell table:formula="of:=TRIM(MID([.A75];4;[.B75]-4))" office:value-type="string" office:string-value="Saint-Remy-de-Provence (Bouches-du-Rhône)" calcext:value-type="string">
            <text:p>Saint-Remy-de-Provence (Bouches-du-Rhône)</text:p>
          </table:table-cell>
          <table:table-cell table:formula="of:=MID([.A75];[.B75];[.C75]-[.B75])" office:value-type="string" office:string-value="43.788577" calcext:value-type="string">
            <text:p>43.788577</text:p>
          </table:table-cell>
          <table:table-cell table:formula="of:=IFERROR(MID([.A75];[.C75]+2;LEN([.A75])-[.C75]);&quot;&quot;)" office:value-type="string" office:string-value="4.833115" calcext:value-type="string">
            <text:p>4.833115</text:p>
          </table:table-cell>
          <table:table-cell table:formula="of:=IF([.B75]&lt;&gt;[.C75];&quot;true&quot;;&quot;false&quot;)" office:value-type="string" office:string-value="true" calcext:value-type="string">
            <text:p>true</text:p>
          </table:table-cell>
          <table:table-cell table:formula="of:=MID([.I75];1;FIND(&quot;(&quot;;[.I75])-2)" office:value-type="string" office:string-value="Saint-Remy-de-Provence" calcext:value-type="string">
            <text:p>Saint-Remy-de-Provence</text:p>
          </table:table-cell>
          <table:table-cell/>
          <table:table-cell table:style-name="ce6" table:formula="of:=IF([.J75]&lt;&gt;&quot;&quot;;CONCATENATE(&quot;{ &quot;&quot;type&quot;&quot;: &quot;&quot;Point&quot;&quot;, &quot;&quot;coordinates&quot;&quot;: [&quot;;[.K75];&quot;, &quot;;[.J75];&quot;] }&quot;);&quot;&quot;)" office:value-type="string" office:string-value="{ &quot;type&quot;: &quot;Point&quot;, &quot;coordinates&quot;: [4.833115, 43.788577] }" calcext:value-type="string">
            <text:p>{ "type": "Point", "coordinates": [4.833115, 43.788577] }</text:p>
          </table:table-cell>
          <table:table-cell table:style-name="ce6" table:formula="of:=CONCATENATE(&quot;{ &quot;&quot;nr&quot;&quot;: &quot;&quot;&quot;;[.F75];&quot;&quot;&quot;, &quot;&quot;booknr&quot;&quot;: &quot;&quot;&quot;;[.G75];&quot;&quot;&quot;, &quot;&quot;confirmed&quot;&quot;: &quot;&quot;&quot;;[.L75];&quot;&quot;&quot;, &quot;&quot;name&quot;&quot;: &quot;&quot;&quot;;[.I75];&quot;&quot;&quot;, &quot;&quot;shortname&quot;&quot;: &quot;&quot;&quot;;[.M75];&quot;&quot;&quot; }&quot;)" office:value-type="string" office:string-value="{ &quot;nr&quot;: &quot;72&quot;, &quot;booknr&quot;: &quot;72&quot;, &quot;confirmed&quot;: &quot;true&quot;, &quot;name&quot;: &quot;Saint-Remy-de-Provence (Bouches-du-Rhône)&quot;, &quot;shortname&quot;: &quot;Saint-Remy-de-Provence&quot; }" calcext:value-type="string">
            <text:p>{ "nr": "72", "booknr": "72", "confirmed": "true", "name": "Saint-Remy-de-Provence (Bouches-du-Rhône)", "shortname": "Saint-Remy-de-Provence" }</text:p>
          </table:table-cell>
          <table:table-cell table:style-name="ce6" table:formula="of:=CONCATENATE(&quot;{ &quot;&quot;id&quot;&quot;: &quot;&quot;&quot;;[.H75];&quot;&quot;&quot;, &quot;&quot;type&quot;&quot;: &quot;&quot;Feature&quot;&quot;, &quot;&quot;geometry&quot;&quot;: &quot;;IF([.O75]=&quot;&quot;;&quot;null&quot;;[.O75]);&quot;, &quot;&quot;properties&quot;&quot;: &quot;;[.P75];&quot; },&quot;)" office:value-type="string" office:string-value="{ &quot;id&quot;: &quot;69-01&quot;, &quot;type&quot;: &quot;Feature&quot;, &quot;geometry&quot;: { &quot;type&quot;: &quot;Point&quot;, &quot;coordinates&quot;: [4.833115, 43.788577] }, &quot;properties&quot;: { &quot;nr&quot;: &quot;72&quot;, &quot;booknr&quot;: &quot;72&quot;, &quot;confirmed&quot;: &quot;true&quot;, &quot;name&quot;: &quot;Saint-Remy-de-Provence (Bouches-du-Rhône)&quot;, &quot;shortname&quot;: &quot;Saint-Remy-de-Provence&quot; } }," calcext:value-type="string">
            <text:p>{ "id": "69-01", "type": "Feature", "geometry": { "type": "Point", "coordinates": [4.833115, 43.788577] }, "properties": { "nr": "72", "booknr": "72", "confirmed": "true", "name": "Saint-Remy-de-Provence (Bouches-du-Rhône)", "shortname": "Saint-Remy-de-Provence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71 Commana (Finistère) </text:span>48.413474, -3.957092</text:p>
          </table:table-cell>
          <table:table-cell table:formula="of:=IFERROR(FIND(4;[.A76];3);LEN([.A76])+1)" office:value-type="float" office:value="24" calcext:value-type="float">
            <text:p>24</text:p>
          </table:table-cell>
          <table:table-cell table:formula="of:=IFERROR(FIND(&quot;,&quot;;[.A76];[.B76]);[.B76])" office:value-type="float" office:value="33" calcext:value-type="float">
            <text:p>33</text:p>
          </table:table-cell>
          <table:table-cell table:formula="of:=LEFT([.A76];2)" office:value-type="string" office:string-value="71" calcext:value-type="string">
            <text:p>71</text:p>
          </table:table-cell>
          <table:table-cell table:formula="of:=IF([.D76]=[.D75];[.E75]+1;1)" office:value-type="float" office:value="1" calcext:value-type="float">
            <text:p>1</text:p>
          </table:table-cell>
          <table:table-cell table:style-name="ce4" office:value-type="string" calcext:value-type="string">
            <text:p>73</text:p>
          </table:table-cell>
          <table:table-cell office:value-type="float" office:value="73" calcext:value-type="float">
            <text:p>73</text:p>
          </table:table-cell>
          <table:table-cell table:formula="of:=CONCATENATE([.D76];&quot;-&quot;;IF(LEN([.E76])=1;CONCATENATE(&quot;0&quot;;[.E76]);[.E76]))" office:value-type="string" office:string-value="71-01" calcext:value-type="string">
            <text:p>71-01</text:p>
          </table:table-cell>
          <table:table-cell table:formula="of:=TRIM(MID([.A76];4;[.B76]-4))" office:value-type="string" office:string-value="Commana (Finistère)" calcext:value-type="string">
            <text:p>Commana (Finistère)</text:p>
          </table:table-cell>
          <table:table-cell table:formula="of:=MID([.A76];[.B76];[.C76]-[.B76])" office:value-type="string" office:string-value="48.413474" calcext:value-type="string">
            <text:p>48.413474</text:p>
          </table:table-cell>
          <table:table-cell table:formula="of:=IFERROR(MID([.A76];[.C76]+2;LEN([.A76])-[.C76]);&quot;&quot;)" office:value-type="string" office:string-value="-3.957092" calcext:value-type="string">
            <text:p>-3.957092</text:p>
          </table:table-cell>
          <table:table-cell table:formula="of:=IF([.B76]&lt;&gt;[.C76];&quot;true&quot;;&quot;false&quot;)" office:value-type="string" office:string-value="true" calcext:value-type="string">
            <text:p>true</text:p>
          </table:table-cell>
          <table:table-cell table:formula="of:=MID([.I76];1;FIND(&quot;(&quot;;[.I76])-2)" office:value-type="string" office:string-value="Commana" calcext:value-type="string">
            <text:p>Commana</text:p>
          </table:table-cell>
          <table:table-cell/>
          <table:table-cell table:style-name="ce6" table:formula="of:=IF([.J76]&lt;&gt;&quot;&quot;;CONCATENATE(&quot;{ &quot;&quot;type&quot;&quot;: &quot;&quot;Point&quot;&quot;, &quot;&quot;coordinates&quot;&quot;: [&quot;;[.K76];&quot;, &quot;;[.J76];&quot;] }&quot;);&quot;&quot;)" office:value-type="string" office:string-value="{ &quot;type&quot;: &quot;Point&quot;, &quot;coordinates&quot;: [-3.957092, 48.413474] }" calcext:value-type="string">
            <text:p>{ "type": "Point", "coordinates": [-3.957092, 48.413474] }</text:p>
          </table:table-cell>
          <table:table-cell table:style-name="ce6" table:formula="of:=CONCATENATE(&quot;{ &quot;&quot;nr&quot;&quot;: &quot;&quot;&quot;;[.F76];&quot;&quot;&quot;, &quot;&quot;booknr&quot;&quot;: &quot;&quot;&quot;;[.G76];&quot;&quot;&quot;, &quot;&quot;confirmed&quot;&quot;: &quot;&quot;&quot;;[.L76];&quot;&quot;&quot;, &quot;&quot;name&quot;&quot;: &quot;&quot;&quot;;[.I76];&quot;&quot;&quot;, &quot;&quot;shortname&quot;&quot;: &quot;&quot;&quot;;[.M76];&quot;&quot;&quot; }&quot;)" office:value-type="string" office:string-value="{ &quot;nr&quot;: &quot;73&quot;, &quot;booknr&quot;: &quot;73&quot;, &quot;confirmed&quot;: &quot;true&quot;, &quot;name&quot;: &quot;Commana (Finistère)&quot;, &quot;shortname&quot;: &quot;Commana&quot; }" calcext:value-type="string">
            <text:p>{ "nr": "73", "booknr": "73", "confirmed": "true", "name": "Commana (Finistère)", "shortname": "Commana" }</text:p>
          </table:table-cell>
          <table:table-cell table:style-name="ce6" table:formula="of:=CONCATENATE(&quot;{ &quot;&quot;id&quot;&quot;: &quot;&quot;&quot;;[.H76];&quot;&quot;&quot;, &quot;&quot;type&quot;&quot;: &quot;&quot;Feature&quot;&quot;, &quot;&quot;geometry&quot;&quot;: &quot;;IF([.O76]=&quot;&quot;;&quot;null&quot;;[.O76]);&quot;, &quot;&quot;properties&quot;&quot;: &quot;;[.P76];&quot; },&quot;)" office:value-type="string" office:string-value="{ &quot;id&quot;: &quot;71-01&quot;, &quot;type&quot;: &quot;Feature&quot;, &quot;geometry&quot;: { &quot;type&quot;: &quot;Point&quot;, &quot;coordinates&quot;: [-3.957092, 48.413474] }, &quot;properties&quot;: { &quot;nr&quot;: &quot;73&quot;, &quot;booknr&quot;: &quot;73&quot;, &quot;confirmed&quot;: &quot;true&quot;, &quot;name&quot;: &quot;Commana (Finistère)&quot;, &quot;shortname&quot;: &quot;Commana&quot; } }," calcext:value-type="string">
            <text:p>{ "id": "71-01", "type": "Feature", "geometry": { "type": "Point", "coordinates": [-3.957092, 48.413474] }, "properties": { "nr": "73", "booknr": "73", "confirmed": "true", "name": "Commana (Finistère)", "shortname": "Commana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72 Josselin (Morbihan) </text:span>47.953495, -2.547947</text:p>
          </table:table-cell>
          <table:table-cell table:formula="of:=IFERROR(FIND(4;[.A77];3);LEN([.A77])+1)" office:value-type="float" office:value="24" calcext:value-type="float">
            <text:p>24</text:p>
          </table:table-cell>
          <table:table-cell table:formula="of:=IFERROR(FIND(&quot;,&quot;;[.A77];[.B77]);[.B77])" office:value-type="float" office:value="33" calcext:value-type="float">
            <text:p>33</text:p>
          </table:table-cell>
          <table:table-cell table:formula="of:=LEFT([.A77];2)" office:value-type="string" office:string-value="72" calcext:value-type="string">
            <text:p>72</text:p>
          </table:table-cell>
          <table:table-cell table:formula="of:=IF([.D77]=[.D76];[.E76]+1;1)" office:value-type="float" office:value="1" calcext:value-type="float">
            <text:p>1</text:p>
          </table:table-cell>
          <table:table-cell table:style-name="ce4" office:value-type="string" calcext:value-type="string">
            <text:p>74</text:p>
          </table:table-cell>
          <table:table-cell office:value-type="float" office:value="74" calcext:value-type="float">
            <text:p>74</text:p>
          </table:table-cell>
          <table:table-cell table:formula="of:=CONCATENATE([.D77];&quot;-&quot;;IF(LEN([.E77])=1;CONCATENATE(&quot;0&quot;;[.E77]);[.E77]))" office:value-type="string" office:string-value="72-01" calcext:value-type="string">
            <text:p>72-01</text:p>
          </table:table-cell>
          <table:table-cell table:formula="of:=TRIM(MID([.A77];4;[.B77]-4))" office:value-type="string" office:string-value="Josselin (Morbihan)" calcext:value-type="string">
            <text:p>Josselin (Morbihan)</text:p>
          </table:table-cell>
          <table:table-cell table:formula="of:=MID([.A77];[.B77];[.C77]-[.B77])" office:value-type="string" office:string-value="47.953495" calcext:value-type="string">
            <text:p>47.953495</text:p>
          </table:table-cell>
          <table:table-cell table:formula="of:=IFERROR(MID([.A77];[.C77]+2;LEN([.A77])-[.C77]);&quot;&quot;)" office:value-type="string" office:string-value="-2.547947" calcext:value-type="string">
            <text:p>-2.547947</text:p>
          </table:table-cell>
          <table:table-cell table:formula="of:=IF([.B77]&lt;&gt;[.C77];&quot;true&quot;;&quot;false&quot;)" office:value-type="string" office:string-value="true" calcext:value-type="string">
            <text:p>true</text:p>
          </table:table-cell>
          <table:table-cell table:formula="of:=MID([.I77];1;FIND(&quot;(&quot;;[.I77])-2)" office:value-type="string" office:string-value="Josselin" calcext:value-type="string">
            <text:p>Josselin</text:p>
          </table:table-cell>
          <table:table-cell/>
          <table:table-cell table:style-name="ce6" table:formula="of:=IF([.J77]&lt;&gt;&quot;&quot;;CONCATENATE(&quot;{ &quot;&quot;type&quot;&quot;: &quot;&quot;Point&quot;&quot;, &quot;&quot;coordinates&quot;&quot;: [&quot;;[.K77];&quot;, &quot;;[.J77];&quot;] }&quot;);&quot;&quot;)" office:value-type="string" office:string-value="{ &quot;type&quot;: &quot;Point&quot;, &quot;coordinates&quot;: [-2.547947, 47.953495] }" calcext:value-type="string">
            <text:p>{ "type": "Point", "coordinates": [-2.547947, 47.953495] }</text:p>
          </table:table-cell>
          <table:table-cell table:style-name="ce6" table:formula="of:=CONCATENATE(&quot;{ &quot;&quot;nr&quot;&quot;: &quot;&quot;&quot;;[.F77];&quot;&quot;&quot;, &quot;&quot;booknr&quot;&quot;: &quot;&quot;&quot;;[.G77];&quot;&quot;&quot;, &quot;&quot;confirmed&quot;&quot;: &quot;&quot;&quot;;[.L77];&quot;&quot;&quot;, &quot;&quot;name&quot;&quot;: &quot;&quot;&quot;;[.I77];&quot;&quot;&quot;, &quot;&quot;shortname&quot;&quot;: &quot;&quot;&quot;;[.M77];&quot;&quot;&quot; }&quot;)" office:value-type="string" office:string-value="{ &quot;nr&quot;: &quot;74&quot;, &quot;booknr&quot;: &quot;74&quot;, &quot;confirmed&quot;: &quot;true&quot;, &quot;name&quot;: &quot;Josselin (Morbihan)&quot;, &quot;shortname&quot;: &quot;Josselin&quot; }" calcext:value-type="string">
            <text:p>{ "nr": "74", "booknr": "74", "confirmed": "true", "name": "Josselin (Morbihan)", "shortname": "Josselin" }</text:p>
          </table:table-cell>
          <table:table-cell table:style-name="ce6" table:formula="of:=CONCATENATE(&quot;{ &quot;&quot;id&quot;&quot;: &quot;&quot;&quot;;[.H77];&quot;&quot;&quot;, &quot;&quot;type&quot;&quot;: &quot;&quot;Feature&quot;&quot;, &quot;&quot;geometry&quot;&quot;: &quot;;IF([.O77]=&quot;&quot;;&quot;null&quot;;[.O77]);&quot;, &quot;&quot;properties&quot;&quot;: &quot;;[.P77];&quot; },&quot;)" office:value-type="string" office:string-value="{ &quot;id&quot;: &quot;72-01&quot;, &quot;type&quot;: &quot;Feature&quot;, &quot;geometry&quot;: { &quot;type&quot;: &quot;Point&quot;, &quot;coordinates&quot;: [-2.547947, 47.953495] }, &quot;properties&quot;: { &quot;nr&quot;: &quot;74&quot;, &quot;booknr&quot;: &quot;74&quot;, &quot;confirmed&quot;: &quot;true&quot;, &quot;name&quot;: &quot;Josselin (Morbihan)&quot;, &quot;shortname&quot;: &quot;Josselin&quot; } }," calcext:value-type="string">
            <text:p>{ "id": "72-01", "type": "Feature", "geometry": { "type": "Point", "coordinates": [-2.547947, 47.953495] }, "properties": { "nr": "74", "booknr": "74", "confirmed": "true", "name": "Josselin (Morbihan)", "shortname": "Josselin" } },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<text:span text:style-name="T1">73 Bordeaux (Gironde) </text:span>44.826206, -0.587870</text:p>
          </table:table-cell>
          <table:table-cell table:formula="of:=IFERROR(FIND(4;[.A78];3);LEN([.A78])+1)" office:value-type="float" office:value="23" calcext:value-type="float">
            <text:p>23</text:p>
          </table:table-cell>
          <table:table-cell table:formula="of:=IFERROR(FIND(&quot;,&quot;;[.A78];[.B78]);[.B78])" office:value-type="float" office:value="32" calcext:value-type="float">
            <text:p>32</text:p>
          </table:table-cell>
          <table:table-cell table:formula="of:=LEFT([.A78];2)" office:value-type="string" office:string-value="73" calcext:value-type="string">
            <text:p>73</text:p>
          </table:table-cell>
          <table:table-cell table:formula="of:=IF([.D78]=[.D77];[.E77]+1;1)" office:value-type="float" office:value="1" calcext:value-type="float">
            <text:p>1</text:p>
          </table:table-cell>
          <table:table-cell table:style-name="ce4" office:value-type="string" calcext:value-type="string">
            <text:p>75</text:p>
          </table:table-cell>
          <table:table-cell office:value-type="float" office:value="75" calcext:value-type="float">
            <text:p>75</text:p>
          </table:table-cell>
          <table:table-cell table:formula="of:=CONCATENATE([.D78];&quot;-&quot;;IF(LEN([.E78])=1;CONCATENATE(&quot;0&quot;;[.E78]);[.E78]))" office:value-type="string" office:string-value="73-01" calcext:value-type="string">
            <text:p>73-01</text:p>
          </table:table-cell>
          <table:table-cell table:formula="of:=TRIM(MID([.A78];4;[.B78]-4))" office:value-type="string" office:string-value="Bordeaux (Gironde)" calcext:value-type="string">
            <text:p>Bordeaux (Gironde)</text:p>
          </table:table-cell>
          <table:table-cell table:formula="of:=MID([.A78];[.B78];[.C78]-[.B78])" office:value-type="string" office:string-value="44.826206" calcext:value-type="string">
            <text:p>44.826206</text:p>
          </table:table-cell>
          <table:table-cell table:formula="of:=IFERROR(MID([.A78];[.C78]+2;LEN([.A78])-[.C78]);&quot;&quot;)" office:value-type="string" office:string-value="-0.587870" calcext:value-type="string">
            <text:p>-0.587870</text:p>
          </table:table-cell>
          <table:table-cell table:formula="of:=IF([.B78]&lt;&gt;[.C78];&quot;true&quot;;&quot;false&quot;)" office:value-type="string" office:string-value="true" calcext:value-type="string">
            <text:p>true</text:p>
          </table:table-cell>
          <table:table-cell table:formula="of:=MID([.I78];1;FIND(&quot;(&quot;;[.I78])-2)" office:value-type="string" office:string-value="Bordeaux" calcext:value-type="string">
            <text:p>Bordeaux</text:p>
          </table:table-cell>
          <table:table-cell/>
          <table:table-cell table:style-name="ce6" table:formula="of:=IF([.J78]&lt;&gt;&quot;&quot;;CONCATENATE(&quot;{ &quot;&quot;type&quot;&quot;: &quot;&quot;Point&quot;&quot;, &quot;&quot;coordinates&quot;&quot;: [&quot;;[.K78];&quot;, &quot;;[.J78];&quot;] }&quot;);&quot;&quot;)" office:value-type="string" office:string-value="{ &quot;type&quot;: &quot;Point&quot;, &quot;coordinates&quot;: [-0.587870, 44.826206] }" calcext:value-type="string">
            <text:p>{ "type": "Point", "coordinates": [-0.587870, 44.826206] }</text:p>
          </table:table-cell>
          <table:table-cell table:style-name="ce6" table:formula="of:=CONCATENATE(&quot;{ &quot;&quot;nr&quot;&quot;: &quot;&quot;&quot;;[.F78];&quot;&quot;&quot;, &quot;&quot;booknr&quot;&quot;: &quot;&quot;&quot;;[.G78];&quot;&quot;&quot;, &quot;&quot;confirmed&quot;&quot;: &quot;&quot;&quot;;[.L78];&quot;&quot;&quot;, &quot;&quot;name&quot;&quot;: &quot;&quot;&quot;;[.I78];&quot;&quot;&quot;, &quot;&quot;shortname&quot;&quot;: &quot;&quot;&quot;;[.M78];&quot;&quot;&quot; }&quot;)" office:value-type="string" office:string-value="{ &quot;nr&quot;: &quot;75&quot;, &quot;booknr&quot;: &quot;75&quot;, &quot;confirmed&quot;: &quot;true&quot;, &quot;name&quot;: &quot;Bordeaux (Gironde)&quot;, &quot;shortname&quot;: &quot;Bordeaux&quot; }" calcext:value-type="string">
            <text:p>{ "nr": "75", "booknr": "75", "confirmed": "true", "name": "Bordeaux (Gironde)", "shortname": "Bordeaux" }</text:p>
          </table:table-cell>
          <table:table-cell table:style-name="ce6" table:formula="of:=CONCATENATE(&quot;{ &quot;&quot;id&quot;&quot;: &quot;&quot;&quot;;[.H78];&quot;&quot;&quot;, &quot;&quot;type&quot;&quot;: &quot;&quot;Feature&quot;&quot;, &quot;&quot;geometry&quot;&quot;: &quot;;IF([.O78]=&quot;&quot;;&quot;null&quot;;[.O78]);&quot;, &quot;&quot;properties&quot;&quot;: &quot;;[.P78];&quot; },&quot;)" office:value-type="string" office:string-value="{ &quot;id&quot;: &quot;73-01&quot;, &quot;type&quot;: &quot;Feature&quot;, &quot;geometry&quot;: { &quot;type&quot;: &quot;Point&quot;, &quot;coordinates&quot;: [-0.587870, 44.826206] }, &quot;properties&quot;: { &quot;nr&quot;: &quot;75&quot;, &quot;booknr&quot;: &quot;75&quot;, &quot;confirmed&quot;: &quot;true&quot;, &quot;name&quot;: &quot;Bordeaux (Gironde)&quot;, &quot;shortname&quot;: &quot;Bordeaux&quot; } }," calcext:value-type="string">
            <text:p>{ "id": "73-01", "type": "Feature", "geometry": { "type": "Point", "coordinates": [-0.587870, 44.826206] }, "properties": { "nr": "75", "booknr": "75", "confirmed": "true", "name": "Bordeaux (Gironde)", "shortname": "Bordeaux" } },</text:p>
          </table:table-cell>
          <table:table-cell table:number-columns-repeated="1007"/>
        </table:table-row>
        <table:table-row table:style-name="ro3" table:number-rows-repeated="1048480">
          <table:table-cell table:number-columns-repeated="1024"/>
        </table:table-row>
        <table:table-row table:style-name="ro4" table:number-rows-repeated="1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2:Tabelle1.Q78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DejaVu Sans Mono" svg:font-family="'DejaVu Sans Mono'"/>
    <style:font-face style:name="Liberation Mono" svg:font-family="'Liberation Mono'"/>
    <style:font-face style:name="Liberation Sans1" svg:font-family="'Liberation Sans'"/>
    <style:font-face style:name="Liberation Serif" svg:font-family="'Liberation Serif'"/>
    <style:font-face style:name="Courier New" svg:font-family="'Courier New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de" number:country="CH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de" number:country="CH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de" number:country="CH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Daniel Kellenberger</meta:initial-creator>
    <meta:creation-date>2015-12-25T10:22:21Z</meta:creation-date>
    <dc:date>2018-02-02T13:02:59.781180903</dc:date>
    <meta:editing-cycles>6</meta:editing-cycles>
    <meta:editing-duration>PT3H21M50S</meta:editing-duration>
    <meta:print-date>2018-02-02T09:07:23.764112524</meta:print-date>
    <meta:document-statistic meta:table-count="1" meta:cell-count="1229" meta:object-count="0"/>
  </office:meta>
</office:document-meta>
</file>